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7e4b" officeooo:paragraph-rsid="00107e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usr/lib/python2.7/dist-packages/bs4/__init__.py:166: UserWarning: No parser was explicitly specified, so I'm using the best available HTML parser for this system ("lxml"). This usually isn't a problem, but if you run this code on another system, or in a different virtual environment, it may use a different parser and behave differently.</text:p>
      <text:p text:style-name="P1"/>
      <text:p text:style-name="P1">To get rid of this warning, change this:</text:p>
      <text:p text:style-name="P1"/>
      <text:p text:style-name="P1"><text:s/>BeautifulSoup([your markup])</text:p>
      <text:p text:style-name="P1"/>
      <text:p text:style-name="P1">to this:</text:p>
      <text:p text:style-name="P1"/>
      <text:p text:style-name="P1"><text:s/>BeautifulSoup([your markup], "lxml")</text:p>
      <text:p text:style-name="P1"/>
      <text:p text:style-name="P1"><text:s text:c="2"/>markup_type=markup_type))</text:p>
      <text:p text:style-name="P1">&lt;class 'bs4.BeautifulSoup'&gt;</text:p>
      <text:p text:style-name="P1">&lt;html&gt;&lt;head&gt;</text:p>
      <text:p text:style-name="P1">&lt;title&gt;Tennis Abstract: Roger Federer ATP Match Results, Splits, and Analysis&lt;/title&gt;</text:p>
      <text:p text:style-name="P1">&lt;link href="http://www.minorleaguesplits.com/tennisabstract/blue/style.css" rel="stylesheet" type="text/css"/&gt;</text:p>
      <text:p text:style-name="P1">&lt;script src="http://www.minorleaguesplits.com/tennisabstract/jquery-1.7.1-min.js" type="text/javascript"&gt;&lt;/script&gt;</text:p>
      <text:p text:style-name="P1">&lt;script src="http://www.minorleaguesplits.com/tennisabstract/jquery.tablesorter.js" type="text/javascript"&gt;&lt;/script&gt;</text:p>
      <text:p text:style-name="P1">&lt;script src="http://www.minorleaguesplits.com/tennisabstract/cgi-bin/jsmatches/RogerFederer.js" type="text/javascript"&gt;&lt;/script&gt;</text:p>
      <text:p text:style-name="P1">&lt;script src="http://www.minorleaguesplits.com/tennisabstract/cgi-bin/jsdoubles/RogerFederer.js" type="text/javascript"&gt;&lt;/script&gt;</text:p>
      <text:p text:style-name="P1">&lt;script src="http://www.minorleaguesplits.com/tennisabstract/cgi-bin/jsplayers/curr_rank_atp.js" type="text/javascript"&gt;&lt;/script&gt;</text:p>
      <text:p text:style-name="P1">&lt;script language="JavaScript"&gt;</text:p>
      <text:p text:style-name="P1">var currentTime = new Date();</text:p>
      <text:p text:style-name="P1">var month = currentTime.getMonth() + 1;</text:p>
      <text:p text:style-name="P1">var day = currentTime.getDate();</text:p>
      <text:p text:style-name="P1">var year = currentTime.getFullYear().toString();</text:p>
      <text:p text:style-name="P1">var mm, dd;</text:p>
      <text:p text:style-name="P1">if (month &lt; 10) {mm = '0' + month.toString();}</text:p>
      <text:p text:style-name="P1">else {mm = month.toString();}</text:p>
      <text:p text:style-name="P1">if (day &lt; 10) {dd = '0' + day.toString();}</text:p>
      <text:p text:style-name="P1">else {dd = day.toString();}</text:p>
      <text:p text:style-name="P1">var today = year + mm + dd;</text:p>
      <text:p text:style-name="P1">var one_day=1000*60*60*24;</text:p>
      <text:p text:style-name="P1">var nameparam = 'RogerFederer';</text:p>
      <text:p text:style-name="P1">var prefilters = {};</text:p>
      <text:p text:style-name="P1">var opponent="";</text:p>
      <text:p text:style-name="P1">var exclude="";</text:p>
      <text:p text:style-name="P1">var opp_team="";</text:p>
      <text:p text:style-name="P1">var partner="";</text:p>
      <text:p text:style-name="P1">var view="";</text:p>
      <text:p text:style-name="P1"/>
      <text:p text:style-name="P1"/>
      <text:p text:style-name="P1">var fourspaces = "\u00a0\u00a0\u00a0\u00a0";</text:p>
      <text:p text:style-name="P1"/>
      <text:p text:style-name="P1"><text:soft-page-break/>var round_dict = { "R16": 9,</text:p>
      <text:p text:style-name="P1"><text:s text:c="19"/>"W": 14,</text:p>
      <text:p text:style-name="P1"><text:s text:c="19"/>"F": 13,</text:p>
      <text:p text:style-name="P1"><text:s text:c="19"/>"RR": 8,</text:p>
      <text:p text:style-name="P1"><text:s text:c="19"/>"R64": 6,</text:p>
      <text:p text:style-name="P1"><text:s text:c="19"/>"R128": 5,</text:p>
      <text:p text:style-name="P1"><text:s text:c="19"/>"QF": 10,</text:p>
      <text:p text:style-name="P1"><text:s text:c="19"/>"SF": 11,</text:p>
      <text:p text:style-name="P1"><text:s text:c="19"/>"R32": 7,</text:p>
      <text:p text:style-name="P1"><text:s text:c="19"/>'Q1': 1,</text:p>
      <text:p text:style-name="P1"><text:s text:c="19"/>'Q2': 2,</text:p>
      <text:p text:style-name="P1"><text:s text:c="19"/>'Q3': 3,</text:p>
      <text:p text:style-name="P1"><text:s text:c="19"/>'Q4': 4,</text:p>
      <text:p text:style-name="P1"><text:s text:c="19"/>"": 0,</text:p>
      <text:p text:style-name="P1"><text:s text:c="19"/>"BR": 12</text:p>
      <text:p text:style-name="P1"><text:s text:c="18"/>};</text:p>
      <text:p text:style-name="P1"/>
      <text:p text:style-name="P1">// add parser through the tablesorter addParser method </text:p>
      <text:p text:style-name="P1">$.tablesorter.addParser({ </text:p>
      <text:p text:style-name="P1"><text:s text:c="4"/>// set a unique id </text:p>
      <text:p text:style-name="P1"><text:s text:c="4"/>id: 'rounds', </text:p>
      <text:p text:style-name="P1"><text:s text:c="4"/>is: function(s) { </text:p>
      <text:p text:style-name="P1"><text:s text:c="8"/>// return false so this parser is not auto detected </text:p>
      <text:p text:style-name="P1"><text:s text:c="8"/>return false; </text:p>
      <text:p text:style-name="P1"><text:s text:c="4"/>}, </text:p>
      <text:p text:style-name="P1"><text:s text:c="4"/>format: function(s) { </text:p>
      <text:p text:style-name="P1"><text:s text:c="8"/>// format your data for normalization </text:p>
      <text:p text:style-name="P1"><text:s text:c="8"/>return round_dict[s]; </text:p>
      <text:p text:style-name="P1"><text:s text:c="4"/>}, </text:p>
      <text:p text:style-name="P1"><text:s text:c="4"/>// set type, either numeric or text </text:p>
      <text:p text:style-name="P1"><text:s text:c="4"/>type: 'numeric'</text:p>
      <text:p text:style-name="P1">});</text:p>
      <text:p text:style-name="P1"/>
      <text:p text:style-name="P1">$.tablesorter.addParser({ </text:p>
      <text:p text:style-name="P1"><text:s text:c="4"/>id: 'roundsDesc', </text:p>
      <text:p text:style-name="P1"><text:s text:c="4"/>is: function(s) { <text:s/></text:p>
      <text:p text:style-name="P1"><text:s text:c="8"/>return false; </text:p>
      <text:p text:style-name="P1"><text:s text:c="4"/>}, </text:p>
      <text:p text:style-name="P1"><text:s text:c="4"/>format: function(s) { <text:s/></text:p>
      <text:p text:style-name="P1"><text:s text:c="8"/>return 100 - round_dict[s]; </text:p>
      <text:p text:style-name="P1"><text:s text:c="4"/>}, </text:p>
      <text:p text:style-name="P1"><text:s text:c="4"/>type: 'numeric'</text:p>
      <text:p text:style-name="P1">});</text:p>
      <text:p text:style-name="P1"/>
      <text:p text:style-name="P1">$.tablesorter.addParser({ <text:s/></text:p>
      <text:p text:style-name="P1"><text:s text:c="4"/>id: 'scores', </text:p>
      <text:p text:style-name="P1"><text:s text:c="4"/>is: function(s) {return false;}, </text:p>
      <text:p text:style-name="P1"><text:s text:c="4"/>format: function(s) {</text:p>
      <text:p text:style-name="P1"><text:s text:c="8"/>if (s == 'W/O') {return 0;}</text:p>
      <text:p text:style-name="P1"><text:s text:c="8"/>if (s.slice(-3) == 'RET') {s = s.slice(0, -4);} <text:s text:c="7"/></text:p>
      <text:p text:style-name="P1"><text:s text:c="8"/>if (s == 'UNR') {return 2000;}</text:p>
      <text:p text:style-name="P1"><text:s text:c="8"/>else {return s;}</text:p>
      <text:p text:style-name="P1"><text:soft-page-break/><text:s text:c="4"/>}, <text:s/></text:p>
      <text:p text:style-name="P1"><text:s text:c="4"/>type: 'numeric'</text:p>
      <text:p text:style-name="P1">});</text:p>
      <text:p text:style-name="P1"/>
      <text:p text:style-name="P1">$.tablesorter.addParser({ <text:s/></text:p>
      <text:p text:style-name="P1"><text:s text:c="4"/>id: 'ranks', </text:p>
      <text:p text:style-name="P1"><text:s text:c="4"/>is: function(s) {return false;}, </text:p>
      <text:p text:style-name="P1"><text:s text:c="4"/>format: function(s) { </text:p>
      <text:p text:style-name="P1"><text:s text:c="8"/>if (s == 'UNR') {return 3000;}</text:p>
      <text:p text:style-name="P1"><text:s text:c="8"/>else if (s.indexOf('/') !== -1) {</text:p>
      <text:p text:style-name="P1"><text:s text:c="12"/>var dranks = s.split(/\//);</text:p>
      <text:p text:style-name="P1"><text:s text:c="12"/>if (dranks[0] == "UNR") {var rank1 = 3000;}</text:p>
      <text:p text:style-name="P1"><text:s text:c="12"/>else {rank1 = parseInt(dranks[0]);}</text:p>
      <text:p text:style-name="P1"><text:s text:c="12"/>if (dranks[1] == "UNR") {var rank2 = 3000;}</text:p>
      <text:p text:style-name="P1"><text:s text:c="12"/>else {rank2 = parseInt(dranks[1]);}</text:p>
      <text:p text:style-name="P1"><text:s text:c="12"/>return rank1 + rank2;</text:p>
      <text:p text:style-name="P1"><text:s text:c="12"/>}</text:p>
      <text:p text:style-name="P1"><text:s text:c="8"/>else {return s;} </text:p>
      <text:p text:style-name="P1"><text:s text:c="4"/>}, <text:s/></text:p>
      <text:p text:style-name="P1"><text:s text:c="4"/>type: 'numeric'</text:p>
      <text:p text:style-name="P1">});</text:p>
      <text:p text:style-name="P1"/>
      <text:p text:style-name="P1">$.tablesorter.addParser({ <text:s/></text:p>
      <text:p text:style-name="P1"><text:s text:c="4"/>id: 'ascNum', </text:p>
      <text:p text:style-name="P1"><text:s text:c="4"/>is: function(s) {return false;}, </text:p>
      <text:p text:style-name="P1"><text:s text:c="4"/>format: function(s) { </text:p>
      <text:p text:style-name="P1"><text:s text:c="8"/>if (s == '' || s == '-') {return 1000;} </text:p>
      <text:p text:style-name="P1"><text:s text:c="8"/>else if (s.indexOf("%") != -1) {return parseFloat(s.slice(0,-1));}</text:p>
      <text:p text:style-name="P1"><text:s text:c="8"/>else if (s.indexOf(":") != -1) {</text:p>
      <text:p text:style-name="P1"><text:s text:c="12"/>var hm = s.split(':');</text:p>
      <text:p text:style-name="P1"><text:s text:c="12"/>var minutes = (parseInt(hm[0])*60) + parseInt(hm[1]);</text:p>
      <text:p text:style-name="P1"><text:s text:c="12"/>return minutes;</text:p>
      <text:p text:style-name="P1"><text:s text:c="12"/>}</text:p>
      <text:p text:style-name="P1"><text:s text:c="8"/>else {return s;} </text:p>
      <text:p text:style-name="P1"><text:s text:c="4"/>}, <text:s/></text:p>
      <text:p text:style-name="P1"><text:s text:c="4"/>type: 'numeric'</text:p>
      <text:p text:style-name="P1">});</text:p>
      <text:p text:style-name="P1"/>
      <text:p text:style-name="P1">$.tablesorter.addParser({ <text:s/></text:p>
      <text:p text:style-name="P1"><text:s text:c="4"/>id: 'descNum', </text:p>
      <text:p text:style-name="P1"><text:s text:c="4"/>is: function(s) {return false;}, </text:p>
      <text:p text:style-name="P1"><text:s text:c="4"/>format: function(s) { </text:p>
      <text:p text:style-name="P1"><text:s text:c="8"/>if (s == '' || s == '-') {return 1000;} </text:p>
      <text:p text:style-name="P1"><text:s text:c="8"/>else if (s.indexOf("%") != -1) {return 1000 - parseFloat(s.slice(0,-1));}</text:p>
      <text:p text:style-name="P1"><text:s text:c="8"/>else if (s.indexOf(":") != -1) {</text:p>
      <text:p text:style-name="P1"><text:s text:c="12"/>var hm = s.split(':');</text:p>
      <text:p text:style-name="P1"><text:s text:c="12"/>var minutes = (parseInt(hm[0])*60) + parseInt(hm[1]);</text:p>
      <text:p text:style-name="P1"><text:s text:c="12"/>return 1000 - minutes;</text:p>
      <text:p text:style-name="P1"><text:s text:c="12"/>} <text:s text:c="7"/></text:p>
      <text:p text:style-name="P1"><text:s text:c="8"/>else {return 1000 - s;} </text:p>
      <text:p text:style-name="P1"><text:s text:c="4"/>}, <text:s/></text:p>
      <text:p text:style-name="P1"><text:s text:c="4"/>type: 'numeric'</text:p>
      <text:p text:style-name="P1"><text:soft-page-break/>});</text:p>
      <text:p text:style-name="P1"/>
      <text:p text:style-name="P1">$.tablesorter.addParser({ <text:s/></text:p>
      <text:p text:style-name="P1"><text:s text:c="4"/>id: 'dates', </text:p>
      <text:p text:style-name="P1"><text:s text:c="4"/>is: function(s) {return false;}, </text:p>
      <text:p text:style-name="P1"><text:s text:c="4"/>format: function(s) { </text:p>
      <text:p text:style-name="P1"><text:s text:c="8"/>// format your data for normalization</text:p>
      <text:p text:style-name="P1"><text:s text:c="8"/>var yyyy = s.slice(-4);</text:p>
      <text:p text:style-name="P1"><text:s text:c="8"/>var mm = rmonths[s.slice(-8, -5)];</text:p>
      <text:p text:style-name="P1"><text:s text:c="8"/>var day = s.slice(0, -9);</text:p>
      <text:p text:style-name="P1"><text:s text:c="8"/>if (day.length == 1) {</text:p>
      <text:p text:style-name="P1"><text:s text:c="12"/>var dd = '0' + day;</text:p>
      <text:p text:style-name="P1"><text:s text:c="12"/>}</text:p>
      <text:p text:style-name="P1"><text:s text:c="8"/>else {</text:p>
      <text:p text:style-name="P1"><text:s text:c="12"/>var dd = day;</text:p>
      <text:p text:style-name="P1"><text:s text:c="12"/>}</text:p>
      <text:p text:style-name="P1"><text:s text:c="8"/>return yyyy + mm + dd; </text:p>
      <text:p text:style-name="P1"><text:s text:c="4"/>}, <text:s/></text:p>
      <text:p text:style-name="P1"><text:s text:c="4"/>type: 'numeric'</text:p>
      <text:p text:style-name="P1">}); </text:p>
      <text:p text:style-name="P1"/>
      <text:p text:style-name="P1">$.tablesorter.addParser({ </text:p>
      <text:p text:style-name="P1"><text:s text:c="4"/>id: 'datesDesc', </text:p>
      <text:p text:style-name="P1"><text:s text:c="4"/>is: function(s) {return false;}, </text:p>
      <text:p text:style-name="P1"><text:s text:c="4"/>format: function(s) { </text:p>
      <text:p text:style-name="P1"><text:s text:c="8"/>var yyyy = s.slice(-4);</text:p>
      <text:p text:style-name="P1"><text:s text:c="8"/>var mm = rmonths[s.slice(-8, -5)];</text:p>
      <text:p text:style-name="P1"><text:s text:c="8"/>var day = s.slice(0, -9);</text:p>
      <text:p text:style-name="P1"><text:s text:c="8"/>if (day.length == 1) {</text:p>
      <text:p text:style-name="P1"><text:s text:c="12"/>var dd = '0' + day;</text:p>
      <text:p text:style-name="P1"><text:s text:c="12"/>}</text:p>
      <text:p text:style-name="P1"><text:s text:c="8"/>else {</text:p>
      <text:p text:style-name="P1"><text:s text:c="12"/>var dd = day;</text:p>
      <text:p text:style-name="P1"><text:s text:c="12"/>}</text:p>
      <text:p text:style-name="P1"><text:s text:c="8"/>var ymd = yyyy + mm + dd; </text:p>
      <text:p text:style-name="P1"><text:s text:c="8"/>return 100000000 - parseInt(ymd);</text:p>
      <text:p text:style-name="P1"><text:s text:c="4"/>}, <text:s/></text:p>
      <text:p text:style-name="P1"><text:s text:c="4"/>type: 'numeric'</text:p>
      <text:p text:style-name="P1">});</text:p>
      <text:p text:style-name="P1"><text:s/></text:p>
      <text:p text:style-name="P1">function playeratt(pname, s, q, cc, lk) {</text:p>
      <text:p text:style-name="P1"><text:s text:c="4"/>// lk = 1 or 0</text:p>
      <text:p text:style-name="P1"><text:s text:c="4"/>var precede = ''</text:p>
      <text:p text:style-name="P1"><text:s text:c="4"/>if (s != '') {</text:p>
      <text:p text:style-name="P1"><text:s text:c="8"/>precede = '(' + s;</text:p>
      <text:p text:style-name="P1"><text:s text:c="8"/>if (q != '') {</text:p>
      <text:p text:style-name="P1"><text:s text:c="12"/>precede = precede + '/' + q;</text:p>
      <text:p text:style-name="P1"><text:s text:c="12"/>}</text:p>
      <text:p text:style-name="P1"><text:s text:c="8"/>precede = precede + ')';</text:p>
      <text:p text:style-name="P1"><text:s text:c="8"/>}</text:p>
      <text:p text:style-name="P1"><text:s text:c="4"/>else if (q != '') {</text:p>
      <text:p text:style-name="P1"><text:s text:c="8"/>precede = '(' + q + ')';</text:p>
      <text:p text:style-name="P1"><text:soft-page-break/><text:s text:c="8"/>}</text:p>
      <text:p text:style-name="P1"><text:s text:c="4"/>//var nlink = '&lt;a href="http://www.tennisabstract.com/cgi-bin/player.cgi?p=' + pname.replace(/ /g, '') + '"&gt;' + pname + '&lt;/a&gt;'</text:p>
      <text:p text:style-name="P1"><text:s text:c="4"/>if (cc == '') {var country = '';}</text:p>
      <text:p text:style-name="P1"><text:s text:c="4"/>else {var country = ' [' + cc + ']';}</text:p>
      <text:p text:style-name="P1"><text:s text:c="4"/>if (lk == 1) {return precede + nlink + country;}</text:p>
      <text:p text:style-name="P1"><text:s text:c="4"/>else {return precede + pname + country;}</text:p>
      <text:p text:style-name="P1"><text:s text:c="4"/></text:p>
      <text:p text:style-name="P1"><text:s text:c="4"/>};</text:p>
      <text:p text:style-name="P1"/>
      <text:p text:style-name="P1">function alignRound(num, dec, perc) {</text:p>
      <text:p text:style-name="P1"><text:s text:c="4"/>if (perc == 1) {</text:p>
      <text:p text:style-name="P1"><text:s text:c="8"/>num = num*100;</text:p>
      <text:p text:style-name="P1"><text:s text:c="8"/>}</text:p>
      <text:p text:style-name="P1"><text:s text:c="4"/>var intrate = Math.round((num)*Math.pow(10, dec))/Math.pow(10, dec);</text:p>
      <text:p text:style-name="P1"><text:s text:c="4"/>var extra = intrate + Math.pow(10, -1*(dec+1));</text:p>
      <text:p text:style-name="P1"><text:s text:c="4"/>var strex = String(extra);</text:p>
      <text:p text:style-name="P1"><text:s text:c="4"/>var indexdot = strex.indexOf('.');</text:p>
      <text:p text:style-name="P1"><text:s text:c="4"/>var done;</text:p>
      <text:p text:style-name="P1"><text:s text:c="4"/>if (perc == 1) {done = strex.slice(0, (indexdot+dec+1)) + '%';}</text:p>
      <text:p text:style-name="P1"><text:s text:c="4"/>else {done = strex.slice(0, (indexdot+dec+1));}</text:p>
      <text:p text:style-name="P1"><text:s text:c="4"/>if (done[0] == 'N' || done[0] == '%') {return '-';}</text:p>
      <text:p text:style-name="P1"><text:s text:c="4"/>else if (done[0] == 'I') {return '-';} // infinity</text:p>
      <text:p text:style-name="P1"><text:s text:c="4"/>else if (dec == 0) {return done.slice(0, -2) + done.slice(-1);}</text:p>
      <text:p text:style-name="P1"><text:s text:c="4"/>else {return done;}</text:p>
      <text:p text:style-name="P1"><text:s text:c="4"/>};</text:p>
      <text:p text:style-name="P1"><text:s text:c="18"/></text:p>
      <text:p text:style-name="P1">function make(tag, attr, cont) {</text:p>
      <text:p text:style-name="P1"><text:s text:c="4"/>if (arguments.length == 2 &amp;&amp; (attr instanceof Array || typeof attr == "string")) {</text:p>
      <text:p text:style-name="P1"><text:s text:c="8"/>cont = attr;</text:p>
      <text:p text:style-name="P1"><text:s text:c="8"/>attributes = null;</text:p>
      <text:p text:style-name="P1"><text:s text:c="8"/>}</text:p>
      <text:p text:style-name="P1"><text:s text:c="4"/>var open = "&lt;" + tag;</text:p>
      <text:p text:style-name="P1"><text:s text:c="4"/>var close = "&lt;/" + tag + "&gt;";</text:p>
      <text:p text:style-name="P1"><text:s text:c="4"/>if (attr) {</text:p>
      <text:p text:style-name="P1"><text:tab/>for(var name in attr) {</text:p>
      <text:p text:style-name="P1"><text:s text:c="12"/>attx = " " + name + '="' + attr[name] + '"';</text:p>
      <text:p text:style-name="P1"><text:tab/> <text:s text:c="3"/>open = open.concat(attx);</text:p>
      <text:p text:style-name="P1"><text:s text:c="12"/>}</text:p>
      <text:p text:style-name="P1"><text:s text:c="8"/>}</text:p>
      <text:p text:style-name="P1"><text:s text:c="4"/>open = open.concat("&gt;");</text:p>
      <text:p text:style-name="P1"><text:s text:c="4"/>if (cont instanceof Array) {</text:p>
      <text:p text:style-name="P1"><text:tab/>var content = cont.join("");</text:p>
      <text:p text:style-name="P1"><text:tab/>}</text:p>
      <text:p text:style-name="P1"><text:s text:c="4"/>else {</text:p>
      <text:p text:style-name="P1"><text:tab/>var content = cont;</text:p>
      <text:p text:style-name="P1"><text:tab/>} </text:p>
      <text:p text:style-name="P1"><text:s text:c="4"/>var elem = open + content + close;</text:p>
      <text:p text:style-name="P1"><text:s text:c="4"/>return elem;</text:p>
      <text:p text:style-name="P1"><text:s text:c="4"/>}</text:p>
      <text:p text:style-name="P1"/>
      <text:p text:style-name="P1">function sortRev(a,b) {return b - a;}</text:p>
      <text:p text:style-name="P1"><text:soft-page-break/></text:p>
      <text:p text:style-name="P1">url2filter = {'K': 'hand',</text:p>
      <text:p text:style-name="P1"><text:s text:c="14"/>'E': 'round',</text:p>
      <text:p text:style-name="P1"><text:s text:c="14"/>'I': 'rank',</text:p>
      <text:p text:style-name="P1"><text:s text:c="14"/>'L': 'age',</text:p>
      <text:p text:style-name="P1"><text:s text:c="14"/>'C': 'level',</text:p>
      <text:p text:style-name="P1"><text:s text:c="14"/>'B': 'surface',</text:p>
      <text:p text:style-name="P1"><text:s text:c="14"/>'A': 'span', </text:p>
      <text:p text:style-name="P1"><text:s text:c="14"/>'N': 'country', </text:p>
      <text:p text:style-name="P1"><text:s text:c="14"/>'D': 'tourney', </text:p>
      <text:p text:style-name="P1"><text:s text:c="14"/>'G': 'asrank',</text:p>
      <text:p text:style-name="P1"><text:s text:c="14"/>'H': 'entry',</text:p>
      <text:p text:style-name="P1"><text:s text:c="14"/>'J': 'oentry',</text:p>
      <text:p text:style-name="P1"><text:s text:c="14"/>'M': 'height',</text:p>
      <text:p text:style-name="P1"><text:s text:c="14"/>'F': 'results',</text:p>
      <text:p text:style-name="P1"><text:s text:c="14"/>'P': 'sets',</text:p>
      <text:p text:style-name="P1"><text:s text:c="14"/>'Q': 'scores',</text:p>
      <text:p text:style-name="P1"><text:s text:c="14"/>'T': 'stats',</text:p>
      <text:p text:style-name="P1"><text:s text:c="14"/>'X': 'extras',</text:p>
      <text:p text:style-name="P1"><text:s text:c="14"/>'U': 'minimum',</text:p>
      <text:p text:style-name="P1"><text:s text:c="14"/>'R': 'crank',</text:p>
      <text:p text:style-name="P1"><text:s text:c="14"/>'Y': 'minyears',</text:p>
      <text:p text:style-name="P1"><text:s text:c="14"/>'s': 'sort',</text:p>
      <text:p text:style-name="P1"><text:s text:c="14"/>'r': 'return',</text:p>
      <text:p text:style-name="P1"><text:s text:c="14"/>'v': 'reverse',</text:p>
      <text:p text:style-name="P1"><text:s text:c="14"/>'o': 'overall',</text:p>
      <text:p text:style-name="P1"><text:s text:c="14"/>'w': 'raw',</text:p>
      <text:p text:style-name="P1"><text:s text:c="14"/>'z': 'hands',</text:p>
      <text:p text:style-name="P1"><text:s text:c="14"/>'S': 'prank',</text:p>
      <text:p text:style-name="P1"><text:s text:c="14"/>'V': 'phand'</text:p>
      <text:p text:style-name="P1"><text:s text:c="14"/>};</text:p>
      <text:p text:style-name="P1"/>
      <text:p text:style-name="P1">filter2url = {'hand': 'K',</text:p>
      <text:p text:style-name="P1"><text:s text:c="14"/>'round': 'E',</text:p>
      <text:p text:style-name="P1"><text:s text:c="14"/>'rank': 'I',</text:p>
      <text:p text:style-name="P1"><text:s text:c="14"/>'age': 'L',</text:p>
      <text:p text:style-name="P1"><text:s text:c="14"/>'level': 'C',</text:p>
      <text:p text:style-name="P1"><text:s text:c="14"/>'surface': 'B',</text:p>
      <text:p text:style-name="P1"><text:s text:c="14"/>'span': 'A', </text:p>
      <text:p text:style-name="P1"><text:s text:c="14"/>'country': 'N', </text:p>
      <text:p text:style-name="P1"><text:s text:c="14"/>'tourney': 'D', </text:p>
      <text:p text:style-name="P1"><text:s text:c="14"/>'asrank': 'G',</text:p>
      <text:p text:style-name="P1"><text:s text:c="14"/>'entry': 'H',</text:p>
      <text:p text:style-name="P1"><text:s text:c="14"/>'oentry': 'J',</text:p>
      <text:p text:style-name="P1"><text:s text:c="14"/>'height': 'M',</text:p>
      <text:p text:style-name="P1"><text:s text:c="14"/>'results': 'F',</text:p>
      <text:p text:style-name="P1"><text:s text:c="14"/>'sets': 'P',</text:p>
      <text:p text:style-name="P1"><text:s text:c="14"/>'scores': 'Q',</text:p>
      <text:p text:style-name="P1"><text:s text:c="14"/>'stats': 'T',</text:p>
      <text:p text:style-name="P1"><text:s text:c="14"/>'extras': 'X',</text:p>
      <text:p text:style-name="P1"><text:s text:c="14"/>'minimum': 'U',</text:p>
      <text:p text:style-name="P1"><text:s text:c="14"/>'crank': 'R',</text:p>
      <text:p text:style-name="P1"><text:soft-page-break/><text:s text:c="14"/>'minyears': 'Y',</text:p>
      <text:p text:style-name="P1"><text:s text:c="14"/>'hands': 'Z',</text:p>
      <text:p text:style-name="P1"><text:s text:c="14"/>'prank': 'S',</text:p>
      <text:p text:style-name="P1"><text:s text:c="14"/>'phand': 'V'</text:p>
      <text:p text:style-name="P1"><text:s text:c="14"/>};</text:p>
      <text:p text:style-name="P1"/>
      <text:p text:style-name="P1">var filterlist = ['span', 'minyears', 'minimum', 'surface', 'level', 'tourney', 'round', 'results', 'sets', 'scores', 'asrank', 'entry',</text:p>
      <text:p text:style-name="P1"><text:s text:c="14"/>'rank', 'crank', 'oentry', 'hand', 'hands', 'age', 'height', 'country', 'phand', 'prank', 'stats']; //, 'extras'];</text:p>
      <text:p text:style-name="P1"/>
      <text:p text:style-name="P1">var filteropts = {'hand': ['vs Hand', 'All', 'Right', 'Left', 'One-hand BH', 'Two-hand BH'],</text:p>
      <text:p text:style-name="P1"><text:s text:c="18"/>'phand': ['Partner Hand', 'All', 'Right', 'Left'],</text:p>
      <text:p text:style-name="P1"><text:s text:c="18"/>'hands': ['vs Hands', 'All', 'Right/Right', 'Right/Left', 'Left/Left'],</text:p>
      <text:p text:style-name="P1"><text:s text:c="18"/>'round': ['Round', 'All', 'Final', 'Semis', 'Quarters', 'R16', 'R32', 'R64', 'R128', "First Round", "Second Round", "Third Round", "First Match", "Second Match", "Third Match"],</text:p>
      <text:p text:style-name="P1"><text:s text:c="18"/>'rank': ['vs Rank', 'All', 'Top 5', 'Top 10', 'Top 20', 'Top 50', 'Top 100', '11+', '21+', '51+', '101+', 'Higher', 'Lower'], </text:p>
      <text:p text:style-name="P1"><text:s text:c="18"/>'prank': ['Partner Rank', 'All', 'Top 5', 'Top 10', 'Top 20', 'Top 50', 'Top 100', '11+', '21+', '51+', '101+', 'Higher', 'Lower'], </text:p>
      <text:p text:style-name="P1"><text:s text:c="18"/>'age': ['vs Age', 'All', 'Younger', 'Older', 'Under 21', 'Under 23', '28 &amp; Over', '30 &amp; Over'],</text:p>
      <text:p text:style-name="P1"><text:s text:c="18"/>'level': ['Level', 'All', 'Grand Slams', 'Masters', 'All ATP', 'Qualifying', 'Challengers', 'CH Qualies', 'Futures', 'Davis Cup', 'All Pro', 'Juniors'],</text:p>
      <text:p text:style-name="P1"><text:s text:c="18"/>'surface': ['Surface', 'All', 'Hard', 'Clay', 'Grass', 'Carpet'], // add indoor!</text:p>
      <text:p text:style-name="P1"><text:s text:c="18"/>'span': ychoices, </text:p>
      <text:p text:style-name="P1"><text:s text:c="18"/>'country': cchoices, </text:p>
      <text:p text:style-name="P1"><text:s text:c="18"/>'tourney': tchoices, </text:p>
      <text:p text:style-name="P1"><text:s text:c="18"/>'asrank': rchoices,</text:p>
      <text:p text:style-name="P1"><text:s text:c="18"/>'entry': ['as Entry', 'All', 'Seeded', 'Unseeded', 'Qualifier', 'Wild Card'],</text:p>
      <text:p text:style-name="P1"><text:s text:c="18"/>'oentry': ['vs Entry', 'All', 'Seeded', 'Unseeded', 'Qualifier', 'Wild Card'],</text:p>
      <text:p text:style-name="P1"><text:s text:c="18"/>'height': ['vs Height', 'All', 'Shorter', 'Taller', "Under 5'10", "Under 6'0", "Over 6'2", "Over 6'4"],</text:p>
      <text:p text:style-name="P1"><text:s text:c="18"/>'results': ['Results', 'All', 'Wins', 'Losses', 'Completed', 'W by RET', 'L by RET', 'W by W/O', 'L by W/O', 'Won 1st Set', 'Lost 1st Set', 'Won Sets 1&amp;2', 'Lost Sets 1&amp;2', 'Split 1&amp;2', 'Up 2-1 Sets', 'Down 1\u20112 Sets'],</text:p>
      <text:p text:style-name="P1"><text:s text:c="18"/>'scores': ['Scores', 'All', 'All tiebreaks', 'TB won', 'TB lost', 'Deciding TB', 'All 7-5', '7-5 won', '7-5 lost', 'All bagels', '6-0 won', '6-0 lost', 'All 6-1', '6-1 won', '6-1 lost'],</text:p>
      <text:p text:style-name="P1"><text:s text:c="18"/>'sets': ['Sets', 'All', 'Straights', 'Deciders', 'All Best of 5', '3 Sets (of 5)', '4-Setters', '5-Setters', 'All Best of 3', '2-Setters', '3 Sets (of 3)'],</text:p>
      <text:p text:style-name="P1"><text:s text:c="18"/>'stats': ['Stats', 'All'],</text:p>
      <text:p text:style-name="P1"><text:s text:c="18"/>'extras': ['Extras', 'All', 'Charting', 'Pt-by-Pt', 'Video'],</text:p>
      <text:p text:style-name="P1"><text:s text:c="18"/>'minimum': ['Min Matches', 'All', '2', '3', '4', '5', '6', '7', '8', '9', '10', '12', '15'],</text:p>
      <text:p text:style-name="P1"><text:s text:c="18"/>'minyears': ['Min Years', 'All', '2', '3', '4', '5', '6', '7', '8', '9', '10'],</text:p>
      <text:p text:style-name="P1"><text:s text:c="18"/>'crank': ['vs Curr Rank', 'All', 'Top 10', 'Top 20', 'Top 50', 'Top 100', 'Active', 'Inactive']</text:p>
      <text:p text:style-name="P1"><text:s text:c="18"/>};</text:p>
      <text:p text:style-name="P1"/>
      <text:p text:style-name="P1">var rmonths = {'Jan': '01',</text:p>
      <text:p text:style-name="P1"><text:s text:c="16"/>'Feb': '02',</text:p>
      <text:p text:style-name="P1"><text:s text:c="16"/>'Mar': '03',</text:p>
      <text:p text:style-name="P1"><text:s text:c="16"/>'Apr': '04',</text:p>
      <text:p text:style-name="P1"><text:s text:c="16"/>'May': '05',</text:p>
      <text:p text:style-name="P1"><text:s text:c="16"/>'Jun': '06',</text:p>
      <text:p text:style-name="P1"><text:soft-page-break/><text:s text:c="16"/>'Jul': '07',</text:p>
      <text:p text:style-name="P1"><text:s text:c="16"/>'Aug': '08',</text:p>
      <text:p text:style-name="P1"><text:s text:c="16"/>'Sep': '09',</text:p>
      <text:p text:style-name="P1"><text:s text:c="16"/>'Oct': '10',</text:p>
      <text:p text:style-name="P1"><text:s text:c="16"/>'Nov': '11',</text:p>
      <text:p text:style-name="P1"><text:s text:c="16"/>'Dec': '12'</text:p>
      <text:p text:style-name="P1"><text:s text:c="16"/>};</text:p>
      <text:p text:style-name="P1"/>
      <text:p text:style-name="P1">var months = {'01': 'Jan',</text:p>
      <text:p text:style-name="P1"><text:s text:c="16"/>'02': 'Feb',</text:p>
      <text:p text:style-name="P1"><text:s text:c="16"/>'03': 'Mar',</text:p>
      <text:p text:style-name="P1"><text:s text:c="16"/>'04': 'Apr',</text:p>
      <text:p text:style-name="P1"><text:s text:c="16"/>'05': 'May',</text:p>
      <text:p text:style-name="P1"><text:s text:c="16"/>'06': 'Jun',</text:p>
      <text:p text:style-name="P1"><text:s text:c="16"/>'07': 'Jul',</text:p>
      <text:p text:style-name="P1"><text:s text:c="16"/>'08': 'Aug',</text:p>
      <text:p text:style-name="P1"><text:s text:c="16"/>'09': 'Sep',</text:p>
      <text:p text:style-name="P1"><text:s text:c="16"/>'10': 'Oct',</text:p>
      <text:p text:style-name="P1"><text:s text:c="16"/>'11': 'Nov',</text:p>
      <text:p text:style-name="P1"><text:s text:c="16"/>'12': 'Dec'</text:p>
      <text:p text:style-name="P1"><text:s text:c="16"/>};</text:p>
      <text:p text:style-name="P1"/>
      <text:p text:style-name="P1">var titleTips = {'DR': 'Dominance Ratio: % of return points won\ndivided by % of serve points lost.',</text:p>
      <text:p text:style-name="P1"><text:s text:c="17"/>'TPW': 'Total points won',</text:p>
      <text:p text:style-name="P1"><text:s text:c="17"/>'RPW': 'Return points won',</text:p>
      <text:p text:style-name="P1"><text:s text:c="17"/>'vA%': 'Ace rate against',</text:p>
      <text:p text:style-name="P1"><text:s text:c="17"/>'v1st%': '1st serve return points won',</text:p>
      <text:p text:style-name="P1"><text:s text:c="17"/>'v2nd%': '2nd serve return points won',</text:p>
      <text:p text:style-name="P1"><text:s text:c="17"/>'BPCnv': 'Break point opportunities converted',</text:p>
      <text:p text:style-name="P1"><text:s text:c="17"/>'BPSvd': 'Break point opportunities saved',</text:p>
      <text:p text:style-name="P1"><text:s text:c="17"/>'A%': 'Ace rate',</text:p>
      <text:p text:style-name="P1"><text:s text:c="17"/>'Ace%': 'Ace rate',</text:p>
      <text:p text:style-name="P1"><text:s text:c="17"/>'DF%': 'Double fault rate',</text:p>
      <text:p text:style-name="P1"><text:s text:c="17"/>'1st In': 'First serve percentage',</text:p>
      <text:p text:style-name="P1"><text:s text:c="17"/>'1st%': 'First serve points won',</text:p>
      <text:p text:style-name="P1"><text:s text:c="17"/>'2nd%': 'Second serve points won',</text:p>
      <text:p text:style-name="P1"><text:s text:c="17"/>'Rk': "Player's ATP Ranking when the tournament began",</text:p>
      <text:p text:style-name="P1"><text:s text:c="17"/>'Ranks': "Player's and partner's ATP Rankings when the tournament began",</text:p>
      <text:p text:style-name="P1"><text:s text:c="17"/>'vRk': "Opponent's ATP Ranking when the tournament began",</text:p>
      <text:p text:style-name="P1"><text:s text:c="17"/>'vRanks': "Opponents' ATP Rankings when the tournament began",</text:p>
      <text:p text:style-name="P1"><text:s text:c="17"/>'TP': 'Total Points',</text:p>
      <text:p text:style-name="P1"><text:s text:c="17"/>'DFs': 'Double faults',</text:p>
      <text:p text:style-name="P1"><text:s text:c="17"/>'SP': 'Service points',</text:p>
      <text:p text:style-name="P1"><text:s text:c="17"/>'1SP': '1st serve points',</text:p>
      <text:p text:style-name="P1"><text:s text:c="17"/>'2SP': '2nd serve points',</text:p>
      <text:p text:style-name="P1"><text:s text:c="17"/>'vA': 'Opponent aces',</text:p>
      <text:p text:style-name="P1"><text:s text:c="17"/>'SPW': 'Service points won',</text:p>
      <text:p text:style-name="P1"><text:s text:c="17"/>'BPSvd%': 'Percentage of break points saved',</text:p>
      <text:p text:style-name="P1"><text:s text:c="17"/>'BPCnv%': 'Percentage of break points converted',</text:p>
      <text:p text:style-name="P1"><text:s text:c="17"/>'MS': 'Number of H2H matches with stats\nincluded in the totals to the right',</text:p>
      <text:p text:style-name="P1"><text:s text:c="17"/>'M': 'Matches played',</text:p>
      <text:p text:style-name="P1"><text:soft-page-break/><text:s text:c="17"/>'Yrs': 'Number of years entered'</text:p>
      <text:p text:style-name="P1"><text:s text:c="17"/>};</text:p>
      <text:p text:style-name="P1"/>
      <text:p text:style-name="P1">var hdrsServe = ['Date', 'Tournament', 'Surface', 'Rd', 'Rk', 'vRk', '', 'Score', 'More', 'DR', 'A%', 'DF%', '1stIn', '1st%', '2nd%', 'BPSvd', 'Time'];</text:p>
      <text:p text:style-name="P1">var hdrsReturn = ['Date', 'Tournament', 'Surface', 'Rd', 'Rk', 'vRk', '', 'Score', 'More', 'DR', 'TPW', 'RPW', 'vA%', 'v1st%', 'v2nd%', 'BPCnv', 'Time'];</text:p>
      <text:p text:style-name="P1">var hdrsRaw = ['Date', 'Tournament', 'Surface', 'Rd', 'Rk', 'vRk', '', 'Score', 'More', 'TP', 'Aces', 'DFs', 'SP', '1SP', '2SP', 'vA', 'Time'];</text:p>
      <text:p text:style-name="P1"/>
      <text:p text:style-name="P1">var hdrsDoubles = ['Date', 'Tournament', 'Surface', 'Rd', 'Ranks', 'vRanks', '', 'Score', 'DR', 'Time'];</text:p>
      <text:p text:style-name="P1">var hdrsDoublesServe = ['Date', 'Tournament', 'Surface', 'Rd', '', 'Score', 'DR', 'A%', 'DF%', '1stIn', '1st%', '2nd%', 'BPSvd', 'Time'];</text:p>
      <text:p text:style-name="P1">var hdrsDoublesReturn = ['Date', 'Tournament', 'Surface', 'Rd', '', 'Score', 'DR', 'TPW', 'RPW', 'vA%', 'v1st%', 'v2nd%', 'BPCnv', 'Time'];</text:p>
      <text:p text:style-name="P1">var hdrsDoublesRaw = ['Date', 'Tournament', 'Surface', 'Rd', '', 'Score', 'TP', 'Aces', 'DFs', 'SP', '1SP', '2SP', 'vA', 'Time'];</text:p>
      <text:p text:style-name="P1"/>
      <text:p text:style-name="P1">var hdrsHead = ['H2Hs', 'Opponent', 'W', 'L', 'Win%', 'TB', 'W', 'L', 'TB%', 'First Match', 'Last Match', 'MS', </text:p>
      <text:p text:style-name="P1"><text:s text:c="16"/>'DR', 'A%', 'DF%', '1stIn', '1st%', '2nd%', 'SPW', 'RPW', 'BPSvd%', 'BPCnv%'];</text:p>
      <text:p text:style-name="P1">var hdrsEvents = ['Yrs', 'Event', 'Surface', 'M', 'W', 'L', 'Win%', 'TB', 'W', 'L', 'TB%', 'First', 'Last', 'Best', 'MS', </text:p>
      <text:p text:style-name="P1"><text:s text:c="16"/>'DR', 'A%', 'DF%', '1stIn', '1st%', '2nd%', 'SPW', 'RPW', 'BPSvd%', 'BPCnv%']; <text:s text:c="15"/></text:p>
      <text:p text:style-name="P1"/>
      <text:p text:style-name="P1">var hdict = {'Left': 'L',</text:p>
      <text:p text:style-name="P1"><text:s text:c="13"/>'Right': 'R'</text:p>
      <text:p text:style-name="P1"><text:s text:c="13"/>};</text:p>
      <text:p text:style-name="P1"/>
      <text:p text:style-name="P1">var hdict2 = {'L': 'Left',</text:p>
      <text:p text:style-name="P1"><text:s text:c="14"/>'R': 'Right',</text:p>
      <text:p text:style-name="P1"><text:s text:c="14"/>'': 'Unknown'</text:p>
      <text:p text:style-name="P1"><text:s text:c="13"/>};</text:p>
      <text:p text:style-name="P1"><text:s text:c="13"/></text:p>
      <text:p text:style-name="P1">var levdict = {'Grand Slams': 'G',</text:p>
      <text:p text:style-name="P1"><text:s text:c="15"/>'Masters': 'M',</text:p>
      <text:p text:style-name="P1"><text:s text:c="15"/>'Challengers': 'C',</text:p>
      <text:p text:style-name="P1"><text:s text:c="15"/>'Qualifying': 'Q',</text:p>
      <text:p text:style-name="P1"><text:s text:c="15"/>'Davis Cup': 'D',</text:p>
      <text:p text:style-name="P1"><text:s text:c="15"/>'Juniors': 'J',</text:p>
      <text:p text:style-name="P1"><text:s text:c="15"/>'Futures': 'S'</text:p>
      <text:p text:style-name="P1"><text:s text:c="15"/>}</text:p>
      <text:p text:style-name="P1"/>
      <text:p text:style-name="P1">var levdict2 = {'G': 'Grand Slams',</text:p>
      <text:p text:style-name="P1"><text:s text:c="15"/>'M': 'Masters',</text:p>
      <text:p text:style-name="P1"><text:s text:c="15"/>//'C': 'Challengers',</text:p>
      <text:p text:style-name="P1"><text:s text:c="15"/>'Q': 'Qualifying',</text:p>
      <text:p text:style-name="P1"><text:s text:c="15"/>'D': 'Davis Cup',</text:p>
      <text:p text:style-name="P1"><text:s text:c="15"/>'J': 'Juniors',</text:p>
      <text:p text:style-name="P1"><text:s text:c="15"/>'S': 'Futures'</text:p>
      <text:p text:style-name="P1"><text:s text:c="15"/>}</text:p>
      <text:p text:style-name="P1"/>
      <text:p text:style-name="P1"><text:soft-page-break/>var rddict = {'Final': 'F',</text:p>
      <text:p text:style-name="P1"><text:s text:c="14"/>'Semis': 'SF',</text:p>
      <text:p text:style-name="P1"><text:s text:c="14"/>'Quarters': 'QF',</text:p>
      <text:p text:style-name="P1"><text:s text:c="14"/>'R16': 'R16',</text:p>
      <text:p text:style-name="P1"><text:s text:c="14"/>'R32': 'R32',</text:p>
      <text:p text:style-name="P1"><text:s text:c="14"/>'R64': 'R64',</text:p>
      <text:p text:style-name="P1"><text:s text:c="14"/>'R128': 'R128',</text:p>
      <text:p text:style-name="P1"><text:s text:c="14"/>'Other': 'RR'</text:p>
      <text:p text:style-name="P1"><text:s text:c="14"/>}</text:p>
      <text:p text:style-name="P1"/>
      <text:p text:style-name="P1">var rddict2 = {'F': 'Final',</text:p>
      <text:p text:style-name="P1"><text:s text:c="14"/>'SF': 'Semis',</text:p>
      <text:p text:style-name="P1"><text:s text:c="14"/>'QF': 'Quarters',</text:p>
      <text:p text:style-name="P1"><text:s text:c="14"/>'R16': 'R16',</text:p>
      <text:p text:style-name="P1"><text:s text:c="14"/>'R32': 'R32',</text:p>
      <text:p text:style-name="P1"><text:s text:c="14"/>'R64': 'R64',</text:p>
      <text:p text:style-name="P1"><text:s text:c="14"/>'R128': 'R128',</text:p>
      <text:p text:style-name="P1"><text:s text:c="14"/>'RR': 'Other'</text:p>
      <text:p text:style-name="P1"><text:s text:c="14"/>} <text:s text:c="27"/></text:p>
      <text:p text:style-name="P1"/>
      <text:p text:style-name="P1">function filterDict(fid, match, mults) {</text:p>
      <text:p text:style-name="P1"><text:s text:c="4"/>if (!$('#tabDubs').hasClass("tablink")) {var doubles = 1;}</text:p>
      <text:p text:style-name="P1"><text:s text:c="4"/>else {doubles = 0;}</text:p>
      <text:p text:style-name="P1"><text:s text:c="4"/>if (fid == 'hand') {</text:p>
      <text:p text:style-name="P1"><text:s text:c="8"/>if (hdict2[match.ohand] in mults) {return 1;}</text:p>
      <text:p text:style-name="P1"><text:s text:c="8"/>else if (match.obackhand == '1' &amp;&amp; 'One-hand BH' in mults) {return 1;}</text:p>
      <text:p text:style-name="P1"><text:s text:c="8"/>else if (match.obackhand == '2' &amp;&amp; 'Two-hand BH' in mults) {return 1;}</text:p>
      <text:p text:style-name="P1"><text:s text:c="8"/>else {return 0;}</text:p>
      <text:p text:style-name="P1"><text:s text:c="8"/>}</text:p>
      <text:p text:style-name="P1"><text:s text:c="4"/>if (fid == 'phand') {</text:p>
      <text:p text:style-name="P1"><text:s text:c="8"/>if (hdict2[match.phand] in mults) {return 1;}</text:p>
      <text:p text:style-name="P1"><text:s text:c="8"/>else {return 0;}</text:p>
      <text:p text:style-name="P1"><text:s text:c="8"/>}</text:p>
      <text:p text:style-name="P1"><text:s text:c="4"/>else if (fid == 'hands') {</text:p>
      <text:p text:style-name="P1"><text:s text:c="8"/>if ('Right/Right' in mults) {</text:p>
      <text:p text:style-name="P1"><text:s text:c="12"/>if (match.ohand == 'R' &amp;&amp; match.o2hand == 'R') {return 1;}</text:p>
      <text:p text:style-name="P1"><text:s text:c="12"/>}</text:p>
      <text:p text:style-name="P1"><text:s text:c="8"/>if ('Left/Left' in mults) {</text:p>
      <text:p text:style-name="P1"><text:s text:c="12"/>if (match.ohand == 'L' &amp;&amp; match.o2hand == 'L') {return 1;}</text:p>
      <text:p text:style-name="P1"><text:s text:c="12"/>}</text:p>
      <text:p text:style-name="P1"><text:s text:c="8"/>if ('Right/Left' in mults) {</text:p>
      <text:p text:style-name="P1"><text:s text:c="12"/>var hh = match.ohand + match.o2hand;</text:p>
      <text:p text:style-name="P1"><text:s text:c="12"/>if (hh == 'RL' || hh == 'LR') {return 1;}</text:p>
      <text:p text:style-name="P1"><text:s text:c="12"/>}</text:p>
      <text:p text:style-name="P1"><text:s text:c="8"/>return 0;</text:p>
      <text:p text:style-name="P1"><text:s text:c="8"/>}</text:p>
      <text:p text:style-name="P1"><text:s text:c="4"/>else if (fid == 'extras') { </text:p>
      <text:p text:style-name="P1"><text:s text:c="8"/>if ('Charting' in mults &amp;&amp; match.chartlink != "") {return 1;}</text:p>
      <text:p text:style-name="P1"><text:s text:c="8"/>else if ('Pt-by-Pt' in mults &amp;&amp; match.pslink != "") {return 1;}</text:p>
      <text:p text:style-name="P1"><text:s text:c="8"/>else if ('Video' in mults &amp;&amp; match.vidlink != "") {return 1;}</text:p>
      <text:p text:style-name="P1"><text:s text:c="8"/>else {return 0;}</text:p>
      <text:p text:style-name="P1"><text:s text:c="8"/>}</text:p>
      <text:p text:style-name="P1"><text:soft-page-break/><text:s text:c="4"/>else if (fid == 'age') {</text:p>
      <text:p text:style-name="P1"><text:s text:c="8"/>if ('Younger' in mults &amp;&amp; (parseInt(match.obday)) &gt; dob) {return 1;}</text:p>
      <text:p text:style-name="P1"><text:s text:c="8"/>else if ('Older' in mults &amp;&amp; (parseInt(match.obday) &lt; dob)) {return 1;}</text:p>
      <text:p text:style-name="P1"><text:s text:c="8"/>else if ('Under 21' in mults &amp;&amp; (parseInt(match.date) - parseInt(match.obday)) &lt; 210000) {return 1;}</text:p>
      <text:p text:style-name="P1"><text:s text:c="8"/>else if ('Under 23' in mults &amp;&amp; (parseInt(match.date) - parseInt(match.obday)) &lt; 230000) {return 1;}</text:p>
      <text:p text:style-name="P1"><text:s text:c="8"/>else if ('28 &amp; Over' in mults &amp;&amp; (parseInt(match.date) - parseInt(match.obday)) &gt; 280000) {return 1;}</text:p>
      <text:p text:style-name="P1"><text:s text:c="8"/>else if ('30 &amp; Over' in mults &amp;&amp; (parseInt(match.date) - parseInt(match.obday)) &gt; 300000) {return 1;}</text:p>
      <text:p text:style-name="P1"><text:s text:c="8"/>else {return 0;}</text:p>
      <text:p text:style-name="P1"><text:s text:c="8"/>}</text:p>
      <text:p text:style-name="P1"><text:s text:c="4"/>else if (fid == 'rank') {</text:p>
      <text:p text:style-name="P1"><text:s text:c="8"/>if (match.orank == 'UNR') {match.orank = 2000;}</text:p>
      <text:p text:style-name="P1"><text:s text:c="8"/>if (match.rank == 'UNR') {match.rank = 2000;}</text:p>
      <text:p text:style-name="P1"><text:s text:c="8"/>if (doubles == 1) {</text:p>
      <text:p text:style-name="P1"><text:s text:c="12"/>if (match.o2rank == 'UNR') {match.o2rank = 2000;}</text:p>
      <text:p text:style-name="P1"><text:s text:c="12"/>var vsrank = (parseInt(match.orank) + parseInt(match.o2rank))/2;</text:p>
      <text:p text:style-name="P1"><text:s text:c="12"/>if (match.prank == 'UNR') {match.prank = 2000;}</text:p>
      <text:p text:style-name="P1"><text:s text:c="12"/>var asrank = (parseInt(match.rank) + parseInt(match.prank))/2;</text:p>
      <text:p text:style-name="P1"><text:s text:c="12"/>}</text:p>
      <text:p text:style-name="P1"><text:s text:c="8"/>else {</text:p>
      <text:p text:style-name="P1"><text:s text:c="12"/>vsrank = parseInt(match.orank);</text:p>
      <text:p text:style-name="P1"><text:s text:c="12"/>asrank = parseInt(match.rank);</text:p>
      <text:p text:style-name="P1"><text:s text:c="12"/>} <text:s text:c="7"/></text:p>
      <text:p text:style-name="P1"><text:s text:c="8"/>if ('Top 5' in mults &amp;&amp; vsrank &lt; 6) {return 1;}</text:p>
      <text:p text:style-name="P1"><text:s text:c="8"/>else if ('Top 10' in mults &amp;&amp; vsrank &lt; 11) {return 1;}</text:p>
      <text:p text:style-name="P1"><text:s text:c="8"/>else if ('Top 20' in mults &amp;&amp; vsrank &lt; 21) {return 1;}</text:p>
      <text:p text:style-name="P1"><text:s text:c="8"/>else if ('Top 50' in mults &amp;&amp; vsrank &lt; 51) {return 1;}</text:p>
      <text:p text:style-name="P1"><text:s text:c="8"/>else if ('Top 100' in mults &amp;&amp; vsrank &lt; 101) {return 1;}</text:p>
      <text:p text:style-name="P1"><text:s text:c="8"/>else if ('11+' in mults &amp;&amp; vsrank &gt; 10) {return 1;}</text:p>
      <text:p text:style-name="P1"><text:s text:c="8"/>else if ('21+' in mults &amp;&amp; vsrank &gt; 20) {return 1;}</text:p>
      <text:p text:style-name="P1"><text:s text:c="8"/>else if ('51+' in mults &amp;&amp; vsrank &gt; 50) {return 1;}</text:p>
      <text:p text:style-name="P1"><text:s text:c="8"/>else if ('101+' in mults &amp;&amp; vsrank &gt; 100) {return 1;}</text:p>
      <text:p text:style-name="P1"><text:s text:c="8"/>else if ('Higher' in mults &amp;&amp; (vsrank &lt; asrank)) {return 1;}</text:p>
      <text:p text:style-name="P1"><text:s text:c="8"/>else if ('Lower' in mults &amp;&amp; (vsrank &gt; asrank)) {return 1;}</text:p>
      <text:p text:style-name="P1"><text:s text:c="8"/>else if ('Custom' in mults) {</text:p>
      <text:p text:style-name="P1"><text:s text:c="12"/>if (vsrank &gt;= lowrank &amp;&amp; vsrank &lt;= highrank) {return 1;}</text:p>
      <text:p text:style-name="P1"><text:s text:c="12"/>return 0;</text:p>
      <text:p text:style-name="P1"><text:s text:c="12"/>}</text:p>
      <text:p text:style-name="P1"><text:s text:c="8"/>else {return 0;}</text:p>
      <text:p text:style-name="P1"><text:s text:c="8"/>}</text:p>
      <text:p text:style-name="P1"><text:s text:c="4"/>else if (fid == 'prank') {</text:p>
      <text:p text:style-name="P1"><text:s text:c="8"/>if (match.orank == 'UNR') {match.orank = 2000;}</text:p>
      <text:p text:style-name="P1"><text:s text:c="8"/>if (match.rank == 'UNR') {match.rank = 2000;}</text:p>
      <text:p text:style-name="P1"><text:s text:c="8"/>var vsrank = parseInt(match.prank); <text:s/>// misleading variable name; partner rank</text:p>
      <text:p text:style-name="P1"><text:s text:c="8"/>var asrank = parseInt(match.rank); <text:s text:c="7"/>// as 'vsrank'</text:p>
      <text:p text:style-name="P1"><text:s text:c="8"/>if ('Top 5' in mults &amp;&amp; vsrank &lt; 6) {return 1;}</text:p>
      <text:p text:style-name="P1"><text:s text:c="8"/>else if ('Top 10' in mults &amp;&amp; vsrank &lt; 11) {return 1;}</text:p>
      <text:p text:style-name="P1"><text:s text:c="8"/>else if ('Top 20' in mults &amp;&amp; vsrank &lt; 21) {return 1;}</text:p>
      <text:p text:style-name="P1"><text:s text:c="8"/>else if ('Top 50' in mults &amp;&amp; vsrank &lt; 51) {return 1;}</text:p>
      <text:p text:style-name="P1"><text:soft-page-break/><text:s text:c="8"/>else if ('Top 100' in mults &amp;&amp; vsrank &lt; 101) {return 1;}</text:p>
      <text:p text:style-name="P1"><text:s text:c="8"/>else if ('11+' in mults &amp;&amp; vsrank &gt; 10) {return 1;}</text:p>
      <text:p text:style-name="P1"><text:s text:c="8"/>else if ('21+' in mults &amp;&amp; vsrank &gt; 20) {return 1;}</text:p>
      <text:p text:style-name="P1"><text:s text:c="8"/>else if ('51+' in mults &amp;&amp; vsrank &gt; 50) {return 1;}</text:p>
      <text:p text:style-name="P1"><text:s text:c="8"/>else if ('101+' in mults &amp;&amp; vsrank &gt; 100) {return 1;}</text:p>
      <text:p text:style-name="P1"><text:s text:c="8"/>else if ('Higher' in mults &amp;&amp; (vsrank &lt; asrank)) {return 1;}</text:p>
      <text:p text:style-name="P1"><text:s text:c="8"/>else if ('Lower' in mults &amp;&amp; (vsrank &gt; asrank)) {return 1;}</text:p>
      <text:p text:style-name="P1"><text:s text:c="8"/>else if ('Custom' in mults) {</text:p>
      <text:p text:style-name="P1"><text:s text:c="12"/>if (vsrank &gt;= lowrank &amp;&amp; vsrank &lt;= highrank) {return 1;}</text:p>
      <text:p text:style-name="P1"><text:s text:c="12"/>return 0;</text:p>
      <text:p text:style-name="P1"><text:s text:c="12"/>}</text:p>
      <text:p text:style-name="P1"><text:s text:c="8"/>else {return 0;}</text:p>
      <text:p text:style-name="P1"><text:s text:c="8"/>}</text:p>
      <text:p text:style-name="P1"><text:s text:c="4"/>else if (fid == 'crank') {</text:p>
      <text:p text:style-name="P1"><text:s text:c="8"/>if (!(match.opp in currRank)) {</text:p>
      <text:p text:style-name="P1"><text:s text:c="12"/>if ('Inactive' in mults) {return 1;}</text:p>
      <text:p text:style-name="P1"><text:s text:c="12"/>else {return 0;} // disallows, say, 'Retired' + 'Top 10' -- not strictly correct <text:s text:c="3"/></text:p>
      <text:p text:style-name="P1"><text:s text:c="12"/>} <text:s/></text:p>
      <text:p text:style-name="P1"><text:s text:c="8"/>else if ('Top 10' in mults &amp;&amp; parseInt(currRank[match.opp]) &lt; 11) {return 1;}</text:p>
      <text:p text:style-name="P1"><text:s text:c="8"/>else if ('Top 20' in mults &amp;&amp; parseInt(currRank[match.opp]) &lt; 21) {return 1;}</text:p>
      <text:p text:style-name="P1"><text:s text:c="8"/>else if ('Top 50' in mults &amp;&amp; parseInt(currRank[match.opp]) &lt; 51) {return 1;}</text:p>
      <text:p text:style-name="P1"><text:s text:c="8"/>else if ('Top 100' in mults &amp;&amp; parseInt(currRank[match.opp]) &lt; 101) {return 1;}</text:p>
      <text:p text:style-name="P1"><text:s text:c="8"/>else if ('Active' in mults) {return 1;}</text:p>
      <text:p text:style-name="P1"><text:s text:c="8"/>else {return 0;}</text:p>
      <text:p text:style-name="P1"><text:s text:c="8"/>} <text:s text:c="7"/></text:p>
      <text:p text:style-name="P1"><text:s text:c="4"/>else if (fid == 'asrank') {</text:p>
      <text:p text:style-name="P1"><text:s text:c="8"/>if (match.rank == 'UNR') {match.rank = 2000;}</text:p>
      <text:p text:style-name="P1"><text:s text:c="8"/>if ('Number 1' in mults&amp;&amp; parseInt(match.rank) &lt;= 1) {return 1;}</text:p>
      <text:p text:style-name="P1"><text:s text:c="8"/>if ('Top 5' in mults &amp;&amp; parseInt(match.rank) &lt;= 5) {return 1;}</text:p>
      <text:p text:style-name="P1"><text:s text:c="8"/>if ('Top 10' in mults &amp;&amp; parseInt(match.rank) &lt;= 10) {return 1;}</text:p>
      <text:p text:style-name="P1"><text:s text:c="8"/>else if ('Top 20' in mults &amp;&amp; parseInt(match.rank) &lt;= 20) {return 1;}</text:p>
      <text:p text:style-name="P1"><text:s text:c="8"/>else if ('Top 50' in mults &amp;&amp; parseInt(match.rank) &lt;= 50) {return 1;}</text:p>
      <text:p text:style-name="P1"><text:s text:c="8"/>else if ('Top 100' in mults &amp;&amp; parseInt(match.rank) &lt;= 100) {return 1;}</text:p>
      <text:p text:style-name="P1"><text:s text:c="8"/>else if ('Top 200' in mults &amp;&amp; parseInt(match.rank) &lt;= 200) {return 1;}</text:p>
      <text:p text:style-name="P1"><text:s text:c="8"/>else if ('2+' in mults &amp;&amp; parseInt(match.rank) &gt;= 2) {return 1;}</text:p>
      <text:p text:style-name="P1"><text:s text:c="8"/>else if ('6+' in mults &amp;&amp; parseInt(match.rank) &gt;= 6) {return 1;}</text:p>
      <text:p text:style-name="P1"><text:s text:c="8"/>else if ('11+' in mults &amp;&amp; parseInt(match.rank) &gt;= 11) {return 1;}</text:p>
      <text:p text:style-name="P1"><text:s text:c="8"/>else if ('21+' in mults &amp;&amp; parseInt(match.rank) &gt;= 21) {return 1;}</text:p>
      <text:p text:style-name="P1"><text:s text:c="8"/>else if ('51+' in mults &amp;&amp; parseInt(match.rank) &gt;= 51) {return 1;}</text:p>
      <text:p text:style-name="P1"><text:s text:c="8"/>else if ('101+' in mults &amp;&amp; parseInt(match.rank) &gt;= 101) {return 1;}</text:p>
      <text:p text:style-name="P1"><text:s text:c="8"/>else if ('201+' in mults &amp;&amp; parseInt(match.rank) &gt;= 201) {return 1;}</text:p>
      <text:p text:style-name="P1"><text:s text:c="8"/>else if ('Custom' in mults) {</text:p>
      <text:p text:style-name="P1"><text:s text:c="12"/>if (parseInt(match.rank) &gt;= lowrank &amp;&amp; parseInt(match.rank) &lt;= highrank) {return 1;}</text:p>
      <text:p text:style-name="P1"><text:s text:c="12"/>return 0;</text:p>
      <text:p text:style-name="P1"><text:s text:c="12"/>}</text:p>
      <text:p text:style-name="P1"><text:s text:c="8"/>else {return 0;}</text:p>
      <text:p text:style-name="P1"><text:s text:c="8"/>}</text:p>
      <text:p text:style-name="P1"><text:s text:c="4"/>else if (fid == 'level') {</text:p>
      <text:p text:style-name="P1"><text:s text:c="8"/>if ('All ATP' in mults) {</text:p>
      <text:p text:style-name="P1"><text:s text:c="12"/>if (match.level == 'Q' || match.level == 'C') {}</text:p>
      <text:p text:style-name="P1"><text:s text:c="12"/>else if (match.level == 'J' || match.level == 'S') {}</text:p>
      <text:p text:style-name="P1"><text:s text:c="12"/>else if (match.round == 'Q1' || match.round == 'Q2') {} // redundant, but current week</text:p>
      <text:p text:style-name="P1"><text:soft-page-break/><text:s text:c="12"/>else if (match.round == 'Q3' || match.round == 'Q4') {} // qualies 'level' aren't correctly labeled</text:p>
      <text:p text:style-name="P1"><text:s text:c="12"/>else {return 1;} </text:p>
      <text:p text:style-name="P1"><text:s text:c="12"/>}</text:p>
      <text:p text:style-name="P1"><text:s text:c="8"/>if ('All Pro' in mults) {</text:p>
      <text:p text:style-name="P1"><text:s text:c="12"/>if (match.level == 'J') {}</text:p>
      <text:p text:style-name="P1"><text:s text:c="12"/>else {return 1;}</text:p>
      <text:p text:style-name="P1"><text:s text:c="12"/>}</text:p>
      <text:p text:style-name="P1"><text:s text:c="8"/>if ('Challengers' in mults) {</text:p>
      <text:p text:style-name="P1"><text:s text:c="12"/>if (match.level != 'C') {}</text:p>
      <text:p text:style-name="P1"><text:s text:c="12"/>else if (match.round == 'Q1' || match.round == 'Q2') {} // redundant, but current week</text:p>
      <text:p text:style-name="P1"><text:s text:c="12"/>else if (match.round == 'Q3' || match.round == 'Q4') {} // qualies 'level' aren't correctly labeled</text:p>
      <text:p text:style-name="P1"><text:s text:c="12"/>else {return 1;} </text:p>
      <text:p text:style-name="P1"><text:s text:c="12"/>}</text:p>
      <text:p text:style-name="P1"><text:s text:c="8"/>if ('CH Qualies' in mults) {</text:p>
      <text:p text:style-name="P1"><text:s text:c="12"/>if (match.level != 'C') {}</text:p>
      <text:p text:style-name="P1"><text:s text:c="12"/>else if (match.round.slice(0,1) == 'R' || match.round == 'QF') {} // redundant, but current week</text:p>
      <text:p text:style-name="P1"><text:s text:c="12"/>else if (match.round == 'SF' || match.round == 'F') {} // qualies 'level' aren't correctly labeled</text:p>
      <text:p text:style-name="P1"><text:s text:c="12"/>else {return 1;} </text:p>
      <text:p text:style-name="P1"><text:s text:c="12"/>}</text:p>
      <text:p text:style-name="P1"><text:s text:c="8"/>if (levdict2[match.level] in mults) {return 1;}</text:p>
      <text:p text:style-name="P1"><text:s text:c="8"/>else {return 0;}</text:p>
      <text:p text:style-name="P1"><text:s text:c="8"/>}</text:p>
      <text:p text:style-name="P1"><text:s text:c="4"/>else if (fid == 'round') {</text:p>
      <text:p text:style-name="P1"><text:s text:c="8"/>if (rddict2[match.round] in mults) {return 1;}</text:p>
      <text:p text:style-name="P1"><text:s text:c="8"/>if ('First Round' in mults &amp;&amp; parseInt(match.roundnum) == 1) {return 1;}</text:p>
      <text:p text:style-name="P1"><text:s text:c="8"/>if ('Second Round' in mults &amp;&amp; parseInt(match.roundnum) == 2) {return 1;}</text:p>
      <text:p text:style-name="P1"><text:s text:c="8"/>if ('Third Round' in mults &amp;&amp; parseInt(match.roundnum) == 3) {return 1;}</text:p>
      <text:p text:style-name="P1"><text:s text:c="8"/>if ('First Match' in mults &amp;&amp; parseInt(match.matchnum) == 1) {return 1;}</text:p>
      <text:p text:style-name="P1"><text:s text:c="8"/>if ('Second Match' in mults &amp;&amp; parseInt(match.matchnum) == 2) {return 1;}</text:p>
      <text:p text:style-name="P1"><text:s text:c="8"/>if ('Third Match' in mults &amp;&amp; parseInt(match.matchnum) == 3) {return 1;}</text:p>
      <text:p text:style-name="P1"><text:s text:c="8"/>else {return 0;}</text:p>
      <text:p text:style-name="P1"><text:s text:c="8"/>}</text:p>
      <text:p text:style-name="P1"><text:s text:c="4"/>else if (fid == 'span') {</text:p>
      <text:p text:style-name="P1"><text:s text:c="8"/>if ('Career' in mults) {return 1;}</text:p>
      <text:p text:style-name="P1"><text:s text:c="8"/>else if ('Last 52' in mults) {</text:p>
      <text:p text:style-name="P1"><text:s text:c="12"/>var keyday;</text:p>
      <text:p text:style-name="P1"><text:s text:c="12"/>if (doubles == 1) {</text:p>
      <text:p text:style-name="P1"><text:s text:c="16"/>if (active_dubs == 1) {keyday = today;}</text:p>
      <text:p text:style-name="P1"><text:s text:c="16"/>else {keyday = lastdate_dubs;}</text:p>
      <text:p text:style-name="P1"><text:s text:c="16"/>}</text:p>
      <text:p text:style-name="P1"><text:s text:c="12"/>else {</text:p>
      <text:p text:style-name="P1"><text:s text:c="16"/>if (active == 1) {keyday = today;}</text:p>
      <text:p text:style-name="P1"><text:s text:c="16"/>else {keyday = lastdate;}</text:p>
      <text:p text:style-name="P1"><text:s text:c="16"/>}</text:p>
      <text:p text:style-name="P1"><text:s text:c="12"/>if (parseInt(match.date) &lt; (keyday-10000)) {}</text:p>
      <text:p text:style-name="P1"><text:s text:c="12"/>//else if (parseInt(match.date) &gt; keyday) {}</text:p>
      <text:p text:style-name="P1"><text:s text:c="12"/>else {return 1;}</text:p>
      <text:p text:style-name="P1"><text:s text:c="12"/>}</text:p>
      <text:p text:style-name="P1"><text:s text:c="8"/>if ('Custom' in mults) {</text:p>
      <text:p text:style-name="P1"><text:soft-page-break/><text:s text:c="12"/>if (parseInt(match.date) &gt;= startdate &amp;&amp; parseInt(match.date) &lt;= enddate) {return 1;}</text:p>
      <text:p text:style-name="P1"><text:s text:c="12"/>return 0;</text:p>
      <text:p text:style-name="P1"><text:s text:c="12"/>}</text:p>
      <text:p text:style-name="P1"><text:s text:c="8"/>var yr = match.date.slice(0,4);</text:p>
      <text:p text:style-name="P1"><text:s text:c="8"/>var mmdd = match.date.slice(4);</text:p>
      <text:p text:style-name="P1"><text:s text:c="8"/>var syr;</text:p>
      <text:p text:style-name="P1"><text:s text:c="8"/>if (parseInt(mmdd) &gt; 1226) {</text:p>
      <text:p text:style-name="P1"><text:s text:c="12"/>syr = (parseInt(yr) + 1) + '';</text:p>
      <text:p text:style-name="P1"><text:s text:c="12"/>}</text:p>
      <text:p text:style-name="P1"><text:s text:c="8"/>else {syr = yr;}</text:p>
      <text:p text:style-name="P1"><text:s text:c="8"/>if (syr in mults) {return 1;}</text:p>
      <text:p text:style-name="P1"><text:s text:c="8"/>else {return 0;}</text:p>
      <text:p text:style-name="P1"><text:s text:c="8"/>}</text:p>
      <text:p text:style-name="P1"><text:s text:c="4"/>else if (fid == 'entry') { <text:s/>// -1 because entry can be '' for seeds</text:p>
      <text:p text:style-name="P1"><text:s text:c="8"/>if ('Qualifier' in mults &amp;&amp; (match.entry == 'Q' || match.entry == 'LL')) {return 1;}</text:p>
      <text:p text:style-name="P1"><text:s text:c="8"/>else if ('Wild Card' in mults &amp;&amp; match.entry == 'WC') {return 1;}</text:p>
      <text:p text:style-name="P1"><text:s text:c="8"/>else if ('Seeded' in mults &amp;&amp; match.seed.length &gt; 0) {return 1;}</text:p>
      <text:p text:style-name="P1"><text:s text:c="8"/>else if (match.level == 'F' || match.level == 'D') {return 0;}</text:p>
      <text:p text:style-name="P1"><text:s text:c="8"/>else if ('Unseeded' in mults &amp;&amp; match.seed.length == 0) {return 1;}</text:p>
      <text:p text:style-name="P1"><text:s text:c="8"/>else {return 0;}</text:p>
      <text:p text:style-name="P1"><text:s text:c="8"/>}</text:p>
      <text:p text:style-name="P1"><text:s text:c="4"/>else if (fid == 'oentry') { <text:s/>// -1 because entry can be '' for seeds</text:p>
      <text:p text:style-name="P1"><text:s text:c="8"/>if ('Qualifier' in mults &amp;&amp; (match.oentry == 'Q' || match.oentry == 'LL')) {return 1;}</text:p>
      <text:p text:style-name="P1"><text:s text:c="8"/>else if ('Wild Card' in mults &amp;&amp; match.oentry == 'WC') {return 1;}</text:p>
      <text:p text:style-name="P1"><text:s text:c="8"/>else if ('Seeded' in mults &amp;&amp; match.oseed.length &gt; 0) {return 1;}</text:p>
      <text:p text:style-name="P1"><text:s text:c="8"/>else if (match.level == 'F' || match.level == 'D') {return 0;}</text:p>
      <text:p text:style-name="P1"><text:s text:c="8"/>else if ('Unseeded' in mults &amp;&amp; match.oseed.length == 0) {return 1;}</text:p>
      <text:p text:style-name="P1"><text:s text:c="8"/>else {return 0;}</text:p>
      <text:p text:style-name="P1"><text:s text:c="8"/>}</text:p>
      <text:p text:style-name="P1"><text:s text:c="4"/>else if (fid == 'height') { <text:s/></text:p>
      <text:p text:style-name="P1"><text:s text:c="8"/>if ('Shorter' in mults &amp;&amp; parseInt(match.oht) &lt; ht) {return 1;}</text:p>
      <text:p text:style-name="P1"><text:s text:c="8"/>else if ('Taller' in mults &amp;&amp; parseInt(match.oht) &gt; ht) {return 1;}</text:p>
      <text:p text:style-name="P1"><text:s text:c="8"/>else if ("Under 5'10" in mults &amp;&amp; parseInt(match.oht) &lt; 178) {return 1;}</text:p>
      <text:p text:style-name="P1"><text:s text:c="8"/>else if ("Under 6'0" in mults &amp;&amp; parseInt(match.oht) &lt; 183) {return 1;}</text:p>
      <text:p text:style-name="P1"><text:s text:c="8"/>else if ("Over 6'2" in mults &amp;&amp; parseInt(match.oht) &gt; 188) {return 1;}</text:p>
      <text:p text:style-name="P1"><text:s text:c="8"/>else if ("Over 6'4" in mults &amp;&amp; parseInt(match.oht) &gt; 193) {return 1;}</text:p>
      <text:p text:style-name="P1"><text:s text:c="8"/>else {return 0;}</text:p>
      <text:p text:style-name="P1"><text:s text:c="8"/>}</text:p>
      <text:p text:style-name="P1"><text:s text:c="4"/>else if (fid == 'sets') {</text:p>
      <text:p text:style-name="P1"><text:s text:c="8"/>if (match.score == '') {return 0;}</text:p>
      <text:p text:style-name="P1"><text:s text:c="8"/>if (match.score == 'W/O') {return 0;}</text:p>
      <text:p text:style-name="P1"><text:s text:c="8"/>if ('All Best of 3' in mults &amp;&amp; (parseInt(match.max) == 3)) {return 1;}</text:p>
      <text:p text:style-name="P1"><text:s text:c="8"/>else if ('All Best of 5' in mults &amp;&amp; (parseInt(match.max) == 5)) {return 1;}</text:p>
      <text:p text:style-name="P1"><text:s text:c="8"/>if ('Straights' in mults || 'Deciders' in mults) {</text:p>
      <text:p text:style-name="P1"><text:s text:c="12"/>//if (match.score == 'W/O') {return 0;} // only because later filters could not possibly include this</text:p>
      <text:p text:style-name="P1"><text:s text:c="12"/>var sets = match.score.split(' ');</text:p>
      <text:p text:style-name="P1"><text:s text:c="12"/>var nsets = sets.length;</text:p>
      <text:p text:style-name="P1"><text:s text:c="12"/>if (sets[(sets.length-1)] == 'RET') {nsets = nsets - 1;}</text:p>
      <text:p text:style-name="P1"><text:s text:c="12"/>if ('Straights' in mults &amp;&amp; (match.max/nsets &gt;= 1.4)) {return 1;}</text:p>
      <text:p text:style-name="P1"><text:s text:c="12"/>else if ('Deciders' in mults &amp;&amp; (parseInt(match.max) == nsets)) {return 1;}</text:p>
      <text:p text:style-name="P1"><text:s text:c="12"/>}</text:p>
      <text:p text:style-name="P1"><text:soft-page-break/><text:s text:c="8"/>if ('5-Setters' in mults &amp;&amp; (parseInt(match.max) == 5)) {</text:p>
      <text:p text:style-name="P1"><text:s text:c="12"/>var sets = match.score.split(' ');</text:p>
      <text:p text:style-name="P1"><text:s text:c="12"/>var nsets = sets.length;</text:p>
      <text:p text:style-name="P1"><text:s text:c="12"/>if (sets[(sets.length-1)] == 'RET') {nsets = nsets - 1;}</text:p>
      <text:p text:style-name="P1"><text:s text:c="12"/>if (nsets == 5) {return 1;}</text:p>
      <text:p text:style-name="P1"><text:s text:c="12"/>}</text:p>
      <text:p text:style-name="P1"><text:s text:c="8"/>if ('4-Setters' in mults &amp;&amp; (parseInt(match.max) == 5)) {</text:p>
      <text:p text:style-name="P1"><text:s text:c="12"/>var sets = match.score.split(' ');</text:p>
      <text:p text:style-name="P1"><text:s text:c="12"/>var nsets = sets.length;</text:p>
      <text:p text:style-name="P1"><text:s text:c="12"/>if (sets[(sets.length-1)] == 'RET') {nsets = nsets - 1;}</text:p>
      <text:p text:style-name="P1"><text:s text:c="12"/>if (nsets == 4) {return 1;}</text:p>
      <text:p text:style-name="P1"><text:s text:c="12"/>}</text:p>
      <text:p text:style-name="P1"><text:s text:c="8"/>if ('3 Sets (of 5)' in mults &amp;&amp; (parseInt(match.max) == 5)) {</text:p>
      <text:p text:style-name="P1"><text:s text:c="12"/>var sets = match.score.split(' ');</text:p>
      <text:p text:style-name="P1"><text:s text:c="12"/>var nsets = sets.length;</text:p>
      <text:p text:style-name="P1"><text:s text:c="12"/>if (sets[(sets.length-1)] == 'RET') {nsets = nsets - 1;}</text:p>
      <text:p text:style-name="P1"><text:s text:c="12"/>if (nsets == 3) {return 1;}</text:p>
      <text:p text:style-name="P1"><text:s text:c="12"/>}</text:p>
      <text:p text:style-name="P1"><text:s text:c="8"/>if ('3 Sets (of 3)' in mults &amp;&amp; (parseInt(match.max) == 3)) {</text:p>
      <text:p text:style-name="P1"><text:s text:c="12"/>var sets = match.score.split(' ');</text:p>
      <text:p text:style-name="P1"><text:s text:c="12"/>var nsets = sets.length;</text:p>
      <text:p text:style-name="P1"><text:s text:c="12"/>if (sets[(sets.length-1)] == 'RET') {nsets = nsets - 1;}</text:p>
      <text:p text:style-name="P1"><text:s text:c="12"/>if (nsets == 3) {return 1;}</text:p>
      <text:p text:style-name="P1"><text:s text:c="12"/>}</text:p>
      <text:p text:style-name="P1"><text:s text:c="8"/>if ('2-Setters' in mults &amp;&amp; (parseInt(match.max) == 3)) {</text:p>
      <text:p text:style-name="P1"><text:s text:c="12"/>var sets = match.score.split(' ');</text:p>
      <text:p text:style-name="P1"><text:s text:c="12"/>var nsets = sets.length;</text:p>
      <text:p text:style-name="P1"><text:s text:c="12"/>if (sets[(sets.length-1)] == 'RET') {nsets = nsets - 1;}</text:p>
      <text:p text:style-name="P1"><text:s text:c="12"/>if (nsets == 2) {return 1;}</text:p>
      <text:p text:style-name="P1"><text:s text:c="12"/>}</text:p>
      <text:p text:style-name="P1"><text:s text:c="8"/>}</text:p>
      <text:p text:style-name="P1"><text:s text:c="4"/>else if (fid == 'scores') {</text:p>
      <text:p text:style-name="P1"><text:s text:c="8"/>if (match.score.indexOf('7-6') != -1) {</text:p>
      <text:p text:style-name="P1"><text:s text:c="12"/>if ('All tiebreaks' in mults) {return 1;}</text:p>
      <text:p text:style-name="P1"><text:s text:c="12"/>else if ('TB won' in mults &amp;&amp; match.wl == 'W') {return 1;}</text:p>
      <text:p text:style-name="P1"><text:s text:c="12"/>else if ('TB lost' in mults &amp;&amp; match.wl == 'L') {return 1;}</text:p>
      <text:p text:style-name="P1"><text:s text:c="12"/>}</text:p>
      <text:p text:style-name="P1"><text:s text:c="8"/>if (match.score.indexOf('6-7') != -1) {</text:p>
      <text:p text:style-name="P1"><text:s text:c="12"/>if ('All tiebreaks' in mults) {return 1;}</text:p>
      <text:p text:style-name="P1"><text:s text:c="12"/>else if ('TB won' in mults &amp;&amp; match.wl == 'L') {return 1;}</text:p>
      <text:p text:style-name="P1"><text:s text:c="12"/>else if ('TB lost' in mults &amp;&amp; match.wl == 'W') {return 1;}</text:p>
      <text:p text:style-name="P1"><text:s text:c="12"/>}</text:p>
      <text:p text:style-name="P1"><text:s text:c="8"/>if ('Deciding TB' in mults) {</text:p>
      <text:p text:style-name="P1"><text:s text:c="12"/>var sets = match.score.split(' ');</text:p>
      <text:p text:style-name="P1"><text:s text:c="12"/>var nsets = sets.length;</text:p>
      <text:p text:style-name="P1"><text:s text:c="12"/>if (sets[(sets.length-1)] == 'RET') {nsets = nsets - 1;}</text:p>
      <text:p text:style-name="P1"><text:s text:c="12"/>if (parseInt(match.max) == nsets) {</text:p>
      <text:p text:style-name="P1"><text:s text:c="16"/>var lastset = sets[sets.length-1];</text:p>
      <text:p text:style-name="P1"><text:s text:c="16"/>if (lastset.indexOf('7-6') != -1) {return 1;}</text:p>
      <text:p text:style-name="P1"><text:s text:c="16"/>else if (lastset.indexOf('6-7') != -1) {return 1;}</text:p>
      <text:p text:style-name="P1"><text:s text:c="16"/>} <text:s text:c="4"/></text:p>
      <text:p text:style-name="P1"><text:s text:c="12"/>}</text:p>
      <text:p text:style-name="P1"><text:soft-page-break/><text:s text:c="8"/>if (match.score.indexOf('7-5') != -1) {</text:p>
      <text:p text:style-name="P1"><text:s text:c="12"/>if ('All 7-5' in mults) {return 1;}</text:p>
      <text:p text:style-name="P1"><text:s text:c="12"/>else if ('7-5 won' in mults &amp;&amp; match.wl == 'W') {return 1;}</text:p>
      <text:p text:style-name="P1"><text:s text:c="12"/>else if ('7-5 lost' in mults &amp;&amp; match.wl == 'L') {return 1;}</text:p>
      <text:p text:style-name="P1"><text:s text:c="12"/>}</text:p>
      <text:p text:style-name="P1"><text:s text:c="8"/>if (match.score.indexOf('5-7') != -1) {</text:p>
      <text:p text:style-name="P1"><text:s text:c="12"/>if ('All 7-5' in mults) {return 1;}</text:p>
      <text:p text:style-name="P1"><text:s text:c="12"/>else if ('7-5 won' in mults &amp;&amp; match.wl == 'L') {return 1;}</text:p>
      <text:p text:style-name="P1"><text:s text:c="12"/>else if ('7-5 lost' in mults &amp;&amp; match.wl == 'W') {return 1;}</text:p>
      <text:p text:style-name="P1"><text:s text:c="12"/>} <text:s/></text:p>
      <text:p text:style-name="P1"><text:s text:c="8"/>if (match.score.indexOf('6-0') != -1) {</text:p>
      <text:p text:style-name="P1"><text:s text:c="12"/>if ('All bagels' in mults) {return 1;}</text:p>
      <text:p text:style-name="P1"><text:s text:c="12"/>else if ('6-0 won' in mults &amp;&amp; match.wl == 'W') {return 1;}</text:p>
      <text:p text:style-name="P1"><text:s text:c="12"/>else if ('6-0 lost' in mults &amp;&amp; match.wl == 'L') {return 1;}</text:p>
      <text:p text:style-name="P1"><text:s text:c="12"/>}</text:p>
      <text:p text:style-name="P1"><text:s text:c="8"/>if (match.score.indexOf('0-6') != -1) {</text:p>
      <text:p text:style-name="P1"><text:s text:c="12"/>if (match.score.indexOf('70-68') != -1) {return 0;} </text:p>
      <text:p text:style-name="P1"><text:s text:c="12"/>else if ('All bagels' in mults) {return 1;}</text:p>
      <text:p text:style-name="P1"><text:s text:c="12"/>else if ('6-0 won' in mults &amp;&amp; match.wl == 'L') {return 1;}</text:p>
      <text:p text:style-name="P1"><text:s text:c="12"/>else if ('6-0 lost' in mults &amp;&amp; match.wl == 'W') {return 1;}</text:p>
      <text:p text:style-name="P1"><text:s text:c="12"/>} <text:s/></text:p>
      <text:p text:style-name="P1"><text:s text:c="8"/>if (match.score.indexOf('6-1') != -1) {</text:p>
      <text:p text:style-name="P1"><text:s text:c="12"/>if ('All 6-1' in mults) {return 1;}</text:p>
      <text:p text:style-name="P1"><text:s text:c="12"/>else if ('6-1 won' in mults &amp;&amp; match.wl == 'W') {return 1;}</text:p>
      <text:p text:style-name="P1"><text:s text:c="12"/>else if ('6-1 lost' in mults &amp;&amp; match.wl == 'L') {return 1;}</text:p>
      <text:p text:style-name="P1"><text:s text:c="12"/>}</text:p>
      <text:p text:style-name="P1"><text:s text:c="8"/>if (match.score.indexOf('1-6') != -1) {</text:p>
      <text:p text:style-name="P1"><text:s text:c="12"/>if ('All 6-1' in mults) {return 1;}</text:p>
      <text:p text:style-name="P1"><text:s text:c="12"/>else if ('6-1 won' in mults &amp;&amp; match.wl == 'L') {return 1;}</text:p>
      <text:p text:style-name="P1"><text:s text:c="12"/>else if ('6-1 lost' in mults &amp;&amp; match.wl == 'W') {return 1;}</text:p>
      <text:p text:style-name="P1"><text:s text:c="12"/>} </text:p>
      <text:p text:style-name="P1"><text:s text:c="8"/>return 0; <text:s text:c="19"/></text:p>
      <text:p text:style-name="P1"><text:s text:c="8"/>}</text:p>
      <text:p text:style-name="P1"><text:s text:c="4"/>else if (fid == 'results') {</text:p>
      <text:p text:style-name="P1"><text:s text:c="8"/>if (match.score == '') {return 0;}</text:p>
      <text:p text:style-name="P1"><text:s text:c="8"/>if (match.score.indexOf('W') != -1 || match.score.indexOf('w') != -1) {</text:p>
      <text:p text:style-name="P1"><text:s text:c="12"/>if ('W by W/O' in mults &amp;&amp; match.wl == 'W') {return 1;}</text:p>
      <text:p text:style-name="P1"><text:s text:c="12"/>else if ('L by W/O' in mults &amp;&amp; match.wl == 'L') {return 1;}</text:p>
      <text:p text:style-name="P1"><text:s text:c="12"/>else {return 0;}</text:p>
      <text:p text:style-name="P1"><text:s text:c="12"/>} // only because later filters could not possibly include this</text:p>
      <text:p text:style-name="P1"><text:s text:c="8"/>else if (match.score.slice(-3) == 'RET') {</text:p>
      <text:p text:style-name="P1"><text:s text:c="12"/>if ('W by RET' in mults &amp;&amp; match.wl == 'W') {return 1;}</text:p>
      <text:p text:style-name="P1"><text:s text:c="12"/>else if ('Wins' in mults &amp;&amp; match.wl == 'W') {return 1;}</text:p>
      <text:p text:style-name="P1"><text:s text:c="12"/>else if ('L by RET' in mults &amp;&amp; match.wl == 'L') {return 1;}</text:p>
      <text:p text:style-name="P1"><text:s text:c="12"/>else if ('Losses' in mults &amp;&amp; match.wl == 'L') {return 1;}</text:p>
      <text:p text:style-name="P1"><text:s text:c="12"/>else {return 0;}</text:p>
      <text:p text:style-name="P1"><text:s text:c="12"/>} <text:s/></text:p>
      <text:p text:style-name="P1"><text:s text:c="8"/>else if (match.score.slice(-3) == 'DEF' || match.score.slice(-3) == 'ABD') {</text:p>
      <text:p text:style-name="P1"><text:s text:c="12"/>if ('Completed' in mults) {return 0;}</text:p>
      <text:p text:style-name="P1"><text:s text:c="12"/>} <text:s text:c="4"/></text:p>
      <text:p text:style-name="P1"><text:s text:c="8"/>else if ('Completed' in mults) {return 1;}</text:p>
      <text:p text:style-name="P1"><text:s text:c="8"/>if ('Wins' in mults &amp;&amp; match.wl == 'W') {return 1;}</text:p>
      <text:p text:style-name="P1"><text:soft-page-break/><text:s text:c="8"/>else if ('Losses' in mults &amp;&amp; match.wl == 'L') {return 1;}</text:p>
      <text:p text:style-name="P1"><text:s text:c="8"/>var sets = match.score.split(' ');</text:p>
      <text:p text:style-name="P1"><text:s text:c="8"/>if (sets[1] == 'RET') {return 0;} // only because this is the last filter</text:p>
      <text:p text:style-name="P1"><text:s text:c="8"/>var firstset = sets[0];</text:p>
      <text:p text:style-name="P1"><text:s text:c="8"/>var a = parseInt(firstset[0]), b = parseInt(firstset[2]);</text:p>
      <text:p text:style-name="P1"><text:s text:c="8"/>var wonfirst;</text:p>
      <text:p text:style-name="P1"><text:s text:c="8"/>if (match.wl == 'W') {</text:p>
      <text:p text:style-name="P1"><text:s text:c="12"/>if (a&gt;b) {wonfirst=1;}</text:p>
      <text:p text:style-name="P1"><text:s text:c="12"/>else {wonfirst=0;}</text:p>
      <text:p text:style-name="P1"><text:s text:c="12"/>}</text:p>
      <text:p text:style-name="P1"><text:s text:c="8"/>else {</text:p>
      <text:p text:style-name="P1"><text:s text:c="12"/>if (a&gt;b) {wonfirst=0;}</text:p>
      <text:p text:style-name="P1"><text:s text:c="12"/>else {wonfirst=1;}</text:p>
      <text:p text:style-name="P1"><text:s text:c="12"/>}</text:p>
      <text:p text:style-name="P1"><text:s text:c="8"/>if ('Won 1st Set' in mults &amp;&amp; wonfirst == 1) {return 1;}</text:p>
      <text:p text:style-name="P1"><text:s text:c="8"/>else if ('Lost 1st Set' in mults &amp;&amp; wonfirst == 0) {return 1;}</text:p>
      <text:p text:style-name="P1"><text:s text:c="8"/>if (sets.length &lt; 3) {return 0;} // limit to five-setters</text:p>
      <text:p text:style-name="P1"><text:s text:c="8"/>else if (sets[2] == 'RET') {return 0;} // only because this is the last filter</text:p>
      <text:p text:style-name="P1"><text:s text:c="8"/>var secondset = sets[1];</text:p>
      <text:p text:style-name="P1"><text:s text:c="8"/>var a = parseInt(secondset[0]), b = parseInt(secondset[2]);</text:p>
      <text:p text:style-name="P1"><text:s text:c="8"/>var wonsecond;</text:p>
      <text:p text:style-name="P1"><text:s text:c="8"/>if (match.wl == 'W') {</text:p>
      <text:p text:style-name="P1"><text:s text:c="12"/>if (a&gt;b) {wonsecond=1;}</text:p>
      <text:p text:style-name="P1"><text:s text:c="12"/>else {wonsecond=0;}</text:p>
      <text:p text:style-name="P1"><text:s text:c="12"/>}</text:p>
      <text:p text:style-name="P1"><text:s text:c="8"/>else {</text:p>
      <text:p text:style-name="P1"><text:s text:c="12"/>if (a&gt;b) {wonsecond=0;}</text:p>
      <text:p text:style-name="P1"><text:s text:c="12"/>else {wonsecond=1;}</text:p>
      <text:p text:style-name="P1"><text:s text:c="12"/>}</text:p>
      <text:p text:style-name="P1"><text:s text:c="8"/>if ('Won Sets 1&amp;2' in mults &amp;&amp; (wonfirst == 1 &amp;&amp; wonsecond == 1)) {return 1;}</text:p>
      <text:p text:style-name="P1"><text:s text:c="8"/>else if ('Lost Sets 1&amp;2' in mults &amp;&amp; (wonsecond == 0 &amp;&amp; wonfirst == 0)) {return 1;}</text:p>
      <text:p text:style-name="P1"><text:s text:c="8"/>else if ('Split 1&amp;2' in mults &amp;&amp; (wonfirst != wonsecond)) {return 1;}</text:p>
      <text:p text:style-name="P1"><text:s text:c="8"/>if (sets.length &lt; 4) {return 0;} // limit to four-plus setters</text:p>
      <text:p text:style-name="P1"><text:s text:c="8"/>else if (sets[3] == 'RET') {return 0;} // only because this is the last filter</text:p>
      <text:p text:style-name="P1"><text:s text:c="8"/>var thirdset = sets[2];</text:p>
      <text:p text:style-name="P1"><text:s text:c="8"/>var a = parseInt(thirdset[0]), b = parseInt(thirdset[2]);</text:p>
      <text:p text:style-name="P1"><text:s text:c="8"/>var wonthird;</text:p>
      <text:p text:style-name="P1"><text:s text:c="8"/>if (match.wl == 'W') {</text:p>
      <text:p text:style-name="P1"><text:s text:c="12"/>if (a&gt;b) {wonthird=1;}</text:p>
      <text:p text:style-name="P1"><text:s text:c="12"/>else {wonthird=0;}</text:p>
      <text:p text:style-name="P1"><text:s text:c="12"/>}</text:p>
      <text:p text:style-name="P1"><text:s text:c="8"/>else {</text:p>
      <text:p text:style-name="P1"><text:s text:c="12"/>if (a&gt;b) {wonthird=0;}</text:p>
      <text:p text:style-name="P1"><text:s text:c="12"/>else {wonthird=1;}</text:p>
      <text:p text:style-name="P1"><text:s text:c="12"/>}</text:p>
      <text:p text:style-name="P1"><text:s text:c="8"/>var setswon = wonfirst+wonsecond+wonthird</text:p>
      <text:p text:style-name="P1"><text:s text:c="8"/>if ('Up 2-1 Sets' in mults &amp;&amp; setswon == 2) {return 1;}</text:p>
      <text:p text:style-name="P1"><text:s text:c="8"/>else if ('Down 1\u20112 Sets' in mults &amp;&amp; setswon == 1) {return 1;} <text:s text:c="7"/></text:p>
      <text:p text:style-name="P1"><text:s text:c="8"/>return 0;</text:p>
      <text:p text:style-name="P1"><text:s text:c="8"/>}</text:p>
      <text:p text:style-name="P1"><text:s text:c="4"/>else if (fid == 'tourney') {</text:p>
      <text:p text:style-name="P1"><text:s text:c="8"/>if ('Tour Finals' in mults) {</text:p>
      <text:p text:style-name="P1"><text:soft-page-break/><text:s text:c="12"/>if (match.tourn == 'Tour Finals' || match.tourn == 'Masters Cup') {return 1;}</text:p>
      <text:p text:style-name="P1"><text:s text:c="12"/>}</text:p>
      <text:p text:style-name="P1"><text:s text:c="8"/>else if ('Olympics' in mults) {</text:p>
      <text:p text:style-name="P1"><text:s text:c="12"/>if (match.tourn.indexOf('Olympics') != -1) {return 1;}</text:p>
      <text:p text:style-name="P1"><text:s text:c="12"/>}</text:p>
      <text:p text:style-name="P1"><text:s text:c="8"/>else if ('Davis Cup' in mults) {</text:p>
      <text:p text:style-name="P1"><text:s text:c="12"/>if (match.tourn.indexOf('Davis Cup') != -1) {return 1;}</text:p>
      <text:p text:style-name="P1"><text:s text:c="12"/>}</text:p>
      <text:p text:style-name="P1"><text:s text:c="8"/>else if (match.tourn.slice(-2) == ' Q') {</text:p>
      <text:p text:style-name="P1"><text:s text:c="12"/>if (match.tourn.slice(0,-2) in mults) {return 1;}</text:p>
      <text:p text:style-name="P1"><text:s text:c="12"/>}</text:p>
      <text:p text:style-name="P1"><text:s text:c="8"/>if (match.tourn in mults) {return 1;}</text:p>
      <text:p text:style-name="P1"><text:s text:c="8"/>else if (match.tourn.slice(4) in mults) {return 1;}</text:p>
      <text:p text:style-name="P1"><text:s text:c="8"/>return 0;</text:p>
      <text:p text:style-name="P1"><text:s text:c="8"/>}</text:p>
      <text:p text:style-name="P1"><text:s text:c="4"/>else if (fid == 'country') {</text:p>
      <text:p text:style-name="P1"><text:s text:c="8"/>if (match.ocountry in mults) {return 1;}</text:p>
      <text:p text:style-name="P1"><text:s text:c="8"/>return 0;</text:p>
      <text:p text:style-name="P1"><text:s text:c="8"/>}</text:p>
      <text:p text:style-name="P1"><text:s text:c="4"/>else if (fid == 'surface') {</text:p>
      <text:p text:style-name="P1"><text:s text:c="8"/>if (match.surf in mults) {return 1;}</text:p>
      <text:p text:style-name="P1"><text:s text:c="8"/>return 0;</text:p>
      <text:p text:style-name="P1"><text:s text:c="8"/>}</text:p>
      <text:p text:style-name="P1"><text:s text:c="4"/>else if (fid == 'h2h') {</text:p>
      <text:p text:style-name="P1"><text:s text:c="8"/>if (match.opp in mults) {return 1;}</text:p>
      <text:p text:style-name="P1"><text:s text:c="8"/>return 0;</text:p>
      <text:p text:style-name="P1"><text:s text:c="8"/>}</text:p>
      <text:p text:style-name="P1"><text:s text:c="4"/>else if (fid == 'not') {</text:p>
      <text:p text:style-name="P1"><text:s text:c="8"/>if (match.opp in mults) {return 0;}</text:p>
      <text:p text:style-name="P1"><text:s text:c="8"/>return 1;</text:p>
      <text:p text:style-name="P1"><text:s text:c="8"/>}</text:p>
      <text:p text:style-name="P1"><text:s text:c="4"/>else if (fid == 'partner') {</text:p>
      <text:p text:style-name="P1"><text:s text:c="8"/>if (match.partner in mults) {return 1;}</text:p>
      <text:p text:style-name="P1"><text:s text:c="8"/>return 0; <text:s text:c="7"/></text:p>
      <text:p text:style-name="P1"><text:s text:c="8"/>}</text:p>
      <text:p text:style-name="P1"><text:s text:c="4"/>else if (fid == 'opp') {</text:p>
      <text:p text:style-name="P1"><text:s text:c="8"/>if (match.opp in mults) {return 1;}</text:p>
      <text:p text:style-name="P1"><text:s text:c="8"/>else if (match.opp2 in mults) {return 1;}</text:p>
      <text:p text:style-name="P1"><text:s text:c="8"/>return 0; <text:s text:c="7"/></text:p>
      <text:p text:style-name="P1"><text:s text:c="8"/>}</text:p>
      <text:p text:style-name="P1"><text:s text:c="4"/>else if (fid == 'oppteam') {</text:p>
      <text:p text:style-name="P1"><text:s text:c="8"/>var fullteam = match.opp + '/' + match.opp2;</text:p>
      <text:p text:style-name="P1"><text:s text:c="8"/>if (fullteam in mults) {return 1;}</text:p>
      <text:p text:style-name="P1"><text:s text:c="8"/>return 0; <text:s text:c="7"/></text:p>
      <text:p text:style-name="P1"><text:s text:c="8"/>} <text:s text:c="3"/></text:p>
      <text:p text:style-name="P1"><text:s text:c="4"/>else if (fid == 'stats') {</text:p>
      <text:p text:style-name="P1"><text:s text:c="8"/>//alert('in stats filter');</text:p>
      <text:p text:style-name="P1"><text:s text:c="8"/>// eventually validate / check that choice and operator are not defaults</text:p>
      <text:p text:style-name="P1"><text:s text:c="8"/>var thresh = Number(statinput);</text:p>
      <text:p text:style-name="P1"><text:s text:c="8"/>if (isNaN(thresh) == true) {return 1;} // some kind of message?</text:p>
      <text:p text:style-name="P1"><text:s text:c="8"/>// get relevant stat for this match; eventually put this in an external function</text:p>
      <text:p text:style-name="P1"><text:s text:c="8"/>// if no stats, return 0 ?</text:p>
      <text:p text:style-name="P1"><text:soft-page-break/><text:s text:c="8"/>var mstat = 0;</text:p>
      <text:p text:style-name="P1"><text:s text:c="8"/>if (statchoice == 'Dom Ratio') {</text:p>
      <text:p text:style-name="P1"><text:s text:c="12"/>if (match.ofwon == "") {return 0;}</text:p>
      <text:p text:style-name="P1"><text:s text:c="12"/>var rpw = 1 - (parseInt(match.ofwon) + parseInt(match.oswon))/match.opts; // dominance ratio:</text:p>
      <text:p text:style-name="P1"><text:s text:c="12"/>var spl = 1 - ((parseInt(match.fwon) + parseInt(match.swon))/match.pts);</text:p>
      <text:p text:style-name="P1"><text:s text:c="12"/>mstat = rpw/spl;</text:p>
      <text:p text:style-name="P1"><text:s text:c="12"/>}</text:p>
      <text:p text:style-name="P1"><text:s text:c="8"/>else if (statchoice == 'Ace Perc') {</text:p>
      <text:p text:style-name="P1"><text:s text:c="12"/>if (match.aces == "") {return 0;}</text:p>
      <text:p text:style-name="P1"><text:s text:c="12"/>mstat = (match.aces/match.pts)*100;</text:p>
      <text:p text:style-name="P1"><text:s text:c="12"/>}</text:p>
      <text:p text:style-name="P1"><text:s text:c="8"/>else if (statchoice == 'DF Perc') {</text:p>
      <text:p text:style-name="P1"><text:s text:c="12"/>if (match.dfs == "") {return 0;}</text:p>
      <text:p text:style-name="P1"><text:s text:c="12"/>mstat = (match.dfs/match.pts)*100;</text:p>
      <text:p text:style-name="P1"><text:s text:c="12"/>}</text:p>
      <text:p text:style-name="P1"><text:s text:c="8"/>else if (statchoice == '1st In') {</text:p>
      <text:p text:style-name="P1"><text:s text:c="12"/>if (match.firsts == "") {return 0;}</text:p>
      <text:p text:style-name="P1"><text:s text:c="12"/>mstat = (match.firsts/match.pts)*100;</text:p>
      <text:p text:style-name="P1"><text:s text:c="12"/>}</text:p>
      <text:p text:style-name="P1"><text:s text:c="8"/>else if (statchoice == '1st WPc') {</text:p>
      <text:p text:style-name="P1"><text:s text:c="12"/>if (match.fwon == "") {return 0;}</text:p>
      <text:p text:style-name="P1"><text:s text:c="12"/>mstat = (match.fwon/match.firsts)*100;</text:p>
      <text:p text:style-name="P1"><text:s text:c="12"/>}</text:p>
      <text:p text:style-name="P1"><text:s text:c="8"/>else if (statchoice == '2nd WPc') {</text:p>
      <text:p text:style-name="P1"><text:s text:c="12"/>if (match.swon == "") {return 0;}</text:p>
      <text:p text:style-name="P1"><text:s text:c="12"/>mstat = (match.swon/(match.pts-match.firsts))*100;</text:p>
      <text:p text:style-name="P1"><text:s text:c="12"/>}</text:p>
      <text:p text:style-name="P1"><text:s text:c="8"/>else if (statchoice == 'BP Svd Pc') {</text:p>
      <text:p text:style-name="P1"><text:s text:c="12"/>if (match.saved == "") {return 0;}</text:p>
      <text:p text:style-name="P1"><text:s text:c="12"/>mstat = (match.saved/match.chances)*100;</text:p>
      <text:p text:style-name="P1"><text:s text:c="12"/>}</text:p>
      <text:p text:style-name="P1"><text:s text:c="8"/>else if (statchoice == 'BP Saved') {</text:p>
      <text:p text:style-name="P1"><text:s text:c="12"/>if (match.saved == "") {return 0;}</text:p>
      <text:p text:style-name="P1"><text:s text:c="12"/>mstat = parseInt(match.saved);</text:p>
      <text:p text:style-name="P1"><text:s text:c="12"/>}</text:p>
      <text:p text:style-name="P1"><text:s text:c="8"/>else if (statchoice == 'BPC Faced') {</text:p>
      <text:p text:style-name="P1"><text:s text:c="12"/>if (match.chances == "") {return 0;}</text:p>
      <text:p text:style-name="P1"><text:s text:c="12"/>mstat = parseInt(match.chances);</text:p>
      <text:p text:style-name="P1"><text:s text:c="12"/>}</text:p>
      <text:p text:style-name="P1"><text:s text:c="8"/>else if (statchoice == 'TPW') {</text:p>
      <text:p text:style-name="P1"><text:s text:c="12"/>if (match.fwon == "") {return 0;}</text:p>
      <text:p text:style-name="P1"><text:s text:c="12"/>var pointswon = parseInt(match.fwon) + parseInt(match.swon) + (match.opts - match.ofwon - match.oswon);</text:p>
      <text:p text:style-name="P1"><text:s text:c="12"/>mstat = (pointswon/(parseInt(match.pts) + parseInt(match.opts)))*100;</text:p>
      <text:p text:style-name="P1"><text:s text:c="12"/>}</text:p>
      <text:p text:style-name="P1"><text:s text:c="8"/>else if (statchoice == 'RPW') {</text:p>
      <text:p text:style-name="P1"><text:s text:c="12"/>if (match.ofwon == "") {return 0;}</text:p>
      <text:p text:style-name="P1"><text:s text:c="12"/>mstat = (1 - ((parseInt(match.ofwon) + parseInt(match.oswon))/match.opts))*100;</text:p>
      <text:p text:style-name="P1"><text:s text:c="12"/>}</text:p>
      <text:p text:style-name="P1"><text:s text:c="8"/>else if (statchoice == 'vAce Pc') {</text:p>
      <text:p text:style-name="P1"><text:s text:c="12"/>if (match.oaces == "") {return 0;}</text:p>
      <text:p text:style-name="P1"><text:soft-page-break/><text:s text:c="12"/>mstat = (match.oaces/match.opts)*100;</text:p>
      <text:p text:style-name="P1"><text:s text:c="12"/>}</text:p>
      <text:p text:style-name="P1"><text:s text:c="8"/>else if (statchoice == 'v1st WPc') {</text:p>
      <text:p text:style-name="P1"><text:s text:c="12"/>if (match.ofwon == "") {return 0;}</text:p>
      <text:p text:style-name="P1"><text:s text:c="12"/>mstat = (1 - (match.ofwon/match.ofirsts))*100;</text:p>
      <text:p text:style-name="P1"><text:s text:c="12"/>}</text:p>
      <text:p text:style-name="P1"><text:s text:c="8"/>else if (statchoice == 'v2nd WPc') {</text:p>
      <text:p text:style-name="P1"><text:s text:c="12"/>if (match.oswon == "") {return 0;}</text:p>
      <text:p text:style-name="P1"><text:s text:c="12"/>mstat = (1 - (match.oswon/(match.opts-match.ofirsts)))*100;</text:p>
      <text:p text:style-name="P1"><text:s text:c="12"/>}</text:p>
      <text:p text:style-name="P1"><text:s text:c="8"/>else if (statchoice == 'BP Cnv Pc') {</text:p>
      <text:p text:style-name="P1"><text:s text:c="12"/>if (match.osaved == "") {return 0;}</text:p>
      <text:p text:style-name="P1"><text:s text:c="12"/>mstat = (1 - (match.osaved/match.ochances))*100;</text:p>
      <text:p text:style-name="P1"><text:s text:c="12"/>}</text:p>
      <text:p text:style-name="P1"><text:s text:c="8"/>else if (statchoice == 'BP Conv') {</text:p>
      <text:p text:style-name="P1"><text:s text:c="12"/>if (match.ochances == "") {return 0;}</text:p>
      <text:p text:style-name="P1"><text:s text:c="12"/>mstat = (match.ochances - match.osaved);</text:p>
      <text:p text:style-name="P1"><text:s text:c="12"/>}</text:p>
      <text:p text:style-name="P1"><text:s text:c="8"/>else if (statchoice == 'BP Chncs') {</text:p>
      <text:p text:style-name="P1"><text:s text:c="12"/>if (match.ochances == "") {return 0;}</text:p>
      <text:p text:style-name="P1"><text:s text:c="12"/>mstat = parseInt(match.ochances);</text:p>
      <text:p text:style-name="P1"><text:s text:c="12"/>}</text:p>
      <text:p text:style-name="P1"><text:s text:c="8"/>else if (statchoice == 'Tot Pts') {</text:p>
      <text:p text:style-name="P1"><text:s text:c="12"/>if (match.pts == "") {return 0;}</text:p>
      <text:p text:style-name="P1"><text:s text:c="12"/>mstat = (parseInt(match.pts) + parseInt(match.opts));</text:p>
      <text:p text:style-name="P1"><text:s text:c="12"/>}</text:p>
      <text:p text:style-name="P1"><text:s text:c="8"/>else if (statchoice == 'Aces') {</text:p>
      <text:p text:style-name="P1"><text:s text:c="12"/>if (match.aces == "") {return 0;}</text:p>
      <text:p text:style-name="P1"><text:s text:c="12"/>mstat = parseInt(match.aces);</text:p>
      <text:p text:style-name="P1"><text:s text:c="12"/>}</text:p>
      <text:p text:style-name="P1"><text:s text:c="8"/>else if (statchoice == 'DFs') {</text:p>
      <text:p text:style-name="P1"><text:s text:c="12"/>if (match.dfs == "") {return 0;}</text:p>
      <text:p text:style-name="P1"><text:s text:c="12"/>mstat = parseInt(match.dfs);</text:p>
      <text:p text:style-name="P1"><text:s text:c="12"/>}</text:p>
      <text:p text:style-name="P1"><text:s text:c="8"/>else if (statchoice == 'Sv Pts') {</text:p>
      <text:p text:style-name="P1"><text:s text:c="12"/>if (match.pts == "") {return 0;}</text:p>
      <text:p text:style-name="P1"><text:s text:c="12"/>mstat = parseInt(match.pts);</text:p>
      <text:p text:style-name="P1"><text:s text:c="12"/>}</text:p>
      <text:p text:style-name="P1"><text:s text:c="8"/>else if (statchoice == '1Sv Pts') {</text:p>
      <text:p text:style-name="P1"><text:s text:c="12"/>if (match.firsts == "") {return 0;}</text:p>
      <text:p text:style-name="P1"><text:s text:c="12"/>mstat = parseInt(match.firsts);</text:p>
      <text:p text:style-name="P1"><text:s text:c="12"/>}</text:p>
      <text:p text:style-name="P1"><text:s text:c="8"/>else if (statchoice == '2Sv Pts') {</text:p>
      <text:p text:style-name="P1"><text:s text:c="12"/>if (match.pts == "") {return 0;}</text:p>
      <text:p text:style-name="P1"><text:s text:c="12"/>mstat = match.pts-match.firsts;</text:p>
      <text:p text:style-name="P1"><text:s text:c="12"/>}</text:p>
      <text:p text:style-name="P1"><text:s text:c="8"/>else if (statchoice == 'vAces') {</text:p>
      <text:p text:style-name="P1"><text:s text:c="12"/>if (match.oaces == "") {return 0;}</text:p>
      <text:p text:style-name="P1"><text:s text:c="12"/>mstat = parseInt(match.oaces);</text:p>
      <text:p text:style-name="P1"><text:s text:c="12"/>}</text:p>
      <text:p text:style-name="P1"><text:s text:c="8"/>else if (statchoice == 'Time') {</text:p>
      <text:p text:style-name="P1"><text:s text:c="12"/>if (match.time == "") {return 0;}</text:p>
      <text:p text:style-name="P1"><text:soft-page-break/><text:s text:c="12"/>mstat = parseInt(match.time);</text:p>
      <text:p text:style-name="P1"><text:s text:c="12"/>} <text:s text:c="11"/></text:p>
      <text:p text:style-name="P1"><text:s text:c="8"/>else {return 1;} // invalid stat choice; some kind of message?</text:p>
      <text:p text:style-name="P1"><text:s text:c="8"/>// separate based on operator</text:p>
      <text:p text:style-name="P1"><text:s text:c="8"/>if (statoperatorchoice == 'gt' &amp;&amp; mstat &lt;= thresh) {return 0;}</text:p>
      <text:p text:style-name="P1"><text:s text:c="8"/>else if (statoperatorchoice == 'lt' &amp;&amp; mstat &gt;= thresh) {return 0;}</text:p>
      <text:p text:style-name="P1"><text:s text:c="8"/>else if (statoperatorchoice == 'ge' &amp;&amp; mstat &lt; thresh) {return 0;}</text:p>
      <text:p text:style-name="P1"><text:s text:c="8"/>else if (statoperatorchoice == 'le' &amp;&amp; mstat &gt; thresh) {return 0;}</text:p>
      <text:p text:style-name="P1"><text:s text:c="8"/>else if (statoperatorchoice == 'eq' &amp;&amp; mstat != thresh) {return 0;}</text:p>
      <text:p text:style-name="P1"><text:s text:c="8"/>else {return 1;} // invalid operator; some kind of message?</text:p>
      <text:p text:style-name="P1"><text:s text:c="8"/>}</text:p>
      <text:p text:style-name="P1"><text:s text:c="4"/>}</text:p>
      <text:p text:style-name="P1"><text:s text:c="4"/></text:p>
      <text:p text:style-name="P1">function unitePartners(multselect) {</text:p>
      <text:p text:style-name="P1"><text:s text:c="4"/>// filter displays doubles team on two lines,</text:p>
      <text:p text:style-name="P1"><text:s text:c="4"/>// so filter parser thinks that's two items, not </text:p>
      <text:p text:style-name="P1"><text:s text:c="4"/>// one. this function glues them back together</text:p>
      <text:p text:style-name="P1"><text:s text:c="4"/>var mults = {};</text:p>
      <text:p text:style-name="P1"><text:s text:c="4"/>var mult_list = [];</text:p>
      <text:p text:style-name="P1"><text:s text:c="4"/>for (var i=0; i&lt;multselect.length; i++) {</text:p>
      <text:p text:style-name="P1"><text:s text:c="8"/>if (i % 2 == 0) {</text:p>
      <text:p text:style-name="P1"><text:s text:c="12"/>var team = multselect[i];</text:p>
      <text:p text:style-name="P1"><text:s text:c="12"/>}</text:p>
      <text:p text:style-name="P1"><text:s text:c="8"/>else {</text:p>
      <text:p text:style-name="P1"><text:s text:c="12"/>team = team + multselect[i].slice(1);</text:p>
      <text:p text:style-name="P1"><text:s text:c="12"/>mults[team.replace(/\u00a0/g, ' ')] = 1;</text:p>
      <text:p text:style-name="P1"><text:s text:c="12"/>mult_list.push(team.replace(/\u00a0/g, ' '));</text:p>
      <text:p text:style-name="P1"><text:s text:c="12"/>}</text:p>
      <text:p text:style-name="P1"><text:s text:c="8"/>} <text:s/></text:p>
      <text:p text:style-name="P1"><text:s text:c="4"/>return [mults, mult_list]; <text:s/></text:p>
      <text:p text:style-name="P1"><text:s text:c="4"/>}</text:p>
      <text:p text:style-name="P1"/>
      <text:p text:style-name="P1">function genfilter(fid, first, match, att) {</text:p>
      <text:p text:style-name="P1"><text:s text:c="4"/>// fid = filter id; first = default select; match = relevant match object; att = rel attribute</text:p>
      <text:p text:style-name="P1"><text:s text:c="4"/>// find e.g. 'surfaceselected' text -- that's it</text:p>
      <text:p text:style-name="P1"><text:s text:c="4"/>var selname = '.' + fid + 'selected';</text:p>
      <text:p text:style-name="P1"><text:s text:c="4"/>var multselect = $(selname).text().split(fourspaces + fourspaces).slice(1); // list of selected for this filter</text:p>
      <text:p text:style-name="P1"><text:s text:c="4"/>if (multselect[0] == undefined) { // ugly IE hack</text:p>
      <text:p text:style-name="P1"><text:s text:c="4"/><text:tab/>var multselect = $(selname).text().split(" <text:s text:c="7"/>").slice(1);</text:p>
      <text:p text:style-name="P1"><text:s text:c="4"/><text:tab/>}</text:p>
      <text:p text:style-name="P1"><text:s text:c="4"/>if (fid == "oppteam" &amp;&amp; multselect[0] != "All") {</text:p>
      <text:p text:style-name="P1"><text:s text:c="8"/>var mult_unit = unitePartners(multselect);</text:p>
      <text:p text:style-name="P1"><text:s text:c="8"/>var mults = mult_unit[0];</text:p>
      <text:p text:style-name="P1"><text:s text:c="8"/>}</text:p>
      <text:p text:style-name="P1"><text:s text:c="4"/>else {</text:p>
      <text:p text:style-name="P1"><text:s text:c="8"/>var mults = {};</text:p>
      <text:p text:style-name="P1"><text:s text:c="8"/>// make list into object, for 'in' searching</text:p>
      <text:p text:style-name="P1"><text:s text:c="8"/>for (var i=0; i&lt;multselect.length; i++) {mults[multselect[i].replace(/\u00a0/g, ' ')] = 1;} <text:s/></text:p>
      <text:p text:style-name="P1"><text:s text:c="8"/>}</text:p>
      <text:p text:style-name="P1"><text:s text:c="4"/>if ('All' in mults) {return 1;}</text:p>
      <text:p text:style-name="P1"><text:s text:c="4"/>else if (filterDict(fid, match, mults) != 1) {return 0;} // this is where it gets messy</text:p>
      <text:p text:style-name="P1"><text:soft-page-break/><text:s text:c="4"/>return 1;</text:p>
      <text:p text:style-name="P1"><text:s text:c="4"/>}</text:p>
      <text:p text:style-name="P1"/>
      <text:p text:style-name="P1">function hidePermalink() {</text:p>
      <text:p text:style-name="P1"><text:s text:c="4"/>if ($(".perma").text() == 'Hide Permalink') { // generalize this, also add to other toggles that change permalink?</text:p>
      <text:p text:style-name="P1"><text:s text:c="8"/>$(".perma").html('Table Permalink');</text:p>
      <text:p text:style-name="P1"><text:s text:c="8"/>$("#permalink").remove();</text:p>
      <text:p text:style-name="P1"><text:s text:c="8"/>}</text:p>
      <text:p text:style-name="P1"><text:s text:c="4"/>}</text:p>
      <text:p text:style-name="P1"/>
      <text:p text:style-name="P1">function getWinLossTiebreak(match) {</text:p>
      <text:p text:style-name="P1"><text:s text:c="4"/>var tb = 0, tbwon = 0;</text:p>
      <text:p text:style-name="P1"><text:s text:c="4"/>if (match.score.search('W/O') == -1 &amp;&amp; match.score != '') {</text:p>
      <text:p text:style-name="P1"><text:s text:c="8"/>if (match.wl == 'W') {match["wins"] = 1; match["losses"] = 0;}</text:p>
      <text:p text:style-name="P1"><text:s text:c="8"/>else {match["losses"] = 1; match["wins"] = 0;}</text:p>
      <text:p text:style-name="P1"><text:s text:c="8"/>}</text:p>
      <text:p text:style-name="P1"><text:s text:c="4"/>else {match["wins"] = 0; match["losses"] = 0;}</text:p>
      <text:p text:style-name="P1"><text:s text:c="4"/>// do some calculations</text:p>
      <text:p text:style-name="P1"><text:s text:c="4"/>sets = match.score.split(' '); <text:s text:c="6"/></text:p>
      <text:p text:style-name="P1"><text:s text:c="4"/>for (var i=0; i&lt;sets.length; i++) {</text:p>
      <text:p text:style-name="P1"><text:s text:c="8"/>// tb counting</text:p>
      <text:p text:style-name="P1"><text:s text:c="8"/>if (sets[i].slice(0, 3) == '7-6') {</text:p>
      <text:p text:style-name="P1"><text:s text:c="12"/>tb++;</text:p>
      <text:p text:style-name="P1"><text:s text:c="12"/>if (match.wl == 'W') {tbwon++;}</text:p>
      <text:p text:style-name="P1"><text:s text:c="12"/>}</text:p>
      <text:p text:style-name="P1"><text:s text:c="8"/>else if (sets[i].slice(0, 3) == '6-7') {</text:p>
      <text:p text:style-name="P1"><text:s text:c="12"/>tb++;</text:p>
      <text:p text:style-name="P1"><text:s text:c="12"/>if (match.wl == 'L') {tbwon++;}</text:p>
      <text:p text:style-name="P1"><text:s text:c="12"/>}</text:p>
      <text:p text:style-name="P1"><text:s text:c="8"/>}</text:p>
      <text:p text:style-name="P1"><text:s text:c="4"/>match["tiebreaks"] = tb;</text:p>
      <text:p text:style-name="P1"><text:s text:c="4"/>match["tbwon"] = tbwon;</text:p>
      <text:p text:style-name="P1"><text:s text:c="4"/>return match;</text:p>
      <text:p text:style-name="P1"><text:s text:c="4"/>}</text:p>
      <text:p text:style-name="P1"/>
      <text:p text:style-name="P1">function makeSplitStatRow(mt) {</text:p>
      <text:p text:style-name="P1"><text:s text:c="4"/>var wl = mt["wins"] + '-' + mt["losses"] + ' (' + alignRound((mt["wins"]/(mt['wins'] + mt['losses'])), 0, 1) + ')';</text:p>
      <text:p text:style-name="P1"><text:s text:c="4"/>var tbrecord = mt["tbwon"] + '-' + (mt["tiebreaks"]-mt["tbwon"]) + ' (' + alignRound((mt["tbwon"]/(mt["tiebreaks"])), 0, 1) + ')';</text:p>
      <text:p text:style-name="P1"><text:s text:c="4"/>var acerate = alignRound((mt["aces"]/mt["pts"]), 1, 1);</text:p>
      <text:p text:style-name="P1"><text:s text:c="4"/>var firstin = alignRound((mt["firsts"]/mt["pts"]), 1, 1);</text:p>
      <text:p text:style-name="P1"><text:s text:c="4"/>var fwin = alignRound((mt.fwon/mt.firsts), 1, 1);</text:p>
      <text:p text:style-name="P1"><text:s text:c="4"/>var swin = alignRound((mt.swon/(mt.pts-mt.firsts)), 1, 1);</text:p>
      <text:p text:style-name="P1"><text:s text:c="4"/>var rpw = 1 - (mt.ofwon + mt.oswon)/mt.opts;</text:p>
      <text:p text:style-name="P1"><text:s text:c="4"/>var rpwShow = alignRound(rpw, 1, 1)</text:p>
      <text:p text:style-name="P1"><text:s text:c="4"/>var spw = (mt.fwon + mt.swon)/mt.pts;</text:p>
      <text:p text:style-name="P1"><text:s text:c="4"/>var spwShow = alignRound(spw, 1, 1)</text:p>
      <text:p text:style-name="P1"><text:s text:c="4"/>var spl = 1 - spw;</text:p>
      <text:p text:style-name="P1"><text:s text:c="4"/>var tpw = (mt.fwon + mt.swon + mt.opts - mt.ofwon - mt.oswon)/(mt.pts + mt.opts);</text:p>
      <text:p text:style-name="P1"><text:s text:c="4"/>var tpwShow = alignRound(tpw, 1, 1)</text:p>
      <text:p text:style-name="P1"><text:soft-page-break/><text:s text:c="4"/>var domratio = alignRound(rpw/spl, 2);</text:p>
      <text:p text:style-name="P1"><text:s text:c="4"/>var holds = mt.games - (mt.chances - mt.saved);</text:p>
      <text:p text:style-name="P1"><text:s text:c="4"/>var hld = holds / mt.games;</text:p>
      <text:p text:style-name="P1"><text:s text:c="4"/>var hldShow = alignRound(hld, 1, 1);</text:p>
      <text:p text:style-name="P1"><text:s text:c="4"/>var breaks = mt.ochances - mt.osaved;</text:p>
      <text:p text:style-name="P1"><text:s text:c="4"/>var brk = breaks / mt.ogames;</text:p>
      <text:p text:style-name="P1"><text:s text:c="4"/>var brkShow = alignRound(brk, 1, 1);</text:p>
      <text:p text:style-name="P1"><text:s text:c="4"/>var statrow = [wl, tbrecord, acerate, firstin, fwin, swin, hldShow, spwShow, brkShow, rpwShow, tpwShow, domratio];</text:p>
      <text:p text:style-name="P1"><text:s text:c="4"/>return statrow;</text:p>
      <text:p text:style-name="P1"><text:s text:c="4"/>}</text:p>
      <text:p text:style-name="P1"/>
      <text:p text:style-name="P1">var matchhead = ["date","tourn","surf","level","wl","rank","seed","entry","round",</text:p>
      <text:p text:style-name="P1"><text:s text:c="17"/>"score","max","opp","orank","oseed","oentry","ohand","obday",</text:p>
      <text:p text:style-name="P1"><text:s text:c="17"/>"oht","ocountry","oactive","time","aces","dfs","pts","firsts","fwon",</text:p>
      <text:p text:style-name="P1"><text:s text:c="17"/>"swon",'games',"saved","chances","oaces","odfs","opts","ofirsts",</text:p>
      <text:p text:style-name="P1"><text:s text:c="17"/>"ofwon","oswon",'ogames',"osaved","ochances", "obackhand", "chartlink",</text:p>
      <text:p text:style-name="P1"><text:s text:c="17"/>"pslink","whserver","matchid","wh","roundnum","matchnum"]</text:p>
      <text:p text:style-name="P1"><text:s text:c="17"/></text:p>
      <text:p text:style-name="P1">var matchhead_dubs = ["date","tourn","surf","level","wl","rank","seed","entry","round",</text:p>
      <text:p text:style-name="P1"><text:s text:c="17"/>"score","max","partner", "partnerlast", "prank", "phand", "pbday", "pht", "pcountry", "pactive",</text:p>
      <text:p text:style-name="P1"><text:s text:c="14"/>"oseed", "oentry", "opp","olast","orank","ohand","obday","oht","ocountry","oactive",</text:p>
      <text:p text:style-name="P1"><text:s text:c="14"/>"opp2","o2last","o2rank","o2hand","o2bday","o2ht","o2country","o2active",</text:p>
      <text:p text:style-name="P1"><text:s text:c="14"/>"time","aces","dfs","pts","firsts","fwon",</text:p>
      <text:p text:style-name="P1"><text:s text:c="17"/>"swon",'games',"saved","chances","oaces","odfs","opts","ofirsts",</text:p>
      <text:p text:style-name="P1"><text:s text:c="17"/>"ofwon","oswon",'ogames',"osaved","ochances", "obackhand", "chartlink",</text:p>
      <text:p text:style-name="P1"><text:s text:c="17"/>"pslink","whserver","matchid","wh","roundnum","matchnum"]</text:p>
      <text:p text:style-name="P1"/>
      <text:p text:style-name="P1">var totals = {"aces": 0,"pts": 0,"firsts": 0,"fwon": 0, "swon": 0, "oaces": 0,"opts": 0,"ofirsts":0,"ofwon": 0,"oswon": 0,</text:p>
      <text:p text:style-name="P1"><text:s text:c="14"/>"wins":0, "losses":0, "tiebreaks":0, "tbwon":0, "games":0, "ogames":0, "saved":0, "osaved":0, "ochances":0, "chances":0};</text:p>
      <text:p text:style-name="P1">//var stats = ["aces","pts","firsts","fwon", "swon", "oaces","opts","ofirsts","ofwon","oswon", "wins","losses", "tiebreaks", "tbwon"];</text:p>
      <text:p text:style-name="P1">// extending this for h2h tally purposes</text:p>
      <text:p text:style-name="P1">var stats = ["aces","dfs","pts","firsts","fwon", "swon", "saved", "chances", "oaces","opts", "ofirsts","ofwon","oswon", </text:p>
      <text:p text:style-name="P1"><text:s text:c="13"/>"osaved","ochances","wins","losses", "tiebreaks", "tbwon", "games", "ogames"];</text:p>
      <text:p text:style-name="P1"/>
      <text:p text:style-name="P1">function addYearSplits() {</text:p>
      <text:p text:style-name="P1"><text:s text:c="4"/>if (!$('#tabDubs').hasClass("tablink")) {</text:p>
      <text:p text:style-name="P1"><text:s text:c="8"/>var splits_head = matchhead_dubs;</text:p>
      <text:p text:style-name="P1"><text:s text:c="8"/>var splits_matches = matchmx_dubs;</text:p>
      <text:p text:style-name="P1"><text:s text:c="8"/>}</text:p>
      <text:p text:style-name="P1"><text:s text:c="4"/>else {</text:p>
      <text:p text:style-name="P1"><text:s text:c="8"/>var splits_head = matchhead;</text:p>
      <text:p text:style-name="P1"><text:s text:c="8"/>var splits_matches = matchmx;</text:p>
      <text:p text:style-name="P1"><text:s text:c="8"/>}</text:p>
      <text:p text:style-name="P1"><text:s text:c="4"/>// remove/set aside bottom row?! need id tag for bottom row</text:p>
      <text:p text:style-name="P1"><text:s text:c="4"/>var splitlist = [];</text:p>
      <text:p text:style-name="P1"><text:s text:c="4"/>var splits = {'Career': $.extend(true, {}, totals)};</text:p>
      <text:p text:style-name="P1"><text:soft-page-break/><text:s text:c="4"/>for (m=0; m&lt;splits_matches.length; m++) {</text:p>
      <text:p text:style-name="P1"><text:s text:c="8"/>var match = {}</text:p>
      <text:p text:style-name="P1"><text:s text:c="8"/>for (var x=0; x&lt;splits_head.length; x++) {</text:p>
      <text:p text:style-name="P1"><text:s text:c="12"/>if (splits_matches[m].length &lt;= x) {match[splits_head[x]] = '';}</text:p>
      <text:p text:style-name="P1"><text:s text:c="12"/>else {match[splits_head[x]] = splits_matches[m][x];}</text:p>
      <text:p text:style-name="P1"><text:s text:c="12"/>} </text:p>
      <text:p text:style-name="P1"><text:s text:c="8"/>var msplits = ['Career']; <text:s/></text:p>
      <text:p text:style-name="P1"><text:s text:c="8"/>//var match = matches[m];</text:p>
      <text:p text:style-name="P1"><text:s text:c="8"/>if (parseInt(match.date.slice(4)) &gt; 1224) {var year = (parseInt(match.date.slice(0,4)) + 1) + '';}</text:p>
      <text:p text:style-name="P1"><text:s text:c="8"/>else {var year = match.date.slice(0,4);}</text:p>
      <text:p text:style-name="P1"><text:s text:c="8"/>if (year in splits) {}</text:p>
      <text:p text:style-name="P1"><text:s text:c="8"/>else {</text:p>
      <text:p text:style-name="P1"><text:s text:c="12"/>splits[year] = $.extend(true, {}, totals);</text:p>
      <text:p text:style-name="P1"><text:s text:c="12"/>splitlist.push(year);</text:p>
      <text:p text:style-name="P1"><text:s text:c="12"/>}</text:p>
      <text:p text:style-name="P1"><text:s text:c="8"/>msplits.push(year);</text:p>
      <text:p text:style-name="P1"><text:s text:c="8"/>match = getWinLossTiebreak(match); <text:s text:c="2"/></text:p>
      <text:p text:style-name="P1"><text:s text:c="8"/>for (u=0; u&lt;stats.length; u++) {</text:p>
      <text:p text:style-name="P1"><text:s text:c="12"/>t = stats[u];</text:p>
      <text:p text:style-name="P1"><text:s text:c="12"/>for (i=0; i&lt;msplits.length; i++) {</text:p>
      <text:p text:style-name="P1"><text:s text:c="16"/>if (match[t] != '') {splits[msplits[i]][t] = splits[msplits[i]][t] + parseInt(match[t]);}</text:p>
      <text:p text:style-name="P1"><text:s text:c="16"/>}</text:p>
      <text:p text:style-name="P1"><text:s text:c="12"/>}</text:p>
      <text:p text:style-name="P1"><text:s text:c="8"/>}</text:p>
      <text:p text:style-name="P1"><text:s text:c="4"/>splitlist.sort();</text:p>
      <text:p text:style-name="P1"><text:s text:c="4"/>splitlist.reverse();</text:p>
      <text:p text:style-name="P1"><text:s text:c="4"/>splitlist.push('Career');</text:p>
      <text:p text:style-name="P1"><text:s text:c="4"/>for (j=0; j&lt;splitlist.length; j++) {</text:p>
      <text:p text:style-name="P1"><text:s text:c="8"/>var idnum = j+1;</text:p>
      <text:p text:style-name="P1"><text:s text:c="8"/>if (j == (splitlist.length-1)) {idnum = 0;}</text:p>
      <text:p text:style-name="P1"><text:s text:c="8"/>var yearid = 'sA' + idnum;</text:p>
      <text:p text:style-name="P1"><text:s text:c="8"/>var $row = $('&lt;tr&gt;').attr('class', 'yearsplits').attr('id', yearid);</text:p>
      <text:p text:style-name="P1"><text:s text:c="8"/>var split = splitlist[j], mt = splits[split];</text:p>
      <text:p text:style-name="P1"><text:s text:c="8"/>var statrow = makeSplitStatRow(mt);</text:p>
      <text:p text:style-name="P1"><text:s text:c="8"/>var $splitspan = $('&lt;span&gt;').text(split + ' ');</text:p>
      <text:p text:style-name="P1"><text:s text:c="8"/>//var $splitclick = $('&lt;span&gt;').text('(+)').attr('class', 'likelink splitclick');</text:p>
      <text:p text:style-name="P1"><text:s text:c="8"/>$row.append($('&lt;td&gt;').append($splitspan)); //.append($splitclick)); </text:p>
      <text:p text:style-name="P1"><text:s text:c="8"/>var cells = [];</text:p>
      <text:p text:style-name="P1"><text:s text:c="8"/>for (var i=0; i &lt; statrow.length; i++) { <text:s text:c="10"/></text:p>
      <text:p text:style-name="P1"><text:s text:c="12"/>$row.append($('&lt;td&gt;').text(statrow[i]).attr('align', 'right'));</text:p>
      <text:p text:style-name="P1"><text:s text:c="12"/>}</text:p>
      <text:p text:style-name="P1"><text:s text:c="8"/>$("#overall").append($row);</text:p>
      <text:p text:style-name="P1"><text:s text:c="8"/>}</text:p>
      <text:p text:style-name="P1"><text:s text:c="4"/>}</text:p>
      <text:p text:style-name="P1"/>
      <text:p text:style-name="P1">var splitIds = {'Last 52': '',</text:p>
      <text:p text:style-name="P1"><text:s text:c="16"/>'Hard': 'B0',</text:p>
      <text:p text:style-name="P1"><text:s text:c="16"/>'Clay': 'B1',</text:p>
      <text:p text:style-name="P1"><text:s text:c="16"/>'Grass': 'B2',</text:p>
      <text:p text:style-name="P1"><text:s text:c="16"/>'Grand Slams': 'C0',</text:p>
      <text:p text:style-name="P1"><text:s text:c="16"/>'vs Top 10': 'I0',</text:p>
      <text:p text:style-name="P1"><text:s text:c="16"/>'vs Righties': 'K0',</text:p>
      <text:p text:style-name="P1"><text:soft-page-break/><text:s text:c="16"/>'vs Lefties': 'K1',</text:p>
      <text:p text:style-name="P1"><text:s text:c="16"/>'Best of 3': 'F2',</text:p>
      <text:p text:style-name="P1"><text:s text:c="16"/>'Best of 5': 'F3',</text:p>
      <text:p text:style-name="P1"><text:s text:c="16"/>'Deciding Sets': 'F5'</text:p>
      <text:p text:style-name="P1"><text:s text:c="16"/>}</text:p>
      <text:p text:style-name="P1"/>
      <text:p text:style-name="P1">function applyPrefilters() {</text:p>
      <text:p text:style-name="P1"><text:s text:c="4"/>if (prefilters.length != 0) {</text:p>
      <text:p text:style-name="P1"><text:s text:c="8"/>for (j=0; j&lt;filterlist.length; j++) {</text:p>
      <text:p text:style-name="P1"><text:s text:c="12"/>var filter = filterlist[j];</text:p>
      <text:p text:style-name="P1"><text:s text:c="12"/>if (filter in prefilters) {</text:p>
      <text:p text:style-name="P1"><text:s text:c="16"/>$("." + filter + "choice").removeClass("selected").removeClass(filter + "selected");</text:p>
      <text:p text:style-name="P1"><text:s text:c="16"/>if (filter in alphaFilters) {</text:p>
      <text:p text:style-name="P1"><text:s text:c="20"/>var applylist = prefilters[filter].split(',');</text:p>
      <text:p text:style-name="P1"><text:s text:c="20"/>}</text:p>
      <text:p text:style-name="P1"><text:s text:c="16"/>else if (filter == 'stats') {</text:p>
      <text:p text:style-name="P1"><text:s text:c="20"/>var applylist = [prefilters[filter]]; // will break if ever multiple stat params</text:p>
      <text:p text:style-name="P1"><text:s text:c="20"/>}</text:p>
      <text:p text:style-name="P1"><text:s text:c="16"/>else {</text:p>
      <text:p text:style-name="P1"><text:s text:c="20"/>var applylist = prefilters[filter].split('i');</text:p>
      <text:p text:style-name="P1"><text:s text:c="20"/>}</text:p>
      <text:p text:style-name="P1"><text:s text:c="16"/>for (k=0; k&lt;applylist.length; k++) {</text:p>
      <text:p text:style-name="P1"><text:s text:c="20"/>// treat spanCustom separately</text:p>
      <text:p text:style-name="P1"><text:s text:c="20"/>if (applylist[k].slice(0,2) == 'cx' &amp;&amp; filter != "stats") {</text:p>
      <text:p text:style-name="P1"><text:s text:c="24"/>$("#" + filter + 'Customqq').addClass("selected").addClass(filter + "selected");</text:p>
      <text:p text:style-name="P1"><text:s text:c="24"/>if (filter == 'span') {</text:p>
      <text:p text:style-name="P1"><text:s text:c="28"/>startdate = applylist[k].slice(2,10);</text:p>
      <text:p text:style-name="P1"><text:s text:c="28"/>enddate = applylist[k].slice(10,18);</text:p>
      <text:p text:style-name="P1"><text:s text:c="28"/>}</text:p>
      <text:p text:style-name="P1"><text:s text:c="24"/>else if (filter == 'rank') {</text:p>
      <text:p text:style-name="P1"><text:s text:c="28"/>lowrank = parseInt(applylist[k].slice(2,7)) - 10000;</text:p>
      <text:p text:style-name="P1"><text:s text:c="28"/>highrank = parseInt(applylist[k].slice(7,12)) - 10000;</text:p>
      <text:p text:style-name="P1"><text:s text:c="28"/>}</text:p>
      <text:p text:style-name="P1"><text:s text:c="24"/>}</text:p>
      <text:p text:style-name="P1"><text:s text:c="20"/>else if (applylist[k].slice(0,2) == 'cx' &amp;&amp; filter == "stats") { <text:s/></text:p>
      <text:p text:style-name="P1"><text:s text:c="24"/>$("#" + filter + '0').addClass("selected").addClass(filter + "selected");</text:p>
      <text:p text:style-name="P1"><text:s text:c="24"/>var statparamstring = applylist[k].slice(2,-2);</text:p>
      <text:p text:style-name="P1"><text:s text:c="24"/>var statparams = statparamstring.split('-');</text:p>
      <text:p text:style-name="P1"><text:s text:c="24"/>statchoice = statparams[0].replace(/_/g," ");</text:p>
      <text:p text:style-name="P1"><text:s text:c="24"/>statoperatorchoice = statparams[1];</text:p>
      <text:p text:style-name="P1"><text:s text:c="24"/>statinput = statparams[2];</text:p>
      <text:p text:style-name="P1"><text:s text:c="24"/>} <text:s text:c="19"/></text:p>
      <text:p text:style-name="P1"><text:s text:c="20"/>else { <text:s text:c="13"/></text:p>
      <text:p text:style-name="P1"><text:s text:c="24"/>$("#" + filter + applylist[k]).addClass("selected").addClass(filter + "selected");</text:p>
      <text:p text:style-name="P1"><text:s text:c="24"/>}</text:p>
      <text:p text:style-name="P1"><text:s text:c="20"/>if ($("#" + filter + "head").hasClass('closed')) {$("#" + filter + "head").addClass("selected");}</text:p>
      <text:p text:style-name="P1"><text:s text:c="20"/>}</text:p>
      <text:p text:style-name="P1"><text:s text:c="16"/>}</text:p>
      <text:p text:style-name="P1"><text:s text:c="12"/>}</text:p>
      <text:p text:style-name="P1"><text:s text:c="8"/>}</text:p>
      <text:p text:style-name="P1"><text:s text:c="4"/>if (opponent.length != 0) {</text:p>
      <text:p text:style-name="P1"><text:soft-page-break/><text:s text:c="8"/>var opps = opponent.split(',');</text:p>
      <text:p text:style-name="P1"><text:s text:c="8"/>for (i=0; i&lt;opps.length; i++) {</text:p>
      <text:p text:style-name="P1"><text:s text:c="12"/>var player = insertNameSpaces(opps[i]);</text:p>
      <text:p text:style-name="P1"><text:s text:c="12"/>setPlayerFilter(player, 0, 0);</text:p>
      <text:p text:style-name="P1"><text:s text:c="12"/>setOpponentFilter(player, 0, 0);</text:p>
      <text:p text:style-name="P1"><text:s text:c="12"/>}</text:p>
      <text:p text:style-name="P1"><text:s text:c="8"/>for (i=0; i&lt;opps.length; i++) {</text:p>
      <text:p text:style-name="P1"><text:s text:c="12"/>var playerid = '#h2h' + opps[i];</text:p>
      <text:p text:style-name="P1"><text:s text:c="12"/>$(playerid).addClass('selected').addClass('h2hselected');</text:p>
      <text:p text:style-name="P1"><text:s text:c="12"/>var playerid2 = '#opp' + opps[i];</text:p>
      <text:p text:style-name="P1"><text:s text:c="12"/>$(playerid2).addClass('selected').addClass('oppselected');</text:p>
      <text:p text:style-name="P1"><text:s text:c="12"/>}</text:p>
      <text:p text:style-name="P1"><text:s text:c="8"/>$("#h2hhead").addClass("selected");</text:p>
      <text:p text:style-name="P1"><text:s text:c="8"/>$("#opphead").addClass("selected");</text:p>
      <text:p text:style-name="P1"><text:s text:c="8"/>}</text:p>
      <text:p text:style-name="P1"><text:s text:c="4"/>else {</text:p>
      <text:p text:style-name="P1"><text:s text:c="8"/>$(".h2hchoice").removeClass("selected").removeClass("h2hselected");</text:p>
      <text:p text:style-name="P1"><text:s text:c="8"/>$("#h2hdef").addClass("selected").addClass("h2hselected");</text:p>
      <text:p text:style-name="P1"><text:s text:c="8"/>$(".oppchoice").removeClass("selected").removeClass("oppselected");</text:p>
      <text:p text:style-name="P1"><text:s text:c="8"/>$("#oppdef").addClass("selected").addClass("oppselected");</text:p>
      <text:p text:style-name="P1"><text:s text:c="8"/>}</text:p>
      <text:p text:style-name="P1"><text:s text:c="4"/>if (exclude.length != 0) {</text:p>
      <text:p text:style-name="P1"><text:s text:c="8"/>var nots = exclude.split(',');</text:p>
      <text:p text:style-name="P1"><text:s text:c="8"/>for (i=0; i&lt;nots.length; i++) {</text:p>
      <text:p text:style-name="P1"><text:s text:c="12"/>var player = insertNameSpaces(nots[i]);</text:p>
      <text:p text:style-name="P1"><text:s text:c="12"/>setNotPlayerFilter(player, 0);</text:p>
      <text:p text:style-name="P1"><text:s text:c="12"/>}</text:p>
      <text:p text:style-name="P1"><text:s text:c="8"/>for (i=0; i&lt;nots.length; i++) {</text:p>
      <text:p text:style-name="P1"><text:s text:c="12"/>var playerid = '#not' + nots[i];</text:p>
      <text:p text:style-name="P1"><text:s text:c="12"/>$(playerid).addClass('selected').addClass('notselected');</text:p>
      <text:p text:style-name="P1"><text:s text:c="12"/>}</text:p>
      <text:p text:style-name="P1"><text:s text:c="8"/>$("#nothead").addClass("selected");</text:p>
      <text:p text:style-name="P1"><text:s text:c="8"/>}</text:p>
      <text:p text:style-name="P1"><text:s text:c="4"/>else {</text:p>
      <text:p text:style-name="P1"><text:s text:c="8"/>$(".notchoice").removeClass("selected").removeClass("notselected");</text:p>
      <text:p text:style-name="P1"><text:s text:c="8"/>$("#notdef").addClass("selected").addClass("notselected");</text:p>
      <text:p text:style-name="P1"><text:s text:c="8"/>//$(".notchoice").toggle();</text:p>
      <text:p text:style-name="P1"><text:s text:c="8"/>}</text:p>
      <text:p text:style-name="P1"><text:s text:c="4"/>if (partner.length != 0) {</text:p>
      <text:p text:style-name="P1"><text:s text:c="8"/>var partners = partner.split(',');</text:p>
      <text:p text:style-name="P1"><text:s text:c="8"/>for (i=0; i&lt;partners.length; i++) {</text:p>
      <text:p text:style-name="P1"><text:s text:c="12"/>var player = insertNameSpaces(partners[i]);</text:p>
      <text:p text:style-name="P1"><text:s text:c="12"/>setPartnerFilter(player, 0);</text:p>
      <text:p text:style-name="P1"><text:s text:c="12"/>}</text:p>
      <text:p text:style-name="P1"><text:s text:c="8"/>for (i=0; i&lt;partners.length; i++) {</text:p>
      <text:p text:style-name="P1"><text:s text:c="12"/>var playerid = '#partner' + partners[i];</text:p>
      <text:p text:style-name="P1"><text:s text:c="12"/>$(playerid).addClass('selected').addClass('partnerselected');</text:p>
      <text:p text:style-name="P1"><text:s text:c="12"/>}</text:p>
      <text:p text:style-name="P1"><text:s text:c="8"/>$("#partnerhead").addClass("selected");</text:p>
      <text:p text:style-name="P1"><text:s text:c="8"/>}</text:p>
      <text:p text:style-name="P1"><text:s text:c="4"/>else {</text:p>
      <text:p text:style-name="P1"><text:s text:c="8"/>$(".partnerchoice").removeClass("selected").removeClass("partnerselected");</text:p>
      <text:p text:style-name="P1"><text:soft-page-break/><text:s text:c="8"/>$("#partnerdef").addClass("selected").addClass("partnerselected");</text:p>
      <text:p text:style-name="P1"><text:s text:c="8"/>}</text:p>
      <text:p text:style-name="P1"><text:s text:c="4"/>if (opp_team.length != 0) {</text:p>
      <text:p text:style-name="P1"><text:s text:c="8"/>var teams = opp_team.split(',');</text:p>
      <text:p text:style-name="P1"><text:s text:c="8"/>for (i=0; i&lt;teams.length; i++) {</text:p>
      <text:p text:style-name="P1"><text:s text:c="12"/>var player = insertNameSpaces(teams[i]);</text:p>
      <text:p text:style-name="P1"><text:s text:c="12"/>setOppteamFilter(player, 0);</text:p>
      <text:p text:style-name="P1"><text:s text:c="12"/>}</text:p>
      <text:p text:style-name="P1"><text:s text:c="8"/>for (i=0; i&lt;teams.length; i++) {</text:p>
      <text:p text:style-name="P1"><text:s text:c="12"/>var playerid = '#oppteam' + teams[i];</text:p>
      <text:p text:style-name="P1"><text:s text:c="12"/>$(playerid).addClass('selected').addClass('oppteamselected');</text:p>
      <text:p text:style-name="P1"><text:s text:c="12"/>}</text:p>
      <text:p text:style-name="P1"><text:s text:c="8"/>$("#oppteamhead").addClass("selected");</text:p>
      <text:p text:style-name="P1"><text:s text:c="8"/>}</text:p>
      <text:p text:style-name="P1"><text:s text:c="4"/>else {</text:p>
      <text:p text:style-name="P1"><text:s text:c="8"/>$(".oppteamchoice").removeClass("selected").removeClass("oppteamselected");</text:p>
      <text:p text:style-name="P1"><text:s text:c="8"/>$("#oppteamdef").addClass("selected").addClass("oppteamselected");</text:p>
      <text:p text:style-name="P1"><text:s text:c="8"/>}</text:p>
      <text:p text:style-name="P1"><text:s text:c="4"/>$(".tabview").addClass('tablink');</text:p>
      <text:p text:style-name="P1"><text:s text:c="4"/>if (view.length != 0) {</text:p>
      <text:p text:style-name="P1"><text:s text:c="8"/>if (view == "h2h") {</text:p>
      <text:p text:style-name="P1"><text:s text:c="12"/>$("#tabHead").removeClass('tablink');</text:p>
      <text:p text:style-name="P1"><text:s text:c="12"/>$(".header").show();</text:p>
      <text:p text:style-name="P1"><text:s text:c="12"/>$("#h2hhead").hide();</text:p>
      <text:p text:style-name="P1"><text:s text:c="12"/>$("#nothead").hide();</text:p>
      <text:p text:style-name="P1"><text:s text:c="12"/>$("#minyearshead").hide(); </text:p>
      <text:p text:style-name="P1"><text:s text:c="12"/>$(".minyearschoice").hide();</text:p>
      <text:p text:style-name="P1"><text:s text:c="12"/>$("#partnerhead").hide();</text:p>
      <text:p text:style-name="P1"><text:s text:c="12"/>$(".partnerchoice").hide();</text:p>
      <text:p text:style-name="P1"><text:s text:c="12"/>$("#opphead").hide();</text:p>
      <text:p text:style-name="P1"><text:s text:c="12"/>$(".oppchoice").hide();</text:p>
      <text:p text:style-name="P1"><text:s text:c="12"/>$("#oppteamhead").hide();</text:p>
      <text:p text:style-name="P1"><text:s text:c="12"/>$(".oppteamchoice").hide();</text:p>
      <text:p text:style-name="P1"><text:s text:c="12"/>$("#handshead").hide();</text:p>
      <text:p text:style-name="P1"><text:s text:c="12"/>$(".handschoice").hide(); <text:s text:c="3"/></text:p>
      <text:p text:style-name="P1"><text:s text:c="12"/>$("#prankhead").hide();</text:p>
      <text:p text:style-name="P1"><text:s text:c="12"/>$(".prankchoice").hide();</text:p>
      <text:p text:style-name="P1"><text:s text:c="12"/>$("#phandhead").hide();</text:p>
      <text:p text:style-name="P1"><text:s text:c="12"/>$(".phandchoice").hide(); <text:s text:c="7"/></text:p>
      <text:p text:style-name="P1"><text:s text:c="12"/>}</text:p>
      <text:p text:style-name="P1"><text:s text:c="8"/>else if (view == "events") {</text:p>
      <text:p text:style-name="P1"><text:s text:c="12"/>$("#tabEvents").removeClass('tablink');</text:p>
      <text:p text:style-name="P1"><text:s text:c="12"/>$(".header").show();</text:p>
      <text:p text:style-name="P1"><text:s text:c="12"/>$("#h2hhead").hide();</text:p>
      <text:p text:style-name="P1"><text:s text:c="12"/>$("#nothead").hide(); <text:s/></text:p>
      <text:p text:style-name="P1"><text:s text:c="12"/>$("#partnerhead").hide();</text:p>
      <text:p text:style-name="P1"><text:s text:c="12"/>$(".partnerchoice").hide();</text:p>
      <text:p text:style-name="P1"><text:s text:c="12"/>$("#opphead").hide();</text:p>
      <text:p text:style-name="P1"><text:s text:c="12"/>$(".oppchoice").hide();</text:p>
      <text:p text:style-name="P1"><text:s text:c="12"/>$("#oppteamhead").hide();</text:p>
      <text:p text:style-name="P1"><text:s text:c="12"/>$(".oppteamchoice").hide();</text:p>
      <text:p text:style-name="P1"><text:s text:c="12"/>$("#handshead").hide();</text:p>
      <text:p text:style-name="P1"><text:soft-page-break/><text:s text:c="12"/>$(".handschoice").hide(); <text:s text:c="2"/></text:p>
      <text:p text:style-name="P1"><text:s text:c="12"/>$("#prankhead").hide();</text:p>
      <text:p text:style-name="P1"><text:s text:c="12"/>$(".prankchoice").hide();</text:p>
      <text:p text:style-name="P1"><text:s text:c="12"/>$("#phandhead").hide();</text:p>
      <text:p text:style-name="P1"><text:s text:c="12"/>$(".phandchoice").hide(); <text:s text:c="7"/></text:p>
      <text:p text:style-name="P1"><text:s text:c="12"/>}</text:p>
      <text:p text:style-name="P1"><text:s text:c="8"/>else if (view == "doubles") {</text:p>
      <text:p text:style-name="P1"><text:s text:c="12"/>$("#tabEvents").removeClass('tablink');</text:p>
      <text:p text:style-name="P1"><text:s text:c="12"/>$(".header").show();</text:p>
      <text:p text:style-name="P1"><text:s text:c="12"/>$("#h2hhead").hide();</text:p>
      <text:p text:style-name="P1"><text:s text:c="12"/>$("#nothead").hide(); </text:p>
      <text:p text:style-name="P1"><text:s text:c="12"/>$("#minimumhead").hide();</text:p>
      <text:p text:style-name="P1"><text:s text:c="12"/>$(".minimumchoice").hide();</text:p>
      <text:p text:style-name="P1"><text:s text:c="12"/>$("#minyearshead").hide();</text:p>
      <text:p text:style-name="P1"><text:s text:c="12"/>$(".minyearschoice").hide();</text:p>
      <text:p text:style-name="P1"><text:s text:c="12"/>$("#crankhead").hide();</text:p>
      <text:p text:style-name="P1"><text:s text:c="12"/>$(".crankchoice").hide();</text:p>
      <text:p text:style-name="P1"><text:s text:c="12"/>$("#handhead").hide();</text:p>
      <text:p text:style-name="P1"><text:s text:c="12"/>$(".handchoice").hide();<text:tab/></text:p>
      <text:p text:style-name="P1"><text:s text:c="12"/>$("#agehead").hide();</text:p>
      <text:p text:style-name="P1"><text:s text:c="12"/>$(".agechoice").hide();</text:p>
      <text:p text:style-name="P1"><text:s text:c="12"/>$("#heighthead").hide();</text:p>
      <text:p text:style-name="P1"><text:s text:c="12"/>$(".heightchoice").hide();</text:p>
      <text:p text:style-name="P1"><text:s text:c="12"/>$("#countryhead").hide();</text:p>
      <text:p text:style-name="P1"><text:s text:c="12"/>$(".countrychoice").hide();</text:p>
      <text:p text:style-name="P1"><text:s text:c="12"/>}</text:p>
      <text:p text:style-name="P1"><text:s text:c="8"/>}</text:p>
      <text:p text:style-name="P1"><text:s text:c="4"/>else { // if view == '', set to results</text:p>
      <text:p text:style-name="P1"><text:tab/> <text:s text:c="5"/>$("#tabResults").removeClass('tablink');</text:p>
      <text:p text:style-name="P1"><text:s text:c="8"/>$(".header").show();</text:p>
      <text:p text:style-name="P1"><text:s text:c="8"/>$("#minimumhead").hide();</text:p>
      <text:p text:style-name="P1"><text:s text:c="8"/>$(".minimumchoice").hide();</text:p>
      <text:p text:style-name="P1"><text:s text:c="8"/>$("#minyearshead").hide();</text:p>
      <text:p text:style-name="P1"><text:s text:c="8"/>$(".minyearschoice").hide();</text:p>
      <text:p text:style-name="P1"><text:s text:c="8"/>$("#partnerhead").hide();</text:p>
      <text:p text:style-name="P1"><text:s text:c="8"/>$(".partnerchoice").hide();</text:p>
      <text:p text:style-name="P1"><text:s text:c="8"/>$("#opphead").hide();</text:p>
      <text:p text:style-name="P1"><text:s text:c="8"/>$(".oppchoice").hide();</text:p>
      <text:p text:style-name="P1"><text:s text:c="8"/>$("#oppteamhead").hide();</text:p>
      <text:p text:style-name="P1"><text:s text:c="8"/>$(".oppteamchoice").hide();</text:p>
      <text:p text:style-name="P1"><text:s text:c="8"/>$("#handshead").hide();</text:p>
      <text:p text:style-name="P1"><text:s text:c="8"/>$(".handschoice").hide(); <text:s text:c="3"/></text:p>
      <text:p text:style-name="P1"><text:s text:c="8"/>$("#prankhead").hide();</text:p>
      <text:p text:style-name="P1"><text:s text:c="8"/>$(".prankchoice").hide();</text:p>
      <text:p text:style-name="P1"><text:s text:c="8"/>$("#phandhead").hide();</text:p>
      <text:p text:style-name="P1"><text:s text:c="8"/>$(".phandchoice").hide(); <text:s text:c="3"/><text:tab/></text:p>
      <text:p text:style-name="P1"><text:s text:c="7"/>} </text:p>
      <text:p text:style-name="P1"><text:s text:c="4"/>}</text:p>
      <text:p text:style-name="P1"/>
      <text:p text:style-name="P1">var spelled = {'A': '', 'D': '', 'N': '', 'I': '', 'T': ''};</text:p>
      <text:p text:style-name="P1">function newPrefilters(filterstring) {</text:p>
      <text:p text:style-name="P1"><text:s text:c="4"/>//alert(filterstring);</text:p>
      <text:p text:style-name="P1"><text:soft-page-break/><text:s text:c="4"/>var io = filterstring.indexOf('&amp;q=');</text:p>
      <text:p text:style-name="P1"><text:s text:c="4"/>if (io == -1) {opponent = '';}</text:p>
      <text:p text:style-name="P1"><text:s text:c="4"/>else {</text:p>
      <text:p text:style-name="P1"><text:s text:c="8"/>opponent = filterstring.slice(io+3);</text:p>
      <text:p text:style-name="P1"><text:s text:c="8"/>filterstring = filterstring.slice(0, io);</text:p>
      <text:p text:style-name="P1"><text:s text:c="8"/>}</text:p>
      <text:p text:style-name="P1"><text:s text:c="4"/>var xo = filterstring.indexOf('&amp;x=');</text:p>
      <text:p text:style-name="P1"><text:s text:c="4"/>if (xo == -1) {exclude = '';}</text:p>
      <text:p text:style-name="P1"><text:s text:c="4"/>else {</text:p>
      <text:p text:style-name="P1"><text:s text:c="8"/>exclude = filterstring.slice(xo+3);</text:p>
      <text:p text:style-name="P1"><text:s text:c="8"/>filterstring = filterstring.slice(0, xo);</text:p>
      <text:p text:style-name="P1"><text:s text:c="8"/>}</text:p>
      <text:p text:style-name="P1"><text:s text:c="4"/>var vo = filterstring.indexOf('&amp;view=');</text:p>
      <text:p text:style-name="P1"><text:s text:c="4"/>if (vo == -1) {view = '';}</text:p>
      <text:p text:style-name="P1"><text:s text:c="4"/>else {</text:p>
      <text:p text:style-name="P1"><text:s text:c="8"/>view = filterstring.slice(vo+6);</text:p>
      <text:p text:style-name="P1"><text:s text:c="8"/>filterstring = filterstring.slice(0, vo);</text:p>
      <text:p text:style-name="P1"><text:s text:c="8"/>}</text:p>
      <text:p text:style-name="P1"><text:s text:c="4"/>//alert(filterstring);</text:p>
      <text:p text:style-name="P1"><text:s text:c="4"/>prefilters = {};</text:p>
      <text:p text:style-name="P1"><text:s text:c="4"/>filterstring += 'Z';</text:p>
      <text:p text:style-name="P1"><text:s text:c="4"/>var start = 0;</text:p>
      <text:p text:style-name="P1"><text:s text:c="4"/>if (filterstring[0] in spelled) {var go = 0;}</text:p>
      <text:p text:style-name="P1"><text:s text:c="4"/>else {var go = 1;}</text:p>
      <text:p text:style-name="P1"><text:s text:c="4"/>for (c=1; c&lt;filterstring.length; c++) {</text:p>
      <text:p text:style-name="P1"><text:s text:c="8"/>if (filterstring[c] == 'q' &amp;&amp; filterstring[c-1] == 'q') {</text:p>
      <text:p text:style-name="P1"><text:s text:c="12"/>if ((c+1)&lt;filterstring.length &amp;&amp; filterstring[c+1] == ',') {}</text:p>
      <text:p text:style-name="P1"><text:s text:c="12"/>else {go = 1;}</text:p>
      <text:p text:style-name="P1"><text:s text:c="12"/>}</text:p>
      <text:p text:style-name="P1"><text:s text:c="8"/>else if (filterstring[c] in {'0': 1, '1': 1, '2': 1, '3': 1, '4': 1, '5': 1, '6': 1, '7': 1, '8': 1, '9': 1, 'i': 1, ',': 1, '+': 1} &amp;&amp; go == 1) {}</text:p>
      <text:p text:style-name="P1"><text:s text:c="8"/>else if (go == 1) {</text:p>
      <text:p text:style-name="P1"><text:s text:c="12"/>var chunk = filterstring.slice(start, c);</text:p>
      <text:p text:style-name="P1"><text:s text:c="12"/>var k = url2filter[chunk[0]];</text:p>
      <text:p text:style-name="P1"><text:s text:c="12"/>var v = chunk.slice(1);</text:p>
      <text:p text:style-name="P1"><text:s text:c="12"/>prefilters[k] = v;</text:p>
      <text:p text:style-name="P1"><text:s text:c="12"/>start = c;</text:p>
      <text:p text:style-name="P1"><text:s text:c="12"/>if (filterstring[0] in spelled) {go = 0;}</text:p>
      <text:p text:style-name="P1"><text:s text:c="12"/>}</text:p>
      <text:p text:style-name="P1"><text:s text:c="8"/>}</text:p>
      <text:p text:style-name="P1"><text:s text:c="4"/>//alert(opponent);</text:p>
      <text:p text:style-name="P1"><text:s text:c="4"/>resetFilters();</text:p>
      <text:p text:style-name="P1"><text:s text:c="4"/>applyPrefilters();</text:p>
      <text:p text:style-name="P1"><text:s text:c="4"/>makeMatchTable({}, 0);</text:p>
      <text:p text:style-name="P1"><text:s text:c="4"/>}</text:p>
      <text:p text:style-name="P1"/>
      <text:p text:style-name="P1">var splits_singles = ["Last 52", 'Hard', 'Clay', 'Grass', "Grand Slams", 'vs Top 10', 'vs Righties', 'vs Lefties',</text:p>
      <text:p text:style-name="P1"><text:s text:c="18"/>'Best of 3', 'Best of 5']; //, "Deciding Sets"];</text:p>
      <text:p text:style-name="P1">var splits_dubs = ["Last 52", 'Hard', 'Clay', 'Grass', "Grand Slams", 'vs Top 10', 'vs RH/RH', 'vs LH/LH',</text:p>
      <text:p text:style-name="P1"><text:s text:c="18"/>'vs RH/LH', 'Deciding Sets']; //'Best of 3', 'Best of 5']; <text:s text:c="18"/></text:p>
      <text:p text:style-name="P1"><text:soft-page-break/><text:s text:c="21"/></text:p>
      <text:p text:style-name="P1">function makeSplitsTable(doubles=0) {</text:p>
      <text:p text:style-name="P1"><text:s text:c="4"/>$("#wonloss").empty();</text:p>
      <text:p text:style-name="P1"><text:s text:c="4"/>if (doubles == 1) {</text:p>
      <text:p text:style-name="P1"><text:s text:c="8"/>var splitlist = splits_dubs;</text:p>
      <text:p text:style-name="P1"><text:s text:c="8"/>var splits_head = matchhead_dubs;</text:p>
      <text:p text:style-name="P1"><text:s text:c="8"/>var splits_matches = matchmx_dubs;</text:p>
      <text:p text:style-name="P1"><text:s text:c="8"/>var splits_active = active_dubs;</text:p>
      <text:p text:style-name="P1"><text:s text:c="8"/>var splits_lastdate = lastdate_dubs;</text:p>
      <text:p text:style-name="P1"><text:s text:c="8"/>}</text:p>
      <text:p text:style-name="P1"><text:s text:c="4"/>else {</text:p>
      <text:p text:style-name="P1"><text:s text:c="8"/>var splitlist = splits_singles;</text:p>
      <text:p text:style-name="P1"><text:s text:c="8"/>var splits_head = matchhead;</text:p>
      <text:p text:style-name="P1"><text:s text:c="8"/>var splits_matches = matchmx;</text:p>
      <text:p text:style-name="P1"><text:s text:c="8"/>splits_active = active;</text:p>
      <text:p text:style-name="P1"><text:s text:c="8"/>splits_lastdate = lastdate;</text:p>
      <text:p text:style-name="P1"><text:s text:c="8"/>}</text:p>
      <text:p text:style-name="P1"><text:s text:c="4"/>var splits = {'Last 52': $.extend(true, {}, totals), // alternate w/ career </text:p>
      <text:p text:style-name="P1"><text:s text:c="18"/>'Hard': $.extend(true, {}, totals),</text:p>
      <text:p text:style-name="P1"><text:s text:c="18"/>'Clay': $.extend(true, {}, totals),</text:p>
      <text:p text:style-name="P1"><text:s text:c="18"/>'Grass': $.extend(true, {}, totals),</text:p>
      <text:p text:style-name="P1"><text:s text:c="18"/>'Grand Slams': $.extend(true, {}, totals),</text:p>
      <text:p text:style-name="P1"><text:s text:c="18"/>'vs Top 10': $.extend(true, {}, totals),</text:p>
      <text:p text:style-name="P1"><text:s text:c="18"/>'vs Righties': $.extend(true, {}, totals),</text:p>
      <text:p text:style-name="P1"><text:s text:c="18"/>'vs Lefties': $.extend(true, {}, totals),</text:p>
      <text:p text:style-name="P1"><text:s text:c="18"/>'Best of 3': $.extend(true, {}, totals),</text:p>
      <text:p text:style-name="P1"><text:s text:c="18"/>'Best of 5': $.extend(true, {}, totals),</text:p>
      <text:p text:style-name="P1"><text:s text:c="18"/>'Deciding Sets': $.extend(true, {}, totals),</text:p>
      <text:p text:style-name="P1"><text:s text:c="18"/>'vs RH/RH': $.extend(true, {}, totals),</text:p>
      <text:p text:style-name="P1"><text:s text:c="18"/>'vs LH/LH': $.extend(true, {}, totals),</text:p>
      <text:p text:style-name="P1"><text:s text:c="18"/>'vs RH/LH': $.extend(true, {}, totals)</text:p>
      <text:p text:style-name="P1"><text:s text:c="18"/>};</text:p>
      <text:p text:style-name="P1"><text:s text:c="4"/>// $.extend(true, {}, totals) -- deep copy of totals</text:p>
      <text:p text:style-name="P1"><text:s text:c="4"/>for (m=0; m&lt;splits_matches.length; m++) {</text:p>
      <text:p text:style-name="P1"><text:s text:c="8"/>var match = {}</text:p>
      <text:p text:style-name="P1"><text:s text:c="8"/>for (var x=0; x&lt;splits_head.length; x++) {</text:p>
      <text:p text:style-name="P1"><text:s text:c="12"/>if (splits_matches[m].length &lt;= x) {match[splits_head[x]] = '';}</text:p>
      <text:p text:style-name="P1"><text:s text:c="12"/>else {match[splits_head[x]] = splits_matches[m][x];}</text:p>
      <text:p text:style-name="P1"><text:s text:c="12"/>} </text:p>
      <text:p text:style-name="P1"><text:s text:c="8"/>var msplits = []; <text:s/></text:p>
      <text:p text:style-name="P1"><text:s text:c="8"/>//var match = matches[m];</text:p>
      <text:p text:style-name="P1"><text:s text:c="8"/>match = getWinLossTiebreak(match);</text:p>
      <text:p text:style-name="P1"><text:s text:c="8"/>// get splits</text:p>
      <text:p text:style-name="P1"><text:s text:c="8"/>var keyday;</text:p>
      <text:p text:style-name="P1"><text:s text:c="8"/>if (splits_active == 1) {keyday = today;}</text:p>
      <text:p text:style-name="P1"><text:s text:c="8"/>else {keyday = splits_lastdate;}</text:p>
      <text:p text:style-name="P1"><text:s text:c="8"/>if (parseInt(match.date) &lt;= keyday &amp;&amp; parseInt(match.date) &gt;= (keyday-10000)) {msplits.push('Last 52');}</text:p>
      <text:p text:style-name="P1"><text:s text:c="8"/>else {continue;} // only counting matches in last 52</text:p>
      <text:p text:style-name="P1"><text:s text:c="8"/>if (match.surf == "Hard") {msplits.push('Hard');}</text:p>
      <text:p text:style-name="P1"><text:s text:c="8"/>if (match.surf == "Clay") {msplits.push('Clay');}</text:p>
      <text:p text:style-name="P1"><text:s text:c="8"/>if (match.surf == "Grass") {msplits.push('Grass');}</text:p>
      <text:p text:style-name="P1"><text:soft-page-break/><text:s text:c="8"/>if (match.level == "G") {msplits.push('Grand Slams');}</text:p>
      <text:p text:style-name="P1"><text:s text:c="8"/>if (match.max == "3") {msplits.push('Best of 3');}</text:p>
      <text:p text:style-name="P1"><text:s text:c="8"/>if (match.max == "5") {msplits.push('Best of 5');}</text:p>
      <text:p text:style-name="P1"><text:s text:c="8"/>if (sets.length == match.max) {msplits.push('Deciding Sets');}</text:p>
      <text:p text:style-name="P1"><text:s text:c="8"/>if (doubles == 1) {</text:p>
      <text:p text:style-name="P1"><text:s text:c="12"/>if ((parseInt(match.orank) + parseInt(match.o2rank)) &lt;= 20) {msplits.push('vs Top 10');}</text:p>
      <text:p text:style-name="P1"><text:s text:c="12"/>if (match.ohand == "R" &amp;&amp; match.o2hand == "R") {msplits.push('vs RH/RH');}</text:p>
      <text:p text:style-name="P1"><text:s text:c="12"/>if (match.ohand == "L" &amp;&amp; match.o2hand == "L") {msplits.push('vs LH/LH');}</text:p>
      <text:p text:style-name="P1"><text:s text:c="12"/>if (match.ohand == "R" &amp;&amp; match.o2hand == "L") {msplits.push('vs RH/LH');}</text:p>
      <text:p text:style-name="P1"><text:s text:c="12"/>if (match.ohand == "L" &amp;&amp; match.o2hand == "R") {msplits.push('vs RH/LH');}</text:p>
      <text:p text:style-name="P1"><text:s text:c="12"/>}</text:p>
      <text:p text:style-name="P1"><text:s text:c="8"/>else {</text:p>
      <text:p text:style-name="P1"><text:s text:c="12"/>if (parseInt(match.orank) &lt;= 10) {msplits.push('vs Top 10');}</text:p>
      <text:p text:style-name="P1"><text:s text:c="12"/>if (match.ohand == "R") {msplits.push('vs Righties');}</text:p>
      <text:p text:style-name="P1"><text:s text:c="12"/>if (match.ohand == "L") {msplits.push('vs Lefties');}</text:p>
      <text:p text:style-name="P1"><text:s text:c="12"/>}</text:p>
      <text:p text:style-name="P1"><text:s text:c="8"/>for (u=0; u&lt;stats.length; u++) {</text:p>
      <text:p text:style-name="P1"><text:s text:c="12"/>t = stats[u];</text:p>
      <text:p text:style-name="P1"><text:s text:c="12"/>for (i=0; i&lt;msplits.length; i++) {</text:p>
      <text:p text:style-name="P1"><text:s text:c="16"/>//splits['All'][t] = splits['All'][t] + parseInt(match[t]);</text:p>
      <text:p text:style-name="P1"><text:s text:c="16"/>if (match[t] != '') {splits[msplits[i]][t] = splits[msplits[i]][t] + parseInt(match[t]);}</text:p>
      <text:p text:style-name="P1"><text:s text:c="16"/>}</text:p>
      <text:p text:style-name="P1"><text:s text:c="12"/>}</text:p>
      <text:p text:style-name="P1"><text:s text:c="8"/>}</text:p>
      <text:p text:style-name="P1"><text:s text:c="4"/>var headerrow = ['TOTALS', 'Match', 'Tiebreak', 'Ace%', '1stIn', '1st%', '2nd%', 'Hld%', 'SPW', 'Brk%', 'RPW', 'TPW', 'DR'];</text:p>
      <text:p text:style-name="P1"><text:s text:c="4"/>var $splittable = $('&lt;table&gt;').css("padding-top", "0px").css("border-top", "0px");</text:p>
      <text:p text:style-name="P1"><text:s text:c="4"/>var $splitchunk = $('&lt;thead&gt;');</text:p>
      <text:p text:style-name="P1"><text:s text:c="4"/>var $splitrow = $('&lt;tr&gt;');</text:p>
      <text:p text:style-name="P1"><text:s text:c="4"/>for (var i = 0; i &lt; headerrow.length; i++) { </text:p>
      <text:p text:style-name="P1"><text:s text:c="8"/>if (i == 0) {var halign = 'left';}</text:p>
      <text:p text:style-name="P1"><text:s text:c="8"/>else {var halign = 'right';}</text:p>
      <text:p text:style-name="P1"><text:s text:c="8"/>var $hspan = $('&lt;span&gt;').text(headerrow[i])</text:p>
      <text:p text:style-name="P1"><text:s text:c="8"/>if (headerrow[i] in titleTips) {$hspan.attr('title', titleTips[headerrow[i]]);}</text:p>
      <text:p text:style-name="P1"><text:s text:c="8"/>var $headth = $('&lt;th&gt;').append($hspan).css('align', halign);</text:p>
      <text:p text:style-name="P1"><text:s text:c="8"/>$splitrow.append($headth);</text:p>
      <text:p text:style-name="P1"><text:s text:c="8"/>}</text:p>
      <text:p text:style-name="P1"><text:s text:c="4"/>$splitchunk.append($splitrow);</text:p>
      <text:p text:style-name="P1"><text:s text:c="4"/>$splittable.append($splitchunk);</text:p>
      <text:p text:style-name="P1"><text:s text:c="4"/>var $splitchunk2 <text:s/>= $('&lt;tbody&gt;').attr('id', 'splitsbody');</text:p>
      <text:p text:style-name="P1"><text:s text:c="4"/>for (j=0; j&lt;splitlist.length; j++) {</text:p>
      <text:p text:style-name="P1"><text:s text:c="8"/>var $splitrow = $('&lt;tr&gt;');</text:p>
      <text:p text:style-name="P1"><text:s text:c="8"/>var $splitspan = $('&lt;span&gt;');</text:p>
      <text:p text:style-name="P1"><text:s text:c="8"/>//var $splitclick = $('&lt;span&gt;');</text:p>
      <text:p text:style-name="P1"><text:s text:c="8"/>var split = splitlist[j], mt = splits[split];</text:p>
      <text:p text:style-name="P1"><text:s text:c="8"/>var statrow = makeSplitStatRow(mt);</text:p>
      <text:p text:style-name="P1"><text:s text:c="8"/>if (split == 'Last 52' || split == 'Career') {$splitspan.html(split + ' ');}</text:p>
      <text:p text:style-name="P1"><text:s text:c="8"/>else {$splitspan.html('&amp;nbsp;&amp;nbsp;' + split + ' ');}</text:p>
      <text:p text:style-name="P1"><text:s text:c="8"/>//$splitclick.text('(+)').attr('class', 'likelink splitclick')</text:p>
      <text:p text:style-name="P1"><text:s text:c="8"/>$splitrow.append($('&lt;td&gt;').append($splitspan)); //.append($splitclick));</text:p>
      <text:p text:style-name="P1"><text:s text:c="8"/>for (var i = 0; i &lt; statrow.length; i++) {</text:p>
      <text:p text:style-name="P1"><text:s text:c="12"/>$splitrow.append($('&lt;td&gt;').text(statrow[i]).attr('align', 'right'));</text:p>
      <text:p text:style-name="P1"><text:soft-page-break/><text:s text:c="12"/>}</text:p>
      <text:p text:style-name="P1"><text:s text:c="8"/>if (j != 0) {$splitrow.attr('class', 'moresplits');}</text:p>
      <text:p text:style-name="P1"><text:s text:c="8"/>$splitchunk2.append($splitrow.attr('id', 's' + splitIds[split]))</text:p>
      <text:p text:style-name="P1"><text:s text:c="8"/>}</text:p>
      <text:p text:style-name="P1"><text:s text:c="4"/>var $yearspan = $('&lt;span&gt;').attr('class', 'likelink').text('show yearly totals');</text:p>
      <text:p text:style-name="P1"><text:s text:c="4"/>var $togglespan = $('&lt;span&gt;').attr('class', 'likelink').text('show splits');</text:p>
      <text:p text:style-name="P1"><text:s text:c="4"/>var $lastrow = $('&lt;tr&gt;').append($('&lt;td&gt;').attr('class', 'yeartoggle').append($yearspan));</text:p>
      <text:p text:style-name="P1"><text:s text:c="4"/>$lastrow.append($('&lt;td&gt;').attr('class', 'splittoggle').append($togglespan));</text:p>
      <text:p text:style-name="P1"><text:s text:c="4"/>for (j=2; j&lt;headerrow.length; j++) {$lastrow.append($('&lt;td&gt;').text(''));}</text:p>
      <text:p text:style-name="P1"><text:s text:c="4"/>$splitchunk2.append($lastrow);</text:p>
      <text:p text:style-name="P1"><text:s text:c="4"/>$splittable.append($splitchunk2).attr('class', 'tablesorter').attr('id', 'overall');</text:p>
      <text:p text:style-name="P1"><text:s text:c="4"/>$splittable.attr('width', '40%').attr('border', 0).attr('cellspacing', 0).attr('cellpadding', 0);</text:p>
      <text:p text:style-name="P1"><text:s text:c="4"/>$("#wonloss").html($splittable);</text:p>
      <text:p text:style-name="P1"><text:s text:c="4"/></text:p>
      <text:p text:style-name="P1"><text:s text:c="4"/>if (typeof photog != 'undefined' &amp;&amp; photog != '') {</text:p>
      <text:p text:style-name="P1"><text:s text:c="8"/>$(".moresplits").show();</text:p>
      <text:p text:style-name="P1"><text:s text:c="8"/>$(".splittoggle").html('&lt;span class="likelink"&gt;hide splits&lt;/span&gt;');</text:p>
      <text:p text:style-name="P1"><text:s text:c="8"/>}</text:p>
      <text:p text:style-name="P1"><text:s text:c="4"/></text:p>
      <text:p text:style-name="P1"><text:s text:c="4"/>$(".splittoggle").click(function () {</text:p>
      <text:p text:style-name="P1"><text:s text:c="8"/>// close years if it's open and splits are opening</text:p>
      <text:p text:style-name="P1"><text:s text:c="8"/>if ($(".splittoggle").text() == 'show more splits' &amp;&amp; $(".yeartoggle").text() == 'hide yearly totals') {</text:p>
      <text:p text:style-name="P1"><text:s text:c="12"/>$(".yearsplits").toggle();</text:p>
      <text:p text:style-name="P1"><text:s text:c="12"/>$(".yeartoggle").html('&lt;span class="likelink"&gt;show yearly totals&lt;/span&gt;');</text:p>
      <text:p text:style-name="P1"><text:s text:c="12"/>}</text:p>
      <text:p text:style-name="P1"><text:s text:c="8"/>$(".moresplits").toggle();</text:p>
      <text:p text:style-name="P1"><text:s text:c="8"/>if ($(".splittoggle").text() == 'show splits') {</text:p>
      <text:p text:style-name="P1"><text:s text:c="12"/>$(".splittoggle").html('&lt;span class="likelink"&gt;hide splits&lt;/span&gt;');</text:p>
      <text:p text:style-name="P1"><text:s text:c="12"/>}</text:p>
      <text:p text:style-name="P1"><text:s text:c="8"/>else {$(".splittoggle").html('&lt;span class="likelink"&gt;show splits&lt;/span&gt;');}</text:p>
      <text:p text:style-name="P1"><text:s text:c="8"/>})</text:p>
      <text:p text:style-name="P1"><text:s text:c="4"/>$(".yeartoggle").click(function () {</text:p>
      <text:p text:style-name="P1"><text:s text:c="8"/>// close splits if it's open and years are opening</text:p>
      <text:p text:style-name="P1"><text:s text:c="8"/>if ($(".yeartoggle").text() == 'show yearly totals' &amp;&amp; $(".splittoggle").text() == 'hide splits') {</text:p>
      <text:p text:style-name="P1"><text:s text:c="12"/>$(".moresplits").toggle();</text:p>
      <text:p text:style-name="P1"><text:s text:c="12"/>$(".splittoggle").html('&lt;span class="likelink"&gt;show splits&lt;/span&gt;');</text:p>
      <text:p text:style-name="P1"><text:s text:c="12"/>}</text:p>
      <text:p text:style-name="P1"><text:s text:c="8"/>if ($(".yearsplits").length == 0) {addYearSplits();}</text:p>
      <text:p text:style-name="P1"><text:s text:c="8"/>$(".yearsplits").toggle();</text:p>
      <text:p text:style-name="P1"><text:s text:c="8"/>if ($(".yeartoggle").text() == 'show yearly totals') {</text:p>
      <text:p text:style-name="P1"><text:s text:c="12"/>$(".yeartoggle").html('&lt;span class="likelink"&gt;hide yearly totals&lt;/span&gt;');</text:p>
      <text:p text:style-name="P1"><text:s text:c="12"/>}</text:p>
      <text:p text:style-name="P1"><text:s text:c="8"/>else {$(".yeartoggle").html('&lt;span class="likelink"&gt;show yearly totals&lt;/span&gt;');}</text:p>
      <text:p text:style-name="P1"><text:s text:c="8"/>})</text:p>
      <text:p text:style-name="P1"><text:s text:c="4"/>}</text:p>
      <text:p text:style-name="P1"/>
      <text:p text:style-name="P1">function getFilterParams() {</text:p>
      <text:p text:style-name="P1"><text:s text:c="4"/>var params = '';</text:p>
      <text:p text:style-name="P1"><text:s text:c="4"/>for (j=0; j&lt;filterlist.length; j++) {</text:p>
      <text:p text:style-name="P1"><text:s text:c="8"/>var filter = filterlist[j];</text:p>
      <text:p text:style-name="P1"><text:s text:c="8"/>if (filter in alphaFilters) {var splitter = ',';}</text:p>
      <text:p text:style-name="P1"><text:soft-page-break/><text:s text:c="8"/>else {var splitter = 'i';}</text:p>
      <text:p text:style-name="P1"><text:s text:c="8"/>var fselected = '.' + filter + 'selected', fdef = filter + 'def';</text:p>
      <text:p text:style-name="P1"><text:s text:c="8"/>var fkey = filter2url[filter]; // e.g. 'span' = 'A'</text:p>
      <text:p text:style-name="P1"><text:s text:c="8"/>var selnum = '';</text:p>
      <text:p text:style-name="P1"><text:s text:c="8"/>if ($(fselected).attr('id') != fdef) {</text:p>
      <text:p text:style-name="P1"><text:s text:c="12"/>$(fselected).each(function (i) {</text:p>
      <text:p text:style-name="P1"><text:s text:c="16"/>var selid = $(this).attr('id'), selname = selid.slice(filter.length);</text:p>
      <text:p text:style-name="P1"><text:s text:c="16"/>if (selid == 'spanCustomqq') {selname = 'cx'+startdate+enddate+'qq';}</text:p>
      <text:p text:style-name="P1"><text:s text:c="16"/>if (selid == 'rankCustomqq') {selname = 'cx'+(10000+lowrank)+(10000+highrank)+'qq';}</text:p>
      <text:p text:style-name="P1"><text:s text:c="16"/>if (selid == 'stats0') {selname = 'cx'+statchoice.replace(/ /g,"_")+'-'+statoperatorchoice+'-'+statinput+'qq';}</text:p>
      <text:p text:style-name="P1"><text:s text:c="16"/>if (selnum.length == 0) {</text:p>
      <text:p text:style-name="P1"><text:s text:c="20"/>selnum = selname;</text:p>
      <text:p text:style-name="P1"><text:s text:c="20"/>}</text:p>
      <text:p text:style-name="P1"><text:s text:c="16"/>else {</text:p>
      <text:p text:style-name="P1"><text:s text:c="20"/>selnum = selnum + splitter + selname;</text:p>
      <text:p text:style-name="P1"><text:s text:c="20"/>}</text:p>
      <text:p text:style-name="P1"><text:s text:c="16"/>});</text:p>
      <text:p text:style-name="P1"><text:s text:c="12"/>params = params + fkey + selnum;</text:p>
      <text:p text:style-name="P1"><text:s text:c="12"/>}</text:p>
      <text:p text:style-name="P1"><text:s text:c="8"/>}</text:p>
      <text:p text:style-name="P1"><text:s text:c="4"/>return params;</text:p>
      <text:p text:style-name="P1"><text:s text:c="4"/>}</text:p>
      <text:p text:style-name="P1"/>
      <text:p text:style-name="P1">function getPermalinkParams() {</text:p>
      <text:p text:style-name="P1"><text:s text:c="4"/>startwith = getFilterParams();</text:p>
      <text:p text:style-name="P1"><text:s text:c="4"/>var skey, sdown;</text:p>
      <text:p text:style-name="P1"><text:s text:c="4"/>if($("#matchheader").length == 0) { <text:s text:c="4"/>// no results were generated </text:p>
      <text:p text:style-name="P1"><text:s text:c="8"/>return startwith;</text:p>
      <text:p text:style-name="P1"><text:s text:c="8"/>}</text:p>
      <text:p text:style-name="P1"><text:s text:c="4"/>if ($('#matchheader').children(".headerSortDown").length == 0) {</text:p>
      <text:p text:style-name="P1"><text:s text:c="8"/>skey = $('#matchheader').children(".headerSortUp")[0].cellIndex;</text:p>
      <text:p text:style-name="P1"><text:s text:c="8"/>sdown = '1';</text:p>
      <text:p text:style-name="P1"><text:s text:c="8"/>}</text:p>
      <text:p text:style-name="P1"><text:s text:c="4"/>else {</text:p>
      <text:p text:style-name="P1"><text:s text:c="8"/>skey = $('#matchheader').children(".headerSortDown")[0].cellIndex;</text:p>
      <text:p text:style-name="P1"><text:s text:c="8"/>sdown = '0';</text:p>
      <text:p text:style-name="P1"><text:s text:c="8"/>}</text:p>
      <text:p text:style-name="P1"><text:s text:c="4"/>if (skey == '0' &amp;&amp; sdown == '1') {}</text:p>
      <text:p text:style-name="P1"><text:s text:c="4"/>else {startwith = startwith + 's' + skey + sdown;}</text:p>
      <text:p text:style-name="P1"><text:s text:c="4"/></text:p>
      <text:p text:style-name="P1"><text:s text:c="4"/>if (!$('#tabDubs').hasClass("tablink")) {var doubles = 1;}</text:p>
      <text:p text:style-name="P1"><text:s text:c="4"/>else {doubles = 0;}</text:p>
      <text:p text:style-name="P1"><text:s text:c="4"/></text:p>
      <text:p text:style-name="P1"><text:s text:c="4"/>// a (overview) is default for doubles; o (serve stats) is default for singles</text:p>
      <text:p text:style-name="P1"><text:s text:c="4"/>if (!$(".statso").hasClass('likelink') &amp;&amp; doubles == 0) {startwith += '';} </text:p>
      <text:p text:style-name="P1"><text:s text:c="4"/>else if (!$(".statsa").hasClass('likelink') &amp;&amp; doubles == 1) {startwith += '';}</text:p>
      <text:p text:style-name="P1"><text:s text:c="4"/>else if (!$(".statso").hasClass('likelink')) {startwith += 'o1';}</text:p>
      <text:p text:style-name="P1"><text:s text:c="4"/>else if (!$(".statsr").hasClass('likelink')) {startwith += 'r1';}</text:p>
      <text:p text:style-name="P1"><text:s text:c="4"/>else if (!$(".statsw").hasClass('likelink')) {startwith += 'w1';}</text:p>
      <text:p text:style-name="P1"><text:s text:c="4"/>// insert opponents, separated by commas, into url</text:p>
      <text:p text:style-name="P1"><text:s text:c="4"/>if ($('#h2hdef').hasClass('selected')) {}</text:p>
      <text:p text:style-name="P1"><text:soft-page-break/><text:s text:c="4"/>else {</text:p>
      <text:p text:style-name="P1"><text:s text:c="8"/>var oppstring = '';</text:p>
      <text:p text:style-name="P1"><text:s text:c="8"/>var opps = $('.h2hselected').text().split(fourspaces + fourspaces).slice(1);</text:p>
      <text:p text:style-name="P1"><text:s text:c="8"/>for (var i=0; i&lt;opps.length; i++) {</text:p>
      <text:p text:style-name="P1"><text:s text:c="12"/>//oppstring = oppstring + opps[i].replace('\u00a0', '') + ',';</text:p>
      <text:p text:style-name="P1"><text:s text:c="12"/>oppstring = oppstring + opps[i].replace(/\u00a0/g, '') + ','; <text:s/>//.replace(/ /g, '')</text:p>
      <text:p text:style-name="P1"><text:s text:c="12"/>}</text:p>
      <text:p text:style-name="P1"><text:s text:c="8"/>startwith = startwith + '&amp;q=' + oppstring.slice(0,-1);</text:p>
      <text:p text:style-name="P1"><text:s text:c="8"/>}</text:p>
      <text:p text:style-name="P1"><text:s text:c="4"/>// insert excludes, separated by commas, into url</text:p>
      <text:p text:style-name="P1"><text:s text:c="4"/>if ($('#notdef').hasClass('selected')) {}</text:p>
      <text:p text:style-name="P1"><text:s text:c="4"/>else {</text:p>
      <text:p text:style-name="P1"><text:s text:c="8"/>var notstring = '';</text:p>
      <text:p text:style-name="P1"><text:s text:c="8"/>var nots = $('.notselected').text().split(fourspaces + fourspaces).slice(1);</text:p>
      <text:p text:style-name="P1"><text:s text:c="8"/>for (var i=0; i&lt;nots.length; i++) {</text:p>
      <text:p text:style-name="P1"><text:s text:c="12"/>//notstring = notstring + nots[i].replace('\u00a0', '') + ',';</text:p>
      <text:p text:style-name="P1"><text:s text:c="12"/>notstring = notstring + nots[i].replace(/\u00a0/g, '') + ','; <text:s/>//.replace(/ /g, '')</text:p>
      <text:p text:style-name="P1"><text:s text:c="12"/>}</text:p>
      <text:p text:style-name="P1"><text:s text:c="8"/>startwith = startwith + '&amp;x=' + notstring.slice(0,-1);</text:p>
      <text:p text:style-name="P1"><text:s text:c="8"/>}</text:p>
      <text:p text:style-name="P1"><text:s text:c="4"/>if ($('#partnerdef').hasClass('selected')) {}</text:p>
      <text:p text:style-name="P1"><text:s text:c="4"/>else {</text:p>
      <text:p text:style-name="P1"><text:s text:c="8"/>var oppstring = '';</text:p>
      <text:p text:style-name="P1"><text:s text:c="8"/>var opps = $('.partnerselected').text().split(fourspaces + fourspaces).slice(1);</text:p>
      <text:p text:style-name="P1"><text:s text:c="8"/>for (var i=0; i&lt;opps.length; i++) {</text:p>
      <text:p text:style-name="P1"><text:s text:c="12"/>//oppstring = oppstring + opps[i].replace('\u00a0', '') + ',';</text:p>
      <text:p text:style-name="P1"><text:s text:c="12"/>oppstring = oppstring + opps[i].replace(/\u00a0/g, '') + ','; <text:s/>//.replace(/ /g, '')</text:p>
      <text:p text:style-name="P1"><text:s text:c="12"/>}</text:p>
      <text:p text:style-name="P1"><text:s text:c="8"/>startwith = startwith + '&amp;d=' + oppstring.slice(0,-1);</text:p>
      <text:p text:style-name="P1"><text:s text:c="8"/>}</text:p>
      <text:p text:style-name="P1"><text:s text:c="4"/>if ($('#oppdef').hasClass('selected')) {}</text:p>
      <text:p text:style-name="P1"><text:s text:c="4"/>else {</text:p>
      <text:p text:style-name="P1"><text:s text:c="8"/>var oppstring = '';</text:p>
      <text:p text:style-name="P1"><text:s text:c="8"/>var opps = $('.oppselected').text().split(fourspaces + fourspaces).slice(1);</text:p>
      <text:p text:style-name="P1"><text:s text:c="8"/>for (var i=0; i&lt;opps.length; i++) {</text:p>
      <text:p text:style-name="P1"><text:s text:c="12"/>//oppstring = oppstring + opps[i].replace('\u00a0', '') + ',';</text:p>
      <text:p text:style-name="P1"><text:s text:c="12"/>oppstring = oppstring + opps[i].replace(/\u00a0/g, '') + ','; <text:s/>//.replace(/ /g, '')</text:p>
      <text:p text:style-name="P1"><text:s text:c="12"/>}</text:p>
      <text:p text:style-name="P1"><text:s text:c="8"/>startwith = startwith + '&amp;q=' + oppstring.slice(0,-1);</text:p>
      <text:p text:style-name="P1"><text:s text:c="8"/>}</text:p>
      <text:p text:style-name="P1"><text:s text:c="4"/>if ($('#oppteamdef').hasClass('selected')) {}</text:p>
      <text:p text:style-name="P1"><text:s text:c="4"/>else {</text:p>
      <text:p text:style-name="P1"><text:s text:c="8"/>var oppstring = '';</text:p>
      <text:p text:style-name="P1"><text:s text:c="8"/>var opps = $('.oppteamselected').text().split(fourspaces + fourspaces).slice(1);</text:p>
      <text:p text:style-name="P1"><text:s text:c="8"/>for (var i=0; i&lt;opps.length; i++) {</text:p>
      <text:p text:style-name="P1"><text:s text:c="12"/>//oppstring = oppstring + opps[i].replace('\u00a0', '') + ',';</text:p>
      <text:p text:style-name="P1"><text:s text:c="12"/>if (i % 2 == 0) {</text:p>
      <text:p text:style-name="P1"><text:s text:c="16"/>oppstring = oppstring + opps[i].replace(/\u00a0/g, ''); </text:p>
      <text:p text:style-name="P1"><text:s text:c="16"/>}</text:p>
      <text:p text:style-name="P1"><text:s text:c="12"/>else {</text:p>
      <text:p text:style-name="P1"><text:s text:c="16"/>oppstring = oppstring + opps[i].replace(/\u00a0/g, '') + ','; </text:p>
      <text:p text:style-name="P1"><text:s text:c="16"/>} </text:p>
      <text:p text:style-name="P1"><text:soft-page-break/><text:s text:c="12"/>}</text:p>
      <text:p text:style-name="P1"><text:s text:c="8"/>startwith = startwith + '&amp;t=' + oppstring.slice(0,-1);</text:p>
      <text:p text:style-name="P1"><text:s text:c="8"/>}</text:p>
      <text:p text:style-name="P1"><text:s text:c="4"/>// add &amp;view= </text:p>
      <text:p text:style-name="P1"><text:s text:c="4"/>if (!$('#tabHead').hasClass("tablink")) {startwith = startwith + "&amp;view=h2h";}</text:p>
      <text:p text:style-name="P1"><text:s text:c="4"/>else if (!$('#tabEvents').hasClass("tablink")) {startwith = startwith + "&amp;view=events";}</text:p>
      <text:p text:style-name="P1"><text:s text:c="4"/>else if (!$('#tabDubs').hasClass("tablink")) {startwith = startwith + "&amp;view=doubles";}</text:p>
      <text:p text:style-name="P1"><text:s text:c="4"/>//else {startwith = startwith + "&amp;view=singles";}</text:p>
      <text:p text:style-name="P1"><text:s text:c="4"/>return startwith;</text:p>
      <text:p text:style-name="P1"><text:s text:c="4"/>}</text:p>
      <text:p text:style-name="P1"/>
      <text:p text:style-name="P1">function insertNameSpaces(opponent) {</text:p>
      <text:p text:style-name="P1"><text:s text:c="4"/>var oppname = opponent[0];</text:p>
      <text:p text:style-name="P1"><text:s text:c="4"/>for (var c=1; c&lt;opponent.length; c++) {</text:p>
      <text:p text:style-name="P1"><text:s text:c="8"/>if (opponent[c] == opponent[c].toUpperCase()) {</text:p>
      <text:p text:style-name="P1"><text:s text:c="12"/>oppname = oppname + ' ' + opponent[c];</text:p>
      <text:p text:style-name="P1"><text:s text:c="12"/>}</text:p>
      <text:p text:style-name="P1"><text:s text:c="8"/>else {oppname += opponent[c];}</text:p>
      <text:p text:style-name="P1"><text:s text:c="8"/>}</text:p>
      <text:p text:style-name="P1"><text:s text:c="4"/>oppname = oppname.replace('/ ', '/'); <text:s/>// for doubles</text:p>
      <text:p text:style-name="P1"><text:s text:c="4"/>oppname = oppname.replace(' /', '/'); <text:s/>// for doubles</text:p>
      <text:p text:style-name="P1"><text:s text:c="4"/>return oppname;</text:p>
      <text:p text:style-name="P1"><text:s text:c="4"/>}</text:p>
      <text:p text:style-name="P1"/>
      <text:p text:style-name="P1">function resetFilters() {</text:p>
      <text:p text:style-name="P1"><text:s text:c="4"/>$(".inmenu").removeClass("selected");</text:p>
      <text:p text:style-name="P1"><text:s text:c="4"/>$(".menudefault").addClass("selected");</text:p>
      <text:p text:style-name="P1"><text:s text:c="4"/>$(".header").removeClass("selected");</text:p>
      <text:p text:style-name="P1"><text:s text:c="4"/>var modFilterlist = filterlist.slice()</text:p>
      <text:p text:style-name="P1"><text:s text:c="4"/>modFilterlist.push('h2h');</text:p>
      <text:p text:style-name="P1"><text:s text:c="4"/>modFilterlist.push('not');</text:p>
      <text:p text:style-name="P1"><text:s text:c="4"/>modFilterlist.push('partner');</text:p>
      <text:p text:style-name="P1"><text:s text:c="4"/>modFilterlist.push('opp');</text:p>
      <text:p text:style-name="P1"><text:s text:c="4"/>modFilterlist.push('oppteam');</text:p>
      <text:p text:style-name="P1"><text:s text:c="4"/>for (i=0; i&lt;modFilterlist.length; i++) {</text:p>
      <text:p text:style-name="P1"><text:s text:c="8"/>var fname = modFilterlist[i];</text:p>
      <text:p text:style-name="P1"><text:s text:c="8"/>var fchoice = '.' + fname + 'selected', fdef = '#' + fname + 'def';</text:p>
      <text:p text:style-name="P1"><text:s text:c="8"/>$(fchoice).removeClass(fchoice.slice(1));</text:p>
      <text:p text:style-name="P1"><text:s text:c="8"/>$(fdef).addClass(fchoice.slice(1));</text:p>
      <text:p text:style-name="P1"><text:s text:c="8"/>}</text:p>
      <text:p text:style-name="P1"><text:s text:c="4"/>}</text:p>
      <text:p text:style-name="P1"><text:s text:c="4"/></text:p>
      <text:p text:style-name="P1">function filterMatch(match, view) {</text:p>
      <text:p text:style-name="P1"><text:s text:c="4"/>if (view == "doubles") {</text:p>
      <text:p text:style-name="P1"><text:s text:c="8"/>if (genfilter('partner', 'Partner', match, match.partner) != 1) {return 0;} </text:p>
      <text:p text:style-name="P1"><text:s text:c="8"/>if (genfilter('opp', 'Opponent', match, match.opp) != 1) {return 0;}</text:p>
      <text:p text:style-name="P1"><text:s text:c="8"/>if (genfilter('oppteam', 'Opp Team', match, match.opp) != 1) {return 0;}</text:p>
      <text:p text:style-name="P1"><text:s text:c="8"/>if (genfilter('hands', 'vs Hands', match, match.ohand) != 1) {return 0;}</text:p>
      <text:p text:style-name="P1"><text:s text:c="8"/>if (genfilter('prank', 'Partner Rank', match, match.prank) != 1) {return 0;}</text:p>
      <text:p text:style-name="P1"><text:s text:c="8"/>if (genfilter('phand', 'Partner Hand', match, match.phand) != 1) {return 0;}</text:p>
      <text:p text:style-name="P1"><text:s text:c="8"/>}</text:p>
      <text:p text:style-name="P1"><text:s text:c="4"/>else {</text:p>
      <text:p text:style-name="P1"><text:soft-page-break/><text:s text:c="8"/>if (genfilter('h2h', 'Head-to-Head', match, match.opp) != 1) {return 0;} <text:s text:c="4"/></text:p>
      <text:p text:style-name="P1"><text:s text:c="8"/>if (genfilter('not', 'Exclude Opp', match, match.opp) != 1) {return 0;}</text:p>
      <text:p text:style-name="P1"><text:s text:c="8"/>if (genfilter('crank', 'vs Curr Rk', match, match.opp) != 1) {return 0;}</text:p>
      <text:p text:style-name="P1"><text:s text:c="8"/>if (genfilter('hand', 'vs Hand', match, match.ohand) != 1) {return 0;}</text:p>
      <text:p text:style-name="P1"><text:s text:c="8"/>if (genfilter('country', 'vs Country', match, match.ocountry) != 1) {return 0;}</text:p>
      <text:p text:style-name="P1"><text:s text:c="8"/>if (genfilter('age', 'vs Age', match, match.obday) != 1) {return 0;}</text:p>
      <text:p text:style-name="P1"><text:s text:c="8"/>if (genfilter('height', 'vs Height', match, match.oht) != 1) {return 0;}</text:p>
      <text:p text:style-name="P1"><text:s text:c="8"/>} </text:p>
      <text:p text:style-name="P1"><text:s text:c="4"/>if (genfilter('span', 'Last 52', match, match.date) != 1) {return 0;} <text:s/></text:p>
      <text:p text:style-name="P1"><text:s text:c="4"/>if (genfilter('rank', 'vs Rank', match, match.orank) != 1) {return 0;}</text:p>
      <text:p text:style-name="P1"><text:s text:c="4"/>if (genfilter('asrank', 'as Rank', match, match.rank) != 1) {return 0;}</text:p>
      <text:p text:style-name="P1"><text:s text:c="4"/>if (genfilter('level', 'Level', match, match.level) != 1) {return 0;}</text:p>
      <text:p text:style-name="P1"><text:s text:c="4"/>if (genfilter('round', 'Round', match, match.round) != 1) {return 0;}</text:p>
      <text:p text:style-name="P1"><text:s text:c="4"/>if (genfilter('surface', 'Surface', match, match.surf) != 1) {return 0;} </text:p>
      <text:p text:style-name="P1"><text:s text:c="4"/>if (genfilter('tourney', 'Event', match, match.tourn) != 1) {return 0;} </text:p>
      <text:p text:style-name="P1"><text:s text:c="4"/>if (genfilter('entry', 'Entry', match, match.entry) != 1) {return 0;} </text:p>
      <text:p text:style-name="P1"><text:s text:c="4"/>if (genfilter('oentry', 'vs Entry', match, match.oentry) != 1) {return 0;} </text:p>
      <text:p text:style-name="P1"><text:s text:c="4"/>if (genfilter('results', 'All', match, match.wl) != 1) {return 0;}</text:p>
      <text:p text:style-name="P1"><text:s text:c="4"/>if (genfilter('sets', 'All', match, match.max) != 1) {return 0;} <text:s/></text:p>
      <text:p text:style-name="P1"><text:s text:c="4"/>if (genfilter('scores', 'All', match, match.score) != 1) {return 0;} </text:p>
      <text:p text:style-name="P1"><text:s text:c="4"/>if (genfilter('stats', 'Stats', match, match.wl) != 1) {return 0;} </text:p>
      <text:p text:style-name="P1"><text:s text:c="4"/>//if (genfilter('extras', 'Extras', match, match.vidlink) != 1) {return 0;}</text:p>
      <text:p text:style-name="P1"><text:s text:c="4"/>return 1;</text:p>
      <text:p text:style-name="P1"><text:s text:c="4"/>}</text:p>
      <text:p text:style-name="P1"><text:s text:c="4"/></text:p>
      <text:p text:style-name="P1">function confirmSort(slist) {</text:p>
      <text:p text:style-name="P1"><text:s text:c="4"/>if ($(".headerSortDown").length &gt; 0 || $(".headerSortUp").length &gt; 0) { <text:s/>// not the first rendering of the table; keep previous sort</text:p>
      <text:p text:style-name="P1"><text:s text:c="8"/>var skey, sdown;</text:p>
      <text:p text:style-name="P1"><text:s text:c="8"/>if ($('#matchheader').children(".headerSortDown").length == 0) {</text:p>
      <text:p text:style-name="P1"><text:s text:c="12"/>skey = $('#matchheader').children(".headerSortUp")[0].cellIndex;</text:p>
      <text:p text:style-name="P1"><text:s text:c="12"/>sdown = '1';</text:p>
      <text:p text:style-name="P1"><text:s text:c="12"/>}</text:p>
      <text:p text:style-name="P1"><text:s text:c="8"/>else {</text:p>
      <text:p text:style-name="P1"><text:s text:c="12"/>skey = $('#matchheader').children(".headerSortDown")[0].cellIndex;</text:p>
      <text:p text:style-name="P1"><text:s text:c="12"/>sdown = '0';</text:p>
      <text:p text:style-name="P1"><text:s text:c="12"/>}</text:p>
      <text:p text:style-name="P1"><text:s text:c="8"/>if (skey == '0' &amp;&amp; sdown == '1') {}</text:p>
      <text:p text:style-name="P1"><text:s text:c="8"/>else {slist = [[skey, sdown]];}</text:p>
      <text:p text:style-name="P1"><text:s text:c="8"/>}</text:p>
      <text:p text:style-name="P1"><text:s text:c="4"/>else if ('sort' in prefilters) { // first rendering, use sort params from url</text:p>
      <text:p text:style-name="P1"><text:s text:c="8"/>var col, down;</text:p>
      <text:p text:style-name="P1"><text:s text:c="8"/>col = parseInt(prefilters['sort'].slice(0, -1));</text:p>
      <text:p text:style-name="P1"><text:s text:c="8"/>down = parseInt(prefilters['sort'].slice(-1));</text:p>
      <text:p text:style-name="P1"><text:s text:c="8"/>if (col == 0 &amp;&amp; down == 1) {slist = [[0,1], [3,1]];}</text:p>
      <text:p text:style-name="P1"><text:s text:c="8"/>else if (col == 6 || col == 7) {slist = [[0,1], [3,1]];} // unsortable columns ... eh</text:p>
      <text:p text:style-name="P1"><text:s text:c="8"/>else {slist = [[col, down]];}</text:p>
      <text:p text:style-name="P1"><text:s text:c="8"/>}</text:p>
      <text:p text:style-name="P1"><text:s text:c="4"/>else {} // first rendering, no specified sort params</text:p>
      <text:p text:style-name="P1"><text:s text:c="4"/>return slist;</text:p>
      <text:p text:style-name="P1"><text:s text:c="4"/>}</text:p>
      <text:p text:style-name="P1"><text:s text:c="4"/></text:p>
      <text:p text:style-name="P1"><text:soft-page-break/>function showDate(md) {</text:p>
      <text:p text:style-name="P1"><text:s text:c="4"/>var yyyy, mm, dd; // reformat date</text:p>
      <text:p text:style-name="P1"><text:s text:c="4"/>yyyy = md.slice(0, 4);</text:p>
      <text:p text:style-name="P1"><text:s text:c="4"/>mm = md.slice(4, 6);</text:p>
      <text:p text:style-name="P1"><text:s text:c="4"/>dd = md.slice(6);</text:p>
      <text:p text:style-name="P1"><text:s text:c="4"/>// non-breaking dash: &amp;#8209;</text:p>
      <text:p text:style-name="P1"><text:s text:c="4"/>var showdate = parseInt(dd,10) + '\u2011' + months[mm] + '\u2011' + yyyy;</text:p>
      <text:p text:style-name="P1"><text:s text:c="4"/>return showdate;</text:p>
      <text:p text:style-name="P1"><text:s text:c="4"/>}</text:p>
      <text:p text:style-name="P1"><text:s text:c="4"/></text:p>
      <text:p text:style-name="P1">function getFilterTitle(ftitle) {</text:p>
      <text:p text:style-name="P1"><text:s text:c="4"/>var eightspaces = '\u00a0\u00a0\u00a0\u00a0\u00a0\u00a0\u00a0\u00a0'</text:p>
      <text:p text:style-name="P1"><text:s text:c="4"/>var opdict = {'ge': '&gt;=', 'le': '&lt;=', 'gt': '&gt;', 'lt': '&lt;', 'eq': '='};</text:p>
      <text:p text:style-name="P1"><text:s text:c="4"/>for (j=0; j&lt;filterlist.length; j++) {</text:p>
      <text:p text:style-name="P1"><text:s text:c="8"/>var filter = filterlist[j];</text:p>
      <text:p text:style-name="P1"><text:s text:c="8"/>var fselected = '.' + filter + 'selected', fdef = filter + 'def';</text:p>
      <text:p text:style-name="P1"><text:s text:c="8"/>if ($(fselected).attr('id') != fdef || j == 0) { // j == 0 so that time span (e.g. last 52) is always displayed)</text:p>
      <text:p text:style-name="P1"><text:s text:c="12"/>if (ftitle != '') {ftitle += '; ';}</text:p>
      <text:p text:style-name="P1"><text:s text:c="12"/>if ($(fselected).attr('id') == 'spanCustomqq') {</text:p>
      <text:p text:style-name="P1"><text:s text:c="16"/>var showstart = startdate.slice(6) + '-' + months[startdate.slice(4,6)] + '-' + startdate.slice(0,4);</text:p>
      <text:p text:style-name="P1"><text:s text:c="16"/>var showend = enddate.slice(6) + '-' + months[enddate.slice(4,6)] + '-' + enddate.slice(0,4);</text:p>
      <text:p text:style-name="P1"><text:s text:c="16"/>ftitle = ftitle + filteropts[filter][0] + ': ' + showstart + ' to ' + showend + ' [custom]';</text:p>
      <text:p text:style-name="P1"><text:s text:c="16"/>}</text:p>
      <text:p text:style-name="P1"><text:s text:c="12"/>else if ($(fselected).attr('id') == 'rankCustomqq') {</text:p>
      <text:p text:style-name="P1"><text:s text:c="16"/>ftitle = ftitle + filteropts[filter][0] + ': ' + lowrank + ' to ' + highrank + ' [custom]';</text:p>
      <text:p text:style-name="P1"><text:s text:c="16"/>} <text:s text:c="2"/></text:p>
      <text:p text:style-name="P1"><text:s text:c="12"/>else if ($(fselected).attr('id') == 'stats0') {</text:p>
      <text:p text:style-name="P1"><text:s text:c="16"/>if (statchoice in statpercs) {var statdisp = statinput+'%';}</text:p>
      <text:p text:style-name="P1"><text:s text:c="16"/>else if (statchoice == 'Time') {</text:p>
      <text:p text:style-name="P1"><text:s text:c="20"/>var rem = (statinput % 60);</text:p>
      <text:p text:style-name="P1"><text:s text:c="20"/>if (rem &lt; 10) {var mindisp = '0'+String(rem);}</text:p>
      <text:p text:style-name="P1"><text:s text:c="20"/>else {var mindisp = String(rem);}</text:p>
      <text:p text:style-name="P1"><text:s text:c="20"/>var statdisp = Math.floor(statinput/60) + ':' + mindisp;</text:p>
      <text:p text:style-name="P1"><text:s text:c="20"/>}</text:p>
      <text:p text:style-name="P1"><text:s text:c="16"/>else {var statdisp = statinput;}</text:p>
      <text:p text:style-name="P1"><text:s text:c="16"/>ftitle = ftitle + filteropts[filter][0] + ': ' + statchoice + ' ' + opdict[statoperatorchoice] + ' ' + statdisp + ' [custom]';</text:p>
      <text:p text:style-name="P1"><text:s text:c="16"/>//add percent sign as necessary?</text:p>
      <text:p text:style-name="P1"><text:s text:c="16"/>} <text:s text:c="12"/></text:p>
      <text:p text:style-name="P1"><text:s text:c="12"/>else {ftitle = ftitle + filteropts[filter][0] + ': ' + $.trim($(fselected).text());}</text:p>
      <text:p text:style-name="P1"><text:s text:c="12"/>ftitle = ftitle.replace(/\u00a0\u00a0\u00a0\u00a0\u00a0\u00a0\u00a0\u00a0/g, ', ')</text:p>
      <text:p text:style-name="P1"><text:s text:c="12"/>// add comma if more than one fselected?</text:p>
      <text:p text:style-name="P1"><text:s text:c="12"/>}</text:p>
      <text:p text:style-name="P1"><text:s text:c="8"/>}</text:p>
      <text:p text:style-name="P1"><text:s text:c="4"/>return ftitle;</text:p>
      <text:p text:style-name="P1"><text:s text:c="4"/>}</text:p>
      <text:p text:style-name="P1"><text:s text:c="2"/></text:p>
      <text:p text:style-name="P1">function renderResults(stdscores, showstats, hdrs, defSort) {</text:p>
      <text:p text:style-name="P1"><text:s text:c="4"/>// defSort: 1 = return to defaults; 0 = check if already sorted and keep that</text:p>
      <text:p text:style-name="P1"><text:soft-page-break/><text:s text:c="4"/>var currentfilter = $.extend(true, {}, totals);</text:p>
      <text:p text:style-name="P1"><text:s text:c="4"/>// decide now on table sorting</text:p>
      <text:p text:style-name="P1"><text:s text:c="4"/>var slist = [[0,1], [3,1]];</text:p>
      <text:p text:style-name="P1"><text:s text:c="4"/>if (defSort == 0) {slist = confirmSort(slist);}</text:p>
      <text:p text:style-name="P1"/>
      <text:p text:style-name="P1"><text:s text:c="4"/>var $matchtable = $('&lt;table&gt;');</text:p>
      <text:p text:style-name="P1"><text:s text:c="4"/>var $mthead = $('&lt;thead&gt;');</text:p>
      <text:p text:style-name="P1"><text:s text:c="4"/>var $mtheaderrow = $('&lt;tr&gt;').attr('id', 'matchheader'); </text:p>
      <text:p text:style-name="P1"><text:s text:c="4"/>var $mtfoot = $('&lt;tfoot&gt;');</text:p>
      <text:p text:style-name="P1"><text:s text:c="4"/>var $mtfooterrow = $('&lt;tr&gt;').attr('id', 'matchfooter').attr('background-color', '#FFF'); // color weirdness? <text:s/></text:p>
      <text:p text:style-name="P1"><text:s text:c="4"/>var $mtbody = $('&lt;tbody&gt;');</text:p>
      <text:p text:style-name="P1"><text:s text:c="4"/>var rightaligns = {4: '', 5: '', 9: '', 10: '', 11: '', 12: '', 13: '', 14: '', 15: '', 16: ''};</text:p>
      <text:p text:style-name="P1"><text:s text:c="4"/>for (var s = 0; s &lt; matchmx.length; s++) { <text:s text:c="2"/></text:p>
      <text:p text:style-name="P1"><text:s text:c="8"/>if (s == 0) {</text:p>
      <text:p text:style-name="P1"><text:s text:c="12"/>// header row</text:p>
      <text:p text:style-name="P1"><text:s text:c="12"/>var cells = [];</text:p>
      <text:p text:style-name="P1"><text:s text:c="12"/>for (var i = 0; i &lt; hdrs.length; i++) {</text:p>
      <text:p text:style-name="P1"><text:s text:c="16"/>//var $mthcell = $('&lt;th&gt;');</text:p>
      <text:p text:style-name="P1"><text:s text:c="16"/>var $mthspan = $('&lt;span&gt;').text(hdrs[i]);</text:p>
      <text:p text:style-name="P1"><text:s text:c="16"/>if (hdrs[i] in titleTips) {$mthspan.attr('title', titleTips[hdrs[i]]);}</text:p>
      <text:p text:style-name="P1"><text:s text:c="16"/>var $mthcell = $('&lt;th&gt;').append($mthspan);</text:p>
      <text:p text:style-name="P1"><text:s text:c="16"/>if (i in rightaligns) {$mthcell.attr('align', 'right');}</text:p>
      <text:p text:style-name="P1"><text:s text:c="16"/>$mtheaderrow.append($mthcell);</text:p>
      <text:p text:style-name="P1"><text:s text:c="16"/>}</text:p>
      <text:p text:style-name="P1"><text:s text:c="12"/>$mthead.append($mtheaderrow);</text:p>
      <text:p text:style-name="P1"><text:s text:c="12"/>$matchtable.append($mthead);</text:p>
      <text:p text:style-name="P1"><text:s text:c="12"/>// footer row</text:p>
      <text:p text:style-name="P1"><text:s text:c="12"/>var fcells = [];</text:p>
      <text:p text:style-name="P1"><text:s text:c="12"/>for (var i = 0; i &lt; hdrs.length; i++) {</text:p>
      <text:p text:style-name="P1"><text:s text:c="16"/>//var $mftcell = $('&lt;tr&gt;'); // check</text:p>
      <text:p text:style-name="P1"><text:s text:c="16"/>if (i == 1 &amp;&amp; !$("#spanCareerqq").hasClass('selected')) { // &amp;&amp; career is not selected</text:p>
      <text:p text:style-name="P1"><text:s text:c="20"/>var $mftspan = $('&lt;span&gt;').text('Show Career').attr('font-style', 'italic');</text:p>
      <text:p text:style-name="P1"><text:s text:c="20"/>$mftspan.attr('id', 'careerclick').attr('class', 'likelink');</text:p>
      <text:p text:style-name="P1"><text:s text:c="20"/>}</text:p>
      <text:p text:style-name="P1"><text:s text:c="16"/>else {</text:p>
      <text:p text:style-name="P1"><text:s text:c="20"/>var $mftspan = $('&lt;span&gt;').text('');</text:p>
      <text:p text:style-name="P1"><text:s text:c="20"/>}</text:p>
      <text:p text:style-name="P1"><text:s text:c="16"/>var $mftcell = $('&lt;td&gt;').append($mftspan);</text:p>
      <text:p text:style-name="P1"><text:s text:c="16"/>$mtfooterrow.append($mftcell);</text:p>
      <text:p text:style-name="P1"><text:s text:c="16"/>}</text:p>
      <text:p text:style-name="P1"><text:s text:c="12"/>$mtfoot.append($mtfooterrow);</text:p>
      <text:p text:style-name="P1"><text:s text:c="12"/>$matchtable.append($mtfoot);</text:p>
      <text:p text:style-name="P1"><text:s text:c="12"/>} <text:s text:c="11"/></text:p>
      <text:p text:style-name="P1"><text:s text:c="12"/></text:p>
      <text:p text:style-name="P1"><text:s text:c="8"/>// when adding a new column, esp. if just in some players' js files, add the header to 'matchhead' above</text:p>
      <text:p text:style-name="P1"><text:s text:c="8"/>// this fills in the missing cells</text:p>
      <text:p text:style-name="P1"><text:s text:c="8"/>var match = {}</text:p>
      <text:p text:style-name="P1"><text:s text:c="8"/>for (var x=0; x&lt;matchhead.length; x++) {</text:p>
      <text:p text:style-name="P1"><text:s text:c="12"/>if (matchmx[s].length &lt;= x) {match[matchhead[x]] = '';}</text:p>
      <text:p text:style-name="P1"><text:s text:c="12"/>else {match[matchhead[x]] = matchmx[s][x];}</text:p>
      <text:p text:style-name="P1"><text:soft-page-break/><text:s text:c="12"/>} </text:p>
      <text:p text:style-name="P1"><text:s text:c="12"/></text:p>
      <text:p text:style-name="P1"><text:s text:c="8"/>if (filterMatch(match, 'results') != 1) {continue;}</text:p>
      <text:p text:style-name="P1"/>
      <text:p text:style-name="P1"><text:s text:c="8"/>var $mtrow = $('&lt;tr&gt;'); <text:s text:c="7"/></text:p>
      <text:p text:style-name="P1"><text:s text:c="8"/>var showdate = showDate(match.date);</text:p>
      <text:p text:style-name="P1"><text:s text:c="8"/>var yyyy, mm, dd; // reformat date</text:p>
      <text:p text:style-name="P1"><text:s text:c="8"/>yyyy = match.date.slice(0, 4);</text:p>
      <text:p text:style-name="P1"><text:s text:c="8"/>mm = match.date.slice(4, 6);</text:p>
      <text:p text:style-name="P1"><text:s text:c="8"/>dd = match.date.slice(6);</text:p>
      <text:p text:style-name="P1"><text:s text:c="8"/>//if (typeof dob === 'undefined') {}</text:p>
      <text:p text:style-name="P1"><text:s text:c="8"/>//else {</text:p>
      <text:p text:style-name="P1"><text:s text:c="8"/>// <text:s text:c="3"/>var dobStr = dob+'';</text:p>
      <text:p text:style-name="P1"><text:s text:c="8"/>// <text:s text:c="3"/>var dobObj <text:s/>= new Date(dobStr.slice(0,4), dobStr.slice(4,6), dobStr.slice(6));</text:p>
      <text:p text:style-name="P1"><text:s text:c="8"/>// <text:s text:c="3"/>var tdObj <text:s/>= new Date(yyyy, mm, dd);</text:p>
      <text:p text:style-name="P1"><text:s text:c="8"/>// <text:s text:c="3"/>var days = parseInt((tdObj.getTime() - dobObj.getTime())/one_day);</text:p>
      <text:p text:style-name="P1"><text:s text:c="8"/>// <text:s text:c="3"/>var years = parseInt(days/365);</text:p>
      <text:p text:style-name="P1"><text:s text:c="8"/>// <text:s text:c="3"/>var plusdays = days % 365;</text:p>
      <text:p text:style-name="P1"><text:s text:c="8"/>// <text:s text:c="3"/>if (plusdays &lt; 10) {plusdays = '00'+plusdays;}</text:p>
      <text:p text:style-name="P1"><text:s text:c="8"/>// <text:s text:c="3"/>else if (plusdays &lt; 100) {plusdays = '0'+plusdays;}</text:p>
      <text:p text:style-name="P1"><text:s text:c="8"/>// <text:s text:c="3"/>$datecell.attr('title', 'Age: '+years+'.'+plusdays);</text:p>
      <text:p text:style-name="P1"><text:s text:c="8"/>// <text:s text:c="3"/>}</text:p>
      <text:p text:style-name="P1"><text:s text:c="8"/>if (yyyy &gt;= 1985 &amp;&amp; yyyy &lt; 2016) {</text:p>
      <text:p text:style-name="P1"><text:s text:c="12"/>var wdate = yyyy+'-'+mm+'-'+dd;</text:p>
      <text:p text:style-name="P1"><text:s text:c="12"/>var wlink = 'https://tennisabstract.herokuapp.com/ATP/Rankings/'+wdate+'/';</text:p>
      <text:p text:style-name="P1"><text:s text:c="12"/>//$datecell.attr('href', wlink); <text:s/></text:p>
      <text:p text:style-name="P1"><text:s text:c="12"/>var $datecell = $('&lt;td&gt;').append($('&lt;a&gt;').text(showdate).attr('href', wlink));</text:p>
      <text:p text:style-name="P1"><text:s text:c="12"/>} <text:s text:c="9"/></text:p>
      <text:p text:style-name="P1"><text:s text:c="8"/>else {var $datecell = $('&lt;td&gt;').text(showdate).attr('class', 'tdate');}</text:p>
      <text:p text:style-name="P1"><text:s text:c="8"/>$mtrow.append($datecell);</text:p>
      <text:p text:style-name="P1"><text:s text:c="8"/></text:p>
      <text:p text:style-name="P1"><text:s text:c="8"/>var showtourn = match.tourn;</text:p>
      <text:p text:style-name="P1"><text:s text:c="8"/>if (match.tourn.indexOf('Davis C') != -1) {</text:p>
      <text:p text:style-name="P1"><text:s text:c="12"/>$mtrow.append($('&lt;td&gt;').text(match.tourn));</text:p>
      <text:p text:style-name="P1"><text:s text:c="12"/>}</text:p>
      <text:p text:style-name="P1"><text:s text:c="8"/>else if (match.level == 'S' | match.level == 'E') {</text:p>
      <text:p text:style-name="P1"><text:s text:c="12"/>$mtrow.append($('&lt;td&gt;').text(match.tourn));</text:p>
      <text:p text:style-name="P1"><text:s text:c="12"/>}</text:p>
      <text:p text:style-name="P1"><text:s text:c="8"/>else if (match.tourn.slice(0,3) == 'ATP' &amp;&amp; (yyyy == '2018' | yyyy == '2016' || yyyy == '2017')) {</text:p>
      <text:p text:style-name="P1"><text:s text:c="12"/>$mtrow.append($('&lt;td&gt;').text(match.tourn.slice(4)));</text:p>
      <text:p text:style-name="P1"><text:s text:c="12"/>}</text:p>
      <text:p text:style-name="P1"><text:s text:c="8"/>else if (match.tourn.slice(-10) == 'Challenger' &amp;&amp; (yyyy == '2018' | yyyy == '2016' || yyyy == '2017')) {</text:p>
      <text:p text:style-name="P1"><text:s text:c="12"/>$mtrow.append($('&lt;td&gt;').text(match.tourn.slice(0,-11)+' CH'));</text:p>
      <text:p text:style-name="P1"><text:s text:c="12"/>}</text:p>
      <text:p text:style-name="P1"><text:s text:c="8"/>else {</text:p>
      <text:p text:style-name="P1"><text:s text:c="12"/>if (match.tourn.slice(-2) == ' Q') {</text:p>
      <text:p text:style-name="P1"><text:s text:c="16"/>var showtourn = match.tourn.slice(0, -2);</text:p>
      <text:p text:style-name="P1"><text:s text:c="16"/>var qtag = '&amp;f=B8';</text:p>
      <text:p text:style-name="P1"><text:s text:c="16"/>}</text:p>
      <text:p text:style-name="P1"><text:s text:c="12"/>else {</text:p>
      <text:p text:style-name="P1"><text:soft-page-break/><text:s text:c="16"/>var showtourn = match.tourn;</text:p>
      <text:p text:style-name="P1"><text:s text:c="16"/>var qtag = '';}</text:p>
      <text:p text:style-name="P1"><text:s text:c="12"/>var tlink = 'http://www.tennisabstract.com/cgi-bin/tourney.cgi?t=' + yyyy + showtourn.replace(/ /g, '_').replace(/'/g, 'xx') + qtag;</text:p>
      <text:p text:style-name="P1"><text:s text:c="12"/>$mtrow.append($('&lt;td&gt;').append($('&lt;a&gt;').text(match.tourn).attr('href', tlink)));</text:p>
      <text:p text:style-name="P1"><text:s text:c="12"/>}</text:p>
      <text:p text:style-name="P1"><text:s text:c="8"/>$mtrow.append($('&lt;td&gt;').text(match.surf));</text:p>
      <text:p text:style-name="P1"><text:s text:c="8"/>$mtrow.append($('&lt;td&gt;').text(match.round));</text:p>
      <text:p text:style-name="P1"><text:s text:c="8"/>$mtrow.append($('&lt;td&gt;').text(match.rank).attr('align', 'right'));</text:p>
      <text:p text:style-name="P1"><text:s text:c="8"/>$mtrow.append($('&lt;td&gt;').text(match.orank).attr('align', 'right'));</text:p>
      <text:p text:style-name="P1"/>
      <text:p text:style-name="P1"><text:s text:c="8"/>var $pentry = $('&lt;span&gt;'), $pname = $('&lt;span&gt;'), $oppentry = $('&lt;span&gt;'), $opplink = $('&lt;span&gt;'), $oppcc = $('&lt;span&gt;') <text:s/>// player entry</text:p>
      <text:p text:style-name="P1"><text:s text:c="8"/>if (match.seed != '') {$pentry.text('(' + match.seed + ')')}</text:p>
      <text:p text:style-name="P1"><text:s text:c="8"/>else if (match.entry != '') {$pentry.text('(' + match.entry + ')')}</text:p>
      <text:p text:style-name="P1"><text:s text:c="8"/>else {$pentry.text('');}</text:p>
      <text:p text:style-name="P1"><text:s text:c="8"/>$pname.text(lastname).css('font-weight', 'bold'); // player name</text:p>
      <text:p text:style-name="P1"><text:s text:c="8"/>if (match.oseed != '') {$oppentry.text('(' + match.oseed + ')')} // opp entry</text:p>
      <text:p text:style-name="P1"><text:s text:c="8"/>else if (match.oentry != '') {$oppentry.text('(' + match.oentry + ')')}</text:p>
      <text:p text:style-name="P1"><text:s text:c="8"/>else {$oppentry.text('');}</text:p>
      <text:p text:style-name="P1"><text:s text:c="8"/>var nlink = 'http://www.tennisabstract.com/cgi-bin/player.cgi?p=' + match.opp.replace(/ /g, '') // opp link</text:p>
      <text:p text:style-name="P1"><text:s text:c="8"/>var $olk = $('&lt;a&gt;').text(match.opp).attr('href', nlink);</text:p>
      <text:p text:style-name="P1"><text:s text:c="8"/>$opplink.append($olk);</text:p>
      <text:p text:style-name="P1"><text:s text:c="8"/>$oppcc.text(' [' + match.ocountry + ']'); </text:p>
      <text:p text:style-name="P1"><text:s text:c="8"/>var $onespace = $('&lt;span&gt;').text('\u00a0')</text:p>
      <text:p text:style-name="P1"><text:s text:c="8"/>var $onespace2 = $('&lt;span&gt;').text('\u00a0')</text:p>
      <text:p text:style-name="P1"><text:s text:c="8"/>if (match.score == '' &amp;&amp; (yyyy == '2017' | yyyy == '2018')) {var $deflink = $('&lt;span&gt;').text('vs');}</text:p>
      <text:p text:style-name="P1"><text:s text:c="8"/>else {var $deflink = $('&lt;span&gt;').text('d.');}</text:p>
      <text:p text:style-name="P1"><text:s text:c="8"/>if ($('#h2hdef').hasClass('selected')) {$deflink.attr('class', 'likelink h2hclick');}</text:p>
      <text:p text:style-name="P1"><text:s text:c="8"/>var $matchcell = $('&lt;td&gt;').attr('class', match.opp.replace(/ /g, ''));</text:p>
      <text:p text:style-name="P1"><text:s text:c="8"/>if (match.wl == "W" || match.wl == 'U') {</text:p>
      <text:p text:style-name="P1"><text:s text:c="12"/>$matchcell.append($pentry).append($pname).append($onespace).append($deflink).append($onespace2).append($oppentry).append($opplink).append($oppcc);</text:p>
      <text:p text:style-name="P1"><text:s text:c="12"/>}</text:p>
      <text:p text:style-name="P1"><text:s text:c="8"/>else {</text:p>
      <text:p text:style-name="P1"><text:s text:c="12"/>$matchcell.append($oppentry).append($opplink).append($oppcc).append($onespace).append($deflink).append($onespace2).append($pentry).append($pname);</text:p>
      <text:p text:style-name="P1"><text:s text:c="12"/>}</text:p>
      <text:p text:style-name="P1"><text:s text:c="8"/>$mtrow.append($matchcell);</text:p>
      <text:p text:style-name="P1"><text:s text:c="8"/>if (match.score == '' &amp;&amp; (yyyy == '2017' | yyyy == '2018')) {</text:p>
      <text:p text:style-name="P1"><text:s text:c="12"/>var $scorecell = $('&lt;a&gt;').text('Live Scores').attr('href', 'http://www.definish.com/tennis/').attr('target', '_blank');</text:p>
      <text:p text:style-name="P1"><text:s text:c="12"/>}</text:p>
      <text:p text:style-name="P1"><text:s text:c="8"/>else if (stdscores == true || match.score == 'W/O') {</text:p>
      <text:p text:style-name="P1"><text:s text:c="12"/>if (match.whserver != '') {</text:p>
      <text:p text:style-name="P1"><text:s text:c="16"/>if (match.level == 'S') {var mlev = 'FUT';}</text:p>
      <text:p text:style-name="P1"><text:s text:c="16"/>else if (match.level == 'C') {mlev = 'CHA';}</text:p>
      <text:p text:style-name="P1"><text:s text:c="16"/>else if (match.level == 'Q') {mlev = 'AQU';}</text:p>
      <text:p text:style-name="P1"><text:soft-page-break/><text:s text:c="16"/>else if (match.round == 'Q1' || match.round == 'Q2' || match.round == 'Q3') {mlev = 'AQU';}</text:p>
      <text:p text:style-name="P1"><text:s text:c="16"/>else {mlev = 'ATP';}</text:p>
      <text:p text:style-name="P1"><text:s text:c="16"/>var wlink = 'http://tennisabstract.com/cgi-bin/match.py?q=' + match.matchid + '/' + mlev + '/';</text:p>
      <text:p text:style-name="P1"><text:s text:c="16"/>wlink = wlink + showtourn.replace(/ /g, '_') + '/' + match.round + '/';</text:p>
      <text:p text:style-name="P1"><text:s text:c="16"/>if (match.wl == 'W') {</text:p>
      <text:p text:style-name="P1"><text:s text:c="20"/>wlink = wlink + fullname.replace(/ /g, '_') + '/vs/' + match.opp.replace(/ /g, '_') + '/1'</text:p>
      <text:p text:style-name="P1"><text:s text:c="20"/>}</text:p>
      <text:p text:style-name="P1"><text:s text:c="16"/>else {</text:p>
      <text:p text:style-name="P1"><text:s text:c="20"/>wlink = wlink + match.opp.replace(/ /g, '_') + '/vs/' + fullname.replace(/ /g, '_') + '/0'</text:p>
      <text:p text:style-name="P1"><text:s text:c="20"/>}</text:p>
      <text:p text:style-name="P1"><text:s text:c="16"/>var $scorecell = $('&lt;a&gt;').text(match.score).attr('href', wlink).attr('target', '_blank').attr('title', "Point-by-point stats for this match (new window)"); <text:s text:c="15"/></text:p>
      <text:p text:style-name="P1"><text:s text:c="16"/>}</text:p>
      <text:p text:style-name="P1"><text:s text:c="12"/>else {</text:p>
      <text:p text:style-name="P1"><text:s text:c="16"/>var $scorecell = $('&lt;span&gt;').text(match.score);</text:p>
      <text:p text:style-name="P1"><text:s text:c="16"/>}</text:p>
      <text:p text:style-name="P1"><text:s text:c="12"/>}</text:p>
      <text:p text:style-name="P1"><text:s text:c="8"/>else if (match.wl == 'L') {</text:p>
      <text:p text:style-name="P1"><text:s text:c="12"/>var sets = match.score.split(' '), newscore = '';</text:p>
      <text:p text:style-name="P1"><text:s text:c="12"/>for (k=0; k&lt;sets.length; k++) {</text:p>
      <text:p text:style-name="P1"><text:s text:c="16"/>var st = sets[k];</text:p>
      <text:p text:style-name="P1"><text:s text:c="16"/>if (st == 'RET') {newscore = newscore + 'RET ';}</text:p>
      <text:p text:style-name="P1"><text:s text:c="16"/>else if (st[2] == '-') {newscore = newscore + st.slice(3) + '-' + st.slice(0, 2) + ' ';}</text:p>
      <text:p text:style-name="P1"><text:s text:c="16"/>else {newscore = newscore + st[2] + st[1] + st[0] + st.slice(3) + ' ';}</text:p>
      <text:p text:style-name="P1"><text:s text:c="16"/>// what about 70-68, 11-9, etc?</text:p>
      <text:p text:style-name="P1"><text:s text:c="16"/>}</text:p>
      <text:p text:style-name="P1"><text:s text:c="12"/>newscore = newscore.slice(0, -1);</text:p>
      <text:p text:style-name="P1"><text:s text:c="12"/>//$mtrow.append($('&lt;td&gt;').text(newscore));</text:p>
      <text:p text:style-name="P1"><text:s text:c="12"/>var $scorecell = $('&lt;span&gt;').text(newscore);</text:p>
      <text:p text:style-name="P1"><text:s text:c="12"/>}</text:p>
      <text:p text:style-name="P1"><text:s text:c="8"/>else {</text:p>
      <text:p text:style-name="P1"><text:s text:c="12"/>//$mtrow.append($('&lt;td&gt;').text(match.score));</text:p>
      <text:p text:style-name="P1"><text:s text:c="12"/>var $scorecell = $('&lt;span&gt;').text(match.score);</text:p>
      <text:p text:style-name="P1"><text:s text:c="12"/>}</text:p>
      <text:p text:style-name="P1"><text:s text:c="8"/>var $scorelinks = $('&lt;td&gt;').append($scorecell);</text:p>
      <text:p text:style-name="P1"><text:s text:c="8"/>$mtrow.append($scorelinks);</text:p>
      <text:p text:style-name="P1"><text:s text:c="8"/>var $matchlinks = $('&lt;td&gt;');</text:p>
      <text:p text:style-name="P1"><text:s text:c="8"/>if (match.chartlink != "") {</text:p>
      <text:p text:style-name="P1"><text:s text:c="12"/>var clink = 'http://www.tennisabstract.com/charting/' + match.chartlink;</text:p>
      <text:p text:style-name="P1"><text:s text:c="12"/>var $chartlink = $('&lt;a&gt;').text("(ch)").attr('href', clink).attr('target', '_blank').attr('title', "Charting-Based Stats (new window)");</text:p>
      <text:p text:style-name="P1"><text:s text:c="12"/>var $onespace3 = $('&lt;span&gt;').text('\u00a0');</text:p>
      <text:p text:style-name="P1"><text:s text:c="12"/>$matchlinks.append($onespace3).append($chartlink);</text:p>
      <text:p text:style-name="P1"><text:s text:c="12"/>}</text:p>
      <text:p text:style-name="P1"><text:s text:c="8"/>if (match.pslink != "") {</text:p>
      <text:p text:style-name="P1"><text:s text:c="12"/>var $onespace4 = $('&lt;span&gt;').text('\u00a0');</text:p>
      <text:p text:style-name="P1"><text:s text:c="12"/>var plink = 'http://www.tennisabstract.com/cgi-bin/slamWinProbability.py?m=' + match.pslink;</text:p>
      <text:p text:style-name="P1"><text:s text:c="12"/>var $pslink = $('&lt;a&gt;').text("(wp)").attr('href', plink).attr('target', '_blank').attr('title', "Point-by-Point Data (new window)");</text:p>
      <text:p text:style-name="P1"><text:soft-page-break/><text:s text:c="12"/>$matchlinks.append($onespace4).append($pslink);</text:p>
      <text:p text:style-name="P1"><text:s text:c="12"/>}</text:p>
      <text:p text:style-name="P1"><text:s text:c="8"/>//if (match.vidlink != "") {</text:p>
      <text:p text:style-name="P1"><text:s text:c="8"/>// <text:s text:c="2"/>var $onespace5 = $('&lt;span&gt;').text('\u00a0');</text:p>
      <text:p text:style-name="P1"><text:s text:c="8"/>// <text:s text:c="3"/>var $vlink = $('&lt;a&gt;').text("(vid)").attr('href', match.vidlink).attr('target', '_blank').attr('title', "Full Match Video (new window)");</text:p>
      <text:p text:style-name="P1"><text:s text:c="8"/>// <text:s text:c="3"/>$matchlinks.append($onespace5).append($vlink);</text:p>
      <text:p text:style-name="P1"><text:s text:c="8"/>// <text:s text:c="3"/>}</text:p>
      <text:p text:style-name="P1"><text:s text:c="8"/>$mtrow.append($matchlinks);</text:p>
      <text:p text:style-name="P1"><text:s text:c="8"/>if (match.score == 'W/O' || match.pts == '') { <text:s/>// matches with no stats, leave blank</text:p>
      <text:p text:style-name="P1"><text:s text:c="12"/>var statrow = ['', '', '', '', '', '', ''], showtime = '', domratio = '';</text:p>
      <text:p text:style-name="P1"><text:s text:c="12"/>}</text:p>
      <text:p text:style-name="P1"><text:s text:c="8"/>else {</text:p>
      <text:p text:style-name="P1"><text:s text:c="12"/>var rpw = 1 - (parseInt(match.ofwon) + parseInt(match.oswon))/match.opts; // dominance ratio:</text:p>
      <text:p text:style-name="P1"><text:s text:c="12"/>var spl = 1 - ((parseInt(match.fwon) + parseInt(match.swon))/match.pts);</text:p>
      <text:p text:style-name="P1"><text:s text:c="12"/>var num = rpw/spl, dec = 2;</text:p>
      <text:p text:style-name="P1"><text:s text:c="12"/>var domratio = alignRound(rpw/spl, dec);</text:p>
      <text:p text:style-name="P1"><text:s text:c="12"/>var matchtime = match.time;</text:p>
      <text:p text:style-name="P1"><text:s text:c="12"/>if (matchtime == '') {var showtime = '';}</text:p>
      <text:p text:style-name="P1"><text:s text:c="12"/>else {</text:p>
      <text:p text:style-name="P1"><text:s text:c="16"/>var hours = parseInt(matchtime/60);</text:p>
      <text:p text:style-name="P1"><text:s text:c="16"/>var minutes = matchtime % 60;</text:p>
      <text:p text:style-name="P1"><text:s text:c="16"/>if (minutes &lt; 10) {minutes = '0' + minutes;}</text:p>
      <text:p text:style-name="P1"><text:s text:c="16"/>var showtime = hours + ':' + minutes;</text:p>
      <text:p text:style-name="P1"><text:s text:c="16"/>}</text:p>
      <text:p text:style-name="P1"><text:s text:c="12"/>var hours = parseInt(matchtime/60);</text:p>
      <text:p text:style-name="P1"><text:s text:c="12"/>var minutes = matchtime % 60;</text:p>
      <text:p text:style-name="P1"><text:s text:c="12"/>if (minutes &lt; 10) {minutes = '0' + minutes;}</text:p>
      <text:p text:style-name="P1"><text:s text:c="12"/>if (showstats == 'o') {</text:p>
      <text:p text:style-name="P1"><text:s text:c="16"/>var acerate = alignRound((match.aces/match.pts), 1, 1);</text:p>
      <text:p text:style-name="P1"><text:s text:c="16"/>var dfrate = alignRound((match.dfs/match.pts), 1, 1);</text:p>
      <text:p text:style-name="P1"><text:s text:c="16"/>var firstin = alignRound((match.firsts/match.pts), 1, 1);</text:p>
      <text:p text:style-name="P1"><text:s text:c="16"/>var fwin = alignRound((match.fwon/match.firsts), 1, 1);</text:p>
      <text:p text:style-name="P1"><text:s text:c="16"/>var swin = alignRound((match.swon/(match.pts-match.firsts)), 1, 1);</text:p>
      <text:p text:style-name="P1"><text:s text:c="16"/>//var bksaved = alignRound((match.saved/match.chances), 1, 1) + ' (' + match.saved + '/' + match.chances + ')';</text:p>
      <text:p text:style-name="P1"><text:s text:c="16"/>var bksaved = match.saved + '/' + match.chances;</text:p>
      <text:p text:style-name="P1"><text:s text:c="16"/>var statrow = [domratio, acerate, dfrate, firstin, fwin, swin, bksaved];</text:p>
      <text:p text:style-name="P1"><text:s text:c="16"/>}</text:p>
      <text:p text:style-name="P1"><text:s text:c="12"/>else if (showstats == 'r') {</text:p>
      <text:p text:style-name="P1"><text:s text:c="16"/>var pointswon = parseInt(match.fwon) + parseInt(match.swon) + (match.opts - match.ofwon - match.oswon);</text:p>
      <text:p text:style-name="P1"><text:s text:c="16"/>var tpw = alignRound((pointswon/(parseInt(match.pts) + parseInt(match.opts))), 1, 1);</text:p>
      <text:p text:style-name="P1"><text:s text:c="16"/>var rpw = alignRound(1 - ((parseInt(match.ofwon) + parseInt(match.oswon))/match.opts), 1, 1);</text:p>
      <text:p text:style-name="P1"><text:s text:c="16"/>var vace = alignRound((match.oaces/match.opts), 1, 1);</text:p>
      <text:p text:style-name="P1"><text:s text:c="16"/>var r1pw = alignRound(1 - (match.ofwon/match.ofirsts), 1, 1);</text:p>
      <text:p text:style-name="P1"><text:s text:c="16"/>var r2pw = alignRound(1 - (match.oswon/(match.opts-match.ofirsts)), 1, 1);</text:p>
      <text:p text:style-name="P1"><text:s text:c="16"/>//var bkconv = alignRound(1 - (match.osaved/match.ochances), 1, 1) + ' (' + (match.ochances - match.osaved) + '/' + match.ochances + ')';</text:p>
      <text:p text:style-name="P1"><text:s text:c="16"/>var bkconv = (match.ochances - match.osaved) + '/' + match.ochances;</text:p>
      <text:p text:style-name="P1"><text:soft-page-break/><text:s text:c="16"/>var statrow = [domratio, tpw, rpw, vace, r1pw, r2pw, bkconv];</text:p>
      <text:p text:style-name="P1"><text:s text:c="16"/>}</text:p>
      <text:p text:style-name="P1"><text:s text:c="12"/>else if (showstats == 'w') {</text:p>
      <text:p text:style-name="P1"><text:s text:c="16"/>var pointswon = parseInt(match.fwon) + parseInt(match.swon) + (match.opts - match.ofwon - match.oswon);</text:p>
      <text:p text:style-name="P1"><text:s text:c="16"/>var tpw = alignRound((pointswon/(parseInt(match.pts) + parseInt(match.opts))), 1, 1);</text:p>
      <text:p text:style-name="P1"><text:s text:c="16"/>var rpw = alignRound(1 - ((parseInt(match.ofwon) + parseInt(match.oswon))/match.opts), 1, 1);</text:p>
      <text:p text:style-name="P1"><text:s text:c="16"/>var vace = alignRound((match.oaces/match.opts), 1, 1);</text:p>
      <text:p text:style-name="P1"><text:s text:c="16"/>var r1pw = alignRound(1 - (match.ofwon/match.ofirsts), 1, 1);</text:p>
      <text:p text:style-name="P1"><text:s text:c="16"/>var r2pw = alignRound(1 - (match.oswon/(match.opts-match.ofirsts)), 1, 1);</text:p>
      <text:p text:style-name="P1"><text:s text:c="16"/>var bkconv = alignRound(1 - (match.osaved/match.ochances), 1, 1) + ' (' + (match.ochances - match.osaved) + '/' + match.ochances + ')';</text:p>
      <text:p text:style-name="P1"><text:s text:c="16"/>var tp = parseInt(match.pts) + parseInt(match.opts)</text:p>
      <text:p text:style-name="P1"><text:s text:c="16"/>var statrow = [tp, match.aces, match.dfs, match.pts, match.firsts, match.pts-match.firsts, match.oaces];</text:p>
      <text:p text:style-name="P1"><text:s text:c="16"/>} <text:s text:c="15"/></text:p>
      <text:p text:style-name="P1"><text:s text:c="12"/>}</text:p>
      <text:p text:style-name="P1"><text:s text:c="8"/>//$mtrow.append($('&lt;td&gt;').text(domratio).attr('align', 'right'));;</text:p>
      <text:p text:style-name="P1"><text:s text:c="8"/>for (var i = 0; i &lt; statrow.length; i++) {</text:p>
      <text:p text:style-name="P1"><text:s text:c="12"/>$mtrow.append($('&lt;td&gt;').text(statrow[i]).attr('align', 'right'));</text:p>
      <text:p text:style-name="P1"><text:s text:c="12"/>}</text:p>
      <text:p text:style-name="P1"><text:s text:c="8"/>$mtrow.append($('&lt;td&gt;').text(showtime).attr('align', 'right'));</text:p>
      <text:p text:style-name="P1"><text:s text:c="8"/>$mtbody.append($mtrow);</text:p>
      <text:p text:style-name="P1"><text:s text:c="8"/>var matchnew = getWinLossTiebreak(match);</text:p>
      <text:p text:style-name="P1"><text:s text:c="8"/>for (u=0; u&lt;stats.length; u++) {</text:p>
      <text:p text:style-name="P1"><text:s text:c="12"/>t = stats[u];</text:p>
      <text:p text:style-name="P1"><text:s text:c="12"/>if (matchnew[t] != '') {currentfilter[t] = currentfilter[t] + parseInt(matchnew[t]);}</text:p>
      <text:p text:style-name="P1"><text:s text:c="12"/>}</text:p>
      <text:p text:style-name="P1"><text:s text:c="8"/>}</text:p>
      <text:p text:style-name="P1"/>
      <text:p text:style-name="P1"><text:s text:c="4"/>// back to match table</text:p>
      <text:p text:style-name="P1"><text:s text:c="4"/>if ($mtbody.children().length == 0) {</text:p>
      <text:p text:style-name="P1"><text:s text:c="8"/>if (!$("#spanCareerqq").hasClass('selected')) { // career is not selected</text:p>
      <text:p text:style-name="P1"><text:s text:c="12"/>//var $mftspan = $('&lt;span&gt;').text('show career').attr('font-style', 'italic');</text:p>
      <text:p text:style-name="P1"><text:s text:c="12"/>//$mftspan.attr('id', 'careerclick').attr('class', 'likelink');</text:p>
      <text:p text:style-name="P1"><text:s text:c="12"/>var mft = '&lt;span id="careerclick" class="likelink"&gt;Show career&lt;/span&gt;, c';</text:p>
      <text:p text:style-name="P1"><text:s text:c="12"/>}</text:p>
      <text:p text:style-name="P1"><text:s text:c="8"/>else {var mft = 'C';}</text:p>
      <text:p text:style-name="P1"><text:s text:c="8"/>pTable = '&lt;p id="matches"&gt;&amp;nbsp;&lt;br/&gt;&amp;nbsp;&lt;br/&gt;Your filters returned no matches. ' + mft + 'hange a filter or two, or press the '</text:p>
      <text:p text:style-name="P1"><text:s text:c="8"/>pTable = pTable + '&lt;span class="menureset2 likelink"&gt;reset button&lt;/span&gt;.&lt;/p&gt;'</text:p>
      <text:p text:style-name="P1"><text:s text:c="8"/>$("#matches").replaceWith(pTable);</text:p>
      <text:p text:style-name="P1"><text:s text:c="8"/>}</text:p>
      <text:p text:style-name="P1"><text:s text:c="4"/>else {</text:p>
      <text:p text:style-name="P1"><text:s text:c="8"/>$matchtable.append($mtbody).attr('id', 'matches').attr('class', 'tablesorter');</text:p>
      <text:p text:style-name="P1"><text:s text:c="8"/>$matchtable.attr('border', 0).attr('cellspacing', 0).attr('cellpadding', 4);</text:p>
      <text:p text:style-name="P1"><text:s text:c="8"/>$("#stats").html($matchtable);</text:p>
      <text:p text:style-name="P1"><text:s text:c="8"/>$("#matches").tablesorter( {sortList: slist,</text:p>
      <text:p text:style-name="P1"><text:s text:c="36"/>headers: {0: {sorter:'dates'},</text:p>
      <text:p text:style-name="P1"><text:s text:c="36"/><text:tab/> <text:s text:c="5"/>1: {sorter:false},<text:tab/></text:p>
      <text:p text:style-name="P1"><text:s text:c="46"/>3: {sorter:'rounds'},</text:p>
      <text:p text:style-name="P1"><text:soft-page-break/><text:s text:c="46"/>4: {sorter:'ranks'},</text:p>
      <text:p text:style-name="P1"><text:s text:c="46"/>5: {sorter:'ranks'},</text:p>
      <text:p text:style-name="P1"><text:s text:c="46"/>6: {sorter:false}, // matchup</text:p>
      <text:p text:style-name="P1"><text:s text:c="46"/>7: {sorter:false}, // score -- more I can do with this?</text:p>
      <text:p text:style-name="P1"><text:s text:c="46"/>8: {sorter:false},</text:p>
      <text:p text:style-name="P1"><text:s text:c="46"/>9: {sorter:'descNum'},</text:p>
      <text:p text:style-name="P1"><text:s text:c="46"/>10: {sorter:'descNum'},</text:p>
      <text:p text:style-name="P1"><text:s text:c="46"/>11: {sorter:'ascNum'},</text:p>
      <text:p text:style-name="P1"><text:s text:c="46"/>12: {sorter:'descNum'},</text:p>
      <text:p text:style-name="P1"><text:s text:c="46"/>13: {sorter:'descNum'},</text:p>
      <text:p text:style-name="P1"><text:s text:c="46"/>14: {sorter:'descNum'},</text:p>
      <text:p text:style-name="P1"><text:s text:c="46"/>15: {sorter:false},</text:p>
      <text:p text:style-name="P1"><text:s text:c="46"/>16: {sorter:'descNum'}</text:p>
      <text:p text:style-name="P1"><text:s text:c="46"/>}</text:p>
      <text:p text:style-name="P1"><text:s text:c="35"/>});</text:p>
      <text:p text:style-name="P1"><text:s text:c="8"/>}</text:p>
      <text:p text:style-name="P1"><text:s text:c="4"/>var currentParams = getFilterParams();</text:p>
      <text:p text:style-name="P1"><text:s text:c="4"/>var opplist = [], notlist = [];</text:p>
      <text:p text:style-name="P1"><text:s text:c="4"/>if ($('#h2hdef').hasClass('selected') &amp;&amp; $('#notdef').hasClass('selected')) {var opplist = [];} // no h2hs or NOTs</text:p>
      <text:p text:style-name="P1"><text:s text:c="4"/>else if (!$('#notdef').hasClass('selected')) {var notlist = $('.notselected').text().split(fourspaces + fourspaces).slice(1);}</text:p>
      <text:p text:style-name="P1"><text:s text:c="4"/>else {var opplist = $('.h2hselected').text().split(fourspaces + fourspaces).slice(1);}</text:p>
      <text:p text:style-name="P1"><text:s text:c="4"/>var statrow = makeSplitStatRow(currentfilter);</text:p>
      <text:p text:style-name="P1"><text:s text:c="4"/>if ($mtbody.children().length == 0) {}</text:p>
      <text:p text:style-name="P1"><text:s text:c="4"/>else if (currentParams == '' &amp;&amp; (opplist.length == 0 &amp;&amp; notlist.length == 0)) {}</text:p>
      <text:p text:style-name="P1"><text:s text:c="4"/>else {</text:p>
      <text:p text:style-name="P1"><text:s text:c="8"/>if (opplist.length == 0 &amp;&amp; notlist.length == 0) {var rowid = '#f' + currentParams;}</text:p>
      <text:p text:style-name="P1"><text:s text:c="8"/>else if (opplist.length == 0) {</text:p>
      <text:p text:style-name="P1"><text:s text:c="12"/>var nots = $('.notselected').text().replace(/\u00a0/g, '');</text:p>
      <text:p text:style-name="P1"><text:s text:c="12"/>var rowid = '#f' + currentParams + '-' + nots;</text:p>
      <text:p text:style-name="P1"><text:s text:c="12"/>}</text:p>
      <text:p text:style-name="P1"><text:s text:c="8"/>else {</text:p>
      <text:p text:style-name="P1"><text:s text:c="12"/>var opps = $('.h2hselected').text().replace(/\u00a0/g, '');</text:p>
      <text:p text:style-name="P1"><text:s text:c="12"/>var rowid = '#f' + currentParams + '-' + opps;</text:p>
      <text:p text:style-name="P1"><text:s text:c="12"/>}</text:p>
      <text:p text:style-name="P1"><text:s text:c="8"/>if ($(rowid).length &gt; 0) {$(rowid).remove();} // if same filter is already present, delete</text:p>
      <text:p text:style-name="P1"><text:s text:c="8"/>else if ($('.filtersplitrow').length == 5) {$('.filtersplitrow').last().remove();} // if 5 already, delete last</text:p>
      <text:p text:style-name="P1"/>
      <text:p text:style-name="P1"><text:s text:c="8"/>var $filtrow = $('&lt;tr&gt;').attr('class', 'filtersplitrow')</text:p>
      <text:p text:style-name="P1"><text:s text:c="8"/>$filtrow.attr('id', rowid.slice(1));</text:p>
      <text:p text:style-name="P1"><text:s text:c="8"/>var ftitle = '';</text:p>
      <text:p text:style-name="P1"><text:s text:c="8"/>if (opplist.length == 0) {} // get label</text:p>
      <text:p text:style-name="P1"><text:s text:c="8"/>else {</text:p>
      <text:p text:style-name="P1"><text:s text:c="12"/>for (k=0; k&lt;opplist.length; k++) {</text:p>
      <text:p text:style-name="P1"><text:s text:c="16"/>//var oppname = insertNameSpaces(opplist[k]);</text:p>
      <text:p text:style-name="P1"><text:s text:c="16"/>var ftitle = ftitle + 'Opponent: ' + opplist[k] + '; '; // need to parse this for initials? last name?</text:p>
      <text:p text:style-name="P1"><text:s text:c="16"/>}</text:p>
      <text:p text:style-name="P1"><text:s text:c="12"/>ftitle = ftitle.slice(0, -2); // delete final semi-colon and space</text:p>
      <text:p text:style-name="P1"><text:s text:c="12"/>}</text:p>
      <text:p text:style-name="P1"><text:soft-page-break/><text:s text:c="8"/>if (notlist.length == 0) {} // get label</text:p>
      <text:p text:style-name="P1"><text:s text:c="8"/>else {</text:p>
      <text:p text:style-name="P1"><text:s text:c="12"/>for (k=0; k&lt;notlist.length; k++) {</text:p>
      <text:p text:style-name="P1"><text:s text:c="16"/>//var oppname = insertNameSpaces(opplist[k]);</text:p>
      <text:p text:style-name="P1"><text:s text:c="16"/>var ftitle = ftitle + 'Exclude: ' + notlist[k] + '; '; // need to parse this for initials? last name?</text:p>
      <text:p text:style-name="P1"><text:s text:c="16"/>}</text:p>
      <text:p text:style-name="P1"><text:s text:c="12"/>ftitle = ftitle.slice(0, -2); // delete final semi-colon and space</text:p>
      <text:p text:style-name="P1"><text:s text:c="12"/>} <text:s/></text:p>
      <text:p text:style-name="P1"><text:s text:c="8"/>ftitle = getFilterTitle(ftitle); <text:s text:c="5"/></text:p>
      <text:p text:style-name="P1"/>
      <text:p text:style-name="P1"><text:s text:c="8"/>var $nameital = ($('&lt;span&gt;').css('font-style', 'italic').attr('class', 'filterlabel'));</text:p>
      <text:p text:style-name="P1"><text:s text:c="8"/>if (ftitle.length &gt; 25) { // too long, replace end with ..., add title, etc.</text:p>
      <text:p text:style-name="P1"><text:s text:c="12"/>$nameital.attr('title', ftitle.replace(/; /g, '\n')).css('cursor', 'pointer').text(' ' + ftitle.slice(0,22) + '... ');</text:p>
      <text:p text:style-name="P1"><text:s text:c="12"/>}</text:p>
      <text:p text:style-name="P1"><text:s text:c="8"/>else {$nameital.text(' ' + ftitle + ' ');}</text:p>
      <text:p text:style-name="P1"><text:s text:c="8"/></text:p>
      <text:p text:style-name="P1"><text:s text:c="8"/>var $closebutton = ($('&lt;span&gt;').text("[x]").attr('class', 'rowcloser likelink')) // add button to close</text:p>
      <text:p text:style-name="P1"><text:s text:c="8"/>//var $splitclick = $('&lt;span&gt;').text('(+)').attr('class', 'likelink splitclick');</text:p>
      <text:p text:style-name="P1"><text:s text:c="8"/></text:p>
      <text:p text:style-name="P1"><text:s text:c="8"/>$filtrow.append($('&lt;td&gt;').append($closebutton).append($nameital)); //.append($splitclick));</text:p>
      <text:p text:style-name="P1"><text:s text:c="8"/>for (var i = 0; i &lt; statrow.length; i++) {</text:p>
      <text:p text:style-name="P1"><text:s text:c="12"/>var $fcell = $('&lt;td&gt;').attr('align', 'right').text(statrow[i]);</text:p>
      <text:p text:style-name="P1"><text:s text:c="12"/>$filtrow.append($fcell);</text:p>
      <text:p text:style-name="P1"><text:s text:c="12"/>}</text:p>
      <text:p text:style-name="P1"><text:s text:c="8"/>$("#splitsbody").prepend($filtrow)</text:p>
      <text:p text:style-name="P1"/>
      <text:p text:style-name="P1"><text:s text:c="8"/>$(".rowcloser").click(function () {// attach handler to .rowcloser</text:p>
      <text:p text:style-name="P1"><text:s text:c="12"/>$(this).parent().parent().remove();</text:p>
      <text:p text:style-name="P1"><text:s text:c="12"/>})</text:p>
      <text:p text:style-name="P1"><text:s text:c="8"/>}</text:p>
      <text:p text:style-name="P1"><text:s text:c="8"/></text:p>
      <text:p text:style-name="P1"><text:s text:c="4"/>// add title above matches</text:p>
      <text:p text:style-name="P1"><text:s text:c="4"/>if (ftitle == "" || ftitle == undefined) {var ftitle = 'Last 52';}</text:p>
      <text:p text:style-name="P1"><text:s text:c="4"/>else {var tabtitle = 'Matches: '+ftitle;} //.replace(/; /g, ' &gt; ');}</text:p>
      <text:p text:style-name="P1"><text:s text:c="4"/>var wlrec = '(' + statrow[0].slice(0,statrow[0].indexOf('(')-1) + ')';</text:p>
      <text:p text:style-name="P1"><text:s text:c="4"/>$("#tablelabel").html('&lt;b&gt;Matches '+wlrec+' &gt; '+ftitle+'&lt;/b&gt;');</text:p>
      <text:p text:style-name="P1"><text:s text:c="8"/></text:p>
      <text:p text:style-name="P1"><text:s text:c="4"/>// how to count filters applied?</text:p>
      <text:p text:style-name="P1"><text:s text:c="4"/>if (currentParams == '' &amp;&amp; (opplist.length == 0 &amp;&amp; notlist.length == 0)) {}</text:p>
      <text:p text:style-name="P1"><text:s text:c="4"/>else if ($mtbody.children().length == 0) {} // no matches -- keep this or not?</text:p>
      <text:p text:style-name="P1"><text:s text:c="4"/>else {</text:p>
      <text:p text:style-name="P1"><text:s text:c="8"/>var $bmatches = $('&lt;span&gt;').text('Apply filters to another player: ');</text:p>
      <text:p text:style-name="P1"><text:s text:c="8"/>$bmatches.append($('&lt;input&gt;').attr('id', 'paramsearch'));</text:p>
      <text:p text:style-name="P1"><text:s text:c="8"/>$('#matches').after($bmatches);</text:p>
      <text:p text:style-name="P1"><text:s text:c="8"/>}</text:p>
      <text:p text:style-name="P1"><text:s text:c="4"/>$(".h2hclick").click(function () {</text:p>
      <text:p text:style-name="P1"><text:s text:c="8"/>opponent = $(this).parent().attr('class');</text:p>
      <text:p text:style-name="P1"><text:s text:c="8"/>var withspaces = insertNameSpaces(opponent);</text:p>
      <text:p text:style-name="P1"><text:s text:c="8"/>setPlayerFilter(withspaces, 1, 0);</text:p>
      <text:p text:style-name="P1"><text:s text:c="8"/>if ($("#h2hhead").hasClass("closed")) {</text:p>
      <text:p text:style-name="P1"><text:soft-page-break/><text:s text:c="12"/>$("#h2hhead").removeClass("closed").addClass("open") //.addClass("selected");</text:p>
      <text:p text:style-name="P1"><text:s text:c="12"/>$(".h2hchoice").toggle();</text:p>
      <text:p text:style-name="P1"><text:s text:c="12"/>}</text:p>
      <text:p text:style-name="P1"><text:s text:c="8"/>})</text:p>
      <text:p text:style-name="P1"><text:s text:c="4"/>$(".menureset2").click(function () {</text:p>
      <text:p text:style-name="P1"><text:s text:c="8"/>resetFilters();</text:p>
      <text:p text:style-name="P1"><text:s text:c="8"/>// close open menus?</text:p>
      <text:p text:style-name="P1"><text:s text:c="8"/>makeMatchTable({}, 1);</text:p>
      <text:p text:style-name="P1"><text:s text:c="8"/>});</text:p>
      <text:p text:style-name="P1"><text:s text:c="4"/>$("#careerclick").click(function () {</text:p>
      <text:p text:style-name="P1"><text:s text:c="8"/>if ($("#spanhead").hasClass("closed")) {</text:p>
      <text:p text:style-name="P1"><text:s text:c="12"/>$("#spanhead").removeClass("closed").addClass("open") //.addClass("selected");</text:p>
      <text:p text:style-name="P1"><text:s text:c="12"/>$(".spanchoice").toggle();</text:p>
      <text:p text:style-name="P1"><text:s text:c="12"/>}</text:p>
      <text:p text:style-name="P1"><text:s text:c="8"/>$(".spanchoice").removeClass("selected").removeClass('spanselected');</text:p>
      <text:p text:style-name="P1"><text:s text:c="8"/>$("#spanCareerqq").addClass('selected').addClass('spanselected');</text:p>
      <text:p text:style-name="P1"><text:s text:c="8"/>makeMatchTable({}, 0);</text:p>
      <text:p text:style-name="P1"><text:s text:c="8"/>})</text:p>
      <text:p text:style-name="P1"><text:s text:c="4"/>}</text:p>
      <text:p text:style-name="P1"><text:s text:c="4"/></text:p>
      <text:p text:style-name="P1">function renderDoubles(stdscores, showstats, hdrs, defSort) {</text:p>
      <text:p text:style-name="P1"><text:s text:c="4"/>// defSort: 1 = return to defaults; 0 = check if already sorted and keep that</text:p>
      <text:p text:style-name="P1"><text:s text:c="4"/>var currentfilter = $.extend(true, {}, totals);</text:p>
      <text:p text:style-name="P1"><text:s text:c="4"/>// decide now on table sorting</text:p>
      <text:p text:style-name="P1"><text:s text:c="4"/>var slist = [[0,1], [3,1]];</text:p>
      <text:p text:style-name="P1"><text:s text:c="4"/>if (defSort == 0) {slist = confirmSort(slist);}</text:p>
      <text:p text:style-name="P1"/>
      <text:p text:style-name="P1"><text:s text:c="4"/>var $matchtable = $('&lt;table&gt;');</text:p>
      <text:p text:style-name="P1"><text:s text:c="4"/>var $mthead = $('&lt;thead&gt;');</text:p>
      <text:p text:style-name="P1"><text:s text:c="4"/>var $mtheaderrow = $('&lt;tr&gt;').attr('id', 'matchheader'); </text:p>
      <text:p text:style-name="P1"><text:s text:c="4"/>var $mtfoot = $('&lt;tfoot&gt;');</text:p>
      <text:p text:style-name="P1"><text:s text:c="4"/>var $mtfooterrow = $('&lt;tr&gt;').attr('id', 'matchfooter').attr('background-color', '#FFF'); // color weirdness? <text:s/></text:p>
      <text:p text:style-name="P1"><text:s text:c="4"/>var $mtbody = $('&lt;tbody&gt;');</text:p>
      <text:p text:style-name="P1"><text:s text:c="4"/>if (showstats == "a") {</text:p>
      <text:p text:style-name="P1"><text:s text:c="8"/>var rightaligns = {4: '', 5: '', 8: '', 9: '', 10: '', 11: '', 12: '', 13: '', 14: '', 15: ''};</text:p>
      <text:p text:style-name="P1"><text:s text:c="8"/>}</text:p>
      <text:p text:style-name="P1"><text:s text:c="4"/>else {</text:p>
      <text:p text:style-name="P1"><text:s text:c="8"/>var rightaligns = {6: '', 7: '', 8: '', 9: '', 10: '', 11: '', 12: '', 13: '', 14: '', 15: ''};</text:p>
      <text:p text:style-name="P1"><text:s text:c="8"/>}</text:p>
      <text:p text:style-name="P1"><text:s text:c="4"/>for (var s = 0; s &lt; matchmx_dubs.length; s++) { <text:s text:c="2"/></text:p>
      <text:p text:style-name="P1"><text:s text:c="8"/>if (s == 0) {</text:p>
      <text:p text:style-name="P1"><text:s text:c="12"/>// header row</text:p>
      <text:p text:style-name="P1"><text:s text:c="12"/>var cells = [];</text:p>
      <text:p text:style-name="P1"><text:s text:c="12"/>for (var i = 0; i &lt; hdrs.length; i++) {</text:p>
      <text:p text:style-name="P1"><text:s text:c="16"/>//var $mthcell = $('&lt;th&gt;');</text:p>
      <text:p text:style-name="P1"><text:s text:c="16"/>var $mthspan = $('&lt;span&gt;').text(hdrs[i]);</text:p>
      <text:p text:style-name="P1"><text:s text:c="16"/>if (hdrs[i] in titleTips) {$mthspan.attr('title', titleTips[hdrs[i]]);}</text:p>
      <text:p text:style-name="P1"><text:s text:c="16"/>var $mthcell = $('&lt;th&gt;').append($mthspan);</text:p>
      <text:p text:style-name="P1"><text:s text:c="16"/>if (i in rightaligns) {$mthcell.attr('align', 'right');}</text:p>
      <text:p text:style-name="P1"><text:s text:c="16"/>$mtheaderrow.append($mthcell);</text:p>
      <text:p text:style-name="P1"><text:s text:c="16"/>}</text:p>
      <text:p text:style-name="P1"><text:soft-page-break/><text:s text:c="12"/>$mthead.append($mtheaderrow);</text:p>
      <text:p text:style-name="P1"><text:s text:c="12"/>$matchtable.append($mthead);</text:p>
      <text:p text:style-name="P1"><text:s text:c="12"/>// footer row</text:p>
      <text:p text:style-name="P1"><text:s text:c="12"/>var fcells = [];</text:p>
      <text:p text:style-name="P1"><text:s text:c="12"/>for (var i = 0; i &lt; hdrs.length; i++) {</text:p>
      <text:p text:style-name="P1"><text:s text:c="16"/>//var $mftcell = $('&lt;tr&gt;'); // check</text:p>
      <text:p text:style-name="P1"><text:s text:c="16"/>if (i == 1 &amp;&amp; !$("#spanCareerqq").hasClass('selected')) { // &amp;&amp; career is not selected</text:p>
      <text:p text:style-name="P1"><text:s text:c="20"/>var $mftspan = $('&lt;span&gt;').text('Show Career').attr('font-style', 'italic');</text:p>
      <text:p text:style-name="P1"><text:s text:c="20"/>$mftspan.attr('id', 'careerclick').attr('class', 'likelink');</text:p>
      <text:p text:style-name="P1"><text:s text:c="20"/>}</text:p>
      <text:p text:style-name="P1"><text:s text:c="16"/>else {</text:p>
      <text:p text:style-name="P1"><text:s text:c="20"/>var $mftspan = $('&lt;span&gt;').text('');</text:p>
      <text:p text:style-name="P1"><text:s text:c="20"/>}</text:p>
      <text:p text:style-name="P1"><text:s text:c="16"/>var $mftcell = $('&lt;td&gt;').append($mftspan);</text:p>
      <text:p text:style-name="P1"><text:s text:c="16"/>$mtfooterrow.append($mftcell);</text:p>
      <text:p text:style-name="P1"><text:s text:c="16"/>}</text:p>
      <text:p text:style-name="P1"><text:s text:c="12"/>$mtfoot.append($mtfooterrow);</text:p>
      <text:p text:style-name="P1"><text:s text:c="12"/>$matchtable.append($mtfoot);</text:p>
      <text:p text:style-name="P1"><text:s text:c="12"/>} <text:s text:c="11"/></text:p>
      <text:p text:style-name="P1"><text:s text:c="12"/></text:p>
      <text:p text:style-name="P1"><text:s text:c="8"/>// when adding a new column, esp. if just in some players' js files, add the header to 'matchhead' above</text:p>
      <text:p text:style-name="P1"><text:s text:c="8"/>// this fills in the missing cells</text:p>
      <text:p text:style-name="P1"><text:s text:c="8"/>var match = {}</text:p>
      <text:p text:style-name="P1"><text:s text:c="8"/>for (var x=0; x&lt;matchhead_dubs.length; x++) {</text:p>
      <text:p text:style-name="P1"><text:s text:c="12"/>if (matchmx_dubs[s].length &lt;= x) {match[matchhead_dubs[x]] = '';}</text:p>
      <text:p text:style-name="P1"><text:s text:c="12"/>else {match[matchhead_dubs[x]] = matchmx_dubs[s][x];}</text:p>
      <text:p text:style-name="P1"><text:s text:c="12"/>} </text:p>
      <text:p text:style-name="P1"><text:s text:c="12"/></text:p>
      <text:p text:style-name="P1"><text:s text:c="8"/>if (filterMatch(match, 'doubles') != 1) {continue;}</text:p>
      <text:p text:style-name="P1"/>
      <text:p text:style-name="P1"><text:s text:c="8"/>var $mtrow = $('&lt;tr&gt;'); <text:s text:c="7"/></text:p>
      <text:p text:style-name="P1"><text:s text:c="8"/>var showdate = showDate(match.date);</text:p>
      <text:p text:style-name="P1"><text:s text:c="8"/>var yyyy, mm, dd; // reformat date</text:p>
      <text:p text:style-name="P1"><text:s text:c="8"/>yyyy = match.date.slice(0, 4);</text:p>
      <text:p text:style-name="P1"><text:s text:c="8"/>mm = match.date.slice(4, 6);</text:p>
      <text:p text:style-name="P1"><text:s text:c="8"/>dd = match.date.slice(6);</text:p>
      <text:p text:style-name="P1"><text:s text:c="8"/>//if (typeof dob === 'undefined') {}</text:p>
      <text:p text:style-name="P1"><text:s text:c="8"/>//else {</text:p>
      <text:p text:style-name="P1"><text:s text:c="8"/>// <text:s text:c="3"/>var dobStr = dob+'';</text:p>
      <text:p text:style-name="P1"><text:s text:c="8"/>// <text:s text:c="3"/>var dobObj <text:s/>= new Date(dobStr.slice(0,4), dobStr.slice(4,6), dobStr.slice(6));</text:p>
      <text:p text:style-name="P1"><text:s text:c="8"/>// <text:s text:c="3"/>var tdObj <text:s/>= new Date(yyyy, mm, dd);</text:p>
      <text:p text:style-name="P1"><text:s text:c="8"/>// <text:s text:c="3"/>var days = parseInt((tdObj.getTime() - dobObj.getTime())/one_day);</text:p>
      <text:p text:style-name="P1"><text:s text:c="8"/>// <text:s text:c="3"/>var years = parseInt(days/365);</text:p>
      <text:p text:style-name="P1"><text:s text:c="8"/>// <text:s text:c="3"/>var plusdays = days % 365;</text:p>
      <text:p text:style-name="P1"><text:s text:c="8"/>// <text:s text:c="3"/>if (plusdays &lt; 10) {plusdays = '00'+plusdays;}</text:p>
      <text:p text:style-name="P1"><text:s text:c="8"/>// <text:s text:c="3"/>else if (plusdays &lt; 100) {plusdays = '0'+plusdays;}</text:p>
      <text:p text:style-name="P1"><text:s text:c="8"/>// <text:s text:c="3"/>$datecell.attr('title', 'Age: '+years+'.'+plusdays);</text:p>
      <text:p text:style-name="P1"><text:s text:c="8"/>// <text:s text:c="3"/>}</text:p>
      <text:p text:style-name="P1"><text:s text:c="8"/>if (yyyy &gt;= 1985 &amp;&amp; yyyy &lt; 2016) {</text:p>
      <text:p text:style-name="P1"><text:s text:c="12"/>var wdate = yyyy+'-'+mm+'-'+dd;</text:p>
      <text:p text:style-name="P1"><text:s text:c="12"/>var wlink = 'https://tennisabstract.herokuapp.com/ATP/Rankings/'+wdate+'/';</text:p>
      <text:p text:style-name="P1"><text:soft-page-break/><text:s text:c="12"/>//$datecell.attr('href', wlink); <text:s/></text:p>
      <text:p text:style-name="P1"><text:s text:c="12"/>var $datecell = $('&lt;td&gt;').append($('&lt;a&gt;').text(showdate).attr('href', wlink));</text:p>
      <text:p text:style-name="P1"><text:s text:c="12"/>} <text:s text:c="9"/></text:p>
      <text:p text:style-name="P1"><text:s text:c="8"/>else {var $datecell = $('&lt;td&gt;').text(showdate).attr('class', 'tdate');}</text:p>
      <text:p text:style-name="P1"><text:s text:c="8"/>$mtrow.append($datecell);</text:p>
      <text:p text:style-name="P1"><text:s text:c="8"/></text:p>
      <text:p text:style-name="P1"><text:s text:c="8"/>var showtourn = match.tourn;</text:p>
      <text:p text:style-name="P1"><text:s text:c="8"/>if (match.tourn.indexOf('Davis C') != -1) {</text:p>
      <text:p text:style-name="P1"><text:s text:c="12"/>$mtrow.append($('&lt;td&gt;').text(match.tourn));</text:p>
      <text:p text:style-name="P1"><text:s text:c="12"/>}</text:p>
      <text:p text:style-name="P1"><text:s text:c="8"/>else if (match.level == 'S' | match.level == 'E') {</text:p>
      <text:p text:style-name="P1"><text:s text:c="12"/>$mtrow.append($('&lt;td&gt;').text(match.tourn));</text:p>
      <text:p text:style-name="P1"><text:s text:c="12"/>}</text:p>
      <text:p text:style-name="P1"><text:s text:c="8"/>else if (match.tourn.slice(0,3) == 'ATP' &amp;&amp; (yyyy == '2018' | yyyy == '2016' || yyyy == '2017')) {</text:p>
      <text:p text:style-name="P1"><text:s text:c="12"/>$mtrow.append($('&lt;td&gt;').text(match.tourn.slice(4)));</text:p>
      <text:p text:style-name="P1"><text:s text:c="12"/>}</text:p>
      <text:p text:style-name="P1"><text:s text:c="8"/>else if (match.tourn.slice(-10) == 'Challenger' &amp;&amp; (yyyy == '2018' | yyyy == '2016' || yyyy == '2017')) {</text:p>
      <text:p text:style-name="P1"><text:s text:c="12"/>$mtrow.append($('&lt;td&gt;').text(match.tourn.slice(0,-11)+' CH'));</text:p>
      <text:p text:style-name="P1"><text:s text:c="12"/>}</text:p>
      <text:p text:style-name="P1"><text:s text:c="8"/>else {</text:p>
      <text:p text:style-name="P1"><text:s text:c="12"/>if (match.tourn.slice(-2) == ' Q') {</text:p>
      <text:p text:style-name="P1"><text:s text:c="16"/>var showtourn = match.tourn.slice(0, -2);</text:p>
      <text:p text:style-name="P1"><text:s text:c="16"/>var qtag = '&amp;f=B8';</text:p>
      <text:p text:style-name="P1"><text:s text:c="16"/>}</text:p>
      <text:p text:style-name="P1"><text:s text:c="12"/>else {</text:p>
      <text:p text:style-name="P1"><text:s text:c="16"/>var showtourn = match.tourn;</text:p>
      <text:p text:style-name="P1"><text:s text:c="16"/>var qtag = '';}</text:p>
      <text:p text:style-name="P1"><text:s text:c="12"/>var tlink = 'http://www.tennisabstract.com/cgi-bin/tourney.cgi?t=' + yyyy + showtourn.replace(/ /g, '_').replace(/'/g, 'xx') + qtag;</text:p>
      <text:p text:style-name="P1"><text:s text:c="12"/>$mtrow.append($('&lt;td&gt;').append($('&lt;a&gt;').text(match.tourn).attr('href', tlink)));</text:p>
      <text:p text:style-name="P1"><text:s text:c="12"/>}</text:p>
      <text:p text:style-name="P1"><text:s text:c="8"/>$mtrow.append($('&lt;td&gt;').text(match.surf));</text:p>
      <text:p text:style-name="P1"><text:s text:c="8"/>$mtrow.append($('&lt;td&gt;').text(match.round));</text:p>
      <text:p text:style-name="P1"><text:s text:c="8"/></text:p>
      <text:p text:style-name="P1"><text:s text:c="8"/>if (showstats == "a") {</text:p>
      <text:p text:style-name="P1"><text:s text:c="12"/>$mtrow.append($('&lt;td&gt;').text(match.rank + '/' + match.prank).attr('align', 'right'));</text:p>
      <text:p text:style-name="P1"><text:s text:c="12"/>$mtrow.append($('&lt;td&gt;').text(match.orank + '/' + match.o2rank).attr('align', 'right'));</text:p>
      <text:p text:style-name="P1"><text:s text:c="12"/>var partner_name = match.partner;</text:p>
      <text:p text:style-name="P1"><text:s text:c="12"/>var opp_name = match.opp;</text:p>
      <text:p text:style-name="P1"><text:s text:c="12"/>var opp2_name = match.opp2;</text:p>
      <text:p text:style-name="P1"><text:s text:c="12"/>}</text:p>
      <text:p text:style-name="P1"><text:s text:c="8"/>else {</text:p>
      <text:p text:style-name="P1"><text:s text:c="12"/>partner_name = match.partnerlast;</text:p>
      <text:p text:style-name="P1"><text:s text:c="12"/>opp_name = match.olast;</text:p>
      <text:p text:style-name="P1"><text:s text:c="12"/>opp2_name = match.o2last;</text:p>
      <text:p text:style-name="P1"><text:s text:c="12"/>}</text:p>
      <text:p text:style-name="P1"/>
      <text:p text:style-name="P1"><text:s text:c="8"/>var $pentry = $('&lt;span&gt;'), $pname = $('&lt;span&gt;'), $oppentry = $('&lt;span&gt;'), $opplink = $('&lt;span&gt;'), $oppcc = $('&lt;span&gt;') <text:s/>// player entry </text:p>
      <text:p text:style-name="P1"><text:s text:c="8"/>var $partnerlink = $('&lt;span&gt;'), $opp2link = $('&lt;span&gt;'), $partnercc = $('&lt;span&gt;')</text:p>
      <text:p text:style-name="P1"><text:soft-page-break/><text:s text:c="8"/>if (match.seed != '') {$pentry.text('(' + match.seed + ')')}</text:p>
      <text:p text:style-name="P1"><text:s text:c="8"/>else if (match.entry != '') {$pentry.text('(' + match.entry + ')')}</text:p>
      <text:p text:style-name="P1"><text:s text:c="8"/>else {$pentry.text('');}</text:p>
      <text:p text:style-name="P1"><text:s text:c="8"/></text:p>
      <text:p text:style-name="P1"><text:s text:c="8"/>$pname.text(lastname).css('font-weight', 'bold'); // player name</text:p>
      <text:p text:style-name="P1"/>
      <text:p text:style-name="P1"><text:s text:c="8"/>var partnerlink = 'http://www.tennisabstract.com/cgi-bin/player.cgi?p=' + match.partner.replace(/ /g, '') </text:p>
      <text:p text:style-name="P1"><text:s text:c="8"/>var $partnerlk = $('&lt;a&gt;').text(partner_name).attr('href', partnerlink);</text:p>
      <text:p text:style-name="P1"><text:s text:c="8"/>$partnerlink.append($partnerlk);</text:p>
      <text:p text:style-name="P1"><text:s text:c="8"/>$partnercc.text(' [' + match.pcountry + ']');</text:p>
      <text:p text:style-name="P1"><text:s text:c="16"/></text:p>
      <text:p text:style-name="P1"><text:s text:c="8"/>if (match.oseed != '') {$oppentry.text('(' + match.oseed + ')')} // opp entry</text:p>
      <text:p text:style-name="P1"><text:s text:c="8"/>else if (match.oentry != '') {$oppentry.text('(' + match.oentry + ')')}</text:p>
      <text:p text:style-name="P1"><text:s text:c="8"/>else {$oppentry.text('');}</text:p>
      <text:p text:style-name="P1"><text:s text:c="8"/></text:p>
      <text:p text:style-name="P1"><text:s text:c="8"/>var nlink = 'http://www.tennisabstract.com/cgi-bin/player.cgi?p=' + match.opp.replace(/ /g, '') // opp link</text:p>
      <text:p text:style-name="P1"><text:s text:c="8"/>var $olk = $('&lt;a&gt;').text(opp_name).attr('href', nlink);</text:p>
      <text:p text:style-name="P1"><text:s text:c="8"/>$opplink.append($olk);</text:p>
      <text:p text:style-name="P1"><text:s text:c="8"/></text:p>
      <text:p text:style-name="P1"><text:s text:c="8"/>var n2link = 'http://www.tennisabstract.com/cgi-bin/player.cgi?p=' + match.opp2.replace(/ /g, '') </text:p>
      <text:p text:style-name="P1"><text:s text:c="8"/>var $o2lk = $('&lt;a&gt;').text(opp2_name).attr('href', n2link);</text:p>
      <text:p text:style-name="P1"><text:s text:c="8"/>$opp2link.append($o2lk);</text:p>
      <text:p text:style-name="P1"><text:s text:c="8"/></text:p>
      <text:p text:style-name="P1"><text:s text:c="8"/>if (match.ocountry == match.o2country) {</text:p>
      <text:p text:style-name="P1"><text:s text:c="12"/>$oppcc.text(' [' + match.ocountry + ']');</text:p>
      <text:p text:style-name="P1"><text:s text:c="12"/>}</text:p>
      <text:p text:style-name="P1"><text:s text:c="8"/>else {</text:p>
      <text:p text:style-name="P1"><text:s text:c="12"/>$oppcc.text(' [' + match.ocountry + '/' + match.o2country + ']'); </text:p>
      <text:p text:style-name="P1"><text:s text:c="12"/>}</text:p>
      <text:p text:style-name="P1"><text:s text:c="8"/>var $onespace = $('&lt;span&gt;').text('\u00a0')</text:p>
      <text:p text:style-name="P1"><text:s text:c="8"/>var $onespace2 = $('&lt;span&gt;').text('\u00a0')</text:p>
      <text:p text:style-name="P1"><text:s text:c="8"/>var $slash = $('&lt;span&gt;').text('/')</text:p>
      <text:p text:style-name="P1"><text:s text:c="8"/>var $slash2 = $('&lt;span&gt;').text('/')</text:p>
      <text:p text:style-name="P1"><text:s text:c="8"/>if (match.score == '' &amp;&amp; (yyyy == '2017' | yyyy == '2018')) {var $deflink = $('&lt;span&gt;').text('vs');}</text:p>
      <text:p text:style-name="P1"><text:s text:c="8"/>else {var $deflink = $('&lt;span&gt;').text('d.');}</text:p>
      <text:p text:style-name="P1"><text:s text:c="8"/>//if ($('#h2hdef').hasClass('selected')) {$deflink.attr('class', 'likelink h2hclick');}</text:p>
      <text:p text:style-name="P1"><text:s text:c="8"/>var $matchcell = $('&lt;td&gt;') <text:s/>//.attr('class', match.opp.replace(/ /g, ''));</text:p>
      <text:p text:style-name="P1"><text:s text:c="8"/>if (match.wl == "W" || match.wl == 'U') {</text:p>
      <text:p text:style-name="P1"><text:s text:c="12"/>$matchcell.append($pentry).append($pname).append($slash).append($partnerlink).append($partnercc).append($onespace).append($deflink).append($onespace2).append($oppentry).append($opplink).append($slash2).append($opp2link).append($oppcc);</text:p>
      <text:p text:style-name="P1"><text:s text:c="12"/>}</text:p>
      <text:p text:style-name="P1"><text:s text:c="8"/>else {</text:p>
      <text:p text:style-name="P1"><text:s text:c="12"/>$matchcell.append($oppentry).append($opplink).append($slash2).append($opp2link).append($oppcc).append($onespace).append($deflink).append($onespace2).append($pentry).append($pname).append($slash).append($partnerlink).append($partnercc);</text:p>
      <text:p text:style-name="P1"><text:soft-page-break/><text:s text:c="12"/>}</text:p>
      <text:p text:style-name="P1"><text:s text:c="8"/>$mtrow.append($matchcell);</text:p>
      <text:p text:style-name="P1"><text:s text:c="8"/>if (match.score == '' &amp;&amp; (yyyy == '2017' | yyyy == '2018')) {</text:p>
      <text:p text:style-name="P1"><text:s text:c="12"/>var $scorecell = $('&lt;a&gt;').text('Live Scores').attr('href', 'http://www.definish.com/tennis/').attr('target', '_blank');</text:p>
      <text:p text:style-name="P1"><text:s text:c="12"/>}</text:p>
      <text:p text:style-name="P1"><text:s text:c="8"/>else {</text:p>
      <text:p text:style-name="P1"><text:s text:c="12"/>//$mtrow.append($('&lt;td&gt;').text(match.score));</text:p>
      <text:p text:style-name="P1"><text:s text:c="12"/>var $scorecell = $('&lt;span&gt;').text(match.score);</text:p>
      <text:p text:style-name="P1"><text:s text:c="12"/>}</text:p>
      <text:p text:style-name="P1"><text:s text:c="8"/>var $scorelinks = $('&lt;td&gt;').append($scorecell);</text:p>
      <text:p text:style-name="P1"><text:s text:c="8"/>$mtrow.append($scorelinks);</text:p>
      <text:p text:style-name="P1"/>
      <text:p text:style-name="P1"><text:s text:c="8"/>if (match.score == 'W/O' || match.pts == '') { <text:s/>// matches with no stats, leave blank</text:p>
      <text:p text:style-name="P1"><text:s text:c="12"/>var statrow = ['', '', '', '', '', '', ''], showtime = '', domratio = '';</text:p>
      <text:p text:style-name="P1"><text:s text:c="12"/>if (showstats == "a") {statrow = [''];}</text:p>
      <text:p text:style-name="P1"><text:s text:c="12"/>}</text:p>
      <text:p text:style-name="P1"><text:s text:c="8"/>else {</text:p>
      <text:p text:style-name="P1"><text:s text:c="12"/>var rpw = 1 - (parseInt(match.ofwon) + parseInt(match.oswon))/match.opts; // dominance ratio:</text:p>
      <text:p text:style-name="P1"><text:s text:c="12"/>var spl = 1 - ((parseInt(match.fwon) + parseInt(match.swon))/match.pts);</text:p>
      <text:p text:style-name="P1"><text:s text:c="12"/>var num = rpw/spl, dec = 2;</text:p>
      <text:p text:style-name="P1"><text:s text:c="12"/>var domratio = alignRound(rpw/spl, dec);</text:p>
      <text:p text:style-name="P1"><text:s text:c="12"/>var matchtime = match.time;</text:p>
      <text:p text:style-name="P1"><text:s text:c="12"/>if (matchtime == '') {var showtime = '';}</text:p>
      <text:p text:style-name="P1"><text:s text:c="12"/>else {</text:p>
      <text:p text:style-name="P1"><text:s text:c="16"/>var hours = parseInt(matchtime/60);</text:p>
      <text:p text:style-name="P1"><text:s text:c="16"/>var minutes = matchtime % 60;</text:p>
      <text:p text:style-name="P1"><text:s text:c="16"/>if (minutes &lt; 10) {minutes = '0' + minutes;}</text:p>
      <text:p text:style-name="P1"><text:s text:c="16"/>var showtime = hours + ':' + minutes;</text:p>
      <text:p text:style-name="P1"><text:s text:c="16"/>}</text:p>
      <text:p text:style-name="P1"><text:s text:c="12"/>var hours = parseInt(matchtime/60);</text:p>
      <text:p text:style-name="P1"><text:s text:c="12"/>var minutes = matchtime % 60;</text:p>
      <text:p text:style-name="P1"><text:s text:c="12"/>if (minutes &lt; 10) {minutes = '0' + minutes;}</text:p>
      <text:p text:style-name="P1"><text:s text:c="12"/>if (showstats == 'a') {</text:p>
      <text:p text:style-name="P1"><text:s text:c="16"/>var statrow = [domratio];</text:p>
      <text:p text:style-name="P1"><text:s text:c="16"/>}</text:p>
      <text:p text:style-name="P1"><text:s text:c="12"/>else if (showstats == 'o') {</text:p>
      <text:p text:style-name="P1"><text:s text:c="16"/>var acerate = alignRound((match.aces/match.pts), 1, 1);</text:p>
      <text:p text:style-name="P1"><text:s text:c="16"/>var dfrate = alignRound((match.dfs/match.pts), 1, 1);</text:p>
      <text:p text:style-name="P1"><text:s text:c="16"/>var firstin = alignRound((match.firsts/match.pts), 1, 1);</text:p>
      <text:p text:style-name="P1"><text:s text:c="16"/>var fwin = alignRound((match.fwon/match.firsts), 1, 1);</text:p>
      <text:p text:style-name="P1"><text:s text:c="16"/>var swin = alignRound((match.swon/(match.pts-match.firsts)), 1, 1);</text:p>
      <text:p text:style-name="P1"><text:s text:c="16"/>//var bksaved = alignRound((match.saved/match.chances), 1, 1) + ' (' + match.saved + '/' + match.chances + ')';</text:p>
      <text:p text:style-name="P1"><text:s text:c="16"/>var bksaved = match.saved + '/' + match.chances;</text:p>
      <text:p text:style-name="P1"><text:s text:c="16"/>var statrow = [domratio, acerate, dfrate, firstin, fwin, swin, bksaved];</text:p>
      <text:p text:style-name="P1"><text:s text:c="16"/>}</text:p>
      <text:p text:style-name="P1"><text:s text:c="12"/>else if (showstats == 'r') {</text:p>
      <text:p text:style-name="P1"><text:s text:c="16"/>var pointswon = parseInt(match.fwon) + parseInt(match.swon) + (match.opts - match.ofwon - match.oswon);</text:p>
      <text:p text:style-name="P1"><text:s text:c="16"/>var tpw = alignRound((pointswon/(parseInt(match.pts) + parseInt(match.opts))), 1, 1);</text:p>
      <text:p text:style-name="P1"><text:soft-page-break/><text:s text:c="16"/>var rpw = alignRound(1 - ((parseInt(match.ofwon) + parseInt(match.oswon))/match.opts), 1, 1);</text:p>
      <text:p text:style-name="P1"><text:s text:c="16"/>var vace = alignRound((match.oaces/match.opts), 1, 1);</text:p>
      <text:p text:style-name="P1"><text:s text:c="16"/>var r1pw = alignRound(1 - (match.ofwon/match.ofirsts), 1, 1);</text:p>
      <text:p text:style-name="P1"><text:s text:c="16"/>var r2pw = alignRound(1 - (match.oswon/(match.opts-match.ofirsts)), 1, 1);</text:p>
      <text:p text:style-name="P1"><text:s text:c="16"/>//var bkconv = alignRound(1 - (match.osaved/match.ochances), 1, 1) + ' (' + (match.ochances - match.osaved) + '/' + match.ochances + ')';</text:p>
      <text:p text:style-name="P1"><text:s text:c="16"/>var bkconv = (match.ochances - match.osaved) + '/' + match.ochances;</text:p>
      <text:p text:style-name="P1"><text:s text:c="16"/>var statrow = [domratio, tpw, rpw, vace, r1pw, r2pw, bkconv];</text:p>
      <text:p text:style-name="P1"><text:s text:c="16"/>}</text:p>
      <text:p text:style-name="P1"><text:s text:c="12"/>else if (showstats == 'w') {</text:p>
      <text:p text:style-name="P1"><text:s text:c="16"/>var pointswon = parseInt(match.fwon) + parseInt(match.swon) + (match.opts - match.ofwon - match.oswon);</text:p>
      <text:p text:style-name="P1"><text:s text:c="16"/>var tpw = alignRound((pointswon/(parseInt(match.pts) + parseInt(match.opts))), 1, 1);</text:p>
      <text:p text:style-name="P1"><text:s text:c="16"/>var rpw = alignRound(1 - ((parseInt(match.ofwon) + parseInt(match.oswon))/match.opts), 1, 1);</text:p>
      <text:p text:style-name="P1"><text:s text:c="16"/>var vace = alignRound((match.oaces/match.opts), 1, 1);</text:p>
      <text:p text:style-name="P1"><text:s text:c="16"/>var r1pw = alignRound(1 - (match.ofwon/match.ofirsts), 1, 1);</text:p>
      <text:p text:style-name="P1"><text:s text:c="16"/>var r2pw = alignRound(1 - (match.oswon/(match.opts-match.ofirsts)), 1, 1);</text:p>
      <text:p text:style-name="P1"><text:s text:c="16"/>var bkconv = alignRound(1 - (match.osaved/match.ochances), 1, 1) + ' (' + (match.ochances - match.osaved) + '/' + match.ochances + ')';</text:p>
      <text:p text:style-name="P1"><text:s text:c="16"/>var tp = parseInt(match.pts) + parseInt(match.opts)</text:p>
      <text:p text:style-name="P1"><text:s text:c="16"/>var statrow = [tp, match.aces, match.dfs, match.pts, match.firsts, match.pts-match.firsts, match.oaces];</text:p>
      <text:p text:style-name="P1"><text:s text:c="16"/>} <text:s text:c="15"/></text:p>
      <text:p text:style-name="P1"><text:s text:c="12"/>}</text:p>
      <text:p text:style-name="P1"><text:s text:c="8"/>//$mtrow.append($('&lt;td&gt;').text(domratio).attr('align', 'right'));;</text:p>
      <text:p text:style-name="P1"><text:s text:c="8"/>for (var i = 0; i &lt; statrow.length; i++) {</text:p>
      <text:p text:style-name="P1"><text:s text:c="12"/>$mtrow.append($('&lt;td&gt;').text(statrow[i]).attr('align', 'right'));</text:p>
      <text:p text:style-name="P1"><text:s text:c="12"/>}</text:p>
      <text:p text:style-name="P1"><text:s text:c="8"/>$mtrow.append($('&lt;td&gt;').text(showtime).attr('align', 'right'));</text:p>
      <text:p text:style-name="P1"><text:s text:c="8"/>$mtbody.append($mtrow);</text:p>
      <text:p text:style-name="P1"><text:s text:c="8"/>var matchnew = getWinLossTiebreak(match);</text:p>
      <text:p text:style-name="P1"><text:s text:c="8"/>for (u=0; u&lt;stats.length; u++) {</text:p>
      <text:p text:style-name="P1"><text:s text:c="12"/>t = stats[u];</text:p>
      <text:p text:style-name="P1"><text:s text:c="12"/>if (matchnew[t] != '') {currentfilter[t] = currentfilter[t] + parseInt(matchnew[t]);}</text:p>
      <text:p text:style-name="P1"><text:s text:c="12"/>}</text:p>
      <text:p text:style-name="P1"><text:s text:c="8"/>}</text:p>
      <text:p text:style-name="P1"/>
      <text:p text:style-name="P1"><text:s text:c="4"/>// back to match table</text:p>
      <text:p text:style-name="P1"><text:s text:c="4"/>if ($mtbody.children().length == 0) {</text:p>
      <text:p text:style-name="P1"><text:s text:c="8"/>if (!$("#spanCareerqq").hasClass('selected')) { // career is not selected</text:p>
      <text:p text:style-name="P1"><text:s text:c="12"/>//var $mftspan = $('&lt;span&gt;').text('show career').attr('font-style', 'italic');</text:p>
      <text:p text:style-name="P1"><text:s text:c="12"/>//$mftspan.attr('id', 'careerclick').attr('class', 'likelink');</text:p>
      <text:p text:style-name="P1"><text:s text:c="12"/>var mft = '&lt;span id="careerclick" class="likelink"&gt;Show career&lt;/span&gt;, c';</text:p>
      <text:p text:style-name="P1"><text:s text:c="12"/>}</text:p>
      <text:p text:style-name="P1"><text:s text:c="8"/>else {var mft = 'C';}</text:p>
      <text:p text:style-name="P1"><text:s text:c="8"/>pTable = '&lt;p id="matches"&gt;&amp;nbsp;&lt;br/&gt;&amp;nbsp;&lt;br/&gt;Your filters returned no matches. ' + mft + 'hange a filter or two, or press the '</text:p>
      <text:p text:style-name="P1"><text:s text:c="8"/>pTable = pTable + '&lt;span class="menureset2 likelink"&gt;reset button&lt;/span&gt;.&lt;/p&gt;'</text:p>
      <text:p text:style-name="P1"><text:s text:c="8"/>$("#matches").replaceWith(pTable);</text:p>
      <text:p text:style-name="P1"><text:s text:c="8"/>}</text:p>
      <text:p text:style-name="P1"><text:soft-page-break/><text:s text:c="4"/>else {</text:p>
      <text:p text:style-name="P1"><text:s text:c="8"/>$matchtable.append($mtbody).attr('id', 'matches').attr('class', 'tablesorter');</text:p>
      <text:p text:style-name="P1"><text:s text:c="8"/>$matchtable.attr('border', 0).attr('cellspacing', 0).attr('cellpadding', 4);</text:p>
      <text:p text:style-name="P1"><text:s text:c="8"/>$("#stats").html($matchtable);</text:p>
      <text:p text:style-name="P1"><text:s text:c="8"/>if (showstats == "a") {</text:p>
      <text:p text:style-name="P1"><text:s text:c="12"/>$("#matches").tablesorter( {sortList: slist,</text:p>
      <text:p text:style-name="P1"><text:s text:c="36"/>headers: {0: {sorter:'dates'},</text:p>
      <text:p text:style-name="P1"><text:s text:c="36"/><text:tab/> <text:s text:c="5"/>1: {sorter:false},<text:tab/></text:p>
      <text:p text:style-name="P1"><text:s text:c="46"/>3: {sorter:'rounds'},</text:p>
      <text:p text:style-name="P1"><text:s text:c="46"/>4: {sorter:'ranks'},</text:p>
      <text:p text:style-name="P1"><text:s text:c="46"/>5: {sorter:'ranks'},</text:p>
      <text:p text:style-name="P1"><text:s text:c="46"/>6: {sorter:false}, // matchup</text:p>
      <text:p text:style-name="P1"><text:s text:c="46"/>7: {sorter:false}, // score -- more I can do with this?</text:p>
      <text:p text:style-name="P1"><text:s text:c="46"/>8: {sorter:'descNum'},</text:p>
      <text:p text:style-name="P1"><text:s text:c="46"/>9: {sorter:'descNum'},</text:p>
      <text:p text:style-name="P1"><text:s text:c="46"/>}</text:p>
      <text:p text:style-name="P1"><text:s text:c="35"/>});</text:p>
      <text:p text:style-name="P1"><text:s text:c="12"/>}</text:p>
      <text:p text:style-name="P1"><text:s text:c="8"/>else {</text:p>
      <text:p text:style-name="P1"><text:s text:c="12"/>$("#matches").tablesorter( {sortList: slist,</text:p>
      <text:p text:style-name="P1"><text:s text:c="36"/>headers: {0: {sorter:'dates'},</text:p>
      <text:p text:style-name="P1"><text:s text:c="36"/><text:tab/> <text:s text:c="5"/>1: {sorter:false},<text:tab/></text:p>
      <text:p text:style-name="P1"><text:s text:c="46"/>3: {sorter:'rounds'},</text:p>
      <text:p text:style-name="P1"><text:s text:c="46"/>//4: {sorter:'ranks'},</text:p>
      <text:p text:style-name="P1"><text:s text:c="46"/>//5: {sorter:'ranks'},</text:p>
      <text:p text:style-name="P1"><text:s text:c="46"/>4: {sorter:false}, // matchup</text:p>
      <text:p text:style-name="P1"><text:s text:c="46"/>5: {sorter:false}, // score -- more I can do with this?</text:p>
      <text:p text:style-name="P1"><text:s text:c="46"/>6: {sorter:'descNum'},</text:p>
      <text:p text:style-name="P1"><text:s text:c="46"/>7: {sorter:'descNum'},</text:p>
      <text:p text:style-name="P1"><text:s text:c="46"/>8: {sorter:'ascNum'},</text:p>
      <text:p text:style-name="P1"><text:s text:c="46"/>9: {sorter:'descNum'},</text:p>
      <text:p text:style-name="P1"><text:s text:c="46"/>10: {sorter:'descNum'},</text:p>
      <text:p text:style-name="P1"><text:s text:c="46"/>11: {sorter:'descNum'},</text:p>
      <text:p text:style-name="P1"><text:s text:c="46"/>12: {sorter:false},</text:p>
      <text:p text:style-name="P1"><text:s text:c="46"/>13: {sorter:'descNum'}</text:p>
      <text:p text:style-name="P1"><text:s text:c="46"/>}</text:p>
      <text:p text:style-name="P1"><text:s text:c="35"/>});</text:p>
      <text:p text:style-name="P1"><text:s text:c="12"/>}</text:p>
      <text:p text:style-name="P1"><text:s text:c="8"/>}</text:p>
      <text:p text:style-name="P1"><text:s text:c="4"/>var currentParams = getFilterParams();</text:p>
      <text:p text:style-name="P1"><text:s text:c="4"/>var opplist = [], oppteamlist = [], partnerlist = [];</text:p>
      <text:p text:style-name="P1"><text:s text:c="4"/>if (!$('#oppdef').hasClass('selected')) {var opplist = $('.oppselected').text().split(fourspaces + fourspaces).slice(1);}</text:p>
      <text:p text:style-name="P1"><text:s text:c="4"/>if (!$('#oppteamdef').hasClass('selected')) {var oppteamlist = $('.oppteamselected').text().split(fourspaces + fourspaces).slice(1);}</text:p>
      <text:p text:style-name="P1"><text:s text:c="4"/>if (!$('#partnerdef').hasClass('selected')) {var partnerlist = $('.partnerselected').text().split(fourspaces + fourspaces).slice(1);}</text:p>
      <text:p text:style-name="P1"><text:s text:c="4"/>var statrow = makeSplitStatRow(currentfilter);</text:p>
      <text:p text:style-name="P1"><text:s text:c="4"/>if ($mtbody.children().length == 0) {}</text:p>
      <text:p text:style-name="P1"><text:s text:c="4"/>else if (currentParams == '' &amp;&amp; (opplist.length == 0 &amp;&amp; oppteamlist.length == 0 &amp;&amp; partnerlist.length == 0)) {}</text:p>
      <text:p text:style-name="P1"><text:s text:c="4"/>else {</text:p>
      <text:p text:style-name="P1"><text:soft-page-break/><text:s text:c="8"/>var rowid = '#f' + currentParams;</text:p>
      <text:p text:style-name="P1"><text:s text:c="8"/>//if (opplist.length == 0 &amp;&amp; oppteamlist.length == 0 &amp;&amp; partnerlist.length == 0) {var rowid = '#f' + currentParams;}</text:p>
      <text:p text:style-name="P1"><text:s text:c="8"/>if (opplist.length &gt; 0) {</text:p>
      <text:p text:style-name="P1"><text:s text:c="12"/>var nots = $('.oppselected').text().replace(/\u00a0/g, '');</text:p>
      <text:p text:style-name="P1"><text:s text:c="12"/>rowid = rowid + '-' + nots;</text:p>
      <text:p text:style-name="P1"><text:s text:c="12"/>}</text:p>
      <text:p text:style-name="P1"><text:s text:c="8"/>if (oppteamlist.length &gt; 0) {</text:p>
      <text:p text:style-name="P1"><text:s text:c="12"/>var oppteams = $('.oppteamselected').text().replace(/\u00a0/g, '');</text:p>
      <text:p text:style-name="P1"><text:s text:c="12"/>rowid = rowid + '-' + oppteams;</text:p>
      <text:p text:style-name="P1"><text:s text:c="12"/>}</text:p>
      <text:p text:style-name="P1"><text:s text:c="8"/>if (partnerlist.length &gt; 0) {</text:p>
      <text:p text:style-name="P1"><text:s text:c="12"/>var partners = $('.partnerselected').text().replace(/\u00a0/g, '');</text:p>
      <text:p text:style-name="P1"><text:s text:c="12"/>rowid = rowid + '-' + partners;</text:p>
      <text:p text:style-name="P1"><text:s text:c="12"/>}</text:p>
      <text:p text:style-name="P1"><text:s text:c="8"/>if ($(rowid).length &gt; 0) {$(rowid).remove();} // if same filter is already present, delete</text:p>
      <text:p text:style-name="P1"><text:s text:c="8"/>else if ($('.filtersplitrow').length == 5) {$('.filtersplitrow').last().remove();} // if 5 already, delete last</text:p>
      <text:p text:style-name="P1"/>
      <text:p text:style-name="P1"><text:s text:c="8"/>var $filtrow = $('&lt;tr&gt;').attr('class', 'filtersplitrow')</text:p>
      <text:p text:style-name="P1"><text:s text:c="8"/>$filtrow.attr('id', rowid.slice(1));</text:p>
      <text:p text:style-name="P1"><text:s text:c="8"/>var ftitle = '';</text:p>
      <text:p text:style-name="P1"><text:s text:c="8"/>if (partnerlist.length == 0) {} // get label</text:p>
      <text:p text:style-name="P1"><text:s text:c="8"/>else {</text:p>
      <text:p text:style-name="P1"><text:s text:c="12"/>for (k=0; k&lt;partnerlist.length; k++) {</text:p>
      <text:p text:style-name="P1"><text:s text:c="16"/>//var oppname = insertNameSpaces(opplist[k]);</text:p>
      <text:p text:style-name="P1"><text:s text:c="16"/>var ftitle = ftitle + 'Partner: ' + partnerlist[k] + '; '; // need to parse this for initials? last name?</text:p>
      <text:p text:style-name="P1"><text:s text:c="16"/>}</text:p>
      <text:p text:style-name="P1"><text:s text:c="12"/>ftitle = ftitle.slice(0, -2); // delete final semi-colon and space</text:p>
      <text:p text:style-name="P1"><text:s text:c="12"/>}</text:p>
      <text:p text:style-name="P1"><text:s text:c="8"/>if (opplist.length == 0) {} // get label</text:p>
      <text:p text:style-name="P1"><text:s text:c="8"/>else {</text:p>
      <text:p text:style-name="P1"><text:s text:c="12"/>for (k=0; k&lt;opplist.length; k++) {</text:p>
      <text:p text:style-name="P1"><text:s text:c="16"/>//var oppname = insertNameSpaces(opplist[k]);</text:p>
      <text:p text:style-name="P1"><text:s text:c="16"/>var ftitle = ftitle + 'Opponent: ' + opplist[k] + '; '; // need to parse this for initials? last name?</text:p>
      <text:p text:style-name="P1"><text:s text:c="16"/>}</text:p>
      <text:p text:style-name="P1"><text:s text:c="12"/>ftitle = ftitle.slice(0, -2); // delete final semi-colon and space</text:p>
      <text:p text:style-name="P1"><text:s text:c="12"/>}</text:p>
      <text:p text:style-name="P1"><text:s text:c="8"/>if (oppteamlist.length == 0) {} // get label</text:p>
      <text:p text:style-name="P1"><text:s text:c="8"/>else {</text:p>
      <text:p text:style-name="P1"><text:s text:c="12"/>var mult_unit = unitePartners(oppteamlist);</text:p>
      <text:p text:style-name="P1"><text:s text:c="12"/>oppteamlist = mult_unit[1];</text:p>
      <text:p text:style-name="P1"><text:s text:c="12"/>for (k=0; k&lt;oppteamlist.length; k++) {</text:p>
      <text:p text:style-name="P1"><text:s text:c="16"/>//var oppname = insertNameSpaces(opplist[k]);</text:p>
      <text:p text:style-name="P1"><text:s text:c="16"/>var ftitle = ftitle + 'Opp Team: ' + oppteamlist[k] + '; '; // need to parse this for initials? last name?</text:p>
      <text:p text:style-name="P1"><text:s text:c="16"/>}</text:p>
      <text:p text:style-name="P1"><text:s text:c="12"/>ftitle = ftitle.slice(0, -2); // delete final semi-colon and space</text:p>
      <text:p text:style-name="P1"><text:s text:c="12"/>} <text:s/></text:p>
      <text:p text:style-name="P1"><text:s text:c="8"/>ftitle = getFilterTitle(ftitle); <text:s text:c="5"/></text:p>
      <text:p text:style-name="P1"><text:soft-page-break/></text:p>
      <text:p text:style-name="P1"><text:s text:c="8"/>var $nameital = ($('&lt;span&gt;').css('font-style', 'italic').attr('class', 'filterlabel'));</text:p>
      <text:p text:style-name="P1"><text:s text:c="8"/>if (ftitle.length &gt; 25) { // too long, replace end with ..., add title, etc.</text:p>
      <text:p text:style-name="P1"><text:s text:c="12"/>$nameital.attr('title', ftitle.replace(/; /g, '\n')).css('cursor', 'pointer').text(' ' + ftitle.slice(0,22) + '... ');</text:p>
      <text:p text:style-name="P1"><text:s text:c="12"/>}</text:p>
      <text:p text:style-name="P1"><text:s text:c="8"/>else {$nameital.text(' ' + ftitle + ' ');}</text:p>
      <text:p text:style-name="P1"><text:s text:c="8"/></text:p>
      <text:p text:style-name="P1"><text:s text:c="8"/>var $closebutton = ($('&lt;span&gt;').text("[x]").attr('class', 'rowcloser likelink')) // add button to close</text:p>
      <text:p text:style-name="P1"><text:s text:c="8"/>//var $splitclick = $('&lt;span&gt;').text('(+)').attr('class', 'likelink splitclick');</text:p>
      <text:p text:style-name="P1"><text:s text:c="8"/></text:p>
      <text:p text:style-name="P1"><text:s text:c="8"/>$filtrow.append($('&lt;td&gt;').append($closebutton).append($nameital)); //.append($splitclick));</text:p>
      <text:p text:style-name="P1"><text:s text:c="8"/>for (var i = 0; i &lt; statrow.length; i++) {</text:p>
      <text:p text:style-name="P1"><text:s text:c="12"/>var $fcell = $('&lt;td&gt;').attr('align', 'right').text(statrow[i]);</text:p>
      <text:p text:style-name="P1"><text:s text:c="12"/>$filtrow.append($fcell);</text:p>
      <text:p text:style-name="P1"><text:s text:c="12"/>}</text:p>
      <text:p text:style-name="P1"><text:s text:c="8"/>$("#splitsbody").prepend($filtrow)</text:p>
      <text:p text:style-name="P1"/>
      <text:p text:style-name="P1"><text:s text:c="8"/>$(".rowcloser").click(function () {// attach handler to .rowcloser</text:p>
      <text:p text:style-name="P1"><text:s text:c="12"/>$(this).parent().parent().remove();</text:p>
      <text:p text:style-name="P1"><text:s text:c="12"/>})</text:p>
      <text:p text:style-name="P1"><text:s text:c="8"/>}</text:p>
      <text:p text:style-name="P1"><text:s text:c="8"/></text:p>
      <text:p text:style-name="P1"><text:s text:c="4"/>// add title above matches</text:p>
      <text:p text:style-name="P1"><text:s text:c="4"/>if (ftitle == "" || ftitle == undefined) {var ftitle = 'Last 52';}</text:p>
      <text:p text:style-name="P1"><text:s text:c="4"/>else {var tabtitle = 'Matches: '+ftitle;} //.replace(/; /g, ' &gt; ');}</text:p>
      <text:p text:style-name="P1"><text:s text:c="4"/>var wlrec = '(' + statrow[0].slice(0,statrow[0].indexOf('(')-1) + ')';</text:p>
      <text:p text:style-name="P1"><text:s text:c="4"/>$("#tablelabel").html('&lt;b&gt;Matches '+wlrec+' &gt; '+ftitle+'&lt;/b&gt;');</text:p>
      <text:p text:style-name="P1"><text:s text:c="8"/></text:p>
      <text:p text:style-name="P1"><text:s text:c="4"/>// how to count filters applied?</text:p>
      <text:p text:style-name="P1"><text:s text:c="4"/>if (currentParams == '' &amp;&amp; (opplist.length == 0 &amp;&amp; oppteamlist.length == 0 &amp;&amp; partnerlist.length == 0)) {}</text:p>
      <text:p text:style-name="P1"><text:s text:c="4"/>else if ($mtbody.children().length == 0) {} // no matches -- keep this or not?</text:p>
      <text:p text:style-name="P1"><text:s text:c="4"/>else {</text:p>
      <text:p text:style-name="P1"><text:s text:c="8"/>var $bmatches = $('&lt;span&gt;').text('Apply filters to another player: ');</text:p>
      <text:p text:style-name="P1"><text:s text:c="8"/>$bmatches.append($('&lt;input&gt;').attr('id', 'paramsearch'));</text:p>
      <text:p text:style-name="P1"><text:s text:c="8"/>$('#matches').after($bmatches);</text:p>
      <text:p text:style-name="P1"><text:s text:c="8"/>}</text:p>
      <text:p text:style-name="P1"><text:s text:c="4"/>$(".h2hclick").click(function () {</text:p>
      <text:p text:style-name="P1"><text:s text:c="8"/>opponent = $(this).parent().attr('class');</text:p>
      <text:p text:style-name="P1"><text:s text:c="8"/>var withspaces = insertNameSpaces(opponent);</text:p>
      <text:p text:style-name="P1"><text:s text:c="8"/>setPlayerFilter(withspaces, 1, 0);</text:p>
      <text:p text:style-name="P1"><text:s text:c="8"/>if ($("#h2hhead").hasClass("closed")) {</text:p>
      <text:p text:style-name="P1"><text:s text:c="12"/>$("#h2hhead").removeClass("closed").addClass("open") //.addClass("selected");</text:p>
      <text:p text:style-name="P1"><text:s text:c="12"/>$(".h2hchoice").toggle();</text:p>
      <text:p text:style-name="P1"><text:s text:c="12"/>}</text:p>
      <text:p text:style-name="P1"><text:s text:c="8"/>})</text:p>
      <text:p text:style-name="P1"><text:s text:c="4"/>$(".menureset2").click(function () {</text:p>
      <text:p text:style-name="P1"><text:s text:c="8"/>resetFilters();</text:p>
      <text:p text:style-name="P1"><text:s text:c="8"/>// close open menus?</text:p>
      <text:p text:style-name="P1"><text:s text:c="8"/>makeMatchTable({}, 1);</text:p>
      <text:p text:style-name="P1"><text:soft-page-break/><text:s text:c="8"/>});</text:p>
      <text:p text:style-name="P1"><text:s text:c="4"/>$("#careerclick").click(function () {</text:p>
      <text:p text:style-name="P1"><text:s text:c="8"/>if ($("#spanhead").hasClass("closed")) {</text:p>
      <text:p text:style-name="P1"><text:s text:c="12"/>$("#spanhead").removeClass("closed").addClass("open") //.addClass("selected");</text:p>
      <text:p text:style-name="P1"><text:s text:c="12"/>$(".spanchoice").toggle();</text:p>
      <text:p text:style-name="P1"><text:s text:c="12"/>}</text:p>
      <text:p text:style-name="P1"><text:s text:c="8"/>$(".spanchoice").removeClass("selected").removeClass('spanselected');</text:p>
      <text:p text:style-name="P1"><text:s text:c="8"/>$("#spanCareerqq").addClass('selected').addClass('spanselected');</text:p>
      <text:p text:style-name="P1"><text:s text:c="8"/>makeMatchTable({}, 0);</text:p>
      <text:p text:style-name="P1"><text:s text:c="8"/>})</text:p>
      <text:p text:style-name="P1"><text:s text:c="4"/>}</text:p>
      <text:p text:style-name="P1"><text:s text:c="4"/></text:p>
      <text:p text:style-name="P1">function renderHeadToHeads(defSort) {</text:p>
      <text:p text:style-name="P1"><text:s text:c="3"/></text:p>
      <text:p text:style-name="P1"><text:s text:c="4"/>var hdrs = hdrsHead;</text:p>
      <text:p text:style-name="P1"><text:s text:c="4"/>var slist = [[0,0]]; // for now, 2nd column, descending</text:p>
      <text:p text:style-name="P1"><text:s text:c="4"/>if (defSort == 0) {slist = confirmSort(slist);}</text:p>
      <text:p text:style-name="P1"><text:s text:c="4"/></text:p>
      <text:p text:style-name="P1"><text:s text:c="4"/>var hDict = {}</text:p>
      <text:p text:style-name="P1"/>
      <text:p text:style-name="P1"><text:s text:c="4"/>var $matchtable = $('&lt;table&gt;');</text:p>
      <text:p text:style-name="P1"><text:s text:c="4"/>var $mthead = $('&lt;thead&gt;');</text:p>
      <text:p text:style-name="P1"><text:s text:c="4"/>var $mtheaderrow = $('&lt;tr&gt;').attr('id', 'matchheader'); </text:p>
      <text:p text:style-name="P1"><text:s text:c="4"/>var $mtfoot = $('&lt;tfoot&gt;');</text:p>
      <text:p text:style-name="P1"><text:s text:c="4"/>var $mtfooterrow = $('&lt;tr&gt;').attr('id', 'matchfooter').attr('background-color', '#FFF'); // color weirdness? <text:s/></text:p>
      <text:p text:style-name="P1"><text:s text:c="4"/>var $mtbody = $('&lt;tbody&gt;');</text:p>
      <text:p text:style-name="P1"><text:s text:c="4"/>var rightaligns = {0: '', 2: '', 3: '', 4: '', 5: '', 6: '', 7: '', 8: '', 9: '', 10: '', </text:p>
      <text:p text:style-name="P1"><text:s text:c="23"/>11: '', 12: '', 13: '', 14: '', 15: '', 16: '', 17: '', 18: '', 19: '', 20: '', 21: ''};</text:p>
      <text:p text:style-name="P1"><text:s text:c="4"/>for (var s = 0; s &lt; matchmx.length; s++) { <text:s text:c="2"/></text:p>
      <text:p text:style-name="P1"><text:s text:c="8"/>if (s == 0) {</text:p>
      <text:p text:style-name="P1"><text:s text:c="12"/>// header row</text:p>
      <text:p text:style-name="P1"><text:s text:c="12"/>var cells = [];</text:p>
      <text:p text:style-name="P1"><text:s text:c="12"/>for (var i = 0; i &lt; hdrs.length; i++) {</text:p>
      <text:p text:style-name="P1"><text:s text:c="16"/>var $mthspan = $('&lt;span&gt;').text(hdrs[i]);</text:p>
      <text:p text:style-name="P1"><text:s text:c="16"/>if (hdrs[i] in titleTips) {$mthspan.attr('title', titleTips[hdrs[i]]);}</text:p>
      <text:p text:style-name="P1"><text:s text:c="16"/>var $mthcell = $('&lt;th&gt;').append($mthspan);</text:p>
      <text:p text:style-name="P1"><text:s text:c="16"/>if (i in rightaligns) {$mthcell.attr('align', 'right');}</text:p>
      <text:p text:style-name="P1"><text:s text:c="16"/>$mtheaderrow.append($mthcell);</text:p>
      <text:p text:style-name="P1"><text:s text:c="16"/>}</text:p>
      <text:p text:style-name="P1"><text:s text:c="12"/>$mthead.append($mtheaderrow);</text:p>
      <text:p text:style-name="P1"><text:s text:c="12"/>$matchtable.append($mthead);</text:p>
      <text:p text:style-name="P1"><text:s text:c="12"/>// footer row -- do i want to keep this for head2head view?</text:p>
      <text:p text:style-name="P1"><text:s text:c="12"/>var fcells = [];</text:p>
      <text:p text:style-name="P1"><text:s text:c="12"/>for (var i = 0; i &lt; hdrs.length; i++) {</text:p>
      <text:p text:style-name="P1"><text:s text:c="16"/>if (i == 1 &amp;&amp; !$("#spanCareerqq").hasClass('selected')) { // &amp;&amp; career is not selected</text:p>
      <text:p text:style-name="P1"><text:s text:c="20"/>var $mftspan = $('&lt;span&gt;').text('Show Career').attr('font-style', 'italic');</text:p>
      <text:p text:style-name="P1"><text:s text:c="20"/>$mftspan.attr('id', 'careerclick').attr('class', 'likelink');</text:p>
      <text:p text:style-name="P1"><text:s text:c="20"/>}</text:p>
      <text:p text:style-name="P1"><text:s text:c="16"/>else {</text:p>
      <text:p text:style-name="P1"><text:s text:c="20"/>var $mftspan = $('&lt;span&gt;').text('');</text:p>
      <text:p text:style-name="P1"><text:s text:c="20"/>}</text:p>
      <text:p text:style-name="P1"><text:soft-page-break/><text:s text:c="16"/>var $mftcell = $('&lt;td&gt;').append($mftspan);</text:p>
      <text:p text:style-name="P1"><text:s text:c="16"/>$mtfooterrow.append($mftcell);</text:p>
      <text:p text:style-name="P1"><text:s text:c="16"/>}</text:p>
      <text:p text:style-name="P1"><text:s text:c="12"/>$mtfoot.append($mtfooterrow);</text:p>
      <text:p text:style-name="P1"><text:s text:c="12"/>$matchtable.append($mtfoot);</text:p>
      <text:p text:style-name="P1"><text:s text:c="12"/>} <text:s text:c="11"/></text:p>
      <text:p text:style-name="P1"><text:s text:c="12"/></text:p>
      <text:p text:style-name="P1"><text:s text:c="8"/>var match = {} // create dict for each match</text:p>
      <text:p text:style-name="P1"><text:s text:c="8"/>for (var x=0; x&lt;matchhead.length; x++) {</text:p>
      <text:p text:style-name="P1"><text:s text:c="12"/>if (matchmx[s].length &lt;= x) {match[matchhead[x]] = '';}</text:p>
      <text:p text:style-name="P1"><text:s text:c="12"/>else {match[matchhead[x]] = matchmx[s][x];}</text:p>
      <text:p text:style-name="P1"><text:s text:c="12"/>}</text:p>
      <text:p text:style-name="P1"><text:s text:c="12"/></text:p>
      <text:p text:style-name="P1"><text:s text:c="8"/>if (match.score == "" || match.score.slice(0,1) == 'D') {continue;}</text:p>
      <text:p text:style-name="P1"><text:s text:c="8"/>if (match.score.slice(0,1) == 'W' || match.score.slice(0,1) == 'R') {continue;}</text:p>
      <text:p text:style-name="P1"><text:s text:c="8"/>if (filterMatch(match, 'results') != 1) {continue;}</text:p>
      <text:p text:style-name="P1"><text:s text:c="12"/></text:p>
      <text:p text:style-name="P1"><text:s text:c="8"/>match = getWinLossTiebreak(match);</text:p>
      <text:p text:style-name="P1"><text:s text:c="25"/></text:p>
      <text:p text:style-name="P1"><text:s text:c="8"/>if (!(match.opp in hDict)) {</text:p>
      <text:p text:style-name="P1"><text:s text:c="12"/>hDict[match.opp] = {'m': 0, 'w': 0, 'l': 0, 'occ': match.ocountry, 'ms': 0, 'dates': {}};</text:p>
      <text:p text:style-name="P1"><text:s text:c="12"/>for (u=0; u&lt;stats.length; u++) {</text:p>
      <text:p text:style-name="P1"><text:s text:c="16"/>hDict[match.opp][stats[u]] = 0;</text:p>
      <text:p text:style-name="P1"><text:s text:c="16"/>}</text:p>
      <text:p text:style-name="P1"><text:s text:c="12"/>}</text:p>
      <text:p text:style-name="P1"><text:s text:c="8"/>hDict[match.opp]['m'] += 1</text:p>
      <text:p text:style-name="P1"><text:s text:c="8"/>if (match.wl == 'W') {hDict[match.opp]['w'] += 1;}</text:p>
      <text:p text:style-name="P1"><text:s text:c="8"/>else {hDict[match.opp]['l'] += 1;}</text:p>
      <text:p text:style-name="P1"><text:s text:c="9"/></text:p>
      <text:p text:style-name="P1"><text:s text:c="8"/>//hDict[match.opp]['tiebreaks'] += match.tiebreaks</text:p>
      <text:p text:style-name="P1"><text:s text:c="8"/>//hDict[match.opp]['tbwon'] += match.tbwon</text:p>
      <text:p text:style-name="P1"><text:s text:c="8"/></text:p>
      <text:p text:style-name="P1"><text:s text:c="8"/>if (match.oswon != "") {hDict[match.opp]['ms'] += 1;}</text:p>
      <text:p text:style-name="P1"><text:s text:c="8"/></text:p>
      <text:p text:style-name="P1"><text:s text:c="8"/>for (u=0; u&lt;stats.length; u++) {</text:p>
      <text:p text:style-name="P1"><text:s text:c="12"/>t = stats[u];</text:p>
      <text:p text:style-name="P1"><text:s text:c="12"/>if (match[t] != '') {hDict[match.opp][t] = hDict[match.opp][t] + parseInt(match[t]);}</text:p>
      <text:p text:style-name="P1"><text:s text:c="12"/>} <text:s text:c="7"/></text:p>
      <text:p text:style-name="P1"><text:s text:c="8"/></text:p>
      <text:p text:style-name="P1"><text:s text:c="8"/>var wlfull = {'W': 'WIN', 'L': 'LOSS'};</text:p>
      <text:p text:style-name="P1"><text:s text:c="8"/>var details = wlfull[match.wl] + ': ' + match.matchid.slice(0,4) + ' ' + match.tourn + ' ' + match.round + ' (' + match.surf + '), ' + match.score;</text:p>
      <text:p text:style-name="P1"><text:s text:c="8"/>hDict[match.opp]['dates'][match.date] = details;</text:p>
      <text:p text:style-name="P1"><text:s text:c="8"/>}</text:p>
      <text:p text:style-name="P1"/>
      <text:p text:style-name="P1"><text:s text:c="4"/>// check against match minimum (abbreviated version of genfilter())</text:p>
      <text:p text:style-name="P1"><text:s text:c="4"/>var multselect = $('.minimumselected').text().split(fourspaces + fourspaces).slice(1);</text:p>
      <text:p text:style-name="P1"><text:s text:c="4"/>var matchmin = multselect[0];</text:p>
      <text:p text:style-name="P1"><text:s text:c="4"/>if (matchmin == 'All') {var mm = 1;}</text:p>
      <text:p text:style-name="P1"><text:s text:c="4"/>else {var mm = parseInt(matchmin);}</text:p>
      <text:p text:style-name="P1"><text:s text:c="8"/></text:p>
      <text:p text:style-name="P1"><text:s text:c="4"/>for (player in hDict) {</text:p>
      <text:p text:style-name="P1"><text:soft-page-break/><text:s text:c="8"/>if (!hDict.hasOwnProperty(player)) {continue;}</text:p>
      <text:p text:style-name="P1"><text:tab/>if (hDict[player].m &lt; mm) {continue;}</text:p>
      <text:p text:style-name="P1"><text:s text:c="8"/></text:p>
      <text:p text:style-name="P1"><text:s text:c="8"/>var $mtrow = $('&lt;tr&gt;');</text:p>
      <text:p text:style-name="P1"><text:s text:c="8"/></text:p>
      <text:p text:style-name="P1"><text:s text:c="8"/>var $deflink = $('&lt;span&gt;').text(hDict[player].m);</text:p>
      <text:p text:style-name="P1"><text:s text:c="8"/>$deflink.attr('class', 'likelink h2hclick');</text:p>
      <text:p text:style-name="P1"><text:s text:c="8"/>var $matchcell = $('&lt;td&gt;').append($deflink).attr('class', player.replace(/ /g, '')).attr('align', 'right');</text:p>
      <text:p text:style-name="P1"><text:s text:c="8"/>$mtrow.append($matchcell);</text:p>
      <text:p text:style-name="P1"/>
      <text:p text:style-name="P1"><text:tab/>$oppcc = $('&lt;span&gt;')</text:p>
      <text:p text:style-name="P1"><text:tab/>$oppcc.text(' [' + hDict[player].occ + ']');</text:p>
      <text:p text:style-name="P1"><text:s text:c="8"/>var nlink = 'http://www.tennisabstract.com/cgi-bin/player.cgi?p=' + player.replace(/ /g, '') // opp link</text:p>
      <text:p text:style-name="P1"><text:s text:c="8"/>var $olk = $('&lt;a&gt;').text(player).attr('href', nlink);</text:p>
      <text:p text:style-name="P1"><text:s text:c="8"/>var $oppcell = $('&lt;td&gt;').append($olk).append($oppcc); <text:s text:c="4"/></text:p>
      <text:p text:style-name="P1"><text:s text:c="8"/>$mtrow.append($oppcell);</text:p>
      <text:p text:style-name="P1"><text:s text:c="8"/></text:p>
      <text:p text:style-name="P1"><text:s text:c="8"/>// get list of h2h match dates</text:p>
      <text:p text:style-name="P1"><text:s text:c="8"/>var mdates = [];</text:p>
      <text:p text:style-name="P1"><text:s text:c="8"/>for (md in hDict[player]['dates']) {</text:p>
      <text:p text:style-name="P1"><text:s text:c="12"/>if (hDict[player]['dates'].hasOwnProperty(md)) {mdates.push(md);}</text:p>
      <text:p text:style-name="P1"><text:s text:c="12"/>}</text:p>
      <text:p text:style-name="P1"><text:tab/>mdates.sort()</text:p>
      <text:p text:style-name="P1"><text:tab/></text:p>
      <text:p text:style-name="P1"><text:tab/>$firstdate = $('&lt;td&gt;').text(showDate(mdates[0])).attr('align', 'right');</text:p>
      <text:p text:style-name="P1"><text:tab/>$firstdate.attr('title', hDict[player]['dates'][mdates[0]]);</text:p>
      <text:p text:style-name="P1"><text:tab/>$lastdate = $('&lt;td&gt;').text(showDate(mdates[mdates.length - 1])).attr('align', 'right');</text:p>
      <text:p text:style-name="P1"><text:tab/>$lastdate.attr('title', hDict[player]['dates'][mdates[mdates.length - 1]]); <text:s text:c="4"/></text:p>
      <text:p text:style-name="P1"><text:s text:c="8"/></text:p>
      <text:p text:style-name="P1"><text:s text:c="8"/>$mtrow.append($('&lt;td&gt;').text(hDict[player].w).attr('align', 'right'));</text:p>
      <text:p text:style-name="P1"><text:s text:c="8"/>$mtrow.append($('&lt;td&gt;').text(hDict[player].l).attr('align', 'right'));</text:p>
      <text:p text:style-name="P1"><text:s text:c="8"/>var wlperc = alignRound(hDict[player].w/hDict[player].m, 1, 1);</text:p>
      <text:p text:style-name="P1"><text:s text:c="8"/>$mtrow.append($('&lt;td&gt;').text(wlperc).attr('align', 'right'));</text:p>
      <text:p text:style-name="P1"><text:s text:c="8"/></text:p>
      <text:p text:style-name="P1"><text:s text:c="8"/>$mtrow.append($('&lt;td&gt;').text(hDict[player].tiebreaks).attr('align', 'right'));</text:p>
      <text:p text:style-name="P1"><text:s text:c="8"/>$mtrow.append($('&lt;td&gt;').text(hDict[player].tbwon).attr('align', 'right'));</text:p>
      <text:p text:style-name="P1"><text:s text:c="8"/>$mtrow.append($('&lt;td&gt;').text(hDict[player].tiebreaks - hDict[player].tbwon).attr('align', 'right'));</text:p>
      <text:p text:style-name="P1"><text:s text:c="8"/>var tbperc = alignRound(hDict[player].tbwon/hDict[player].tiebreaks, 1, 1);</text:p>
      <text:p text:style-name="P1"><text:s text:c="8"/>$mtrow.append($('&lt;td&gt;').text(tbperc).attr('align', 'right'));</text:p>
      <text:p text:style-name="P1"><text:s text:c="8"/></text:p>
      <text:p text:style-name="P1"><text:s text:c="8"/>$mtrow.append($firstdate);</text:p>
      <text:p text:style-name="P1"><text:s text:c="8"/>$mtrow.append($lastdate);</text:p>
      <text:p text:style-name="P1"><text:s text:c="8"/></text:p>
      <text:p text:style-name="P1"><text:s text:c="8"/>$mtrow.append($('&lt;td&gt;').text(hDict[player].ms).attr('align', 'right')); // stat sample</text:p>
      <text:p text:style-name="P1"><text:s text:c="8"/></text:p>
      <text:p text:style-name="P1"><text:s text:c="8"/>var rpw = 1 - (parseInt(hDict[player].ofwon) + parseInt(hDict[player].oswon))/hDict[player].opts; // dominance ratio:</text:p>
      <text:p text:style-name="P1"><text:s text:c="8"/>var spw = ((parseInt(hDict[player].fwon) + parseInt(hDict[player].swon))/hDict[player].pts);</text:p>
      <text:p text:style-name="P1"><text:s text:c="8"/>var spl = 1 - spw;</text:p>
      <text:p text:style-name="P1"><text:soft-page-break/><text:s text:c="8"/>var num = rpw/spl, dec = 2;</text:p>
      <text:p text:style-name="P1"><text:s text:c="8"/>var domratio = alignRound(rpw/spl, dec);</text:p>
      <text:p text:style-name="P1"/>
      <text:p text:style-name="P1"><text:s text:c="8"/>var acerate = alignRound((hDict[player].aces/hDict[player].pts), 1, 1);</text:p>
      <text:p text:style-name="P1"><text:s text:c="8"/>var dfrate = alignRound((hDict[player].dfs/hDict[player].pts), 1, 1);</text:p>
      <text:p text:style-name="P1"><text:s text:c="8"/>var firstin = alignRound((hDict[player].firsts/hDict[player].pts), 1, 1);</text:p>
      <text:p text:style-name="P1"><text:s text:c="8"/>var fwin = alignRound((hDict[player].fwon/hDict[player].firsts), 1, 1);</text:p>
      <text:p text:style-name="P1"><text:s text:c="8"/>var swin = alignRound((hDict[player].swon/(hDict[player].pts-hDict[player].firsts)), 1, 1);</text:p>
      <text:p text:style-name="P1"><text:s text:c="8"/>var bksavedRate = alignRound((hDict[player].saved/hDict[player].chances), 1, 1)</text:p>
      <text:p text:style-name="P1"><text:s text:c="8"/>var bksaved = hDict[player].saved + '/' + hDict[player].chances;</text:p>
      <text:p text:style-name="P1"/>
      <text:p text:style-name="P1"><text:s text:c="8"/>var pointswon = parseInt(hDict[player].fwon) + parseInt(hDict[player].swon) + (hDict[player].opts - hDict[player].ofwon - hDict[player].oswon);</text:p>
      <text:p text:style-name="P1"><text:s text:c="8"/>var tpw = alignRound((pointswon/(parseInt(hDict[player].pts) + parseInt(hDict[player].opts))), 1, 1);</text:p>
      <text:p text:style-name="P1"><text:s text:c="8"/>var rpw = alignRound(1 - ((parseInt(hDict[player].ofwon) + parseInt(hDict[player].oswon))/hDict[player].opts), 1, 1);</text:p>
      <text:p text:style-name="P1"><text:s text:c="8"/>var vace = alignRound((hDict[player].oaces/hDict[player].opts), 1, 1);</text:p>
      <text:p text:style-name="P1"><text:s text:c="8"/>var r1pw = alignRound(1 - (hDict[player].ofwon/hDict[player].ofirsts), 1, 1);</text:p>
      <text:p text:style-name="P1"><text:s text:c="8"/>var r2pw = alignRound(1 - (hDict[player].oswon/(hDict[player].opts-hDict[player].ofirsts)), 1, 1);</text:p>
      <text:p text:style-name="P1"><text:s text:c="8"/>var bkconvRate = alignRound(1 - (hDict[player].osaved/hDict[player].ochances), 1, 1)</text:p>
      <text:p text:style-name="P1"><text:s text:c="8"/>var bkconv = (hDict[player].ochances - hDict[player].osaved) + '/' + hDict[player].ochances;</text:p>
      <text:p text:style-name="P1"><text:s text:c="8"/></text:p>
      <text:p text:style-name="P1"><text:s text:c="8"/>var statrow = [domratio, acerate, dfrate, firstin, fwin, swin, alignRound(spw, 1, 1), rpw]; </text:p>
      <text:p text:style-name="P1"><text:s text:c="8"/>for (var i = 0; i &lt; statrow.length; i++) {</text:p>
      <text:p text:style-name="P1"><text:s text:c="12"/>$mtrow.append($('&lt;td&gt;').text(statrow[i]).attr('align', 'right'));</text:p>
      <text:p text:style-name="P1"><text:s text:c="12"/>} <text:s text:c="7"/></text:p>
      <text:p text:style-name="P1"><text:tab/>$bpsv = $('&lt;td&gt;').text(bksavedRate).attr('align', 'right');</text:p>
      <text:p text:style-name="P1"><text:tab/>$bpsv.attr('title', bksaved);</text:p>
      <text:p text:style-name="P1"><text:tab/>$bpcv = $('&lt;td&gt;').text(bkconvRate).attr('align', 'right');</text:p>
      <text:p text:style-name="P1"><text:tab/>$bpcv.attr('title', bkconv);</text:p>
      <text:p text:style-name="P1"><text:s text:c="8"/></text:p>
      <text:p text:style-name="P1"><text:s text:c="8"/>$mtrow.append($bpsv);</text:p>
      <text:p text:style-name="P1"><text:s text:c="8"/>$mtrow.append($bpcv); <text:s text:c="7"/></text:p>
      <text:p text:style-name="P1"><text:s text:c="15"/></text:p>
      <text:p text:style-name="P1"><text:s text:c="8"/>$mtbody.append($mtrow);</text:p>
      <text:p text:style-name="P1"><text:s text:c="8"/>}</text:p>
      <text:p text:style-name="P1"/>
      <text:p text:style-name="P1"><text:s text:c="4"/>// back to match table</text:p>
      <text:p text:style-name="P1"><text:s text:c="4"/>if ($mtbody.children().length == 0) {</text:p>
      <text:p text:style-name="P1"><text:s text:c="8"/>if (!$("#spanCareerqq").hasClass('selected')) { // career is not selected</text:p>
      <text:p text:style-name="P1"><text:s text:c="12"/>//var $mftspan = $('&lt;span&gt;').text('show career').attr('font-style', 'italic');</text:p>
      <text:p text:style-name="P1"><text:s text:c="12"/>//$mftspan.attr('id', 'careerclick').attr('class', 'likelink');</text:p>
      <text:p text:style-name="P1"><text:s text:c="12"/>var mft = '&lt;span id="careerclick" class="likelink"&gt;Show career&lt;/span&gt;, c';</text:p>
      <text:p text:style-name="P1"><text:s text:c="12"/>}</text:p>
      <text:p text:style-name="P1"><text:s text:c="8"/>else {var mft = 'C';}</text:p>
      <text:p text:style-name="P1"><text:s text:c="8"/>pTable = '&lt;p id="matches"&gt;&amp;nbsp;&lt;br/&gt;&amp;nbsp;&lt;br/&gt;Your filters returned no matches. ' + mft + 'hange a filter or two, or press the '</text:p>
      <text:p text:style-name="P1"><text:s text:c="8"/>pTable = pTable + '&lt;span class="menureset2 likelink"&gt;reset button&lt;/span&gt;.&lt;/p&gt;'</text:p>
      <text:p text:style-name="P1"><text:s text:c="8"/>$("#matches").replaceWith(pTable);</text:p>
      <text:p text:style-name="P1"><text:s text:c="8"/>}</text:p>
      <text:p text:style-name="P1"><text:soft-page-break/><text:s text:c="4"/>else {</text:p>
      <text:p text:style-name="P1"><text:s text:c="8"/>$matchtable.append($mtbody).attr('id', 'matches').attr('class', 'tablesorter');</text:p>
      <text:p text:style-name="P1"><text:s text:c="8"/>$matchtable.attr('border', 0).attr('cellspacing', 0).attr('cellpadding', 4);</text:p>
      <text:p text:style-name="P1"><text:s text:c="8"/>$("#stats").html($matchtable);</text:p>
      <text:p text:style-name="P1"><text:s text:c="8"/>$("#matches").tablesorter( {sortList: slist,</text:p>
      <text:p text:style-name="P1"><text:s text:c="36"/>headers: {1: {sorter:false}, // player</text:p>
      <text:p text:style-name="P1"><text:s text:c="46"/>9: {sorter:'dates'},</text:p>
      <text:p text:style-name="P1"><text:s text:c="46"/>10: {sorter:'datesDesc'},</text:p>
      <text:p text:style-name="P1"><text:s text:c="36"/><text:tab/> <text:s text:c="5"/>0: {sorter:'descNum'},<text:tab/></text:p>
      <text:p text:style-name="P1"><text:s text:c="46"/>2: {sorter:'descNum'},</text:p>
      <text:p text:style-name="P1"><text:s text:c="46"/>3: {sorter:'descNum'},</text:p>
      <text:p text:style-name="P1"><text:s text:c="46"/>4: {sorter:'descNum'},</text:p>
      <text:p text:style-name="P1"><text:s text:c="46"/>5: {sorter:'descNum'}, </text:p>
      <text:p text:style-name="P1"><text:s text:c="46"/>6: {sorter:'descNum'},</text:p>
      <text:p text:style-name="P1"><text:s text:c="46"/>7: {sorter:'descNum'},</text:p>
      <text:p text:style-name="P1"><text:s text:c="46"/>8: {sorter:'descNum'},</text:p>
      <text:p text:style-name="P1"><text:s text:c="46"/>11: {sorter:'descNum'},</text:p>
      <text:p text:style-name="P1"><text:s text:c="46"/>12: {sorter:'descNum'},</text:p>
      <text:p text:style-name="P1"><text:s text:c="46"/>13: {sorter:'descNum'},</text:p>
      <text:p text:style-name="P1"><text:s text:c="46"/>14: {sorter:'ascNum'},</text:p>
      <text:p text:style-name="P1"><text:s text:c="46"/>15: {sorter:'descNum'},</text:p>
      <text:p text:style-name="P1"><text:s text:c="46"/>16: {sorter:'descNum'},</text:p>
      <text:p text:style-name="P1"><text:s text:c="46"/>17: {sorter:'descNum'},</text:p>
      <text:p text:style-name="P1"><text:s text:c="46"/>18: {sorter:'descNum'},</text:p>
      <text:p text:style-name="P1"><text:s text:c="46"/>19: {sorter:'descNum'},</text:p>
      <text:p text:style-name="P1"><text:s text:c="46"/>20: {sorter:'descNum'},</text:p>
      <text:p text:style-name="P1"><text:s text:c="46"/>21: {sorter:'descNum'} <text:s text:c="44"/></text:p>
      <text:p text:style-name="P1"><text:s text:c="46"/>}</text:p>
      <text:p text:style-name="P1"><text:s text:c="35"/>});</text:p>
      <text:p text:style-name="P1"><text:s text:c="8"/>}</text:p>
      <text:p text:style-name="P1"><text:s text:c="4"/></text:p>
      <text:p text:style-name="P1"><text:s text:c="4"/>var ftitle = getFilterTitle("");</text:p>
      <text:p text:style-name="P1"><text:s text:c="4"/>var pgtitle = '&lt;b&gt;Head-to-Head Records ('+ftitle+')&lt;/b&gt;'; // &lt;br/&gt;Just testing blah blah blah.';</text:p>
      <text:p text:style-name="P1"><text:s text:c="4"/>$("#tablelabel").html(pgtitle);</text:p>
      <text:p text:style-name="P1"><text:s text:c="4"/></text:p>
      <text:p text:style-name="P1"><text:s text:c="4"/>$(".h2hclick").click(function () {</text:p>
      <text:p text:style-name="P1"><text:s text:c="8"/>// switch back to results tab</text:p>
      <text:p text:style-name="P1"><text:s text:c="8"/>$(".tabview").addClass("tablink");</text:p>
      <text:p text:style-name="P1"><text:s text:c="8"/>$("#tabResults").removeClass("tablink");</text:p>
      <text:p text:style-name="P1"><text:s text:c="8"/>// unlike 'tabclick', don't reset any filters</text:p>
      <text:p text:style-name="P1"><text:s text:c="8"/>opponent = $(this).parent().attr('class');</text:p>
      <text:p text:style-name="P1"><text:s text:c="8"/>var withspaces = insertNameSpaces(opponent);</text:p>
      <text:p text:style-name="P1"><text:s text:c="8"/>setPlayerFilter(withspaces, 1, 1); // this includes makeMatchTable</text:p>
      <text:p text:style-name="P1"><text:s text:c="8"/>if ($("#h2hhead").hasClass("closed")) {</text:p>
      <text:p text:style-name="P1"><text:s text:c="12"/>$("#h2hhead").removeClass("closed").addClass("open") //.addClass("selected");</text:p>
      <text:p text:style-name="P1"><text:s text:c="12"/>$(".h2hchoice").toggle();</text:p>
      <text:p text:style-name="P1"><text:s text:c="12"/>}</text:p>
      <text:p text:style-name="P1"><text:s text:c="8"/>$(".header").show();</text:p>
      <text:p text:style-name="P1"><text:s text:c="8"/>$("#minimumhead").hide(); <text:s text:c="11"/></text:p>
      <text:p text:style-name="P1"><text:s text:c="8"/>})</text:p>
      <text:p text:style-name="P1"><text:s text:c="4"/>}</text:p>
      <text:p text:style-name="P1"><text:s text:c="4"/></text:p>
      <text:p text:style-name="P1"><text:soft-page-break/>function renderEvents(defSort) {</text:p>
      <text:p text:style-name="P1"><text:s text:c="3"/></text:p>
      <text:p text:style-name="P1"><text:s text:c="4"/>var hdrs = hdrsEvents;</text:p>
      <text:p text:style-name="P1"><text:s text:c="4"/>var slist = [[0,0]]; // for now, 1st column; default is descending</text:p>
      <text:p text:style-name="P1"><text:s text:c="4"/>if (defSort == 0) {slist = confirmSort(slist);}</text:p>
      <text:p text:style-name="P1"><text:s text:c="4"/></text:p>
      <text:p text:style-name="P1"><text:s text:c="4"/>var hDict = {}</text:p>
      <text:p text:style-name="P1"/>
      <text:p text:style-name="P1"><text:s text:c="4"/>var $matchtable = $('&lt;table&gt;');</text:p>
      <text:p text:style-name="P1"><text:s text:c="4"/>var $mthead = $('&lt;thead&gt;');</text:p>
      <text:p text:style-name="P1"><text:s text:c="4"/>var $mtheaderrow = $('&lt;tr&gt;').attr('id', 'matchheader'); </text:p>
      <text:p text:style-name="P1"><text:s text:c="4"/>var $mtfoot = $('&lt;tfoot&gt;');</text:p>
      <text:p text:style-name="P1"><text:s text:c="4"/>var $mtfooterrow = $('&lt;tr&gt;').attr('id', 'matchfooter').attr('background-color', '#FFF'); // color weirdness? <text:s/></text:p>
      <text:p text:style-name="P1"><text:s text:c="4"/>var $mtbody = $('&lt;tbody&gt;');</text:p>
      <text:p text:style-name="P1"><text:s text:c="4"/>var rightaligns = {0: '', 3: '', 4: '', 5: '', 6: '', 7: '', 8: '', 9: '', 10: '', </text:p>
      <text:p text:style-name="P1"><text:s text:c="23"/>11: '', 12: '', 13: '', 14: '', 15: '', 16: '', 17: '', 18: '', 19: '', 20: '', 21: '', 22: '', 23: '', 24: ''};</text:p>
      <text:p text:style-name="P1"><text:s text:c="4"/>for (var s = 0; s &lt; matchmx.length; s++) { <text:s text:c="2"/></text:p>
      <text:p text:style-name="P1"><text:s text:c="8"/>if (s == 0) {</text:p>
      <text:p text:style-name="P1"><text:s text:c="12"/>// header row</text:p>
      <text:p text:style-name="P1"><text:s text:c="12"/>var cells = [];</text:p>
      <text:p text:style-name="P1"><text:s text:c="12"/>for (var i = 0; i &lt; hdrs.length; i++) {</text:p>
      <text:p text:style-name="P1"><text:s text:c="16"/>var $mthspan = $('&lt;span&gt;').text(hdrs[i]);</text:p>
      <text:p text:style-name="P1"><text:s text:c="16"/>if (hdrs[i] in titleTips) {$mthspan.attr('title', titleTips[hdrs[i]]);}</text:p>
      <text:p text:style-name="P1"><text:s text:c="16"/>var $mthcell = $('&lt;th&gt;').append($mthspan);</text:p>
      <text:p text:style-name="P1"><text:s text:c="16"/>if (i in rightaligns) {$mthcell.attr('align', 'right');}</text:p>
      <text:p text:style-name="P1"><text:s text:c="16"/>$mtheaderrow.append($mthcell);</text:p>
      <text:p text:style-name="P1"><text:s text:c="16"/>}</text:p>
      <text:p text:style-name="P1"><text:s text:c="12"/>$mthead.append($mtheaderrow);</text:p>
      <text:p text:style-name="P1"><text:s text:c="12"/>$matchtable.append($mthead);</text:p>
      <text:p text:style-name="P1"><text:s text:c="12"/>// footer row -- do i want to keep this for head2head view?</text:p>
      <text:p text:style-name="P1"><text:s text:c="12"/>var fcells = [];</text:p>
      <text:p text:style-name="P1"><text:s text:c="12"/>for (var i = 0; i &lt; hdrs.length; i++) {</text:p>
      <text:p text:style-name="P1"><text:s text:c="16"/>if (i == 1 &amp;&amp; !$("#spanCareerqq").hasClass('selected')) { // &amp;&amp; career is not selected</text:p>
      <text:p text:style-name="P1"><text:s text:c="20"/>var $mftspan = $('&lt;span&gt;').text('Show Career').attr('font-style', 'italic');</text:p>
      <text:p text:style-name="P1"><text:s text:c="20"/>$mftspan.attr('id', 'careerclick').attr('class', 'likelink');</text:p>
      <text:p text:style-name="P1"><text:s text:c="20"/>}</text:p>
      <text:p text:style-name="P1"><text:s text:c="16"/>else {</text:p>
      <text:p text:style-name="P1"><text:s text:c="20"/>var $mftspan = $('&lt;span&gt;').text('');</text:p>
      <text:p text:style-name="P1"><text:s text:c="20"/>}</text:p>
      <text:p text:style-name="P1"><text:s text:c="16"/>var $mftcell = $('&lt;td&gt;').append($mftspan);</text:p>
      <text:p text:style-name="P1"><text:s text:c="16"/>$mtfooterrow.append($mftcell);</text:p>
      <text:p text:style-name="P1"><text:s text:c="16"/>}</text:p>
      <text:p text:style-name="P1"><text:s text:c="12"/>$mtfoot.append($mtfooterrow);</text:p>
      <text:p text:style-name="P1"><text:s text:c="12"/>$matchtable.append($mtfoot);</text:p>
      <text:p text:style-name="P1"><text:s text:c="12"/>} <text:s text:c="11"/></text:p>
      <text:p text:style-name="P1"><text:s text:c="12"/></text:p>
      <text:p text:style-name="P1"><text:s text:c="8"/>var match = {} // create dict for each match</text:p>
      <text:p text:style-name="P1"><text:s text:c="8"/>for (var x=0; x&lt;matchhead.length; x++) {</text:p>
      <text:p text:style-name="P1"><text:s text:c="12"/>if (matchmx[s].length &lt;= x) {match[matchhead[x]] = '';}</text:p>
      <text:p text:style-name="P1"><text:s text:c="12"/>else {match[matchhead[x]] = matchmx[s][x];}</text:p>
      <text:p text:style-name="P1"><text:s text:c="12"/>}</text:p>
      <text:p text:style-name="P1"><text:soft-page-break/><text:s text:c="8"/></text:p>
      <text:p text:style-name="P1"><text:s text:c="8"/>var tourlevel = {'A': '', 'M': '', 'G': ''};</text:p>
      <text:p text:style-name="P1"><text:s text:c="8"/>if (!(match.level in tourlevel)) {continue;}</text:p>
      <text:p text:style-name="P1"><text:s text:c="8"/>if (match.tourn.slice(0,4) == 'ATP ') {continue;}</text:p>
      <text:p text:style-name="P1"><text:s text:c="8"/></text:p>
      <text:p text:style-name="P1"><text:s text:c="8"/>if (match.wl == 'W' &amp;&amp; match.round != 'F') { <text:s/></text:p>
      <text:p text:style-name="P1"><text:s text:c="12"/>if (match.score == "" || match.score.slice(0,1) == 'D') {continue;}</text:p>
      <text:p text:style-name="P1"><text:s text:c="12"/>if (match.score.slice(0,1) == 'W' || match.score.slice(0,1) == 'R') {continue;}</text:p>
      <text:p text:style-name="P1"><text:s text:c="12"/>}</text:p>
      <text:p text:style-name="P1"><text:s text:c="8"/></text:p>
      <text:p text:style-name="P1"><text:s text:c="8"/>if (filterMatch(match, 'results') != 1) {continue;}</text:p>
      <text:p text:style-name="P1"><text:s text:c="12"/></text:p>
      <text:p text:style-name="P1"><text:s text:c="8"/>match = getWinLossTiebreak(match);</text:p>
      <text:p text:style-name="P1"><text:s text:c="8"/></text:p>
      <text:p text:style-name="P1"><text:s text:c="8"/>if (match.tourn.indexOf('Olympics') &gt; -1) {match.tourn = 'Olympics';}</text:p>
      <text:p text:style-name="P1"><text:s text:c="25"/></text:p>
      <text:p text:style-name="P1"><text:s text:c="8"/>if (!(match.tourn in hDict)) {</text:p>
      <text:p text:style-name="P1"><text:s text:c="12"/>hDict[match.tourn] = {'m': 0, 'w': 0, 'l': 0, 'occ': match.ocountry, 'ms': 0, 'dates': {}, 'surfs': {}, 'matches': {}};</text:p>
      <text:p text:style-name="P1"><text:s text:c="12"/>for (u=0; u&lt;stats.length; u++) {</text:p>
      <text:p text:style-name="P1"><text:s text:c="16"/>hDict[match.tourn][stats[u]] = 0;</text:p>
      <text:p text:style-name="P1"><text:s text:c="16"/>}</text:p>
      <text:p text:style-name="P1"><text:s text:c="12"/>}</text:p>
      <text:p text:style-name="P1"><text:s text:c="8"/>hDict[match.tourn]['m'] += 1</text:p>
      <text:p text:style-name="P1"><text:s text:c="8"/>if (match.wl == 'W') {hDict[match.tourn]['w'] += 1;}</text:p>
      <text:p text:style-name="P1"><text:s text:c="8"/>else {hDict[match.tourn]['l'] += 1;}</text:p>
      <text:p text:style-name="P1"><text:s text:c="8"/></text:p>
      <text:p text:style-name="P1"><text:s text:c="8"/>if (match.oswon != "") {hDict[match.tourn]['ms'] += 1;}</text:p>
      <text:p text:style-name="P1"><text:s text:c="8"/></text:p>
      <text:p text:style-name="P1"><text:s text:c="8"/>for (u=0; u&lt;stats.length; u++) {</text:p>
      <text:p text:style-name="P1"><text:s text:c="12"/>t = stats[u];</text:p>
      <text:p text:style-name="P1"><text:s text:c="12"/>if (match[t] != '') {hDict[match.tourn][t] = hDict[match.tourn][t] + parseInt(match[t]);}</text:p>
      <text:p text:style-name="P1"><text:s text:c="12"/>} <text:s text:c="7"/></text:p>
      <text:p text:style-name="P1"/>
      <text:p text:style-name="P1"><text:s text:c="8"/>var myear;</text:p>
      <text:p text:style-name="P1"><text:s text:c="8"/>if (match.matchid.length &gt; 0) {myear = match.matchid.slice(0,4);}</text:p>
      <text:p text:style-name="P1"><text:s text:c="8"/>else if (parseInt(match.date.slice(4,8)) &gt; 1215) {myear = parseInt(match.date.slice(0,4)) + 1;}</text:p>
      <text:p text:style-name="P1"><text:s text:c="8"/>else {myear = match.date.slice(0,4);}</text:p>
      <text:p text:style-name="P1"><text:s text:c="8"/></text:p>
      <text:p text:style-name="P1"><text:s text:c="8"/>hDict[match.tourn]['surfs'][myear] = match.surf;</text:p>
      <text:p text:style-name="P1"><text:s text:c="8"/></text:p>
      <text:p text:style-name="P1"><text:s text:c="8"/>if (match.round == 'F' &amp;&amp; match.wl == 'W') {</text:p>
      <text:p text:style-name="P1"><text:s text:c="12"/>hDict[match.tourn]['dates'][myear] = 'W';</text:p>
      <text:p text:style-name="P1"><text:s text:c="12"/>hDict[match.tourn]['matches'][myear] = 'WIN: '+match.round+' vs '+match.opp+', '+match.score;</text:p>
      <text:p text:style-name="P1"><text:s text:c="12"/>}</text:p>
      <text:p text:style-name="P1"><text:s text:c="8"/>else if (!(myear in hDict[match.tourn]['dates']) &amp;&amp; match.wl == 'L') {</text:p>
      <text:p text:style-name="P1"><text:s text:c="12"/>hDict[match.tourn]['dates'][myear] = match.round;</text:p>
      <text:p text:style-name="P1"><text:s text:c="12"/>hDict[match.tourn]['matches'][myear] = 'LOSS: '+match.round+' vs '+match.opp+', '+match.score;</text:p>
      <text:p text:style-name="P1"><text:s text:c="12"/>}</text:p>
      <text:p text:style-name="P1"><text:s text:c="8"/>// make sure to get some date in there in case only wins in an incomplete tournament</text:p>
      <text:p text:style-name="P1"><text:soft-page-break/><text:s text:c="8"/>else if (!(myear in hDict[match.tourn]['dates']) &amp;&amp; match.wl == 'W') {</text:p>
      <text:p text:style-name="P1"><text:s text:c="12"/>hDict[match.tourn]['dates'][myear] = "";</text:p>
      <text:p text:style-name="P1"><text:s text:c="12"/>hDict[match.tourn]['matches'][myear] = "";</text:p>
      <text:p text:style-name="P1"><text:s text:c="12"/>}</text:p>
      <text:p text:style-name="P1"><text:s text:c="8"/>// covers for previous line -- if year already in but only wins, get the loss</text:p>
      <text:p text:style-name="P1"><text:s text:c="8"/>else if ((myear in hDict[match.tourn]['dates'] &amp;&amp; hDict[match.tourn]['dates'][myear] == "") &amp;&amp; match.wl == 'L') {</text:p>
      <text:p text:style-name="P1"><text:s text:c="12"/>hDict[match.tourn]['dates'][myear] = match.round;</text:p>
      <text:p text:style-name="P1"><text:s text:c="12"/>hDict[match.tourn]['matches'][myear] = 'LOSS: '+match.round+' vs '+match.opp+', '+match.score;</text:p>
      <text:p text:style-name="P1"><text:s text:c="12"/>}</text:p>
      <text:p text:style-name="P1"><text:s text:c="8"/>}</text:p>
      <text:p text:style-name="P1"/>
      <text:p text:style-name="P1"><text:s text:c="4"/>// check against match minimum (abbreviated version of genfilter())</text:p>
      <text:p text:style-name="P1"><text:s text:c="4"/>var multselect = $('.minimumselected').text().split(fourspaces + fourspaces).slice(1);</text:p>
      <text:p text:style-name="P1"><text:s text:c="4"/>var matchmin = multselect[0];</text:p>
      <text:p text:style-name="P1"><text:s text:c="4"/>if (matchmin == 'All') {var mm = 1;}</text:p>
      <text:p text:style-name="P1"><text:s text:c="4"/>else {var mm = parseInt(matchmin);}</text:p>
      <text:p text:style-name="P1"><text:s text:c="4"/></text:p>
      <text:p text:style-name="P1"><text:s text:c="4"/>// check against match minimum (abbreviated version of genfilter())</text:p>
      <text:p text:style-name="P1"><text:s text:c="4"/>var multselectYears = $('.minyearsselected').text().split(fourspaces + fourspaces).slice(1);</text:p>
      <text:p text:style-name="P1"><text:s text:c="4"/>var yearsmin = multselectYears[0];</text:p>
      <text:p text:style-name="P1"><text:s text:c="4"/>if (yearsmin == 'All') {var mmy = 1;}</text:p>
      <text:p text:style-name="P1"><text:s text:c="4"/>else {var mmy = parseInt(yearsmin);} <text:s text:c="3"/></text:p>
      <text:p text:style-name="P1"><text:s text:c="8"/></text:p>
      <text:p text:style-name="P1"><text:s text:c="4"/>for (event in hDict) {</text:p>
      <text:p text:style-name="P1"><text:s text:c="8"/>if (!hDict.hasOwnProperty(event)) {continue;}</text:p>
      <text:p text:style-name="P1"><text:tab/>if (hDict[event].m &lt; mm) {continue;}</text:p>
      <text:p text:style-name="P1"><text:s text:c="8"/></text:p>
      <text:p text:style-name="P1"><text:s text:c="8"/>var $mtrow = $('&lt;tr&gt;');</text:p>
      <text:p text:style-name="P1"><text:s text:c="8"/></text:p>
      <text:p text:style-name="P1"><text:s text:c="8"/>// get list of years</text:p>
      <text:p text:style-name="P1"><text:s text:c="8"/>var mdates = [];</text:p>
      <text:p text:style-name="P1"><text:s text:c="8"/>var allResults = {}</text:p>
      <text:p text:style-name="P1"><text:s text:c="8"/>for (md in hDict[event]['dates']) {</text:p>
      <text:p text:style-name="P1"><text:s text:c="12"/>if (hDict[event]['dates'].hasOwnProperty(md)) {</text:p>
      <text:p text:style-name="P1"><text:s text:c="16"/>mdates.push(md);</text:p>
      <text:p text:style-name="P1"><text:s text:c="16"/>allResults[hDict[event]['dates'][md]] = '';</text:p>
      <text:p text:style-name="P1"><text:s text:c="16"/>}</text:p>
      <text:p text:style-name="P1"><text:s text:c="12"/>}</text:p>
      <text:p text:style-name="P1"><text:s text:c="12"/></text:p>
      <text:p text:style-name="P1"><text:s text:c="8"/>if (mdates.length &lt; mmy) {continue;} // check against year minimum from filter</text:p>
      <text:p text:style-name="P1"><text:s text:c="12"/></text:p>
      <text:p text:style-name="P1"><text:tab/>mdates.sort();</text:p>
      <text:p text:style-name="P1"><text:tab/>var lastyear = mdates[mdates.length-1];</text:p>
      <text:p text:style-name="P1"><text:tab/></text:p>
      <text:p text:style-name="P1"><text:tab/>$mtrow.append($('&lt;td&gt;').text(mdates.length).attr('align', 'right')); <text:s text:c="4"/></text:p>
      <text:p text:style-name="P1"/>
      <text:p text:style-name="P1"><text:tab/>//$oppcc = $('&lt;span&gt;') // link to same event results?</text:p>
      <text:p text:style-name="P1"><text:tab/>//$oppcc.text(' [' + hDict[player].occ + ']');</text:p>
      <text:p text:style-name="P1"><text:s text:c="8"/>//var nlink = 'http://www.tennisabstract.com/cgi-bin/player.cgi?p=' + player.replace(/ /g, '') // opp link</text:p>
      <text:p text:style-name="P1"><text:soft-page-break/><text:s text:c="8"/>//var $olk = $('&lt;a&gt;').text(player).attr('href', nlink);</text:p>
      <text:p text:style-name="P1"><text:s text:c="8"/>var $eventname = $('&lt;span&gt;').text(event).attr('class', 'likelink eventclick');</text:p>
      <text:p text:style-name="P1"><text:s text:c="8"/>var $oppcell = $('&lt;td&gt;').append($eventname).attr('class', event.replace(/ /g, '_')); <text:s text:c="4"/></text:p>
      <text:p text:style-name="P1"><text:s text:c="8"/>$mtrow.append($oppcell);</text:p>
      <text:p text:style-name="P1"><text:s text:c="8"/></text:p>
      <text:p text:style-name="P1"><text:s text:c="8"/>$mtrow.append($('&lt;td&gt;').text(hDict[event]['surfs'][lastyear])); </text:p>
      <text:p text:style-name="P1"><text:s text:c="8"/></text:p>
      <text:p text:style-name="P1"><text:s text:c="8"/>var $deflink = $('&lt;span&gt;').text(hDict[event].m); // add link to event results? would need event version of h2hclick</text:p>
      <text:p text:style-name="P1"><text:s text:c="8"/>//$deflink.attr('class', 'likelink h2hclick');</text:p>
      <text:p text:style-name="P1"><text:s text:c="8"/>var $matchcell = $('&lt;td&gt;').append($deflink).attr('align', 'right') //.attr('class', player.replace(/ /g, ''))</text:p>
      <text:p text:style-name="P1"><text:s text:c="8"/>$mtrow.append($matchcell); <text:s text:c="7"/></text:p>
      <text:p text:style-name="P1"><text:tab/></text:p>
      <text:p text:style-name="P1"><text:tab/>$firstdate = $('&lt;td&gt;').text(mdates[0]).attr('align', 'right');</text:p>
      <text:p text:style-name="P1"><text:tab/>$firstdate.attr('title', hDict[event]['matches'][mdates[0]]);</text:p>
      <text:p text:style-name="P1"><text:tab/>$lastdate = $('&lt;td&gt;').text(lastyear).attr('align', 'right');</text:p>
      <text:p text:style-name="P1"><text:tab/>$lastdate.attr('title', hDict[event]['matches'][lastyear]); <text:s/></text:p>
      <text:p text:style-name="P1"><text:s text:c="8"/></text:p>
      <text:p text:style-name="P1"><text:s text:c="8"/>$mtrow.append($('&lt;td&gt;').text(hDict[event].w).attr('align', 'right'));</text:p>
      <text:p text:style-name="P1"><text:s text:c="8"/>$mtrow.append($('&lt;td&gt;').text(hDict[event].l).attr('align', 'right'));</text:p>
      <text:p text:style-name="P1"><text:s text:c="8"/>var wlperc = alignRound(hDict[event].w/hDict[event].m, 1, 1);</text:p>
      <text:p text:style-name="P1"><text:s text:c="8"/>$mtrow.append($('&lt;td&gt;').text(wlperc).attr('align', 'right'));</text:p>
      <text:p text:style-name="P1"><text:s text:c="8"/></text:p>
      <text:p text:style-name="P1"><text:s text:c="8"/>$mtrow.append($('&lt;td&gt;').text(hDict[event].tiebreaks).attr('align', 'right'));</text:p>
      <text:p text:style-name="P1"><text:s text:c="8"/>$mtrow.append($('&lt;td&gt;').text(hDict[event].tbwon).attr('align', 'right'));</text:p>
      <text:p text:style-name="P1"><text:s text:c="8"/>$mtrow.append($('&lt;td&gt;').text(hDict[event].tiebreaks - hDict[event].tbwon).attr('align', 'right'));</text:p>
      <text:p text:style-name="P1"><text:s text:c="8"/>var tbperc = alignRound(hDict[event].tbwon/hDict[event].tiebreaks, 1, 1);</text:p>
      <text:p text:style-name="P1"><text:s text:c="8"/>$mtrow.append($('&lt;td&gt;').text(tbperc).attr('align', 'right'));</text:p>
      <text:p text:style-name="P1"><text:s text:c="8"/></text:p>
      <text:p text:style-name="P1"><text:s text:c="8"/>$mtrow.append($firstdate);</text:p>
      <text:p text:style-name="P1"><text:s text:c="8"/>$mtrow.append($lastdate);</text:p>
      <text:p text:style-name="P1"><text:s text:c="8"/></text:p>
      <text:p text:style-name="P1"><text:s text:c="8"/>// get best result, with title for years achieved</text:p>
      <text:p text:style-name="P1"><text:s text:c="8"/>var rdpref = ['W', 'F', 'SF', 'QF', 'RR', 'R16', 'R32', 'R64', 'R128'];</text:p>
      <text:p text:style-name="P1"><text:s text:c="8"/>var bestResult = '';</text:p>
      <text:p text:style-name="P1"><text:s text:c="8"/>for (var i = 0; i &lt; rdpref.length; i++) {</text:p>
      <text:p text:style-name="P1"><text:s text:c="12"/>if (rdpref[i] in allResults) {</text:p>
      <text:p text:style-name="P1"><text:s text:c="16"/>bestResult = rdpref[i];</text:p>
      <text:p text:style-name="P1"><text:s text:c="16"/>break;</text:p>
      <text:p text:style-name="P1"><text:s text:c="16"/>}</text:p>
      <text:p text:style-name="P1"><text:s text:c="12"/>}</text:p>
      <text:p text:style-name="P1"><text:s text:c="8"/></text:p>
      <text:p text:style-name="P1"><text:s text:c="8"/>var bestYears = [];</text:p>
      <text:p text:style-name="P1"><text:s text:c="8"/>for (md in hDict[event]['dates']) {</text:p>
      <text:p text:style-name="P1"><text:s text:c="12"/>if (hDict[event]['dates'].hasOwnProperty(md)) {</text:p>
      <text:p text:style-name="P1"><text:s text:c="16"/>if (hDict[event]['dates'][md] == bestResult) {bestYears.push(md);}</text:p>
      <text:p text:style-name="P1"><text:s text:c="16"/>}</text:p>
      <text:p text:style-name="P1"><text:s text:c="12"/>} </text:p>
      <text:p text:style-name="P1"><text:s text:c="8"/>bestYears.sort(); <text:s text:c="3"/></text:p>
      <text:p text:style-name="P1"><text:s text:c="8"/>var bestText = <text:s/>bestYears.join(',');</text:p>
      <text:p text:style-name="P1"><text:s text:c="8"/></text:p>
      <text:p text:style-name="P1"><text:soft-page-break/><text:tab/>$bestres = $('&lt;td&gt;').text(bestResult).attr('align', 'right');</text:p>
      <text:p text:style-name="P1"><text:tab/>$bestres.attr('title', bestText); <text:s text:c="7"/></text:p>
      <text:p text:style-name="P1"><text:s text:c="8"/>$mtrow.append($bestres); <text:s text:c="6"/></text:p>
      <text:p text:style-name="P1"><text:s text:c="8"/></text:p>
      <text:p text:style-name="P1"><text:s text:c="8"/>$mtrow.append($('&lt;td&gt;').text(hDict[event].ms).attr('align', 'right')); // stat sample</text:p>
      <text:p text:style-name="P1"><text:s text:c="8"/></text:p>
      <text:p text:style-name="P1"><text:s text:c="8"/>var rpw = 1 - (parseInt(hDict[event].ofwon) + parseInt(hDict[event].oswon))/hDict[event].opts; // dominance ratio:</text:p>
      <text:p text:style-name="P1"><text:s text:c="8"/>var spw = ((parseInt(hDict[event].fwon) + parseInt(hDict[event].swon))/hDict[event].pts);</text:p>
      <text:p text:style-name="P1"><text:s text:c="8"/>var spl = 1 - spw;</text:p>
      <text:p text:style-name="P1"><text:s text:c="8"/>var num = rpw/spl, dec = 2;</text:p>
      <text:p text:style-name="P1"><text:s text:c="8"/>var domratio = alignRound(rpw/spl, dec);</text:p>
      <text:p text:style-name="P1"/>
      <text:p text:style-name="P1"><text:s text:c="8"/>var acerate = alignRound((hDict[event].aces/hDict[event].pts), 1, 1);</text:p>
      <text:p text:style-name="P1"><text:s text:c="8"/>var dfrate = alignRound((hDict[event].dfs/hDict[event].pts), 1, 1);</text:p>
      <text:p text:style-name="P1"><text:s text:c="8"/>var firstin = alignRound((hDict[event].firsts/hDict[event].pts), 1, 1);</text:p>
      <text:p text:style-name="P1"><text:s text:c="8"/>var fwin = alignRound((hDict[event].fwon/hDict[event].firsts), 1, 1);</text:p>
      <text:p text:style-name="P1"><text:s text:c="8"/>var swin = alignRound((hDict[event].swon/(hDict[event].pts-hDict[event].firsts)), 1, 1);</text:p>
      <text:p text:style-name="P1"><text:s text:c="8"/>var bksavedRate = alignRound((hDict[event].saved/hDict[event].chances), 1, 1)</text:p>
      <text:p text:style-name="P1"><text:s text:c="8"/>var bksaved = hDict[event].saved + '/' + hDict[event].chances;</text:p>
      <text:p text:style-name="P1"/>
      <text:p text:style-name="P1"><text:s text:c="8"/>var pointswon = parseInt(hDict[event].fwon) + parseInt(hDict[event].swon) + (hDict[event].opts - hDict[event].ofwon - hDict[event].oswon);</text:p>
      <text:p text:style-name="P1"><text:s text:c="8"/>var tpw = alignRound((pointswon/(parseInt(hDict[event].pts) + parseInt(hDict[event].opts))), 1, 1);</text:p>
      <text:p text:style-name="P1"><text:s text:c="8"/>var rpw = alignRound(1 - ((parseInt(hDict[event].ofwon) + parseInt(hDict[event].oswon))/hDict[event].opts), 1, 1);</text:p>
      <text:p text:style-name="P1"><text:s text:c="8"/>var vace = alignRound((hDict[event].oaces/hDict[event].opts), 1, 1);</text:p>
      <text:p text:style-name="P1"><text:s text:c="8"/>var r1pw = alignRound(1 - (hDict[event].ofwon/hDict[event].ofirsts), 1, 1);</text:p>
      <text:p text:style-name="P1"><text:s text:c="8"/>var r2pw = alignRound(1 - (hDict[event].oswon/(hDict[event].opts-hDict[event].ofirsts)), 1, 1);</text:p>
      <text:p text:style-name="P1"><text:s text:c="8"/>var bkconvRate = alignRound(1 - (hDict[event].osaved/hDict[event].ochances), 1, 1)</text:p>
      <text:p text:style-name="P1"><text:s text:c="8"/>var bkconv = (hDict[event].ochances - hDict[event].osaved) + '/' + hDict[event].ochances;</text:p>
      <text:p text:style-name="P1"><text:s text:c="8"/></text:p>
      <text:p text:style-name="P1"><text:s text:c="8"/>var statrow = [domratio, acerate, dfrate, firstin, fwin, swin, alignRound(spw, 1, 1), rpw]; </text:p>
      <text:p text:style-name="P1"><text:s text:c="8"/>for (var i = 0; i &lt; statrow.length; i++) {</text:p>
      <text:p text:style-name="P1"><text:s text:c="12"/>$mtrow.append($('&lt;td&gt;').text(statrow[i]).attr('align', 'right'));</text:p>
      <text:p text:style-name="P1"><text:s text:c="12"/>} <text:s text:c="7"/></text:p>
      <text:p text:style-name="P1"><text:tab/>$bpsv = $('&lt;td&gt;').text(bksavedRate).attr('align', 'right');</text:p>
      <text:p text:style-name="P1"><text:tab/>$bpsv.attr('title', bksaved);</text:p>
      <text:p text:style-name="P1"><text:tab/>$bpcv = $('&lt;td&gt;').text(bkconvRate).attr('align', 'right');</text:p>
      <text:p text:style-name="P1"><text:tab/>$bpcv.attr('title', bkconv);</text:p>
      <text:p text:style-name="P1"><text:s text:c="8"/></text:p>
      <text:p text:style-name="P1"><text:s text:c="8"/>$mtrow.append($bpsv);</text:p>
      <text:p text:style-name="P1"><text:s text:c="8"/>$mtrow.append($bpcv); <text:s text:c="7"/></text:p>
      <text:p text:style-name="P1"><text:s text:c="15"/></text:p>
      <text:p text:style-name="P1"><text:s text:c="8"/>$mtbody.append($mtrow);</text:p>
      <text:p text:style-name="P1"><text:s text:c="8"/>}</text:p>
      <text:p text:style-name="P1"/>
      <text:p text:style-name="P1"><text:s text:c="4"/>// back to match table</text:p>
      <text:p text:style-name="P1"><text:s text:c="4"/>if ($mtbody.children().length == 0) {</text:p>
      <text:p text:style-name="P1"><text:s text:c="8"/>if (!$("#spanCareerqq").hasClass('selected')) { // career is not selected</text:p>
      <text:p text:style-name="P1"><text:soft-page-break/><text:s text:c="12"/>//var $mftspan = $('&lt;span&gt;').text('show career').attr('font-style', 'italic');</text:p>
      <text:p text:style-name="P1"><text:s text:c="12"/>//$mftspan.attr('id', 'careerclick').attr('class', 'likelink');</text:p>
      <text:p text:style-name="P1"><text:s text:c="12"/>var mft = '&lt;span id="careerclick" class="likelink"&gt;Show career&lt;/span&gt;, c';</text:p>
      <text:p text:style-name="P1"><text:s text:c="12"/>}</text:p>
      <text:p text:style-name="P1"><text:s text:c="8"/>else {var mft = 'C';}</text:p>
      <text:p text:style-name="P1"><text:s text:c="8"/>pTable = '&lt;p id="matches"&gt;&amp;nbsp;&lt;br/&gt;&amp;nbsp;&lt;br/&gt;Your filters returned no matches. ' + mft + 'hange a filter or two, or press the '</text:p>
      <text:p text:style-name="P1"><text:s text:c="8"/>pTable = pTable + '&lt;span class="menureset2 likelink"&gt;reset button&lt;/span&gt;.&lt;/p&gt;'</text:p>
      <text:p text:style-name="P1"><text:s text:c="8"/>$("#matches").replaceWith(pTable);</text:p>
      <text:p text:style-name="P1"><text:s text:c="8"/>}</text:p>
      <text:p text:style-name="P1"><text:s text:c="4"/>else {</text:p>
      <text:p text:style-name="P1"><text:s text:c="8"/>$matchtable.append($mtbody).attr('id', 'matches').attr('class', 'tablesorter');</text:p>
      <text:p text:style-name="P1"><text:s text:c="8"/>$matchtable.attr('border', 0).attr('cellspacing', 0).attr('cellpadding', 4);</text:p>
      <text:p text:style-name="P1"><text:s text:c="8"/>$("#stats").html($matchtable);</text:p>
      <text:p text:style-name="P1"><text:s text:c="8"/>$("#matches").tablesorter( {sortList: slist,</text:p>
      <text:p text:style-name="P1"><text:s text:c="36"/>headers: {11: {sorter:'ascNum'},</text:p>
      <text:p text:style-name="P1"><text:s text:c="46"/>12: {sorter:'descNum'},</text:p>
      <text:p text:style-name="P1"><text:s text:c="46"/>13: {sorter:'roundsDesc'},</text:p>
      <text:p text:style-name="P1"><text:s text:c="36"/><text:tab/> <text:s text:c="5"/>0: {sorter:'descNum'},<text:tab/></text:p>
      <text:p text:style-name="P1"><text:s text:c="46"/>24: {sorter:'descNum'},</text:p>
      <text:p text:style-name="P1"><text:s text:c="46"/>3: {sorter:'descNum'},</text:p>
      <text:p text:style-name="P1"><text:s text:c="46"/>4: {sorter:'descNum'},</text:p>
      <text:p text:style-name="P1"><text:s text:c="46"/>5: {sorter:'descNum'}, </text:p>
      <text:p text:style-name="P1"><text:s text:c="46"/>6: {sorter:'descNum'},</text:p>
      <text:p text:style-name="P1"><text:s text:c="46"/>7: {sorter:'descNum'},</text:p>
      <text:p text:style-name="P1"><text:s text:c="46"/>8: {sorter:'descNum'},</text:p>
      <text:p text:style-name="P1"><text:s text:c="46"/>9: {sorter:'descNum'},</text:p>
      <text:p text:style-name="P1"><text:s text:c="46"/>22: {sorter:'descNum'},</text:p>
      <text:p text:style-name="P1"><text:s text:c="46"/>23: {sorter:'descNum'},</text:p>
      <text:p text:style-name="P1"><text:s text:c="46"/>10: {sorter:'descNum'},</text:p>
      <text:p text:style-name="P1"><text:s text:c="46"/>17: {sorter:'ascNum'},</text:p>
      <text:p text:style-name="P1"><text:s text:c="46"/>15: {sorter:'descNum'},</text:p>
      <text:p text:style-name="P1"><text:s text:c="46"/>16: {sorter:'descNum'},</text:p>
      <text:p text:style-name="P1"><text:s text:c="46"/>14: {sorter:'descNum'},</text:p>
      <text:p text:style-name="P1"><text:s text:c="46"/>18: {sorter:'descNum'},</text:p>
      <text:p text:style-name="P1"><text:s text:c="46"/>19: {sorter:'descNum'},</text:p>
      <text:p text:style-name="P1"><text:s text:c="46"/>20: {sorter:'descNum'},</text:p>
      <text:p text:style-name="P1"><text:s text:c="46"/>21: {sorter:'descNum'} <text:s text:c="44"/></text:p>
      <text:p text:style-name="P1"><text:s text:c="46"/>}</text:p>
      <text:p text:style-name="P1"><text:s text:c="35"/>});</text:p>
      <text:p text:style-name="P1"><text:s text:c="8"/>}</text:p>
      <text:p text:style-name="P1"><text:s text:c="4"/></text:p>
      <text:p text:style-name="P1"><text:s text:c="4"/>var ftitle = getFilterTitle("");</text:p>
      <text:p text:style-name="P1"><text:s text:c="4"/>var pgtitle = '&lt;b&gt;Tour-Level Event Records ('+ftitle+')&lt;/b&gt;'; // &lt;br/&gt;Just testing blah blah blah.';</text:p>
      <text:p text:style-name="P1"><text:s text:c="4"/>$("#tablelabel").html(pgtitle);</text:p>
      <text:p text:style-name="P1"><text:s text:c="4"/></text:p>
      <text:p text:style-name="P1"><text:s text:c="4"/>$(".eventclick").click(function () {</text:p>
      <text:p text:style-name="P1"><text:s text:c="8"/>// switch back to results tab</text:p>
      <text:p text:style-name="P1"><text:s text:c="8"/>$(".tabview").addClass("tablink");</text:p>
      <text:p text:style-name="P1"><text:s text:c="8"/>$("#tabResults").removeClass("tablink");</text:p>
      <text:p text:style-name="P1"><text:s text:c="8"/>// unlike 'tabclick', don't reset any filters</text:p>
      <text:p text:style-name="P1"><text:s text:c="8"/>var ename = $(this).parent().attr('class');</text:p>
      <text:p text:style-name="P1"><text:soft-page-break/><text:s text:c="8"/>//var withspaces = insertNameSpaces(opponent);</text:p>
      <text:p text:style-name="P1"><text:s text:c="8"/>//setPlayerFilter(withspaces, 1, 1); // this includes makeMatchTable</text:p>
      <text:p text:style-name="P1"><text:s text:c="8"/>if ($("#tourneyhead").hasClass("closed")) {</text:p>
      <text:p text:style-name="P1"><text:s text:c="12"/>$("#tourneyhead").removeClass("closed").addClass("open") //.addClass("selected");</text:p>
      <text:p text:style-name="P1"><text:s text:c="12"/>$(".tourneychoice").show();</text:p>
      <text:p text:style-name="P1"><text:s text:c="12"/>}</text:p>
      <text:p text:style-name="P1"><text:s text:c="8"/>var eclass = '#tourney'+ename+'qq';</text:p>
      <text:p text:style-name="P1"><text:tab/>$(".tourneychoice").removeClass("selected").removeClass("tourneyselected"); </text:p>
      <text:p text:style-name="P1"><text:tab/>$(eclass).addClass("selected").addClass("tourneyselected"); <text:s text:c="6"/></text:p>
      <text:p text:style-name="P1"><text:s text:c="8"/>$(".header").show();</text:p>
      <text:p text:style-name="P1"><text:s text:c="8"/>$("#minimumhead").hide();</text:p>
      <text:p text:style-name="P1"><text:s text:c="8"/>$(".minimumchoice").hide();</text:p>
      <text:p text:style-name="P1"><text:s text:c="8"/>$("#minyearshead").hide();</text:p>
      <text:p text:style-name="P1"><text:s text:c="8"/>$(".minyearschoice").hide();</text:p>
      <text:p text:style-name="P1"><text:s text:c="8"/>makeMatchTable({}, 1); <text:s text:c="11"/></text:p>
      <text:p text:style-name="P1"><text:s text:c="8"/>})</text:p>
      <text:p text:style-name="P1"><text:s text:c="4"/>}</text:p>
      <text:p text:style-name="P1"/>
      <text:p text:style-name="P1">function makeMatchTable(options, defSort) {</text:p>
      <text:p text:style-name="P1"><text:s text:c="4"/>var servestats, stdscores;</text:p>
      <text:p text:style-name="P1"><text:s text:c="4"/>var rows = [], chunks = [];</text:p>
      <text:p text:style-name="P1"><text:s text:c="4"/>var stx = $.trim($(".spanselected").text());</text:p>
      <text:p text:style-name="P1"><text:s text:c="4"/>// checking to see whether we need to add more matches</text:p>
      <text:p text:style-name="P1"><text:s text:c="4"/></text:p>
      <text:p text:style-name="P1"><text:s text:c="4"/>if (view == "doubles") {</text:p>
      <text:p text:style-name="P1"><text:s text:c="8"/>if ((matchmx_dubs.length &lt;= shortlist &amp;&amp; stx != 'Last 52') &amp;&amp; (stx != '2017' &amp;&amp; stx != '2018')) {</text:p>
      <text:p text:style-name="P1"><text:s text:c="12"/>if (careerjs_dubs == 1) {matchmx_dubs = matchmx_dubs.concat(morematchmx_dubs);} <text:s text:c="2"/>// some way to force this to load, even if waiting</text:p>
      <text:p text:style-name="P1"><text:s text:c="12"/>};</text:p>
      <text:p text:style-name="P1"><text:s text:c="8"/>}</text:p>
      <text:p text:style-name="P1"><text:s text:c="4"/>else { <text:s text:c="3"/></text:p>
      <text:p text:style-name="P1"><text:s text:c="8"/>if ((matchmx.length &lt;= shortlist &amp;&amp; stx != 'Last 52') &amp;&amp; (stx != '2017' &amp;&amp; stx != '2018')) {</text:p>
      <text:p text:style-name="P1"><text:s text:c="12"/>if (careerjs == 1) {matchmx = matchmx.concat(morematchmx);} <text:s text:c="2"/>// some way to force this to load, even if waiting</text:p>
      <text:p text:style-name="P1"><text:s text:c="12"/>};</text:p>
      <text:p text:style-name="P1"><text:s text:c="8"/>}</text:p>
      <text:p text:style-name="P1"><text:s text:c="8"/></text:p>
      <text:p text:style-name="P1"><text:s text:c="4"/>if (view != "") { // url specifies view other than results</text:p>
      <text:p text:style-name="P1"><text:s text:c="8"/>$(".tabview").addClass('tablink');</text:p>
      <text:p text:style-name="P1"><text:s text:c="8"/>if (view == "h2h") {$("#tabHead").removeClass('tablink');}</text:p>
      <text:p text:style-name="P1"><text:s text:c="8"/>else if (view == "events") {$("#tabEvents").removeClass('tablink');}</text:p>
      <text:p text:style-name="P1"><text:s text:c="8"/>else if (view == "doubles") {$("#tabDubs").removeClass('tablink');}</text:p>
      <text:p text:style-name="P1"><text:s text:c="8"/>view = '';</text:p>
      <text:p text:style-name="P1"><text:s text:c="8"/>} </text:p>
      <text:p text:style-name="P1"><text:s text:c="5"/></text:p>
      <text:p text:style-name="P1"><text:s text:c="4"/>if (!$('#tabResults').hasClass("tablink")) {var tabview = "results";}</text:p>
      <text:p text:style-name="P1"><text:s text:c="4"/>else if (!$('#tabHead').hasClass("tablink")) {var tabview = "head";}</text:p>
      <text:p text:style-name="P1"><text:s text:c="4"/>else if (!$('#tabEvents').hasClass("tablink")) {var tabview = "events";}</text:p>
      <text:p text:style-name="P1"><text:s text:c="4"/>else if (!$('#tabDubs').hasClass("tablink")) {var tabview = "doubles";}</text:p>
      <text:p text:style-name="P1"><text:s text:c="4"/></text:p>
      <text:p text:style-name="P1"><text:s text:c="4"/>if (tabview == "results" || tabview == "doubles") {</text:p>
      <text:p text:style-name="P1"><text:soft-page-break/><text:s text:c="8"/>$("#abovestats").show();</text:p>
      <text:p text:style-name="P1"><text:s text:c="8"/></text:p>
      <text:p text:style-name="P1"><text:s text:c="8"/>if ('overall' in prefilters) {</text:p>
      <text:p text:style-name="P1"><text:s text:c="12"/>$(".stattab").addClass('likelink');</text:p>
      <text:p text:style-name="P1"><text:s text:c="12"/>$(".statso").removeClass('likelink');</text:p>
      <text:p text:style-name="P1"><text:s text:c="12"/>delete prefilters['overall'];</text:p>
      <text:p text:style-name="P1"><text:s text:c="12"/>}</text:p>
      <text:p text:style-name="P1"><text:s text:c="8"/>else if ('return' in prefilters) {</text:p>
      <text:p text:style-name="P1"><text:s text:c="12"/>$(".stattab").addClass('likelink');</text:p>
      <text:p text:style-name="P1"><text:s text:c="12"/>$(".statsr").removeClass('likelink');</text:p>
      <text:p text:style-name="P1"><text:s text:c="12"/>delete prefilters['return'];</text:p>
      <text:p text:style-name="P1"><text:s text:c="12"/>}</text:p>
      <text:p text:style-name="P1"><text:s text:c="8"/>else if ('raw' in prefilters) {</text:p>
      <text:p text:style-name="P1"><text:s text:c="12"/>$(".stattab").addClass('likelink');</text:p>
      <text:p text:style-name="P1"><text:s text:c="12"/>$(".statsw").removeClass('likelink');</text:p>
      <text:p text:style-name="P1"><text:s text:c="12"/>delete prefilters['raw'];</text:p>
      <text:p text:style-name="P1"><text:s text:c="12"/>}</text:p>
      <text:p text:style-name="P1"><text:s text:c="8"/>else if ('overview' in prefilters) {</text:p>
      <text:p text:style-name="P1"><text:s text:c="12"/>$(".stattab").addClass('likelink');</text:p>
      <text:p text:style-name="P1"><text:s text:c="12"/>$(".statsa").removeClass('likelink');</text:p>
      <text:p text:style-name="P1"><text:s text:c="12"/>delete prefilters['overview'];</text:p>
      <text:p text:style-name="P1"><text:s text:c="12"/>}</text:p>
      <text:p text:style-name="P1"/>
      <text:p text:style-name="P1"><text:s text:c="8"/>var hdrs; </text:p>
      <text:p text:style-name="P1"><text:s text:c="8"/>var showstats = '' <text:s text:c="7"/></text:p>
      <text:p text:style-name="P1"><text:s text:c="8"/>if (tabview == "doubles") {</text:p>
      <text:p text:style-name="P1"><text:s text:c="12"/>$(".revscore").hide();</text:p>
      <text:p text:style-name="P1"><text:s text:c="12"/>$(".statsa").show();</text:p>
      <text:p text:style-name="P1"><text:s text:c="12"/>$(".statspacer").show();</text:p>
      <text:p text:style-name="P1"><text:s text:c="12"/>if (!$(".statso").hasClass('likelink')) {</text:p>
      <text:p text:style-name="P1"><text:s text:c="16"/>showstats = 'o';</text:p>
      <text:p text:style-name="P1"><text:s text:c="16"/>hdrs = hdrsDoublesServe;</text:p>
      <text:p text:style-name="P1"><text:s text:c="16"/>}</text:p>
      <text:p text:style-name="P1"><text:s text:c="12"/>else if (!$(".statsr").hasClass('likelink')) {</text:p>
      <text:p text:style-name="P1"><text:s text:c="16"/>showstats = 'r';</text:p>
      <text:p text:style-name="P1"><text:s text:c="16"/>hdrs = hdrsDoublesReturn;</text:p>
      <text:p text:style-name="P1"><text:s text:c="16"/>}</text:p>
      <text:p text:style-name="P1"><text:s text:c="12"/>else if (!$(".statsw").hasClass('likelink')) {</text:p>
      <text:p text:style-name="P1"><text:s text:c="16"/>showstats = 'w';</text:p>
      <text:p text:style-name="P1"><text:s text:c="16"/>hdrs = hdrsDoublesRaw;</text:p>
      <text:p text:style-name="P1"><text:s text:c="16"/>}</text:p>
      <text:p text:style-name="P1"><text:s text:c="12"/>else if (!$(".statsa").hasClass('likelink')) {</text:p>
      <text:p text:style-name="P1"><text:s text:c="16"/>showstats = 'a';</text:p>
      <text:p text:style-name="P1"><text:s text:c="16"/>hdrs = hdrsDoubles;</text:p>
      <text:p text:style-name="P1"><text:s text:c="16"/>}</text:p>
      <text:p text:style-name="P1"><text:s text:c="12"/>}</text:p>
      <text:p text:style-name="P1"><text:s text:c="8"/>else {</text:p>
      <text:p text:style-name="P1"><text:s text:c="12"/>$(".revscore").show();</text:p>
      <text:p text:style-name="P1"><text:s text:c="12"/>$(".statsa").hide();</text:p>
      <text:p text:style-name="P1"><text:s text:c="12"/>$(".statspacer").hide();</text:p>
      <text:p text:style-name="P1"><text:s text:c="12"/>if ($(".revscore").text() == 'Reverse Loss Scores') {stdscores = true;}</text:p>
      <text:p text:style-name="P1"><text:s text:c="12"/>else if ($(".revscore").text() == 'Standard Scores') {stdscores = false;}</text:p>
      <text:p text:style-name="P1"><text:soft-page-break/><text:s text:c="12"/>else if ('reverse' in prefilters) {</text:p>
      <text:p text:style-name="P1"><text:s text:c="16"/>$(".revscore").html('Standard Scores');</text:p>
      <text:p text:style-name="P1"><text:s text:c="16"/>stdscores = false;</text:p>
      <text:p text:style-name="P1"><text:s text:c="16"/>}</text:p>
      <text:p text:style-name="P1"><text:s text:c="12"/>else {</text:p>
      <text:p text:style-name="P1"><text:s text:c="16"/>$(".revscore").html('Reverse Loss Scores');</text:p>
      <text:p text:style-name="P1"><text:s text:c="16"/>stdscores = true;</text:p>
      <text:p text:style-name="P1"><text:s text:c="16"/>}</text:p>
      <text:p text:style-name="P1"><text:s text:c="12"/>if (!$(".statso").hasClass('likelink')) {</text:p>
      <text:p text:style-name="P1"><text:s text:c="16"/>showstats = 'o';</text:p>
      <text:p text:style-name="P1"><text:s text:c="16"/>hdrs = hdrsServe;</text:p>
      <text:p text:style-name="P1"><text:s text:c="16"/>}</text:p>
      <text:p text:style-name="P1"><text:s text:c="12"/>else if (!$(".statsr").hasClass('likelink')) {</text:p>
      <text:p text:style-name="P1"><text:s text:c="16"/>showstats = 'r';</text:p>
      <text:p text:style-name="P1"><text:s text:c="16"/>hdrs = hdrsReturn;</text:p>
      <text:p text:style-name="P1"><text:s text:c="16"/>}</text:p>
      <text:p text:style-name="P1"><text:s text:c="12"/>else if (!$(".statsw").hasClass('likelink')) {</text:p>
      <text:p text:style-name="P1"><text:s text:c="16"/>showstats = 'w';</text:p>
      <text:p text:style-name="P1"><text:s text:c="16"/>hdrs = hdrsRaw;</text:p>
      <text:p text:style-name="P1"><text:s text:c="16"/>}</text:p>
      <text:p text:style-name="P1"><text:s text:c="12"/>else if (!$(".statsa").hasClass('likelink')) {</text:p>
      <text:p text:style-name="P1"><text:s text:c="16"/>$(".stattab").addClass('likelink');</text:p>
      <text:p text:style-name="P1"><text:s text:c="16"/>$(".statso").removeClass('likelink');</text:p>
      <text:p text:style-name="P1"><text:s text:c="16"/>showstats = 'o';</text:p>
      <text:p text:style-name="P1"><text:s text:c="16"/>hdrs = hdrsServe;</text:p>
      <text:p text:style-name="P1"><text:s text:c="16"/>}</text:p>
      <text:p text:style-name="P1"><text:s text:c="12"/>}</text:p>
      <text:p text:style-name="P1"><text:s text:c="8"/>}</text:p>
      <text:p text:style-name="P1"><text:s text:c="4"/>else {$("#abovestats").hide();}</text:p>
      <text:p text:style-name="P1"/>
      <text:p text:style-name="P1"><text:s text:c="4"/>if (tabview == "results") {</text:p>
      <text:p text:style-name="P1"><text:s text:c="8"/>renderResults(stdscores, showstats, hdrs, defSort);</text:p>
      <text:p text:style-name="P1"><text:s text:c="8"/>}</text:p>
      <text:p text:style-name="P1"><text:s text:c="4"/>if (tabview == "head") {</text:p>
      <text:p text:style-name="P1"><text:s text:c="8"/>renderHeadToHeads(defSort);</text:p>
      <text:p text:style-name="P1"><text:s text:c="8"/>} <text:s/></text:p>
      <text:p text:style-name="P1"><text:s text:c="4"/>if (tabview == "events") {</text:p>
      <text:p text:style-name="P1"><text:s text:c="8"/>renderEvents(defSort);</text:p>
      <text:p text:style-name="P1"><text:s text:c="8"/>} <text:s text:c="4"/></text:p>
      <text:p text:style-name="P1"><text:s text:c="4"/>if (tabview == "doubles") {</text:p>
      <text:p text:style-name="P1"><text:s text:c="8"/>renderDoubles(stdscores, showstats, hdrs, defSort);</text:p>
      <text:p text:style-name="P1"><text:s text:c="8"/>} <text:s text:c="5"/></text:p>
      <text:p text:style-name="P1"/>
      <text:p text:style-name="P1"><text:s text:c="4"/>$("#titleclick").click(function () {</text:p>
      <text:p text:style-name="P1"><text:s text:c="8"/>// reset all other filters?</text:p>
      <text:p text:style-name="P1"><text:s text:c="8"/>if ($("#spanhead").hasClass("closed")) {</text:p>
      <text:p text:style-name="P1"><text:s text:c="12"/>$("#spanhead").removeClass("closed").addClass("open") //.addClass("selected");</text:p>
      <text:p text:style-name="P1"><text:s text:c="12"/>$(".spanchoice").toggle();</text:p>
      <text:p text:style-name="P1"><text:s text:c="12"/>}</text:p>
      <text:p text:style-name="P1"><text:s text:c="8"/>$(".spanchoice").removeClass("selected").removeClass('spanselected');</text:p>
      <text:p text:style-name="P1"><text:s text:c="8"/>$("#spanCareerqq").addClass('selected').addClass('spanselected');</text:p>
      <text:p text:style-name="P1"><text:s text:c="8"/>if ($("#roundhead").hasClass("closed")) {</text:p>
      <text:p text:style-name="P1"><text:soft-page-break/><text:s text:c="12"/>$("#roundhead").removeClass("closed").addClass("open") //.addClass("selected");</text:p>
      <text:p text:style-name="P1"><text:s text:c="12"/>$(".roundchoice").toggle();</text:p>
      <text:p text:style-name="P1"><text:s text:c="12"/>}</text:p>
      <text:p text:style-name="P1"><text:s text:c="8"/>$(".roundchoice").removeClass("selected").removeClass('roundselected');</text:p>
      <text:p text:style-name="P1"><text:s text:c="8"/>$("#round0").addClass('selected').addClass('roundselected');</text:p>
      <text:p text:style-name="P1"><text:s text:c="8"/>makeMatchTable({}, 0);</text:p>
      <text:p text:style-name="P1"><text:s text:c="8"/>})</text:p>
      <text:p text:style-name="P1"><text:s text:c="4"/>var paramsearchbox = "Find player";<text:tab/><text:tab/></text:p>
      <text:p text:style-name="P1"><text:s text:c="4"/>$("#paramsearch").val(paramsearchbox);</text:p>
      <text:p text:style-name="P1"><text:s text:c="4"/>$("#paramsearch").focus(function() {</text:p>
      <text:p text:style-name="P1"><text:s text:c="8"/>if ($(this).val() == paramsearchbox) {$(this).val("");}</text:p>
      <text:p text:style-name="P1"><text:s text:c="8"/>var urlparams = getPermalinkParams();</text:p>
      <text:p text:style-name="P1"><text:s text:c="8"/>$( "#paramsearch" ).autocomplete({</text:p>
      <text:p text:style-name="P1"><text:s text:c="16"/>source: playerlist,</text:p>
      <text:p text:style-name="P1"><text:s text:c="16"/>minLength: 2,</text:p>
      <text:p text:style-name="P1"><text:s text:c="16"/>select: function(e, ui) {</text:p>
      <text:p text:style-name="P1"><text:s text:c="20"/>var playerselect = ui.item.value;</text:p>
      <text:p text:style-name="P1"><text:s text:c="20"/>var player = playerselect.slice(4);</text:p>
      <text:p text:style-name="P1"><text:s text:c="20"/>var mw = playerselect.slice(1,2);</text:p>
      <text:p text:style-name="P1"><text:s text:c="20"/>if (mw == 'M') {</text:p>
      <text:p text:style-name="P1"><text:s text:c="24"/>var playerurl = 'http://www.tennisabstract.com/cgi-bin/player.cgi?p=' + player.replace(/ /g, '') + '&amp;f=' + urlparams;</text:p>
      <text:p text:style-name="P1"><text:s text:c="24"/>}</text:p>
      <text:p text:style-name="P1"><text:s text:c="20"/>else {</text:p>
      <text:p text:style-name="P1"><text:s text:c="24"/>var playerurl = 'http://www.tennisabstract.com/cgi-bin/wplayer.cgi?p=' + player.replace(/ /g, '') + '&amp;f=' + urlparams;</text:p>
      <text:p text:style-name="P1"><text:s text:c="24"/>} <text:s text:c="23"/></text:p>
      <text:p text:style-name="P1"><text:s text:c="20"/>window.open(playerurl, "_self");</text:p>
      <text:p text:style-name="P1"><text:s text:c="20"/>}</text:p>
      <text:p text:style-name="P1"><text:s text:c="12"/>});</text:p>
      <text:p text:style-name="P1"><text:s text:c="8"/>});</text:p>
      <text:p text:style-name="P1"><text:s text:c="8"/></text:p>
      <text:p text:style-name="P1"><text:s text:c="4"/>var pparams = getPermalinkParams();</text:p>
      <text:p text:style-name="P1"><text:s text:c="4"/>var new_path = 'http://www.tennisabstract.com/cgi-bin/player.cgi?p=' + fullname.replace(/ /g, '') </text:p>
      <text:p text:style-name="P1"><text:s text:c="4"/>if (pparams != '') {new_path = new_path + '&amp;f=' + pparams;}</text:p>
      <text:p text:style-name="P1"><text:s text:c="4"/>history.pushState( {</text:p>
      <text:p text:style-name="P1"><text:s text:c="8"/>new_text: pparams,</text:p>
      <text:p text:style-name="P1"><text:s text:c="8"/>slug: new_path <text:s/></text:p>
      <text:p text:style-name="P1"><text:s text:c="8"/>}, null, new_path);</text:p>
      <text:p text:style-name="P1"><text:s text:c="4"/>// <text:s text:c="3"/>}</text:p>
      <text:p text:style-name="P1"><text:s text:c="4"/>}</text:p>
      <text:p text:style-name="P1"/>
      <text:p text:style-name="P1">function makeMenus() {</text:p>
      <text:p text:style-name="P1"><text:s text:c="4"/>$('#footer').empty();</text:p>
      <text:p text:style-name="P1"><text:s text:c="4"/>if (!$('#tabDubs').hasClass("tablink") || view == "doubles") {</text:p>
      <text:p text:style-name="P1"><text:s text:c="8"/>var doubles = 1;</text:p>
      <text:p text:style-name="P1"><text:s text:c="8"/>}</text:p>
      <text:p text:style-name="P1"><text:s text:c="4"/>else {doubles = 0;}</text:p>
      <text:p text:style-name="P1"><text:s text:c="4"/>var $str = $('&lt;table&gt;').attr('class', 'menus');</text:p>
      <text:p text:style-name="P1"><text:s text:c="4"/>// partner first</text:p>
      <text:p text:style-name="P1"><text:s text:c="4"/>$str.append(</text:p>
      <text:p text:style-name="P1"><text:s text:c="16"/>$('&lt;tr&gt;').attr('id', 'partnerhead').attr('class', 'header closed') </text:p>
      <text:p text:style-name="P1"><text:soft-page-break/><text:s text:c="24"/>.append($('&lt;th&gt;').text(fourspaces + '\u00a0\u00a0' + 'Partner')</text:p>
      <text:p text:style-name="P1"><text:s text:c="24"/>)</text:p>
      <text:p text:style-name="P1"><text:s text:c="16"/>)</text:p>
      <text:p text:style-name="P1"><text:s text:c="4"/>$spanspaces = $('&lt;span&gt;').text(fourspaces + fourspaces);</text:p>
      <text:p text:style-name="P1"><text:s text:c="4"/>$spaninput = $('&lt;span&gt;').append($('&lt;input&gt;').attr('id', 'partnersearch').css('width', '80'));</text:p>
      <text:p text:style-name="P1"><text:s text:c="4"/>$str.append(</text:p>
      <text:p text:style-name="P1"><text:s text:c="16"/>$('&lt;tr&gt;').attr('id', 'partnersearchrow').attr('class', 'partnerchoice inmenu') </text:p>
      <text:p text:style-name="P1"><text:s text:c="24"/>.append($('&lt;td&gt;').append($spanspaces).append($spaninput)</text:p>
      <text:p text:style-name="P1"><text:s text:c="24"/>)</text:p>
      <text:p text:style-name="P1"><text:s text:c="16"/>)</text:p>
      <text:p text:style-name="P1"><text:s text:c="4"/>$str.append(</text:p>
      <text:p text:style-name="P1"><text:s text:c="16"/>$('&lt;tr&gt;').attr('id', 'partnerdef').attr('class', 'partnerselected partnerchoice selected inmenu menudefault')</text:p>
      <text:p text:style-name="P1"><text:s text:c="24"/>.append($('&lt;td&gt;').text(fourspaces + fourspaces + 'All')</text:p>
      <text:p text:style-name="P1"><text:s text:c="41"/>)</text:p>
      <text:p text:style-name="P1"><text:s text:c="16"/>)</text:p>
      <text:p text:style-name="P1"><text:s text:c="4"/>// opponent</text:p>
      <text:p text:style-name="P1"><text:s text:c="4"/>$str.append(</text:p>
      <text:p text:style-name="P1"><text:s text:c="16"/>$('&lt;tr&gt;').attr('id', 'opphead').attr('class', 'header closed') </text:p>
      <text:p text:style-name="P1"><text:s text:c="24"/>.append($('&lt;th&gt;').text(fourspaces + '\u00a0\u00a0' + 'Opponent')</text:p>
      <text:p text:style-name="P1"><text:s text:c="24"/>)</text:p>
      <text:p text:style-name="P1"><text:s text:c="16"/>)</text:p>
      <text:p text:style-name="P1"><text:s text:c="4"/>$spanspaces = $('&lt;span&gt;').text(fourspaces + fourspaces);</text:p>
      <text:p text:style-name="P1"><text:s text:c="4"/>$spaninput = $('&lt;span&gt;').append($('&lt;input&gt;').attr('id', 'oppsearch').css('width', '80'));</text:p>
      <text:p text:style-name="P1"><text:s text:c="4"/>$str.append(</text:p>
      <text:p text:style-name="P1"><text:s text:c="16"/>$('&lt;tr&gt;').attr('id', 'oppsearchrow').attr('class', 'oppchoice inmenu') </text:p>
      <text:p text:style-name="P1"><text:s text:c="24"/>.append($('&lt;td&gt;').append($spanspaces).append($spaninput)</text:p>
      <text:p text:style-name="P1"><text:s text:c="24"/>)</text:p>
      <text:p text:style-name="P1"><text:s text:c="16"/>)</text:p>
      <text:p text:style-name="P1"><text:s text:c="4"/>$str.append(</text:p>
      <text:p text:style-name="P1"><text:s text:c="16"/>$('&lt;tr&gt;').attr('id', 'oppdef').attr('class', 'oppselected oppchoice selected inmenu menudefault')</text:p>
      <text:p text:style-name="P1"><text:s text:c="24"/>.append($('&lt;td&gt;').text(fourspaces + fourspaces + 'All')</text:p>
      <text:p text:style-name="P1"><text:s text:c="41"/>)</text:p>
      <text:p text:style-name="P1"><text:s text:c="16"/>)</text:p>
      <text:p text:style-name="P1"><text:s text:c="4"/>// opp team </text:p>
      <text:p text:style-name="P1"><text:s text:c="4"/>$str.append(</text:p>
      <text:p text:style-name="P1"><text:s text:c="16"/>$('&lt;tr&gt;').attr('id', 'oppteamhead').attr('class', 'header closed') </text:p>
      <text:p text:style-name="P1"><text:s text:c="24"/>.append($('&lt;th&gt;').text(fourspaces + '\u00a0\u00a0' + 'Opp Team')</text:p>
      <text:p text:style-name="P1"><text:s text:c="24"/>)</text:p>
      <text:p text:style-name="P1"><text:s text:c="16"/>)</text:p>
      <text:p text:style-name="P1"><text:s text:c="4"/>$spanspaces = $('&lt;span&gt;').text(fourspaces + fourspaces);</text:p>
      <text:p text:style-name="P1"><text:s text:c="4"/>$spaninput = $('&lt;span&gt;').append($('&lt;input&gt;').attr('id', 'oppteamsearch').css('width', '80'));</text:p>
      <text:p text:style-name="P1"><text:s text:c="4"/>$str.append(</text:p>
      <text:p text:style-name="P1"><text:s text:c="16"/>$('&lt;tr&gt;').attr('id', 'oppteamsearchrow').attr('class', 'oppteamchoice inmenu') </text:p>
      <text:p text:style-name="P1"><text:s text:c="24"/>.append($('&lt;td&gt;').append($spanspaces).append($spaninput)</text:p>
      <text:p text:style-name="P1"><text:s text:c="24"/>)</text:p>
      <text:p text:style-name="P1"><text:s text:c="16"/>)</text:p>
      <text:p text:style-name="P1"><text:s text:c="4"/>$str.append(</text:p>
      <text:p text:style-name="P1"><text:s text:c="16"/>$('&lt;tr&gt;').attr('id', 'oppteamdef').attr('class', 'oppteamselected oppteamchoice selected inmenu menudefault')</text:p>
      <text:p text:style-name="P1"><text:s text:c="24"/>.append($('&lt;td&gt;').text(fourspaces + fourspaces + 'All')</text:p>
      <text:p text:style-name="P1"><text:soft-page-break/><text:s text:c="41"/>)</text:p>
      <text:p text:style-name="P1"><text:s text:c="16"/>)</text:p>
      <text:p text:style-name="P1"><text:s text:c="4"/>// beginning of h2h menu</text:p>
      <text:p text:style-name="P1"><text:s text:c="4"/>$str.append(</text:p>
      <text:p text:style-name="P1"><text:s text:c="16"/>$('&lt;tr&gt;').attr('id', 'h2hhead').attr('class', 'header closed') </text:p>
      <text:p text:style-name="P1"><text:s text:c="24"/>.append($('&lt;th&gt;').text(fourspaces + '\u00a0\u00a0' + 'Head-to-Head')</text:p>
      <text:p text:style-name="P1"><text:s text:c="24"/>)</text:p>
      <text:p text:style-name="P1"><text:s text:c="16"/>)</text:p>
      <text:p text:style-name="P1"><text:s text:c="4"/>$spanspaces = $('&lt;span&gt;').text(fourspaces + fourspaces);</text:p>
      <text:p text:style-name="P1"><text:s text:c="4"/>$spaninput = $('&lt;span&gt;').append($('&lt;input&gt;').attr('id', 'h2hsearch').css('width', '80'));</text:p>
      <text:p text:style-name="P1"><text:s text:c="4"/>$str.append(</text:p>
      <text:p text:style-name="P1"><text:s text:c="16"/>$('&lt;tr&gt;').attr('id', 'h2hsearchrow').attr('class', 'h2hchoice inmenu') </text:p>
      <text:p text:style-name="P1"><text:s text:c="24"/>.append($('&lt;td&gt;').append($spanspaces).append($spaninput)</text:p>
      <text:p text:style-name="P1"><text:s text:c="24"/>)</text:p>
      <text:p text:style-name="P1"><text:s text:c="16"/>)</text:p>
      <text:p text:style-name="P1"><text:s text:c="4"/>$str.append(</text:p>
      <text:p text:style-name="P1"><text:s text:c="16"/>$('&lt;tr&gt;').attr('id', 'h2hdef').attr('class', 'h2hselected h2hchoice selected inmenu menudefault')</text:p>
      <text:p text:style-name="P1"><text:s text:c="24"/>.append($('&lt;td&gt;').text(fourspaces + fourspaces + 'All')</text:p>
      <text:p text:style-name="P1"><text:s text:c="41"/>)</text:p>
      <text:p text:style-name="P1"><text:s text:c="16"/>)</text:p>
      <text:p text:style-name="P1"><text:s text:c="4"/>// beginning of 'not' menu</text:p>
      <text:p text:style-name="P1"><text:s text:c="4"/>$str.append(</text:p>
      <text:p text:style-name="P1"><text:s text:c="16"/>$('&lt;tr&gt;').attr('id', 'nothead').attr('class', 'header closed') </text:p>
      <text:p text:style-name="P1"><text:s text:c="24"/>.append($('&lt;th&gt;').text(fourspaces + '\u00a0\u00a0' + 'Exclude Opp')</text:p>
      <text:p text:style-name="P1"><text:s text:c="24"/>)</text:p>
      <text:p text:style-name="P1"><text:s text:c="16"/>)</text:p>
      <text:p text:style-name="P1"><text:s text:c="4"/>$spanspaces = $('&lt;span&gt;').text(fourspaces + fourspaces);</text:p>
      <text:p text:style-name="P1"><text:s text:c="4"/>$spaninput = $('&lt;span&gt;').append($('&lt;input&gt;').attr('id', 'notsearch').css('width', '80'));</text:p>
      <text:p text:style-name="P1"><text:s text:c="4"/>$str.append(</text:p>
      <text:p text:style-name="P1"><text:s text:c="16"/>$('&lt;tr&gt;').attr('id', 'notsearchrow').attr('class', 'notchoice inmenu') </text:p>
      <text:p text:style-name="P1"><text:s text:c="24"/>.append($('&lt;td&gt;').append($spanspaces).append($spaninput)</text:p>
      <text:p text:style-name="P1"><text:s text:c="24"/>)</text:p>
      <text:p text:style-name="P1"><text:s text:c="16"/>)</text:p>
      <text:p text:style-name="P1"><text:s text:c="4"/>$str.append(</text:p>
      <text:p text:style-name="P1"><text:s text:c="16"/>$('&lt;tr&gt;').attr('id', 'notdef').attr('class', 'notselected notchoice selected inmenu menudefault')</text:p>
      <text:p text:style-name="P1"><text:s text:c="24"/>.append($('&lt;td&gt;').text(fourspaces + fourspaces + 'None')</text:p>
      <text:p text:style-name="P1"><text:s text:c="41"/>)</text:p>
      <text:p text:style-name="P1"><text:s text:c="16"/>)</text:p>
      <text:p text:style-name="P1"><text:s text:c="4"/>for (j=0; j&lt;filterlist.length; j++) {</text:p>
      <text:p text:style-name="P1"><text:s text:c="8"/>var filter = filterlist[j];</text:p>
      <text:p text:style-name="P1"><text:s text:c="8"/>var ftitle = filteropts[filter][0];</text:p>
      <text:p text:style-name="P1"><text:s text:c="8"/>var fhead = filter + 'head', fchoice = filter + 'choice', fselected = filter + 'selected';</text:p>
      <text:p text:style-name="P1"><text:s text:c="8"/>$str.append(</text:p>
      <text:p text:style-name="P1"><text:s text:c="20"/>$('&lt;tr&gt;').attr('id', fhead).attr('class', 'header closed') </text:p>
      <text:p text:style-name="P1"><text:s text:c="28"/>.append($('&lt;th&gt;').text(fourspaces + '\u00a0\u00a0' + ftitle)</text:p>
      <text:p text:style-name="P1"><text:s text:c="28"/>)</text:p>
      <text:p text:style-name="P1"><text:s text:c="20"/>)</text:p>
      <text:p text:style-name="P1"><text:s text:c="8"/>$str.append(</text:p>
      <text:p text:style-name="P1"><text:s text:c="20"/>$('&lt;tr&gt;').attr('id', filter + 'def').attr('class', fselected + ' ' + fchoice + ' selected inmenu menudefault')</text:p>
      <text:p text:style-name="P1"><text:s text:c="28"/>.append($('&lt;td&gt;').text(fourspaces + fourspaces + filteropts[filter][1])</text:p>
      <text:p text:style-name="P1"><text:soft-page-break/><text:s text:c="45"/>)</text:p>
      <text:p text:style-name="P1"><text:s text:c="20"/>)</text:p>
      <text:p text:style-name="P1"><text:s text:c="8"/>var flist = filteropts[filter].slice(2);</text:p>
      <text:p text:style-name="P1"><text:s text:c="8"/>for (i=0; i&lt;flist.length; i++) {</text:p>
      <text:p text:style-name="P1"><text:s text:c="12"/>var $ent = $('&lt;tr&gt;').attr('class', 'inmenu ' + fchoice)</text:p>
      <text:p text:style-name="P1"><text:s text:c="32"/>.append($('&lt;td&gt;').text(fourspaces + fourspaces + flist[i].replace(/ /g, '\u00a0'))</text:p>
      <text:p text:style-name="P1"><text:s text:c="49"/>);</text:p>
      <text:p text:style-name="P1"><text:s text:c="12"/>if (filter in alphaFilters) {</text:p>
      <text:p text:style-name="P1"><text:s text:c="16"/>var adjtext = flist[i].replace(/ /g, '_');</text:p>
      <text:p text:style-name="P1"><text:s text:c="16"/>adjtext = adjtext.replace("'", 'xx');</text:p>
      <text:p text:style-name="P1"><text:s text:c="16"/>adjtext = adjtext.replace("+", 'xpx');</text:p>
      <text:p text:style-name="P1"><text:s text:c="16"/>$ent.attr('id', filter+adjtext+'qq');</text:p>
      <text:p text:style-name="P1"><text:s text:c="16"/>}</text:p>
      <text:p text:style-name="P1"><text:s text:c="12"/>else {$ent.attr('id', filter + i);}</text:p>
      <text:p text:style-name="P1"><text:s text:c="12"/>$str.append($ent);</text:p>
      <text:p text:style-name="P1"><text:s text:c="12"/>}</text:p>
      <text:p text:style-name="P1"><text:s text:c="8"/>//attempt at custom date ranges</text:p>
      <text:p text:style-name="P1"><text:s text:c="8"/>if (filter == 'span' || filter == 'rank') {</text:p>
      <text:p text:style-name="P1"><text:s text:c="12"/>if (filter == 'span' &amp;&amp; (typeof tdates === 'undefined')) {}</text:p>
      <text:p text:style-name="P1"><text:s text:c="12"/>else if (filter == 'rank' &amp;&amp; (typeof vranks === 'undefined')) {}</text:p>
      <text:p text:style-name="P1"><text:s text:c="12"/>else {</text:p>
      <text:p text:style-name="P1"><text:s text:c="16"/>var $ent = $('&lt;tr&gt;').attr('class', 'inmenu '+filter+'choice')</text:p>
      <text:p text:style-name="P1"><text:s text:c="32"/>.append($('&lt;td&gt;').text(fourspaces + fourspaces + 'Custom')</text:p>
      <text:p text:style-name="P1"><text:s text:c="49"/>);</text:p>
      <text:p text:style-name="P1"><text:s text:c="16"/>$ent.attr('id', filter+'Customqq');</text:p>
      <text:p text:style-name="P1"><text:s text:c="16"/>$str.append($ent); <text:s/></text:p>
      <text:p text:style-name="P1"><text:s text:c="16"/>} <text:s text:c="7"/></text:p>
      <text:p text:style-name="P1"><text:s text:c="12"/>}</text:p>
      <text:p text:style-name="P1"><text:s text:c="8"/>}</text:p>
      <text:p text:style-name="P1"><text:s text:c="4"/>$str.append($('&lt;tr&gt;').append($('&lt;th&gt;').append($('&lt;span&gt;').attr('class', 'menureset likelink').text('Reset'))))</text:p>
      <text:p text:style-name="P1"><text:s text:c="4"/>$str.append($('&lt;tr&gt;').append($('&lt;td&gt;').append($('&lt;span&gt;').html('&amp;nbsp;'))))</text:p>
      <text:p text:style-name="P1"><text:s text:c="4"/>var filternote = '&lt;i&gt;Tip: Ctrl-Click to select multiple choices from the same menu.&lt;/i&gt;'</text:p>
      <text:p text:style-name="P1"><text:s text:c="4"/>$str.append($('&lt;tr&gt;').append($('&lt;td&gt;').append($('&lt;span&gt;').html(filternote))))</text:p>
      <text:p text:style-name="P1"><text:s text:c="4"/>$('#footer').append($str);</text:p>
      <text:p text:style-name="P1"><text:s text:c="4"/></text:p>
      <text:p text:style-name="P1"><text:s text:c="4"/>$("#h2h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h2hchoice").click(function (event) {</text:p>
      <text:p text:style-name="P1"><text:s text:c="8"/>if (event.ctrlKey) {var ctrl=1;}</text:p>
      <text:p text:style-name="P1"><text:s text:c="8"/>else {var ctrl=0;}</text:p>
      <text:p text:style-name="P1"><text:s text:c="8"/>var choiceid = $(this).attr('id')</text:p>
      <text:p text:style-name="P1"><text:s text:c="8"/>if (choiceid != 'h2hsearchrow') {choiceClick(choiceid, 'h2h', ctrl);}</text:p>
      <text:p text:style-name="P1"><text:s text:c="8"/>});</text:p>
      <text:p text:style-name="P1"><text:s text:c="4"/>$("#not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notchoice").click(function (event) {</text:p>
      <text:p text:style-name="P1"><text:s text:c="8"/>if (event.ctrlKey) {var ctrl=1;}</text:p>
      <text:p text:style-name="P1"><text:soft-page-break/><text:s text:c="8"/>else {var ctrl=0;}</text:p>
      <text:p text:style-name="P1"><text:s text:c="8"/>var choiceid = $(this).attr('id')</text:p>
      <text:p text:style-name="P1"><text:s text:c="8"/>if (choiceid != 'notsearchrow') {choiceClick(choiceid, 'not', ctrl);}</text:p>
      <text:p text:style-name="P1"><text:s text:c="8"/>});</text:p>
      <text:p text:style-name="P1"><text:s text:c="4"/>$("#partner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partnerchoice").click(function (event) {</text:p>
      <text:p text:style-name="P1"><text:s text:c="8"/>if (event.ctrlKey) {var ctrl=1;}</text:p>
      <text:p text:style-name="P1"><text:s text:c="8"/>else {var ctrl=0;}</text:p>
      <text:p text:style-name="P1"><text:s text:c="8"/>var choiceid = $(this).attr('id')</text:p>
      <text:p text:style-name="P1"><text:s text:c="8"/>if (choiceid != 'partnersearchrow') {choiceClick(choiceid, 'partner', ctrl);}</text:p>
      <text:p text:style-name="P1"><text:s text:c="8"/>});</text:p>
      <text:p text:style-name="P1"><text:s text:c="4"/>$("#opp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oppchoice").click(function (event) {</text:p>
      <text:p text:style-name="P1"><text:s text:c="8"/>if (event.ctrlKey) {var ctrl=1;}</text:p>
      <text:p text:style-name="P1"><text:s text:c="8"/>else {var ctrl=0;}</text:p>
      <text:p text:style-name="P1"><text:s text:c="8"/>var choiceid = $(this).attr('id')</text:p>
      <text:p text:style-name="P1"><text:s text:c="8"/>if (choiceid != 'oppsearchrow') {choiceClick(choiceid, 'opp', ctrl);}</text:p>
      <text:p text:style-name="P1"><text:s text:c="8"/>});</text:p>
      <text:p text:style-name="P1"><text:s text:c="4"/>$("#oppteam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oppteamchoice").click(function (event) {</text:p>
      <text:p text:style-name="P1"><text:s text:c="8"/>if (event.ctrlKey) {var ctrl=1;}</text:p>
      <text:p text:style-name="P1"><text:s text:c="8"/>else {var ctrl=0;}</text:p>
      <text:p text:style-name="P1"><text:s text:c="8"/>var choiceid = $(this).attr('id')</text:p>
      <text:p text:style-name="P1"><text:s text:c="8"/>if (choiceid != 'oppteamsearchrow') {choiceClick(choiceid, 'oppteam', ctrl);}</text:p>
      <text:p text:style-name="P1"><text:s text:c="8"/>});</text:p>
      <text:p text:style-name="P1"><text:s text:c="4"/>$("#span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 <text:s text:c="6"/></text:p>
      <text:p text:style-name="P1"><text:s text:c="4"/>$(".spanchoice").click(function (event) {</text:p>
      <text:p text:style-name="P1"><text:s text:c="8"/>if (event.ctrlKey) {var ctrl=1;}</text:p>
      <text:p text:style-name="P1"><text:s text:c="8"/>else {var ctrl=0;}</text:p>
      <text:p text:style-name="P1"><text:s text:c="8"/>var choiceid = $(this).attr('id')</text:p>
      <text:p text:style-name="P1"><text:s text:c="8"/>choiceClick(choiceid, 'span', ctrl);</text:p>
      <text:p text:style-name="P1"><text:s text:c="8"/>});</text:p>
      <text:p text:style-name="P1"><text:s text:c="4"/></text:p>
      <text:p text:style-name="P1"><text:s text:c="4"/>$("#surface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surfacechoice").click(function (event) {</text:p>
      <text:p text:style-name="P1"><text:s text:c="8"/>if (event.ctrlKey) {var ctrl=1;}</text:p>
      <text:p text:style-name="P1"><text:s text:c="8"/>else {var ctrl=0;}</text:p>
      <text:p text:style-name="P1"><text:soft-page-break/><text:s text:c="8"/>var choiceid = $(this).attr('id')</text:p>
      <text:p text:style-name="P1"><text:s text:c="8"/>choiceClick(choiceid, 'surface', ctrl);</text:p>
      <text:p text:style-name="P1"><text:s text:c="8"/>});</text:p>
      <text:p text:style-name="P1"><text:s text:c="4"/>$("#level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levelchoice").click(function (event) {</text:p>
      <text:p text:style-name="P1"><text:s text:c="8"/>if (event.ctrlKey) {var ctrl=1;}</text:p>
      <text:p text:style-name="P1"><text:s text:c="8"/>else {var ctrl=0;}</text:p>
      <text:p text:style-name="P1"><text:s text:c="8"/>var choiceid = $(this).attr('id')</text:p>
      <text:p text:style-name="P1"><text:s text:c="8"/>choiceClick(choiceid, 'level', ctrl);</text:p>
      <text:p text:style-name="P1"><text:s text:c="8"/>});</text:p>
      <text:p text:style-name="P1"><text:s text:c="4"/>$("#tourney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tourneychoice").click(function (event) {</text:p>
      <text:p text:style-name="P1"><text:s text:c="8"/>if (event.ctrlKey) {var ctrl=1;}</text:p>
      <text:p text:style-name="P1"><text:s text:c="8"/>else {var ctrl=0;}</text:p>
      <text:p text:style-name="P1"><text:s text:c="8"/>var choiceid = $(this).attr('id')</text:p>
      <text:p text:style-name="P1"><text:s text:c="8"/>choiceClick(choiceid, 'tourney', ctrl);</text:p>
      <text:p text:style-name="P1"><text:s text:c="8"/>});</text:p>
      <text:p text:style-name="P1"><text:s text:c="4"/>$("#round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roundchoice").click(function (event) {</text:p>
      <text:p text:style-name="P1"><text:s text:c="8"/>if (event.ctrlKey) {var ctrl=1;}</text:p>
      <text:p text:style-name="P1"><text:s text:c="8"/>else {var ctrl=0;}</text:p>
      <text:p text:style-name="P1"><text:s text:c="8"/>var choiceid = $(this).attr('id')</text:p>
      <text:p text:style-name="P1"><text:s text:c="8"/>choiceClick(choiceid, 'round', ctrl);</text:p>
      <text:p text:style-name="P1"><text:s text:c="8"/>});</text:p>
      <text:p text:style-name="P1"><text:s text:c="4"/>$("#entry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entrychoice").click(function (event) {</text:p>
      <text:p text:style-name="P1"><text:s text:c="8"/>if (event.ctrlKey) {var ctrl=1;}</text:p>
      <text:p text:style-name="P1"><text:s text:c="8"/>else {var ctrl=0;}</text:p>
      <text:p text:style-name="P1"><text:s text:c="8"/>var choiceid = $(this).attr('id')</text:p>
      <text:p text:style-name="P1"><text:s text:c="8"/>choiceClick(choiceid, 'entry', ctrl);</text:p>
      <text:p text:style-name="P1"><text:s text:c="8"/>});</text:p>
      <text:p text:style-name="P1"><text:s text:c="4"/>$("#rank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rankchoice").click(function (event) {</text:p>
      <text:p text:style-name="P1"><text:s text:c="8"/>if (event.ctrlKey) {var ctrl=1;}</text:p>
      <text:p text:style-name="P1"><text:s text:c="8"/>else {var ctrl=0;}</text:p>
      <text:p text:style-name="P1"><text:s text:c="8"/>var choiceid = $(this).attr('id')</text:p>
      <text:p text:style-name="P1"><text:s text:c="8"/>choiceClick(choiceid, 'rank', ctrl);</text:p>
      <text:p text:style-name="P1"><text:soft-page-break/><text:s text:c="8"/>});</text:p>
      <text:p text:style-name="P1"><text:s text:c="4"/>$("#oentry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oentrychoice").click(function (event) {</text:p>
      <text:p text:style-name="P1"><text:s text:c="8"/>if (event.ctrlKey) {var ctrl=1;}</text:p>
      <text:p text:style-name="P1"><text:s text:c="8"/>else {var ctrl=0;}</text:p>
      <text:p text:style-name="P1"><text:s text:c="8"/>var choiceid = $(this).attr('id')</text:p>
      <text:p text:style-name="P1"><text:s text:c="8"/>choiceClick(choiceid, 'oentry', ctrl);</text:p>
      <text:p text:style-name="P1"><text:s text:c="8"/>});</text:p>
      <text:p text:style-name="P1"><text:s text:c="4"/>$("#hand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handchoice").click(function (event) {</text:p>
      <text:p text:style-name="P1"><text:s text:c="8"/>if (event.ctrlKey) {var ctrl=1;}</text:p>
      <text:p text:style-name="P1"><text:s text:c="8"/>else {var ctrl=0;}</text:p>
      <text:p text:style-name="P1"><text:s text:c="8"/>var choiceid = $(this).attr('id')</text:p>
      <text:p text:style-name="P1"><text:s text:c="8"/>choiceClick(choiceid, 'hand', ctrl);</text:p>
      <text:p text:style-name="P1"><text:s text:c="8"/>});</text:p>
      <text:p text:style-name="P1"><text:s text:c="4"/>$("#hands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handschoice").click(function (event) {</text:p>
      <text:p text:style-name="P1"><text:s text:c="8"/>if (event.ctrlKey) {var ctrl=1;}</text:p>
      <text:p text:style-name="P1"><text:s text:c="8"/>else {var ctrl=0;}</text:p>
      <text:p text:style-name="P1"><text:s text:c="8"/>var choiceid = $(this).attr('id')</text:p>
      <text:p text:style-name="P1"><text:s text:c="8"/>choiceClick(choiceid, 'hands', ctrl);</text:p>
      <text:p text:style-name="P1"><text:s text:c="8"/>});</text:p>
      <text:p text:style-name="P1"><text:s text:c="4"/>$("#age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agechoice").click(function (event) {</text:p>
      <text:p text:style-name="P1"><text:s text:c="8"/>if (event.ctrlKey) {var ctrl=1;}</text:p>
      <text:p text:style-name="P1"><text:s text:c="8"/>else {var ctrl=0;}</text:p>
      <text:p text:style-name="P1"><text:s text:c="8"/>var choiceid = $(this).attr('id')</text:p>
      <text:p text:style-name="P1"><text:s text:c="8"/>choiceClick(choiceid, 'age', ctrl);</text:p>
      <text:p text:style-name="P1"><text:s text:c="8"/>});</text:p>
      <text:p text:style-name="P1"><text:s text:c="4"/>$("#height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heightchoice").click(function (event) {</text:p>
      <text:p text:style-name="P1"><text:s text:c="8"/>if (event.ctrlKey) {var ctrl=1;}</text:p>
      <text:p text:style-name="P1"><text:s text:c="8"/>else {var ctrl=0;}</text:p>
      <text:p text:style-name="P1"><text:s text:c="8"/>var choiceid = $(this).attr('id')</text:p>
      <text:p text:style-name="P1"><text:s text:c="8"/>choiceClick(choiceid, 'height', ctrl);</text:p>
      <text:p text:style-name="P1"><text:s text:c="8"/>});</text:p>
      <text:p text:style-name="P1"><text:s text:c="4"/>$("#countryhead").click(function () {</text:p>
      <text:p text:style-name="P1"><text:soft-page-break/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countrychoice").click(function (event) {</text:p>
      <text:p text:style-name="P1"><text:s text:c="8"/>if (event.ctrlKey) {var ctrl=1;}</text:p>
      <text:p text:style-name="P1"><text:s text:c="8"/>else {var ctrl=0;}</text:p>
      <text:p text:style-name="P1"><text:s text:c="8"/>var choiceid = $(this).attr('id')</text:p>
      <text:p text:style-name="P1"><text:s text:c="8"/>choiceClick(choiceid, 'country', ctrl);</text:p>
      <text:p text:style-name="P1"><text:s text:c="8"/>});</text:p>
      <text:p text:style-name="P1"><text:s text:c="4"/>$("#results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resultschoice").click(function (event) {</text:p>
      <text:p text:style-name="P1"><text:s text:c="8"/>if (event.ctrlKey) {var ctrl=1;}</text:p>
      <text:p text:style-name="P1"><text:s text:c="8"/>else {var ctrl=0;}</text:p>
      <text:p text:style-name="P1"><text:s text:c="8"/>var choiceid = $(this).attr('id')</text:p>
      <text:p text:style-name="P1"><text:s text:c="8"/>choiceClick(choiceid, 'results', ctrl);</text:p>
      <text:p text:style-name="P1"><text:s text:c="8"/>});</text:p>
      <text:p text:style-name="P1"><text:s text:c="4"/>$("#sets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setschoice").click(function (event) {</text:p>
      <text:p text:style-name="P1"><text:s text:c="8"/>if (event.ctrlKey) {var ctrl=1;}</text:p>
      <text:p text:style-name="P1"><text:s text:c="8"/>else {var ctrl=0;}</text:p>
      <text:p text:style-name="P1"><text:s text:c="8"/>var choiceid = $(this).attr('id')</text:p>
      <text:p text:style-name="P1"><text:s text:c="8"/>choiceClick(choiceid, 'sets', ctrl);</text:p>
      <text:p text:style-name="P1"><text:s text:c="8"/>});</text:p>
      <text:p text:style-name="P1"><text:s text:c="4"/>$("#scores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scoreschoice").click(function (event) {</text:p>
      <text:p text:style-name="P1"><text:s text:c="8"/>if (event.ctrlKey) {var ctrl=1;}</text:p>
      <text:p text:style-name="P1"><text:s text:c="8"/>else {var ctrl=0;}</text:p>
      <text:p text:style-name="P1"><text:s text:c="8"/>var choiceid = $(this).attr('id')</text:p>
      <text:p text:style-name="P1"><text:s text:c="8"/>choiceClick(choiceid, 'scores', ctrl);</text:p>
      <text:p text:style-name="P1"><text:s text:c="8"/>});</text:p>
      <text:p text:style-name="P1"><text:s text:c="4"/>$("#asrank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asrankchoice").click(function (event) {</text:p>
      <text:p text:style-name="P1"><text:s text:c="8"/>if (event.ctrlKey) {var ctrl=1;}</text:p>
      <text:p text:style-name="P1"><text:s text:c="8"/>else {var ctrl=0;}</text:p>
      <text:p text:style-name="P1"><text:s text:c="8"/>var choiceid = $(this).attr('id')</text:p>
      <text:p text:style-name="P1"><text:s text:c="8"/>choiceClick(choiceid, 'asrank', ctrl);</text:p>
      <text:p text:style-name="P1"><text:s text:c="8"/>});</text:p>
      <text:p text:style-name="P1"><text:s text:c="4"/>$("#statshead").click(function () {</text:p>
      <text:p text:style-name="P1"><text:s text:c="8"/>var choiceid = $(this).attr('id');</text:p>
      <text:p text:style-name="P1"><text:s text:c="8"/>fHeaderClick(choiceid);</text:p>
      <text:p text:style-name="P1"><text:soft-page-break/><text:s text:c="8"/>});</text:p>
      <text:p text:style-name="P1"><text:s text:c="4"/>$("#statsdef").click(function (event) { // if creating custom stat filters to later click again, need to change this to match other filters: .statschoice</text:p>
      <text:p text:style-name="P1"><text:s text:c="8"/>if (event.ctrlKey) {var ctrl=1;} // probably disable</text:p>
      <text:p text:style-name="P1"><text:s text:c="8"/>else {var ctrl=0;}</text:p>
      <text:p text:style-name="P1"><text:s text:c="8"/>var choiceid = $(this).attr('id')</text:p>
      <text:p text:style-name="P1"><text:s text:c="8"/>choiceClick(choiceid, 'stats', ctrl);</text:p>
      <text:p text:style-name="P1"><text:s text:c="8"/>});</text:p>
      <text:p text:style-name="P1"><text:s text:c="4"/>$("#extras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extraschoice").click(function (event) {</text:p>
      <text:p text:style-name="P1"><text:s text:c="8"/>if (event.ctrlKey) {var ctrl=1;}</text:p>
      <text:p text:style-name="P1"><text:s text:c="8"/>else {var ctrl=0;}</text:p>
      <text:p text:style-name="P1"><text:s text:c="8"/>var choiceid = $(this).attr('id')</text:p>
      <text:p text:style-name="P1"><text:s text:c="8"/>choiceClick(choiceid, 'extras', ctrl);</text:p>
      <text:p text:style-name="P1"><text:s text:c="8"/>});</text:p>
      <text:p text:style-name="P1"><text:s text:c="4"/>$("#minimum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minimumchoice").click(function (event) {</text:p>
      <text:p text:style-name="P1"><text:s text:c="8"/>//if (event.ctrlKey) {var ctrl=1;}</text:p>
      <text:p text:style-name="P1"><text:s text:c="8"/>//else {var ctrl=0;}</text:p>
      <text:p text:style-name="P1"><text:s text:c="8"/>var choiceid = $(this).attr('id')</text:p>
      <text:p text:style-name="P1"><text:s text:c="8"/>choiceClick(choiceid, 'minimum', 0); // only allow one selection</text:p>
      <text:p text:style-name="P1"><text:s text:c="8"/>}); </text:p>
      <text:p text:style-name="P1"><text:s text:c="4"/>$("#minyears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minyearschoice").click(function (event) {</text:p>
      <text:p text:style-name="P1"><text:s text:c="8"/>//if (event.ctrlKey) {var ctrl=1;}</text:p>
      <text:p text:style-name="P1"><text:s text:c="8"/>//else {var ctrl=0;}</text:p>
      <text:p text:style-name="P1"><text:s text:c="8"/>var choiceid = $(this).attr('id')</text:p>
      <text:p text:style-name="P1"><text:s text:c="8"/>choiceClick(choiceid, 'minyears', 0); // only allow one selection</text:p>
      <text:p text:style-name="P1"><text:s text:c="8"/>}); <text:s text:c="8"/></text:p>
      <text:p text:style-name="P1"><text:s text:c="4"/>$("#crank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crankchoice").click(function (event) {</text:p>
      <text:p text:style-name="P1"><text:s text:c="8"/>if (event.ctrlKey) {var ctrl=1;}</text:p>
      <text:p text:style-name="P1"><text:s text:c="8"/>else {var ctrl=0;}</text:p>
      <text:p text:style-name="P1"><text:s text:c="8"/>var choiceid = $(this).attr('id')</text:p>
      <text:p text:style-name="P1"><text:s text:c="8"/>choiceClick(choiceid, 'crank', ctrl); // only allow one selection</text:p>
      <text:p text:style-name="P1"><text:s text:c="8"/>}); <text:s/></text:p>
      <text:p text:style-name="P1"><text:s text:c="4"/>$("#prank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oft-page-break/><text:s text:c="4"/>$(".prankchoice").click(function (event) {</text:p>
      <text:p text:style-name="P1"><text:s text:c="8"/>if (event.ctrlKey) {var ctrl=1;}</text:p>
      <text:p text:style-name="P1"><text:s text:c="8"/>else {var ctrl=0;}</text:p>
      <text:p text:style-name="P1"><text:s text:c="8"/>var choiceid = $(this).attr('id')</text:p>
      <text:p text:style-name="P1"><text:s text:c="8"/>choiceClick(choiceid, 'prank', ctrl); // only allow one selection</text:p>
      <text:p text:style-name="P1"><text:s text:c="8"/>}); </text:p>
      <text:p text:style-name="P1"><text:s text:c="4"/>$("#phandhead").click(function () {</text:p>
      <text:p text:style-name="P1"><text:s text:c="8"/>var choiceid = $(this).attr('id');</text:p>
      <text:p text:style-name="P1"><text:s text:c="8"/>fHeaderClick(choiceid);</text:p>
      <text:p text:style-name="P1"><text:s text:c="8"/>});</text:p>
      <text:p text:style-name="P1"><text:s text:c="4"/>$(".phandchoice").click(function (event) {</text:p>
      <text:p text:style-name="P1"><text:s text:c="8"/>if (event.ctrlKey) {var ctrl=1;}</text:p>
      <text:p text:style-name="P1"><text:s text:c="8"/>else {var ctrl=0;}</text:p>
      <text:p text:style-name="P1"><text:s text:c="8"/>var choiceid = $(this).attr('id')</text:p>
      <text:p text:style-name="P1"><text:s text:c="8"/>choiceClick(choiceid, 'phand', ctrl); // only allow one selection</text:p>
      <text:p text:style-name="P1"><text:s text:c="8"/>}); <text:s text:c="14"/></text:p>
      <text:p text:style-name="P1"><text:s text:c="4"/>$("#spanCustomqq").click(function (event) {</text:p>
      <text:p text:style-name="P1"><text:s text:c="8"/>$("#spanstartrow").remove();</text:p>
      <text:p text:style-name="P1"><text:s text:c="8"/>// smarter way -- check if it exists, then build if not?</text:p>
      <text:p text:style-name="P1"><text:s text:c="8"/>var $s = $('&lt;select /&gt;').attr('id', 'spanstart');</text:p>
      <text:p text:style-name="P1"><text:s text:c="8"/>$('&lt;option /&gt;', {value: 'default', text: 'Start'}).appendTo($s);</text:p>
      <text:p text:style-name="P1"><text:s text:c="8"/>for (i=0; i&lt;tdates.length; i++) {</text:p>
      <text:p text:style-name="P1"><text:s text:c="12"/>var showdate = tdates[i].slice(6) + '-' + months[tdates[i].slice(4,6)] + '-' + tdates[i].slice(0,4);</text:p>
      <text:p text:style-name="P1"><text:s text:c="12"/>$('&lt;option /&gt;', {value: tdates[i], text: showdate}).appendTo($s);</text:p>
      <text:p text:style-name="P1"><text:s text:c="12"/>}</text:p>
      <text:p text:style-name="P1"><text:s text:c="8"/>$sspan = $('&lt;span&gt;').text(fourspaces + fourspaces);</text:p>
      <text:p text:style-name="P1"><text:s text:c="8"/>$std = $('&lt;td&gt;').append($sspan).append($s)</text:p>
      <text:p text:style-name="P1"><text:s text:c="8"/>$startrow = $('&lt;tr&gt;').attr('class', 'inmenu spanchoice').attr('id', 'spanstartrow').append($std); <text:s text:c="52"/></text:p>
      <text:p text:style-name="P1"><text:s text:c="8"/>$("#spanCustomqq").after($startrow);</text:p>
      <text:p text:style-name="P1"><text:s text:c="8"/>$startrow.toggle();</text:p>
      <text:p text:style-name="P1"><text:s text:c="8"/>$('#spanstart').change(function() {</text:p>
      <text:p text:style-name="P1"><text:s text:c="12"/>$("#spanendrow").remove();</text:p>
      <text:p text:style-name="P1"><text:s text:c="12"/>startdate = $("#spanstart option:selected").val();</text:p>
      <text:p text:style-name="P1"><text:s text:c="12"/>var $t = $('&lt;select /&gt;').attr('id', 'spanend');</text:p>
      <text:p text:style-name="P1"><text:s text:c="12"/>$('&lt;option /&gt;', {value: 'default', text: 'End'}).appendTo($t);</text:p>
      <text:p text:style-name="P1"><text:s text:c="12"/>for (i=0; i&lt;tdates.length; i++) {</text:p>
      <text:p text:style-name="P1"><text:s text:c="16"/>if (tdates[i] &lt; startdate) {}</text:p>
      <text:p text:style-name="P1"><text:s text:c="16"/>else {</text:p>
      <text:p text:style-name="P1"><text:s text:c="20"/>var showdate = tdates[i].slice(6) + '-' + months[tdates[i].slice(4,6)] + '-' + tdates[i].slice(0,4);</text:p>
      <text:p text:style-name="P1"><text:s text:c="20"/>$('&lt;option /&gt;', {value: tdates[i], text: showdate}).appendTo($t);</text:p>
      <text:p text:style-name="P1"><text:s text:c="20"/>}</text:p>
      <text:p text:style-name="P1"><text:s text:c="16"/>}</text:p>
      <text:p text:style-name="P1"><text:s text:c="12"/>$espan = $('&lt;span&gt;').text(fourspaces + fourspaces);</text:p>
      <text:p text:style-name="P1"><text:s text:c="12"/>$etd = $('&lt;td&gt;').append($espan).append($t) <text:s text:c="3"/></text:p>
      <text:p text:style-name="P1"><text:s text:c="12"/>$endrow = $('&lt;tr&gt;').attr('class', 'inmenu spanchoice').attr('id', 'spanendrow').append($etd);</text:p>
      <text:p text:style-name="P1"><text:s text:c="12"/>$("#spanstartrow").after($endrow);</text:p>
      <text:p text:style-name="P1"><text:s text:c="12"/>$endrow.toggle(); <text:s/></text:p>
      <text:p text:style-name="P1"><text:s text:c="12"/>$('#spanend').change(function() {</text:p>
      <text:p text:style-name="P1"><text:s text:c="16"/>//alert('end is changed');</text:p>
      <text:p text:style-name="P1"><text:s text:c="16"/>enddate = $("#spanend option:selected").val();</text:p>
      <text:p text:style-name="P1"><text:s text:c="16"/>makeMatchTable({}, 0);</text:p>
      <text:p text:style-name="P1"><text:soft-page-break/><text:s text:c="16"/>}); <text:s text:c="5"/></text:p>
      <text:p text:style-name="P1"><text:s text:c="12"/>});</text:p>
      <text:p text:style-name="P1"><text:s text:c="8"/>});</text:p>
      <text:p text:style-name="P1"><text:s text:c="4"/>$("#rankCustomqq").click(function (event) {</text:p>
      <text:p text:style-name="P1"><text:s text:c="8"/>$("#rankstartrow").remove();</text:p>
      <text:p text:style-name="P1"><text:s text:c="8"/>// smarter way -- check if it exists, then build if not?</text:p>
      <text:p text:style-name="P1"><text:s text:c="8"/>var $s = $('&lt;select /&gt;').attr('id', 'rankstart');</text:p>
      <text:p text:style-name="P1"><text:s text:c="8"/>$('&lt;option /&gt;', {value: 'default', text: 'Max'}).appendTo($s);</text:p>
      <text:p text:style-name="P1"><text:s text:c="8"/>for (i=0; i&lt;vranks.length; i++) {</text:p>
      <text:p text:style-name="P1"><text:s text:c="12"/>$('&lt;option /&gt;', {value: vranks[i], text: vranks[i]}).appendTo($s);</text:p>
      <text:p text:style-name="P1"><text:s text:c="12"/>}</text:p>
      <text:p text:style-name="P1"><text:s text:c="8"/>$srank = $('&lt;rank&gt;').text(fourspaces + fourspaces);</text:p>
      <text:p text:style-name="P1"><text:s text:c="8"/>$srd = $('&lt;td&gt;').append($srank).append($s)</text:p>
      <text:p text:style-name="P1"><text:s text:c="8"/>$lowrow = $('&lt;tr&gt;').attr('class', 'inmenu rankchoice').attr('id', 'rankstartrow').append($srd); <text:s text:c="52"/></text:p>
      <text:p text:style-name="P1"><text:s text:c="8"/>$("#rankCustomqq").after($lowrow);</text:p>
      <text:p text:style-name="P1"><text:s text:c="8"/>$lowrow.toggle();</text:p>
      <text:p text:style-name="P1"><text:s text:c="8"/>$('#rankstart').change(function() {</text:p>
      <text:p text:style-name="P1"><text:s text:c="12"/>$("#rankendrow").remove();</text:p>
      <text:p text:style-name="P1"><text:s text:c="12"/>lowrank = parseInt($("#rankstart option:selected").val());</text:p>
      <text:p text:style-name="P1"><text:s text:c="12"/>var $t = $('&lt;select /&gt;').attr('id', 'rankend');</text:p>
      <text:p text:style-name="P1"><text:s text:c="12"/>$('&lt;option /&gt;', {value: 'default', text: 'Min'}).appendTo($t);</text:p>
      <text:p text:style-name="P1"><text:s text:c="12"/>for (i=0; i&lt;vranks.length; i++) {</text:p>
      <text:p text:style-name="P1"><text:s text:c="16"/>if (parseInt(vranks[i]) &lt; lowrank) {}</text:p>
      <text:p text:style-name="P1"><text:s text:c="16"/>else {</text:p>
      <text:p text:style-name="P1"><text:s text:c="20"/>$('&lt;option /&gt;', {value: vranks[i], text: vranks[i]}).appendTo($t);</text:p>
      <text:p text:style-name="P1"><text:s text:c="20"/>}</text:p>
      <text:p text:style-name="P1"><text:s text:c="16"/>}</text:p>
      <text:p text:style-name="P1"><text:s text:c="12"/>$erank = $('&lt;rank&gt;').text(fourspaces + fourspaces);</text:p>
      <text:p text:style-name="P1"><text:s text:c="12"/>$erd = $('&lt;td&gt;').append($erank).append($t) <text:s text:c="3"/></text:p>
      <text:p text:style-name="P1"><text:s text:c="12"/>$highrow = $('&lt;tr&gt;').attr('class', 'inmenu rankchoice').attr('id', 'rankendrow').append($erd);</text:p>
      <text:p text:style-name="P1"><text:s text:c="12"/>$("#rankstartrow").after($highrow);</text:p>
      <text:p text:style-name="P1"><text:s text:c="12"/>$highrow.toggle(); <text:s/></text:p>
      <text:p text:style-name="P1"><text:s text:c="12"/>$('#rankend').change(function() {</text:p>
      <text:p text:style-name="P1"><text:s text:c="16"/>//alert('end is changed');</text:p>
      <text:p text:style-name="P1"><text:s text:c="16"/>highrank = parseInt($("#rankend option:selected").val());</text:p>
      <text:p text:style-name="P1"><text:s text:c="16"/>makeMatchTable({}, 0);</text:p>
      <text:p text:style-name="P1"><text:s text:c="16"/>}); <text:s text:c="5"/></text:p>
      <text:p text:style-name="P1"><text:s text:c="12"/>});</text:p>
      <text:p text:style-name="P1"><text:s text:c="8"/>});</text:p>
      <text:p text:style-name="P1"><text:s text:c="4"/>$(".menureset").click(function () {</text:p>
      <text:p text:style-name="P1"><text:s text:c="8"/>resetFilters();</text:p>
      <text:p text:style-name="P1"><text:s text:c="8"/>// close open menus?</text:p>
      <text:p text:style-name="P1"><text:s text:c="8"/>makeMatchTable({}, 1);</text:p>
      <text:p text:style-name="P1"><text:s text:c="8"/>});</text:p>
      <text:p text:style-name="P1"><text:s text:c="8"/></text:p>
      <text:p text:style-name="P1"><text:s text:c="4"/>var h2hsearchbox = "Add H2H";<text:tab/><text:tab/></text:p>
      <text:p text:style-name="P1"><text:s text:c="4"/>$("#h2hsearch").val(h2hsearchbox);</text:p>
      <text:p text:style-name="P1"><text:s text:c="4"/>$("#h2hsearch").focus(function() {</text:p>
      <text:p text:style-name="P1"><text:s text:c="8"/>if ($(this).val() != '') {$(this).val("");}</text:p>
      <text:p text:style-name="P1"><text:s text:c="8"/>$( "#h2hsearch" ).autocomplete({</text:p>
      <text:p text:style-name="P1"><text:s text:c="16"/>source: ochoices,</text:p>
      <text:p text:style-name="P1"><text:s text:c="16"/>minLength: 2,</text:p>
      <text:p text:style-name="P1"><text:soft-page-break/><text:s text:c="16"/>select: function(e, ui) {setPlayerFilter(ui.item.value, 1, 0);}</text:p>
      <text:p text:style-name="P1"><text:s text:c="12"/>}) </text:p>
      <text:p text:style-name="P1"><text:s text:c="8"/>});</text:p>
      <text:p text:style-name="P1"><text:s text:c="4"/>var notsearchbox = "Add NOT";<text:tab/><text:tab/></text:p>
      <text:p text:style-name="P1"><text:s text:c="4"/>$("#notsearch").val(notsearchbox);</text:p>
      <text:p text:style-name="P1"><text:s text:c="4"/>$("#notsearch").focus(function() {</text:p>
      <text:p text:style-name="P1"><text:s text:c="8"/>if ($(this).val() != '') {$(this).val("");}</text:p>
      <text:p text:style-name="P1"><text:s text:c="8"/>$( "#notsearch" ).autocomplete({</text:p>
      <text:p text:style-name="P1"><text:s text:c="16"/>source: ochoices,</text:p>
      <text:p text:style-name="P1"><text:s text:c="16"/>minLength: 2,</text:p>
      <text:p text:style-name="P1"><text:s text:c="16"/>select: function(e, ui) {setNotPlayerFilter(ui.item.value, 1);}</text:p>
      <text:p text:style-name="P1"><text:s text:c="12"/>}) </text:p>
      <text:p text:style-name="P1"><text:s text:c="8"/>});</text:p>
      <text:p text:style-name="P1"><text:s text:c="4"/>var partnersearchbox = "Add Partner";<text:tab/><text:tab/></text:p>
      <text:p text:style-name="P1"><text:s text:c="4"/>$("#partnersearch").val(partnersearchbox);</text:p>
      <text:p text:style-name="P1"><text:s text:c="4"/>$("#partnersearch").focus(function() {</text:p>
      <text:p text:style-name="P1"><text:s text:c="8"/>if ($(this).val() != '') {$(this).val("");}</text:p>
      <text:p text:style-name="P1"><text:s text:c="8"/>$( "#partnersearch" ).autocomplete({</text:p>
      <text:p text:style-name="P1"><text:s text:c="16"/>source: pchoices,</text:p>
      <text:p text:style-name="P1"><text:s text:c="16"/>minLength: 2,</text:p>
      <text:p text:style-name="P1"><text:s text:c="16"/>select: function(e, ui) {setPartnerFilter(ui.item.value, 1, 0);}</text:p>
      <text:p text:style-name="P1"><text:s text:c="12"/>}) </text:p>
      <text:p text:style-name="P1"><text:s text:c="8"/>});</text:p>
      <text:p text:style-name="P1"><text:s text:c="4"/>var oppsearchbox = "Add Opponent";<text:tab/><text:tab/></text:p>
      <text:p text:style-name="P1"><text:s text:c="4"/>$("#oppsearch").val(oppsearchbox);</text:p>
      <text:p text:style-name="P1"><text:s text:c="4"/>$("#oppsearch").focus(function() {</text:p>
      <text:p text:style-name="P1"><text:s text:c="8"/>if ($(this).val() != '') {$(this).val("");}</text:p>
      <text:p text:style-name="P1"><text:s text:c="8"/>$( "#oppsearch" ).autocomplete({</text:p>
      <text:p text:style-name="P1"><text:s text:c="16"/>source: ochoices_dubs,</text:p>
      <text:p text:style-name="P1"><text:s text:c="16"/>minLength: 2,</text:p>
      <text:p text:style-name="P1"><text:s text:c="16"/>select: function(e, ui) {setOpponentFilter(ui.item.value, 1, 0);}</text:p>
      <text:p text:style-name="P1"><text:s text:c="12"/>}) </text:p>
      <text:p text:style-name="P1"><text:s text:c="8"/>});</text:p>
      <text:p text:style-name="P1"><text:s text:c="4"/>var oppteamsearchbox = "Add Opp Team";<text:tab/><text:tab/></text:p>
      <text:p text:style-name="P1"><text:s text:c="4"/>$("#oppteamsearch").val(oppteamsearchbox);</text:p>
      <text:p text:style-name="P1"><text:s text:c="4"/>$("#oppteamsearch").focus(function() {</text:p>
      <text:p text:style-name="P1"><text:s text:c="8"/>if ($(this).val() != '') {$(this).val("");}</text:p>
      <text:p text:style-name="P1"><text:s text:c="8"/>$( "#oppteamsearch" ).autocomplete({</text:p>
      <text:p text:style-name="P1"><text:s text:c="16"/>source: otchoices,</text:p>
      <text:p text:style-name="P1"><text:s text:c="16"/>minLength: 2,</text:p>
      <text:p text:style-name="P1"><text:s text:c="16"/>select: function(e, ui) {setOppteamFilter(ui.item.value, 1, 0);}</text:p>
      <text:p text:style-name="P1"><text:s text:c="12"/>}) </text:p>
      <text:p text:style-name="P1"><text:s text:c="8"/>});</text:p>
      <text:p text:style-name="P1"><text:s text:c="8"/></text:p>
      <text:p text:style-name="P1"><text:s text:c="4"/>var $s = $('&lt;select /&gt;').attr('id', 'statcustomname');</text:p>
      <text:p text:style-name="P1"><text:s text:c="4"/>$('&lt;option /&gt;', {value: 'default', text: 'Stat'}).appendTo($s);</text:p>
      <text:p text:style-name="P1"><text:s text:c="4"/>for (i=0; i&lt;statlist.length; i++) {</text:p>
      <text:p text:style-name="P1"><text:s text:c="8"/>$('&lt;option /&gt;', {value: statlist[i], text: statlist[i]}).appendTo($s);</text:p>
      <text:p text:style-name="P1"><text:s text:c="8"/>}</text:p>
      <text:p text:style-name="P1"><text:s text:c="4"/>$sspan = $('&lt;span&gt;').text(fourspaces + fourspaces);</text:p>
      <text:p text:style-name="P1"><text:s text:c="4"/>$std = $('&lt;td&gt;').append($sspan).append($s)</text:p>
      <text:p text:style-name="P1"><text:s text:c="4"/>$startrow = $('&lt;tr&gt;').attr('class', 'inmenu statschoice').attr('id', 'stats0').append($std); <text:s text:c="52"/></text:p>
      <text:p text:style-name="P1"><text:soft-page-break/><text:s text:c="4"/>$('#statsdef').after($startrow);</text:p>
      <text:p text:style-name="P1"><text:s text:c="4"/>$('#statcustomname').change(function() {</text:p>
      <text:p text:style-name="P1"><text:s text:c="8"/>$("#stats0").addClass("selected").addClass("statsselected");</text:p>
      <text:p text:style-name="P1"><text:s text:c="8"/>$("#statsdef").removeClass("selected").removeClass("statsselected"); <text:s text:c="7"/></text:p>
      <text:p text:style-name="P1"><text:s text:c="8"/>$("#statoperatorrow").remove();</text:p>
      <text:p text:style-name="P1"><text:s text:c="8"/>$("#statinputrow").remove();</text:p>
      <text:p text:style-name="P1"><text:s text:c="8"/>$("#statbuttonrow").remove(); </text:p>
      <text:p text:style-name="P1"><text:s text:c="8"/>statchoice = $("#statcustomname option:selected").val();</text:p>
      <text:p text:style-name="P1"><text:s text:c="8"/>var $t = $('&lt;select /&gt;').attr('id', 'statoperator');</text:p>
      <text:p text:style-name="P1"><text:s text:c="8"/>$('&lt;option /&gt;', {value: 'default', text: 'Operator'}).appendTo($t);</text:p>
      <text:p text:style-name="P1"><text:s text:c="8"/>$('&lt;option /&gt;', {value: 'ge', text: '&gt;= at least'}).appendTo($t);</text:p>
      <text:p text:style-name="P1"><text:s text:c="8"/>$('&lt;option /&gt;', {value: 'le', text: '&lt;= up to'}).appendTo($t);</text:p>
      <text:p text:style-name="P1"><text:s text:c="8"/>$('&lt;option /&gt;', {value: 'gt', text: '&gt; more than'}).appendTo($t);</text:p>
      <text:p text:style-name="P1"><text:s text:c="8"/>$('&lt;option /&gt;', {value: 'lt', text: '&lt; less than'}).appendTo($t);</text:p>
      <text:p text:style-name="P1"><text:s text:c="8"/>$('&lt;option /&gt;', {value: 'eq', text: '= equal to'}).appendTo($t);</text:p>
      <text:p text:style-name="P1"><text:s text:c="8"/>$espan = $('&lt;span&gt;').text(fourspaces + fourspaces);</text:p>
      <text:p text:style-name="P1"><text:s text:c="8"/>$etd = $('&lt;td&gt;').append($espan).append($t) <text:s text:c="3"/></text:p>
      <text:p text:style-name="P1"><text:s text:c="8"/>$endrow = $('&lt;tr&gt;').attr('class', 'inmenu statschoice').attr('id', 'statoperatorrow').append($etd);</text:p>
      <text:p text:style-name="P1"><text:s text:c="8"/>$("#stats0").after($endrow);</text:p>
      <text:p text:style-name="P1"><text:s text:c="8"/>$endrow.toggle(); <text:s/></text:p>
      <text:p text:style-name="P1"><text:s text:c="8"/>$('#statoperatorrow').change(function() {</text:p>
      <text:p text:style-name="P1"><text:s text:c="12"/>$("#statinputrow").remove();</text:p>
      <text:p text:style-name="P1"><text:s text:c="12"/>$("#statbuttonrow").remove();</text:p>
      <text:p text:style-name="P1"><text:s text:c="12"/>statoperatorchoice = $("#statoperator option:selected").val();</text:p>
      <text:p text:style-name="P1"><text:s text:c="12"/>// text box for manual entry</text:p>
      <text:p text:style-name="P1"><text:s text:c="12"/>var $v = $('&lt;input /&gt;').attr('type', 'text').attr('id', 'statinputbox').attr('value', '').attr('style', "width:50px;"); </text:p>
      <text:p text:style-name="P1"><text:s text:c="12"/>$ispan = $('&lt;span&gt;').text(fourspaces + fourspaces);</text:p>
      <text:p text:style-name="P1"><text:s text:c="12"/>if (statchoice in statpercs) {</text:p>
      <text:p text:style-name="P1"><text:s text:c="16"/>$perc = $('&lt;span&gt;').text(' %');</text:p>
      <text:p text:style-name="P1"><text:s text:c="16"/>$itd = $('&lt;td&gt;').append($ispan).append($v).append($perc);</text:p>
      <text:p text:style-name="P1"><text:s text:c="16"/>}</text:p>
      <text:p text:style-name="P1"><text:s text:c="12"/>else if (statchoice == 'Time') {</text:p>
      <text:p text:style-name="P1"><text:s text:c="16"/>$timeEx = $('&lt;span&gt;').text(' (h:mm)');</text:p>
      <text:p text:style-name="P1"><text:s text:c="16"/>$itd = $('&lt;td&gt;').append($ispan).append($v).append($timeEx);</text:p>
      <text:p text:style-name="P1"><text:s text:c="16"/>} <text:s text:c="10"/></text:p>
      <text:p text:style-name="P1"><text:s text:c="12"/>else {$itd = $('&lt;td&gt;').append($ispan).append($v);}</text:p>
      <text:p text:style-name="P1"><text:s text:c="12"/>$inputrow = $('&lt;tr&gt;').attr('class', 'inmenu statschoice').attr('id', 'statinputrow').append($itd);</text:p>
      <text:p text:style-name="P1"><text:s text:c="12"/>$("#statoperatorrow").after($inputrow);</text:p>
      <text:p text:style-name="P1"><text:s text:c="12"/>$inputrow.toggle(); <text:s text:c="20"/></text:p>
      <text:p text:style-name="P1"><text:s text:c="12"/>// button 'apply'</text:p>
      <text:p text:style-name="P1"><text:s text:c="12"/>var $w = $('&lt;input /&gt;').attr('type', 'submit').attr('value', 'Apply').attr('style', "width:50px;").attr('id', 'statapply');</text:p>
      <text:p text:style-name="P1"><text:s text:c="12"/>$bspan = $('&lt;span&gt;').text(fourspaces + fourspaces);</text:p>
      <text:p text:style-name="P1"><text:s text:c="12"/>$btd = $('&lt;td&gt;').append($bspan).append($w);</text:p>
      <text:p text:style-name="P1"><text:s text:c="12"/>$buttonrow = $('&lt;tr&gt;').attr('class', 'inmenu statschoice').attr('id', 'statbuttonrow').append($btd);</text:p>
      <text:p text:style-name="P1"><text:s text:c="12"/>$("#statinputrow").after($buttonrow);</text:p>
      <text:p text:style-name="P1"><text:s text:c="12"/>$buttonrow.toggle(); </text:p>
      <text:p text:style-name="P1"><text:s text:c="12"/>$("#statapply").click(function (event) {</text:p>
      <text:p text:style-name="P1"><text:s text:c="16"/>statinput = $("#statinputbox").val();</text:p>
      <text:p text:style-name="P1"><text:s text:c="16"/>if (statchoice == 'Time') {</text:p>
      <text:p text:style-name="P1"><text:soft-page-break/><text:s text:c="20"/>var hm = statinput.split(':');</text:p>
      <text:p text:style-name="P1"><text:s text:c="20"/>// probably need some error handling for user input, esp e.g. :50 without hour number</text:p>
      <text:p text:style-name="P1"><text:s text:c="20"/>statinput = parseInt(hm[0])*60 + parseInt(hm[1]);</text:p>
      <text:p text:style-name="P1"><text:s text:c="20"/>} <text:s/></text:p>
      <text:p text:style-name="P1"><text:s text:c="16"/>makeMatchTable({}, 0); <text:s text:c="12"/></text:p>
      <text:p text:style-name="P1"><text:s text:c="16"/>});</text:p>
      <text:p text:style-name="P1"><text:s text:c="12"/>});</text:p>
      <text:p text:style-name="P1"><text:s text:c="8"/>});</text:p>
      <text:p text:style-name="P1"><text:s text:c="4"/>}</text:p>
      <text:p text:style-name="P1"/>
      <text:p text:style-name="P1">var alphaFilters = {'country': '', 'tourney': '', 'span': '', 'rank': ''};</text:p>
      <text:p text:style-name="P1">//var alphaFilters = {};</text:p>
      <text:p text:style-name="P1"/>
      <text:p text:style-name="P1">var bhdict = {'1': 'one', '2': 'two'};</text:p>
      <text:p text:style-name="P1"/>
      <text:p text:style-name="P1">function insertPictureBio() {</text:p>
      <text:p text:style-name="P1"><text:s text:c="4"/>var plname = '&lt;span style="fontsize:24px"&gt;&lt;b&gt;' + fullname + ' [' + country + ']&lt;/b&gt;&lt;/span&gt;';</text:p>
      <text:p text:style-name="P1"><text:s text:c="4"/>if (typeof dob === 'undefined') {var birthdate = '';}</text:p>
      <text:p text:style-name="P1"><text:s text:c="4"/>else {</text:p>
      <text:p text:style-name="P1"><text:s text:c="8"/>var bd = dob.toString();</text:p>
      <text:p text:style-name="P1"><text:s text:c="8"/>var birthdate = 'Date of birth: ' + bd.slice(6) + '-' + months[bd.slice(4, 6)] + '-' + bd.slice(0, 4);</text:p>
      <text:p text:style-name="P1"><text:s text:c="8"/>}</text:p>
      <text:p text:style-name="P1"/>
      <text:p text:style-name="P1"><text:s text:c="4"/>var pic_src = 'http://www.tennisabstract.com/photos/' + fullname.toLowerCase().replace(/ /g, "_") + '-' + photog + '.jpg'</text:p>
      <text:p text:style-name="P1"><text:s text:c="4"/>// background-color:d3d3d3; </text:p>
      <text:p text:style-name="P1"><text:s text:c="4"/>var biotable = '&lt;p id="biog"&gt;&lt;table style="border-spacing:0"&gt;&lt;tr&gt;&lt;td&gt;&lt;img src="' + pic_src + '" height="225" width="150"&gt;&lt;/td&gt;'</text:p>
      <text:p text:style-name="P1"><text:s text:c="4"/>biotable = biotable + '&lt;td&gt;&amp;nbsp;&amp;nbsp;&lt;/td&gt;&lt;td style="vertical-align:top"&gt;'</text:p>
      <text:p text:style-name="P1"><text:s text:c="4"/>biotable = biotable + '&lt;table cellpadding=2 cellspacing=1&gt;&lt;tr&gt;&lt;td&gt;' + plname + fourspaces + fourspaces + '&lt;/td&gt;&lt;/tr&gt;'; <text:s/></text:p>
      <text:p text:style-name="P1"/>
      <text:p text:style-name="P1"><text:s text:c="4"/>if (typeof twitter != 'undefined' &amp;&amp; twitter != "") {</text:p>
      <text:p text:style-name="P1"><text:s text:c="8"/>var tline = '&lt;a href="https://twitter.com/' + twitter + '" target="_blank"&gt;@' + twitter + '&lt;/a&gt;';</text:p>
      <text:p text:style-name="P1"><text:s text:c="8"/>biotable = biotable + '&lt;tr&gt;&lt;td&gt;' + tline + '&lt;/td&gt;&lt;/tr&gt;';</text:p>
      <text:p text:style-name="P1"><text:s text:c="8"/>}</text:p>
      <text:p text:style-name="P1"><text:s text:c="4"/>else {</text:p>
      <text:p text:style-name="P1"><text:s text:c="8"/>biotable = biotable + '&lt;tr&gt;&lt;td&gt;&amp;nbsp;&lt;/td&gt;&lt;/tr&gt;'; </text:p>
      <text:p text:style-name="P1"><text:s text:c="8"/>}</text:p>
      <text:p text:style-name="P1"/>
      <text:p text:style-name="P1"><text:s text:c="4"/>biotable = biotable + '&lt;tr&gt;&lt;td&gt;' + birthdate + '&lt;/td&gt;&lt;/tr&gt;';</text:p>
      <text:p text:style-name="P1"><text:s text:c="4"/>var handed;</text:p>
      <text:p text:style-name="P1"><text:s text:c="4"/>if (hand == 'R') {handed = 'Plays: Right-handed';}</text:p>
      <text:p text:style-name="P1"><text:s text:c="4"/>else if (hand == 'L') {handed = 'Plays: Left-handed';}</text:p>
      <text:p text:style-name="P1"><text:s text:c="4"/>else {handed = '';}</text:p>
      <text:p text:style-name="P1"><text:s text:c="4"/>if (typeof backhand != 'undefined' &amp;&amp; backhand != '') {handed = handed.slice(0,-7) + ' (' + bhdict[backhand] + '-handed backhand)';}</text:p>
      <text:p text:style-name="P1"><text:s text:c="4"/>if (handed != '') {</text:p>
      <text:p text:style-name="P1"><text:s text:c="8"/>biotable = biotable + '&lt;tr&gt;&lt;td&gt;' + handed + '&lt;/td&gt;&lt;/tr&gt;'; </text:p>
      <text:p text:style-name="P1"><text:s text:c="8"/>}</text:p>
      <text:p text:style-name="P1"/>
      <text:p text:style-name="P1"><text:s text:c="4"/>if (currentrank == '') {var crank = '';}</text:p>
      <text:p text:style-name="P1"><text:soft-page-break/><text:s text:c="4"/>else {var crank = 'Current rank: &lt;b&gt;'+currentrank.toString()+'&lt;/b&gt;'}; </text:p>
      <text:p text:style-name="P1"><text:s text:c="4"/>//if (typeof liverank != 'undefined' &amp;&amp; liverank != '') {var lrank = '&amp;nbsp;&amp;nbsp;&amp;nbsp;&lt;a target="_blank" href="http://live-tennis.eu/"&gt;&lt;i&gt;Live: ' + liverank.toString() + '&lt;/i&gt;&lt;/a&gt;';}</text:p>
      <text:p text:style-name="P1"><text:s text:c="4"/>//else {var lrank = '';} </text:p>
      <text:p text:style-name="P1"><text:s text:c="4"/>var lrank = '';</text:p>
      <text:p text:style-name="P1"><text:s text:c="4"/>if (crank != '') {</text:p>
      <text:p text:style-name="P1"><text:s text:c="8"/>biotable = biotable + '&lt;tr&gt;&lt;td&gt;' + crank + lrank + '&lt;/td&gt;&lt;/tr&gt;'; </text:p>
      <text:p text:style-name="P1"><text:s text:c="8"/>} <text:s/></text:p>
      <text:p text:style-name="P1"/>
      <text:p text:style-name="P1"><text:s text:c="4"/>if (peakrank != 'UNR') {var prank = 'Peak rank: &lt;b&gt;' + peakrank.toString()+'&lt;/b&gt;';}</text:p>
      <text:p text:style-name="P1"><text:s text:c="4"/>else {var prank = '';}</text:p>
      <text:p text:style-name="P1"><text:s text:c="4"/>if (peakfirst != '') {</text:p>
      <text:p text:style-name="P1"><text:s text:c="4"/><text:tab/>var pf = peakfirst.toString();</text:p>
      <text:p text:style-name="P1"><text:s text:c="4"/><text:tab/>prank = prank + ' (' + pf.slice(6) + '-' + months[pf.slice(4, 6)] + '-' + pf.slice(0, 4) + ')';</text:p>
      <text:p text:style-name="P1"><text:s text:c="4"/><text:tab/>}</text:p>
      <text:p text:style-name="P1"><text:s text:c="4"/>if (prank != '') {</text:p>
      <text:p text:style-name="P1"><text:s text:c="8"/>biotable = biotable + '&lt;tr&gt;&lt;td&gt;' + prank + '&lt;/td&gt;&lt;/tr&gt;'; </text:p>
      <text:p text:style-name="P1"><text:s text:c="8"/>} </text:p>
      <text:p text:style-name="P1"><text:s text:c="8"/></text:p>
      <text:p text:style-name="P1"><text:s text:c="4"/>if (typeof current_dubs === 'undefined' || current_dubs == "" || current_dubs == "UNR") {</text:p>
      <text:p text:style-name="P1"><text:s text:c="8"/>if (!(typeof peak_dubs === 'undefined' || peak_dubs == "")) {</text:p>
      <text:p text:style-name="P1"><text:s text:c="12"/>var drank = "Doubles peak: &lt;b&gt;" + peak_dubs.toString() + '&lt;/b&gt;'</text:p>
      <text:p text:style-name="P1"><text:s text:c="12"/>var pfd = peakfirst_dubs.toString();</text:p>
      <text:p text:style-name="P1"><text:s text:c="12"/>drank = drank + ' (' + pfd.slice(6) + '-' + months[pfd.slice(4, 6)] + '-' + pfd.slice(0, 4) + ')';</text:p>
      <text:p text:style-name="P1"><text:s text:c="12"/>}</text:p>
      <text:p text:style-name="P1"><text:s text:c="8"/>else {drank = "&amp;nbsp;";}</text:p>
      <text:p text:style-name="P1"><text:s text:c="8"/>}</text:p>
      <text:p text:style-name="P1"><text:s text:c="4"/>else {</text:p>
      <text:p text:style-name="P1"><text:s text:c="8"/>var drank = "Doubles rank: &lt;b&gt;" + current_dubs.toString() + '&lt;/b&gt;&amp;nbsp;|&amp;nbsp;';</text:p>
      <text:p text:style-name="P1"><text:s text:c="8"/>drank = drank + 'Peak: &lt;b&gt;' + peak_dubs.toString() + '&lt;/b&gt;'</text:p>
      <text:p text:style-name="P1"><text:s text:c="8"/>}</text:p>
      <text:p text:style-name="P1"><text:s text:c="4"/>biotable = biotable + '&lt;tr&gt;&lt;td&gt;' + drank + '&lt;/td&gt;&lt;/tr&gt;'; </text:p>
      <text:p text:style-name="P1"><text:s text:c="8"/></text:p>
      <text:p text:style-name="P1"><text:s text:c="4"/>var profiles = '';</text:p>
      <text:p text:style-name="P1"><text:s text:c="4"/>if (typeof atp_id != 'undefined' &amp;&amp; atp_id != "") {</text:p>
      <text:p text:style-name="P1"><text:s text:c="8"/>var atp_stem = "http://www.atpworldtour.com/en/players/";</text:p>
      <text:p text:style-name="P1"><text:s text:c="8"/>profiles = profiles + '&lt;a href="' + atp_stem + atp_id + '/overview" target="_blank" title="Profile at atpworldtour.com"&gt;ATP&lt;/a&gt; | ';</text:p>
      <text:p text:style-name="P1"><text:s text:c="8"/>} <text:s text:c="2"/></text:p>
      <text:p text:style-name="P1"><text:s text:c="4"/>if (typeof itf_id != 'undefined' &amp;&amp; itf_id != "") {</text:p>
      <text:p text:style-name="P1"><text:s text:c="8"/>var itf_stem = "http://www.itftennis.com/procircuit/players/player/profile.aspx?playerid=";</text:p>
      <text:p text:style-name="P1"><text:s text:c="8"/>profiles = profiles + '&lt;a href="' + itf_stem + itf_id + '" target="_blank" title="Profile at the ITF website"&gt;ITF&lt;/a&gt; | ';</text:p>
      <text:p text:style-name="P1"><text:s text:c="8"/>}</text:p>
      <text:p text:style-name="P1"><text:s text:c="4"/>if (typeof dc_id != 'undefined' &amp;&amp; dc_id != "") {</text:p>
      <text:p text:style-name="P1"><text:s text:c="8"/>var dc_stem = "http://www.daviscup.com/en/players/player.aspx?id=";</text:p>
      <text:p text:style-name="P1"><text:s text:c="8"/>profiles = profiles + '&lt;a href="' + dc_stem + dc_id + '" target="_blank" title="Profile at Davis Cup website"&gt;DC&lt;/a&gt; | ';</text:p>
      <text:p text:style-name="P1"><text:s text:c="8"/>}</text:p>
      <text:p text:style-name="P1"><text:s text:c="4"/>if (typeof wiki_id != 'undefined' &amp;&amp; wiki_id != "") {</text:p>
      <text:p text:style-name="P1"><text:s text:c="8"/>var wiki_stem = "https://en.wikipedia.org/wiki/";</text:p>
      <text:p text:style-name="P1"><text:soft-page-break/><text:s text:c="8"/>profiles = profiles + '&lt;a href="' + wiki_stem + wiki_id + '" target="_blank" title="Profile at Wikipedia"&gt;Wiki&lt;/a&gt; | ' <text:s/>;</text:p>
      <text:p text:style-name="P1"><text:s text:c="8"/>}</text:p>
      <text:p text:style-name="P1"><text:s text:c="8"/></text:p>
      <text:p text:style-name="P1"><text:s text:c="4"/>if (profiles != '') {</text:p>
      <text:p text:style-name="P1"><text:s text:c="8"/>biotable = biotable + '&lt;tr&gt;&lt;td&gt;Profiles: ' + profiles.slice(0,-3) + '&lt;/td&gt;&lt;td&gt;&amp;nbsp;&lt;/td&gt;&lt;/tr&gt;';</text:p>
      <text:p text:style-name="P1"><text:s text:c="8"/>} </text:p>
      <text:p text:style-name="P1"><text:s text:c="4"/>else {</text:p>
      <text:p text:style-name="P1"><text:s text:c="8"/>biotable = biotable + '&lt;tr&gt;&lt;td&gt;&amp;nbsp;&lt;/td&gt;&lt;/tr&gt;'; </text:p>
      <text:p text:style-name="P1"><text:s text:c="8"/>} </text:p>
      <text:p text:style-name="P1"/>
      <text:p text:style-name="P1"><text:s text:c="4"/>// if picture (and maybe in general) need to move ranking history link and titles/finals out of this box</text:p>
      <text:p text:style-name="P1"><text:s text:c="4"/>//var rhlink = '&lt;a href="https://tennisabstract.herokuapp.com/ATP/RankHistory/' + fullname.replace(/ /g, "_") + '/YearEndDate/Points/"&gt;Ranking history and highlights&lt;/a&gt;';</text:p>
      <text:p text:style-name="P1"><text:s text:c="4"/>var titlelink = '&lt;span id="titleclick" class="likelink"&gt;Titles/Finals&lt;/span&gt;';</text:p>
      <text:p text:style-name="P1"><text:s text:c="4"/>//biotable = biotable + '&lt;tr&gt;&lt;td&gt;' + rhlink + '&lt;/td&gt;&lt;/tr&gt;&lt;tr&gt;&lt;td&gt;' + titlelink + '&lt;/td&gt;&lt;/tr&gt;';</text:p>
      <text:p text:style-name="P1"><text:s text:c="4"/>biotable = biotable + '&lt;tr&gt;&lt;td&gt;' + titlelink + '&lt;/td&gt;&lt;/tr&gt;';</text:p>
      <text:p text:style-name="P1"/>
      <text:p text:style-name="P1"><text:s text:c="4"/>biotable = biotable + '&lt;tr&gt;&lt;td&gt;' + '&lt;i&gt;Photo: &lt;a target="_blank" href="' + photog_link + '"&gt;' + photog_credit + '&lt;/a&gt;&lt;/i&gt;&lt;/td&gt;&lt;/tr&gt;';</text:p>
      <text:p text:style-name="P1"/>
      <text:p text:style-name="P1"><text:s text:c="4"/>$("#bio").html(biotable + '&lt;/table&gt;&lt;/td&gt;&lt;td&gt;&amp;nbsp;&amp;nbsp;&lt;/td&gt;&lt;/tr&gt;&lt;/table&gt;&lt;/p&gt;');</text:p>
      <text:p text:style-name="P1"><text:s text:c="4"/>}</text:p>
      <text:p text:style-name="P1"/>
      <text:p text:style-name="P1">function insertBio() {</text:p>
      <text:p text:style-name="P1"><text:s text:c="4"/>var plname = '&lt;span style="fontsize:24px"&gt;&lt;b&gt;' + fullname + ' [' + country + ']&lt;/b&gt;&lt;/span&gt;';</text:p>
      <text:p text:style-name="P1"><text:s text:c="4"/>if (typeof dob === 'undefined') {var birthdate = '';}</text:p>
      <text:p text:style-name="P1"><text:s text:c="4"/>else {</text:p>
      <text:p text:style-name="P1"><text:s text:c="8"/>var bd = dob.toString();</text:p>
      <text:p text:style-name="P1"><text:s text:c="8"/>var birthdate = 'Date of birth: ' + bd.slice(6) + '-' + months[bd.slice(4, 6)] + '-' + bd.slice(0, 4);</text:p>
      <text:p text:style-name="P1"><text:s text:c="8"/>}</text:p>
      <text:p text:style-name="P1"><text:s text:c="4"/>var handed;</text:p>
      <text:p text:style-name="P1"><text:s text:c="4"/>if (hand == 'R') {handed = 'Plays: Right-handed';}</text:p>
      <text:p text:style-name="P1"><text:s text:c="4"/>else if (hand == 'L') {handed = 'Plays: Left-handed';}</text:p>
      <text:p text:style-name="P1"><text:s text:c="4"/>else {handed = '';}</text:p>
      <text:p text:style-name="P1"><text:s text:c="4"/>if (typeof backhand != 'undefined' &amp;&amp; backhand != '') {handed = handed.slice(0,-7) + ' (' + bhdict[backhand] + '-handed backhand)';}</text:p>
      <text:p text:style-name="P1"><text:s text:c="4"/>if (currentrank == '') {var crank = '';}</text:p>
      <text:p text:style-name="P1"><text:s text:c="4"/>else {var crank = 'Current rank: &lt;b&gt;'+currentrank.toString()+'&lt;/b&gt;'}; </text:p>
      <text:p text:style-name="P1"><text:s text:c="4"/>if (typeof liverank != 'undefined' &amp;&amp; liverank != '') {var lrank = '&amp;nbsp;&amp;nbsp;&amp;nbsp;&lt;a target="_blank" href="http://live-tennis.eu/"&gt;&lt;i&gt;Live: ' + liverank.toString() + '&lt;/i&gt;&lt;/a&gt;';}</text:p>
      <text:p text:style-name="P1"><text:s text:c="4"/>else {var lrank = '';}</text:p>
      <text:p text:style-name="P1"><text:s text:c="4"/>//var lrank = '';</text:p>
      <text:p text:style-name="P1"><text:s text:c="4"/>if (peakrank != 'UNR') {var prank = 'Peak rank: &lt;b&gt;' + peakrank.toString()+'&lt;/b&gt;';}</text:p>
      <text:p text:style-name="P1"><text:s text:c="4"/>else {var prank = '';}</text:p>
      <text:p text:style-name="P1"><text:s text:c="4"/>if (peakfirst != '') {</text:p>
      <text:p text:style-name="P1"><text:s text:c="4"/><text:tab/>var pf = peakfirst.toString();</text:p>
      <text:p text:style-name="P1"><text:s text:c="4"/><text:tab/>prank = prank + ' (' + pf.slice(6) + '-' + months[pf.slice(4, 6)] + '-' + pf.slice(0, 4) + ')';</text:p>
      <text:p text:style-name="P1"><text:s text:c="4"/><text:tab/>}</text:p>
      <text:p text:style-name="P1"><text:s text:c="4"/>//if (typeof twitter != 'undefined' &amp;&amp; twitter != "") {var tline = 'Twitter: &lt;a href="https://twitter.com/' + twitter + '" target="_blank"&gt;@' + twitter + '&lt;/a&gt;';}</text:p>
      <text:p text:style-name="P1"><text:soft-page-break/><text:s text:c="4"/>if (typeof twitter != 'undefined' &amp;&amp; twitter != "") {var tline = '&lt;a href="https://twitter.com/' + twitter + '" target="_blank"&gt;@' + twitter + '&lt;/a&gt;';}</text:p>
      <text:p text:style-name="P1"><text:s text:c="4"/>else {var tline = '';}</text:p>
      <text:p text:style-name="P1"><text:s text:c="4"/>var biotable = '&lt;p id="biog"&gt;&lt;table cellpadding=1 cellspacing=1&gt;&lt;tr&gt;&lt;td&gt;' + plname + fourspaces + fourspaces + '&lt;/td&gt;&lt;td&gt;' + tline + '&lt;/td&gt;&lt;/tr&gt;';</text:p>
      <text:p text:style-name="P1"><text:s text:c="4"/>if (birthdate != '') {var rowtwo = '&lt;tr&gt;&lt;td&gt;' + birthdate + fourspaces + fourspaces + '&lt;/td&gt;&lt;td&gt;' + handed + '&lt;/td&gt;&lt;/tr&gt;';}</text:p>
      <text:p text:style-name="P1"><text:s text:c="4"/>else {var rowtwo = '&lt;tr&gt;&lt;td&gt;' + handed + '&lt;/td&gt;&lt;td&gt;&amp;nbsp;&lt;/td&gt;&lt;/tr&gt;';}</text:p>
      <text:p text:style-name="P1"><text:s text:c="4"/>if (crank != '') {var rowthree = '&lt;tr&gt;&lt;td&gt;' + crank + lrank + '&lt;/td&gt;&lt;td&gt;' + prank + '&lt;/td&gt;&lt;/tr&gt;';}</text:p>
      <text:p text:style-name="P1"><text:s text:c="4"/>else {var rowthree = '&lt;tr&gt;&lt;td&gt;' + prank + '&lt;/td&gt;&lt;td&gt;&amp;nbsp;&lt;/td&gt;&lt;/tr&gt;';}</text:p>
      <text:p text:style-name="P1"><text:s text:c="4"/></text:p>
      <text:p text:style-name="P1"><text:s text:c="4"/>var profiles = '';</text:p>
      <text:p text:style-name="P1"><text:s text:c="4"/>if (typeof atp_id != 'undefined' &amp;&amp; atp_id != "") {</text:p>
      <text:p text:style-name="P1"><text:s text:c="8"/>var atp_stem = "http://www.atpworldtour.com/en/players/";</text:p>
      <text:p text:style-name="P1"><text:s text:c="8"/>profiles = profiles + '&lt;a href="' + atp_stem + atp_id + '/overview" target="_blank" title="Profile at atpworldtour.com"&gt;ATP&lt;/a&gt; | ';</text:p>
      <text:p text:style-name="P1"><text:s text:c="8"/>} <text:s text:c="2"/></text:p>
      <text:p text:style-name="P1"><text:s text:c="4"/>if (typeof itf_id != 'undefined' &amp;&amp; itf_id != "") {</text:p>
      <text:p text:style-name="P1"><text:s text:c="8"/>var itf_stem = "http://www.itftennis.com/procircuit/players/player/profile.aspx?playerid=";</text:p>
      <text:p text:style-name="P1"><text:s text:c="8"/>profiles = profiles + '&lt;a href="' + itf_stem + itf_id + '" target="_blank" title="Profile at the ITF website"&gt;ITF&lt;/a&gt; | ';</text:p>
      <text:p text:style-name="P1"><text:s text:c="8"/>}</text:p>
      <text:p text:style-name="P1"><text:s text:c="4"/>if (typeof dc_id != 'undefined' &amp;&amp; dc_id != "") {</text:p>
      <text:p text:style-name="P1"><text:s text:c="8"/>var dc_stem = "http://www.daviscup.com/en/players/player.aspx?id=";</text:p>
      <text:p text:style-name="P1"><text:s text:c="8"/>profiles = profiles + '&lt;a href="' + dc_stem + dc_id + '" target="_blank" title="Profile at Davis Cup website"&gt;DC&lt;/a&gt; | ';</text:p>
      <text:p text:style-name="P1"><text:s text:c="8"/>}</text:p>
      <text:p text:style-name="P1"><text:s text:c="4"/>if (typeof wiki_id != 'undefined' &amp;&amp; wiki_id != "") {</text:p>
      <text:p text:style-name="P1"><text:s text:c="8"/>var wiki_stem = "https://en.wikipedia.org/wiki/";</text:p>
      <text:p text:style-name="P1"><text:s text:c="8"/>profiles = profiles + '&lt;a href="' + wiki_stem + wiki_id + '" target="_blank" title="Profile at Wikipedia"&gt;Wiki&lt;/a&gt; | ' <text:s/>;</text:p>
      <text:p text:style-name="P1"><text:s text:c="8"/>}</text:p>
      <text:p text:style-name="P1"><text:s text:c="8"/></text:p>
      <text:p text:style-name="P1"><text:s text:c="4"/>if (profiles != '') {</text:p>
      <text:p text:style-name="P1"><text:s text:c="8"/>var profile_row = '&lt;tr&gt;&lt;td&gt;Profiles: ' + profiles.slice(0,-3) + '&lt;/td&gt;&lt;td&gt;&amp;nbsp;&lt;/td&gt;&lt;/tr&gt;';</text:p>
      <text:p text:style-name="P1"><text:s text:c="8"/>} </text:p>
      <text:p text:style-name="P1"><text:s text:c="4"/>else {var profile_row = '';} <text:s text:c="5"/></text:p>
      <text:p text:style-name="P1"/>
      <text:p text:style-name="P1"><text:s text:c="4"/>var rhlink = '&lt;a href="https://tennisabstract.herokuapp.com/ATP/RankHistory/' + fullname.replace(/ /g, "_") + '/YearEndDate/Points/"&gt;Ranking history and highlights&lt;/a&gt;';</text:p>
      <text:p text:style-name="P1"><text:s text:c="4"/>var titlelink = '&lt;span id="titleclick" class="likelink"&gt;Titles/Finals&lt;/span&gt;'</text:p>
      <text:p text:style-name="P1"><text:s text:c="4"/>var rowfour = <text:s/>'&lt;tr&gt;&lt;td&gt;' + titlelink + '&lt;/td&gt;&lt;td&gt;' + rhlink + '&lt;/td&gt;&lt;/tr&gt;'; </text:p>
      <text:p text:style-name="P1"><text:s text:c="4"/>$("#bio").html(biotable + rowtwo + rowthree + profile_row + rowfour + '&lt;/table&gt;&lt;/p&gt;');</text:p>
      <text:p text:style-name="P1"><text:s text:c="4"/>}</text:p>
      <text:p text:style-name="P1"/>
      <text:p text:style-name="P1">function choiceClick(choiceid, filt, ctrl) {</text:p>
      <text:p text:style-name="P1"><text:s text:c="4"/>//var menudef = 0;</text:p>
      <text:p text:style-name="P1"><text:s text:c="4"/>// if click is on default -- shift doesn't matter, presets don't matter; select default and deselect others</text:p>
      <text:p text:style-name="P1"><text:s text:c="4"/>// (possible exception of 'span' menu?</text:p>
      <text:p text:style-name="P1"><text:s text:c="4"/>if (choiceid.slice(-3) == 'def') {</text:p>
      <text:p text:style-name="P1"><text:s text:c="8"/>$("." + filt + "choice").removeClass("selected").removeClass(filt + "selected");</text:p>
      <text:p text:style-name="P1"><text:soft-page-break/><text:s text:c="8"/>$('#' + choiceid).addClass("selected").addClass(filt + "selected");</text:p>
      <text:p text:style-name="P1"><text:s text:c="8"/>}</text:p>
      <text:p text:style-name="P1"><text:s text:c="4"/>// if click on choice that is already selected [shift doesn't matter]</text:p>
      <text:p text:style-name="P1"><text:s text:c="4"/>else if ($('#' + choiceid).hasClass('selected')) {</text:p>
      <text:p text:style-name="P1"><text:s text:c="8"/>// - if it's the only one, go back to default</text:p>
      <text:p text:style-name="P1"><text:s text:c="8"/>if ($('.' + filt + 'selected').length == 1) {</text:p>
      <text:p text:style-name="P1"><text:s text:c="12"/>$('#' + filt + 'def').addClass("selected").addClass(filt + "selected");</text:p>
      <text:p text:style-name="P1"><text:s text:c="12"/>}</text:p>
      <text:p text:style-name="P1"><text:s text:c="8"/>$('#' + choiceid).removeClass("selected").removeClass(filt + "selected");</text:p>
      <text:p text:style-name="P1"><text:s text:c="8"/>}</text:p>
      <text:p text:style-name="P1"><text:s text:c="4"/>// if choice not already selected, and shift, then select new choice</text:p>
      <text:p text:style-name="P1"><text:s text:c="4"/>else if (ctrl == 1) {</text:p>
      <text:p text:style-name="P1"><text:s text:c="8"/>$('#' + choiceid).addClass("selected").addClass(filt + "selected");</text:p>
      <text:p text:style-name="P1"><text:s text:c="8"/>}</text:p>
      <text:p text:style-name="P1"><text:s text:c="4"/>// choice not already selected, not shift: take away all, make this selection</text:p>
      <text:p text:style-name="P1"><text:s text:c="4"/>else {</text:p>
      <text:p text:style-name="P1"><text:s text:c="8"/>$("." + filt + "choice").removeClass("selected").removeClass(filt + "selected");</text:p>
      <text:p text:style-name="P1"><text:s text:c="8"/>$('#' + choiceid).addClass("selected").addClass(filt + "selected");</text:p>
      <text:p text:style-name="P1"><text:s text:c="8"/>}</text:p>
      <text:p text:style-name="P1"><text:s text:c="4"/>if (choiceid.slice(-8) == 'Customqq') {return;}</text:p>
      <text:p text:style-name="P1"><text:s text:c="4"/>makeMatchTable({}, 0);</text:p>
      <text:p text:style-name="P1"><text:s text:c="4"/>}</text:p>
      <text:p text:style-name="P1"/>
      <text:p text:style-name="P1">function setPlayerFilter(player, make, defSort) {</text:p>
      <text:p text:style-name="P1"><text:s text:c="4"/>$('.h2hchoice').removeClass('selected').removeClass('h2hselected');</text:p>
      <text:p text:style-name="P1"><text:s text:c="4"/>var playerid = '#' + 'h2h' + player.replace(/ /g, '');</text:p>
      <text:p text:style-name="P1"><text:s text:c="4"/>if ($(playerid).length == 0) { // new player to the list</text:p>
      <text:p text:style-name="P1"><text:s text:c="8"/>$newcell = $('&lt;td&gt;').text(fourspaces + fourspaces + player.replace(/ /g, '\u00a0'));</text:p>
      <text:p text:style-name="P1"><text:s text:c="8"/>$newrow = $('&lt;tr&gt;').attr('class', 'h2hselected h2hchoice selected inmenu').attr('id', playerid.slice(1));</text:p>
      <text:p text:style-name="P1"><text:s text:c="8"/>$newrow.append($newcell);</text:p>
      <text:p text:style-name="P1"><text:s text:c="8"/>$('#nothead').before($newrow);</text:p>
      <text:p text:style-name="P1"><text:s text:c="8"/>if ($('#h2hhead').hasClass('open')) {$newrow.toggle();}</text:p>
      <text:p text:style-name="P1"><text:s text:c="8"/>$(playerid).click(function () {</text:p>
      <text:p text:style-name="P1"><text:s text:c="12"/>//var choiceid = $(this).attr('id')</text:p>
      <text:p text:style-name="P1"><text:s text:c="12"/>if (event.ctrlKey) {var ctrl=1;}</text:p>
      <text:p text:style-name="P1"><text:s text:c="12"/>else {var ctrl=0;}</text:p>
      <text:p text:style-name="P1"><text:s text:c="12"/>choiceClick(playerid.slice(1), 'h2h', ctrl);</text:p>
      <text:p text:style-name="P1"><text:s text:c="12"/>});</text:p>
      <text:p text:style-name="P1"><text:s text:c="8"/>}</text:p>
      <text:p text:style-name="P1"><text:s text:c="4"/>else {$(playerid).addClass('selected').addClass('h2hselected');}</text:p>
      <text:p text:style-name="P1"><text:s text:c="4"/>//set time span to career</text:p>
      <text:p text:style-name="P1"><text:s text:c="4"/>if (make==1) {makeMatchTable({}, defSort);}</text:p>
      <text:p text:style-name="P1"><text:s text:c="4"/>}</text:p>
      <text:p text:style-name="P1"><text:s text:c="4"/></text:p>
      <text:p text:style-name="P1">function setPartnerFilter(player, make, defSort) {</text:p>
      <text:p text:style-name="P1"><text:s text:c="4"/>$('.partnerchoice').removeClass('selected').removeClass('partnerselected');</text:p>
      <text:p text:style-name="P1"><text:s text:c="4"/>var playerid = '#' + 'partner' + player.replace(/ /g, '');</text:p>
      <text:p text:style-name="P1"><text:s text:c="4"/>if ($(playerid).length == 0) { // new player to the list</text:p>
      <text:p text:style-name="P1"><text:s text:c="8"/>$newcell = $('&lt;td&gt;').text(fourspaces + fourspaces + player.replace(/ /g, '\u00a0'));</text:p>
      <text:p text:style-name="P1"><text:s text:c="8"/>$newrow = $('&lt;tr&gt;').attr('class', 'partnerselected partnerchoice selected inmenu').attr('id', playerid.slice(1));</text:p>
      <text:p text:style-name="P1"><text:soft-page-break/><text:s text:c="8"/>$newrow.append($newcell);</text:p>
      <text:p text:style-name="P1"><text:s text:c="8"/>$('#opphead').before($newrow);</text:p>
      <text:p text:style-name="P1"><text:s text:c="8"/>if ($('#partnerhead').hasClass('open')) {$newrow.toggle();}</text:p>
      <text:p text:style-name="P1"><text:s text:c="8"/>$(playerid).click(function () {</text:p>
      <text:p text:style-name="P1"><text:s text:c="12"/>//var choiceid = $(this).attr('id')</text:p>
      <text:p text:style-name="P1"><text:s text:c="12"/>if (event.ctrlKey) {var ctrl=1;}</text:p>
      <text:p text:style-name="P1"><text:s text:c="12"/>else {var ctrl=0;}</text:p>
      <text:p text:style-name="P1"><text:s text:c="12"/>choiceClick(playerid.slice(1), 'partner', ctrl);</text:p>
      <text:p text:style-name="P1"><text:s text:c="12"/>});</text:p>
      <text:p text:style-name="P1"><text:s text:c="8"/>}</text:p>
      <text:p text:style-name="P1"><text:s text:c="4"/>else {$(playerid).addClass('selected').addClass('partnerselected');}</text:p>
      <text:p text:style-name="P1"><text:s text:c="4"/>//set time span to career</text:p>
      <text:p text:style-name="P1"><text:s text:c="4"/>if (make==1) {makeMatchTable({}, defSort);}</text:p>
      <text:p text:style-name="P1"><text:s text:c="4"/>}</text:p>
      <text:p text:style-name="P1"><text:s text:c="4"/></text:p>
      <text:p text:style-name="P1">function setOpponentFilter(player, make, defSort) {</text:p>
      <text:p text:style-name="P1"><text:s text:c="4"/>$('.oppchoice').removeClass('selected').removeClass('oppselected');</text:p>
      <text:p text:style-name="P1"><text:s text:c="4"/>var playerid = '#' + 'opp' + player.replace(/ /g, '');</text:p>
      <text:p text:style-name="P1"><text:s text:c="4"/>if ($(playerid).length == 0) { // new player to the list</text:p>
      <text:p text:style-name="P1"><text:s text:c="8"/>$newcell = $('&lt;td&gt;').text(fourspaces + fourspaces + player.replace(/ /g, '\u00a0'));</text:p>
      <text:p text:style-name="P1"><text:s text:c="8"/>$newrow = $('&lt;tr&gt;').attr('class', 'oppselected oppchoice selected inmenu').attr('id', playerid.slice(1));</text:p>
      <text:p text:style-name="P1"><text:s text:c="8"/>$newrow.append($newcell);</text:p>
      <text:p text:style-name="P1"><text:s text:c="8"/>$('#oppteamhead').before($newrow);</text:p>
      <text:p text:style-name="P1"><text:s text:c="8"/>if ($('#opphead').hasClass('open')) {$newrow.toggle();}</text:p>
      <text:p text:style-name="P1"><text:s text:c="8"/>$(playerid).click(function () {</text:p>
      <text:p text:style-name="P1"><text:s text:c="12"/>//var choiceid = $(this).attr('id')</text:p>
      <text:p text:style-name="P1"><text:s text:c="12"/>if (event.ctrlKey) {var ctrl=1;}</text:p>
      <text:p text:style-name="P1"><text:s text:c="12"/>else {var ctrl=0;}</text:p>
      <text:p text:style-name="P1"><text:s text:c="12"/>choiceClick(playerid.slice(1), 'opp', ctrl);</text:p>
      <text:p text:style-name="P1"><text:s text:c="12"/>});</text:p>
      <text:p text:style-name="P1"><text:s text:c="8"/>}</text:p>
      <text:p text:style-name="P1"><text:s text:c="4"/>else {$(playerid).addClass('selected').addClass('oppselected');}</text:p>
      <text:p text:style-name="P1"><text:s text:c="4"/>//set time span to career</text:p>
      <text:p text:style-name="P1"><text:s text:c="4"/>if (make==1) {makeMatchTable({}, defSort);}</text:p>
      <text:p text:style-name="P1"><text:s text:c="4"/>}</text:p>
      <text:p text:style-name="P1"><text:s text:c="4"/></text:p>
      <text:p text:style-name="P1">function setOppteamFilter(player, make, defSort) {</text:p>
      <text:p text:style-name="P1"><text:s text:c="4"/>$('.oppteamchoice').removeClass('selected').removeClass('oppteamselected');</text:p>
      <text:p text:style-name="P1"><text:s text:c="4"/>var playerid = '#' + 'oppteam' + player.replace(/ /g, '');</text:p>
      <text:p text:style-name="P1"><text:s text:c="4"/>if ($(playerid).length == 0) { // new player to the list</text:p>
      <text:p text:style-name="P1"><text:s text:c="8"/>var slash_replace = '/&lt;br/&gt;' + fourspaces + "&amp;nbsp;" + fourspaces</text:p>
      <text:p text:style-name="P1"><text:s text:c="8"/>$newcell = $('&lt;td&gt;').html(fourspaces + fourspaces + player.replace(/ /g, '\u00a0').replace('/', slash_replace));</text:p>
      <text:p text:style-name="P1"><text:s text:c="8"/>$newrow = $('&lt;tr&gt;').attr('class', 'oppteamselected oppteamchoice selected inmenu').attr('id', playerid.slice(1));</text:p>
      <text:p text:style-name="P1"><text:s text:c="8"/>$newrow.append($newcell);</text:p>
      <text:p text:style-name="P1"><text:s text:c="8"/>$('#spanhead').before($newrow);</text:p>
      <text:p text:style-name="P1"><text:s text:c="8"/>if ($('#oppteamhead').hasClass('open')) {$newrow.toggle();}</text:p>
      <text:p text:style-name="P1"><text:s text:c="8"/>$(playerid).click(function () {</text:p>
      <text:p text:style-name="P1"><text:s text:c="12"/>//var choiceid = $(this).attr('id')</text:p>
      <text:p text:style-name="P1"><text:s text:c="12"/>if (event.ctrlKey) {var ctrl=1;}</text:p>
      <text:p text:style-name="P1"><text:soft-page-break/><text:s text:c="12"/>else {var ctrl=0;}</text:p>
      <text:p text:style-name="P1"><text:s text:c="12"/>choiceClick(playerid.slice(1), 'oppteam', ctrl);</text:p>
      <text:p text:style-name="P1"><text:s text:c="12"/>});</text:p>
      <text:p text:style-name="P1"><text:s text:c="8"/>}</text:p>
      <text:p text:style-name="P1"><text:s text:c="4"/>else {$(playerid).addClass('selected').addClass('oppteamselected');}</text:p>
      <text:p text:style-name="P1"><text:s text:c="4"/>//set time span to career</text:p>
      <text:p text:style-name="P1"><text:s text:c="4"/>if (make==1) {makeMatchTable({}, defSort);}</text:p>
      <text:p text:style-name="P1"><text:s text:c="4"/>}</text:p>
      <text:p text:style-name="P1"/>
      <text:p text:style-name="P1">function setNotPlayerFilter(player, make) {</text:p>
      <text:p text:style-name="P1"><text:s text:c="4"/>$('.notchoice').removeClass('selected').removeClass('notselected');</text:p>
      <text:p text:style-name="P1"><text:s text:c="4"/>var playerid = '#' + 'not' + player.replace(/ /g, '');</text:p>
      <text:p text:style-name="P1"><text:s text:c="4"/>if ($(playerid).length == 0) { // new player to the list</text:p>
      <text:p text:style-name="P1"><text:s text:c="8"/>$newcell = $('&lt;td&gt;').text(fourspaces + fourspaces + player.replace(/ /g, '\u00a0'));</text:p>
      <text:p text:style-name="P1"><text:s text:c="8"/>$newrow = $('&lt;tr&gt;').attr('class', 'notselected notchoice selected inmenu').attr('id', playerid.slice(1));</text:p>
      <text:p text:style-name="P1"><text:s text:c="8"/>$newrow.append($newcell);</text:p>
      <text:p text:style-name="P1"><text:s text:c="8"/>$('#spanhead').before($newrow);</text:p>
      <text:p text:style-name="P1"><text:s text:c="8"/>if ($('#nothead').hasClass('open')) {$newrow.toggle();}</text:p>
      <text:p text:style-name="P1"><text:s text:c="8"/>$(playerid).click(function () {</text:p>
      <text:p text:style-name="P1"><text:s text:c="12"/>//var choiceid = $(this).attr('id')</text:p>
      <text:p text:style-name="P1"><text:s text:c="12"/>if (event.ctrlKey) {var ctrl=1;}</text:p>
      <text:p text:style-name="P1"><text:s text:c="12"/>else {var ctrl=0;}</text:p>
      <text:p text:style-name="P1"><text:s text:c="12"/>choiceClick(playerid.slice(1), 'not', ctrl);</text:p>
      <text:p text:style-name="P1"><text:s text:c="12"/>});</text:p>
      <text:p text:style-name="P1"><text:s text:c="8"/>}</text:p>
      <text:p text:style-name="P1"><text:s text:c="4"/>else {$(playerid).addClass('selected').addClass('notselected');}</text:p>
      <text:p text:style-name="P1"><text:s text:c="4"/>//set time span to career</text:p>
      <text:p text:style-name="P1"><text:s text:c="4"/>if (make==1) {makeMatchTable({}, 0);}</text:p>
      <text:p text:style-name="P1"><text:s text:c="4"/>}</text:p>
      <text:p text:style-name="P1"/>
      <text:p text:style-name="P1">function fHeaderClick(choiceid) {</text:p>
      <text:p text:style-name="P1"><text:s text:c="4"/>var filt = choiceid.slice(0, -4);</text:p>
      <text:p text:style-name="P1"><text:s text:c="4"/>$("." + filt + "choice").toggle();</text:p>
      <text:p text:style-name="P1"><text:s text:c="4"/>if ($("#" + filt + "head").hasClass("closed")) {$("#" + filt + "head").removeClass("closed").addClass("open");}</text:p>
      <text:p text:style-name="P1"><text:s text:c="4"/>else {$("#" + filt + "head").removeClass("open").addClass("closed");}</text:p>
      <text:p text:style-name="P1"><text:s text:c="4"/>if ($("." + filt + "choice").is(':visible') == false &amp;&amp; $("#" + filt + "def").hasClass("selected") == false) {</text:p>
      <text:p text:style-name="P1"><text:s text:c="8"/>// check if default is selected</text:p>
      <text:p text:style-name="P1"><text:s text:c="8"/>$("#" + filt + "head").addClass("selected");</text:p>
      <text:p text:style-name="P1"><text:s text:c="8"/>}</text:p>
      <text:p text:style-name="P1"><text:s text:c="4"/>else {$("#" + filt + "head").removeClass("selected");}</text:p>
      <text:p text:style-name="P1"><text:s text:c="4"/>}</text:p>
      <text:p text:style-name="P1"><text:s text:c="4"/></text:p>
      <text:p text:style-name="P1">var defParams = '' <text:s text:c="3"/></text:p>
      <text:p text:style-name="P1">window.onpopstate = function (event) {</text:p>
      <text:p text:style-name="P1"><text:s text:c="4"/>if (event.state == null) {</text:p>
      <text:p text:style-name="P1"><text:s text:c="8"/>var prefs = 0;</text:p>
      <text:p text:style-name="P1"><text:s text:c="8"/>for (pf in prefilters) {prefs += 1;}</text:p>
      <text:p text:style-name="P1"><text:s text:c="8"/>if (prefs == 0) {newPrefilters(defParams);}</text:p>
      <text:p text:style-name="P1"><text:s text:c="8"/>}</text:p>
      <text:p text:style-name="P1"><text:soft-page-break/><text:s text:c="4"/>else if (event.state.new_text.indexOf('.cgi') != -1) {</text:p>
      <text:p text:style-name="P1"><text:s text:c="8"/>newPrefilters(defParams);</text:p>
      <text:p text:style-name="P1"><text:s text:c="8"/>}</text:p>
      <text:p text:style-name="P1"><text:s text:c="4"/>else {</text:p>
      <text:p text:style-name="P1"><text:s text:c="8"/>//alert('event state '+event.state.slug);</text:p>
      <text:p text:style-name="P1"><text:s text:c="8"/>newPrefilters(event.state.new_text);</text:p>
      <text:p text:style-name="P1"><text:s text:c="8"/>new_text = event.state.new_text;</text:p>
      <text:p text:style-name="P1"><text:s text:c="8"/>}</text:p>
      <text:p text:style-name="P1"><text:s text:c="4"/>};</text:p>
      <text:p text:style-name="P1"><text:s text:c="4"/></text:p>
      <text:p text:style-name="P1">var startdate = '', enddate = '';</text:p>
      <text:p text:style-name="P1">var lowrank = '', highrank = '';</text:p>
      <text:p text:style-name="P1">var statchoice = '', statoperatorchoice = '', statinput = '';</text:p>
      <text:p text:style-name="P1">var statlist = ['Dom Ratio', 'Ace Perc', 'DF Perc', '1st In', '1st WPc', '2nd WPc', 'BP Svd Pc', 'BP Saved', 'BPC Faced',</text:p>
      <text:p text:style-name="P1"><text:s text:c="20"/>'Time', 'TPW', 'RPW', 'vAce Pc', 'v1st WPc', 'v2nd WPc', 'BP Cnv Pc', 'BP Conv', 'BP Chncs', 'Tot Pts',</text:p>
      <text:p text:style-name="P1"><text:s text:c="20"/>'Aces', 'DFs', 'Sv Pts', '1Sv Pts', '2Sv Pts', 'vAces'];</text:p>
      <text:p text:style-name="P1">var statpercs = {'Ace Perc': 1, 'DF Perc': 1, '1st In': 1, '1st WPc': 1, '2nd WPc': 1, 'BP Svd Pc': 1, </text:p>
      <text:p text:style-name="P1"><text:s text:c="21"/>'TPW': 1, 'RPW': 1, 'vAce Pc': 1, 'v1st WPc': 1, 'v2nd WPc': 1, 'BP Cnv Pc': 1}</text:p>
      <text:p text:style-name="P1"/>
      <text:p text:style-name="P1">$(document).ready(function() { </text:p>
      <text:p text:style-name="P1"/>
      <text:p text:style-name="P1"><text:s text:c="4"/>//var pparams = getPermalinkParams();</text:p>
      <text:p text:style-name="P1"><text:s text:c="4"/>var thisurl = window.location.href</text:p>
      <text:p text:style-name="P1"><text:s text:c="4"/>if (thisurl.indexOf('&amp;') == -1) {var pparams = '';}</text:p>
      <text:p text:style-name="P1"><text:s text:c="4"/>else {var pparams = thisurl.slice(thisurl.indexOf('&amp;')).replace("&amp;f=", "");}</text:p>
      <text:p text:style-name="P1"><text:s text:c="4"/>//else {var pparams = '';}</text:p>
      <text:p text:style-name="P1"><text:s text:c="4"/>if (typeof(history.replaceState) !== "undefined") {</text:p>
      <text:p text:style-name="P1"><text:s text:c="8"/>history.replaceState({</text:p>
      <text:p text:style-name="P1"><text:s text:c="11"/>//old_text: old_text.val(),</text:p>
      <text:p text:style-name="P1"><text:s text:c="11"/>new_text: pparams,</text:p>
      <text:p text:style-name="P1"><text:s text:c="11"/>slug: location.pathname.replace("/", "")</text:p>
      <text:p text:style-name="P1"><text:s text:c="8"/>}, null, null);</text:p>
      <text:p text:style-name="P1"><text:s text:c="4"/>}</text:p>
      <text:p text:style-name="P1"/>
      <text:p text:style-name="P1"><text:s text:c="4"/>if (typeof photog == 'undefined' || photog == '') {</text:p>
      <text:p text:style-name="P1"><text:s text:c="8"/>insertBio();</text:p>
      <text:p text:style-name="P1"><text:s text:c="8"/>}</text:p>
      <text:p text:style-name="P1"><text:s text:c="4"/>else {</text:p>
      <text:p text:style-name="P1"><text:s text:c="8"/>insertPictureBio();</text:p>
      <text:p text:style-name="P1"><text:s text:c="8"/>}</text:p>
      <text:p text:style-name="P1"/>
      <text:p text:style-name="P1"><text:s text:c="4"/>// add chart agg link to span id="shotsHere"</text:p>
      <text:p text:style-name="P1"><text:s text:c="4"/>if (typeof chartagg != 'undefined' &amp;&amp; chartagg == 1) {</text:p>
      <text:p text:style-name="P1"><text:s text:c="8"/>$ca_span = $('&lt;span /&gt;').addClass('tablink').addClass('tabview');</text:p>
      <text:p text:style-name="P1"><text:s text:c="8"/>$ca_span.css('background-color', '#e6EEEE').css('position', 'relative').css('top', '5px');</text:p>
      <text:p text:style-name="P1"><text:s text:c="8"/>var ca_link = 'http://www.tennisabstract.com/charting/' + fullname.replace(/ /g, '') + '.html'</text:p>
      <text:p text:style-name="P1"><text:s text:c="8"/>var ihtml = '&amp;nbsp;&lt;b&gt;&lt;a href="' + ca_link + '" target="_blank" style="text-decoration:none"&gt;Shot-by-Shot Stats&lt;/a&gt;&lt;/b&gt;&amp;nbsp;';</text:p>
      <text:p text:style-name="P1"><text:s text:c="8"/>$ca_span.html(ihtml);</text:p>
      <text:p text:style-name="P1"><text:s text:c="8"/>$("#shotsHere").append($ca_span);</text:p>
      <text:p text:style-name="P1"><text:soft-page-break/><text:s text:c="8"/>// $('&lt;br /&gt;').insertBefore($ca_span);</text:p>
      <text:p text:style-name="P1"><text:s text:c="8"/>}</text:p>
      <text:p text:style-name="P1"><text:s text:c="3"/></text:p>
      <text:p text:style-name="P1"><text:s text:c="4"/>if (typeof playernews === 'undefined') {var pnewsrows = '';} //|| playernews == ''</text:p>
      <text:p text:style-name="P1"><text:s text:c="4"/>else if (playernews == '') {var pnewsrows = '';}</text:p>
      <text:p text:style-name="P1"><text:s text:c="4"/>else {</text:p>
      <text:p text:style-name="P1"><text:s text:c="8"/>var pnewsrows = '';</text:p>
      <text:p text:style-name="P1"><text:s text:c="8"/>for (j=0; j&lt;playernews.length; j++) {</text:p>
      <text:p text:style-name="P1"><text:s text:c="12"/>pnewsrows = pnewsrows + '&lt;br/&gt;' + playernews[j];</text:p>
      <text:p text:style-name="P1"><text:s text:c="12"/>}</text:p>
      <text:p text:style-name="P1"><text:s text:c="8"/>if (playernews.length &gt; 0) {pnewsrows = pnewsrows + '&lt;br/&gt;&amp;nbsp;';}</text:p>
      <text:p text:style-name="P1"><text:s text:c="8"/>}</text:p>
      <text:p text:style-name="P1"/>
      <text:p text:style-name="P1"><text:s text:c="4"/>if (typeof upcoming === 'undefined') {var upcomingrow = '';}</text:p>
      <text:p text:style-name="P1"><text:s text:c="4"/>else if (upcoming == '') {var upcomingrow = '';}</text:p>
      <text:p text:style-name="P1"><text:s text:c="4"/>else {</text:p>
      <text:p text:style-name="P1"><text:s text:c="8"/>if (month &lt; 10) {var udate = day + ' ' + months['0'+month+''];}</text:p>
      <text:p text:style-name="P1"><text:s text:c="8"/>else {var udate = day + ' ' + months[month+''];}</text:p>
      <text:p text:style-name="P1"><text:s text:c="8"/>var upcomingrow = '&lt;br/&gt;&lt;b&gt;' + udate + '&lt;/b&gt; Upcoming Tournaments: ' + upcoming;} // add date dynamically</text:p>
      <text:p text:style-name="P1"><text:s text:c="8"/>//if (pnewsrows == '') {pnewsrows = '&lt;br/&gt;&amp;nbsp;';}</text:p>
      <text:p text:style-name="P1"><text:s text:c="4"/>if (pnewsrows == '' &amp;&amp; upcomingrow == '') {} // <text:s/>&amp;&amp; upcomingrow == ''</text:p>
      <text:p text:style-name="P1"><text:s text:c="4"/>else {</text:p>
      <text:p text:style-name="P1"><text:s text:c="8"/>var newsanalysis = '&lt;span style="background-color:#e6EEEE;"&gt;&lt;b&gt;News and Analysis&lt;/b&gt;&lt;/span&gt;'</text:p>
      <text:p text:style-name="P1"><text:s text:c="8"/>var yourlinkhere = '&lt;i&gt;&lt;a href="http://tennisabstract.com/main/sitesubmit.html"&gt;your link here?&lt;/a&gt;&lt;/i&gt;'</text:p>
      <text:p text:style-name="P1"><text:s text:c="8"/>var pnews = '&amp;nbsp;&lt;br/&gt;' + newsanalysis + fourspaces + yourlinkhere + upcomingrow + pnewsrows; // upcomingrow + pnewsrows;</text:p>
      <text:p text:style-name="P1"><text:s text:c="8"/>$("#playernews").html(pnews);</text:p>
      <text:p text:style-name="P1"><text:s text:c="8"/>}</text:p>
      <text:p text:style-name="P1"><text:s text:c="4"/></text:p>
      <text:p text:style-name="P1"><text:s text:c="4"/>if (typeof careerjs_dubs === 'undefined') { <text:s/></text:p>
      <text:p text:style-name="P1"><text:s text:c="8"/>// in case doubles data didn't load / doesn't exist <text:s/></text:p>
      <text:p text:style-name="P1"><text:s text:c="8"/>$("#tabDubs").hide();</text:p>
      <text:p text:style-name="P1"><text:s text:c="8"/>$("#tabDubsSpacer").hide();</text:p>
      <text:p text:style-name="P1"><text:s text:c="8"/>careerjs_dubs = 0;</text:p>
      <text:p text:style-name="P1"><text:s text:c="8"/>view = "";</text:p>
      <text:p text:style-name="P1"><text:s text:c="8"/>} <text:s text:c="7"/></text:p>
      <text:p text:style-name="P1"><text:s text:c="4"/>else if (view == "") { <text:s/>// check ranks / peak ranks to see if should default to dubs view</text:p>
      <text:p text:style-name="P1"><text:s text:c="8"/>if (typeof currentrank === 'undefined' || currentrank == "" || currentrank == "UNR") {currentrank = 3000;}</text:p>
      <text:p text:style-name="P1"><text:s text:c="8"/>if (typeof peakrank === 'undefined' || peakrank == "") {peakrank = 3000;}</text:p>
      <text:p text:style-name="P1"><text:s text:c="8"/>if (typeof current_dubs === 'undefined' || current_dubs == "" || current_dubs == "UNR") {current_dubs = 3000;}</text:p>
      <text:p text:style-name="P1"><text:s text:c="8"/>if (typeof peak_dubs === 'undefined' || peak_dubs == "") {peak_dubs = 3000;}</text:p>
      <text:p text:style-name="P1"><text:s text:c="8"/>if (currentrank &lt;= 50 || peakrank &lt;= 10) {}</text:p>
      <text:p text:style-name="P1"><text:s text:c="8"/>else if (currentrank &gt; (current_dubs * 5)) {view = "doubles";}</text:p>
      <text:p text:style-name="P1"><text:s text:c="8"/>else if (currentrank == "" &amp;&amp; peakrank &gt; (peak_dubs * 5)) {view = "doubles";}</text:p>
      <text:p text:style-name="P1"><text:s text:c="8"/>else if (currentrank == 3000 &amp;&amp; peakrank &gt; (peak_dubs * 5)) {view = "doubles";}</text:p>
      <text:p text:style-name="P1"><text:s text:c="8"/>// can do this server-side...</text:p>
      <text:p text:style-name="P1"><text:s text:c="8"/>}</text:p>
      <text:p text:style-name="P1"><text:soft-page-break/><text:s text:c="4"/></text:p>
      <text:p text:style-name="P1"><text:s text:c="4"/>if (view == "doubles") {</text:p>
      <text:p text:style-name="P1"><text:s text:c="8"/>makeSplitsTable(doubles=1);</text:p>
      <text:p text:style-name="P1"><text:s text:c="8"/>prefilters['overview'] = 1; // default, show ranks and full names</text:p>
      <text:p text:style-name="P1"><text:s text:c="8"/>filteropts['span'] = ychoices_dubs;</text:p>
      <text:p text:style-name="P1"><text:s text:c="8"/>filteropts['tourney'] = tchoices_dubs;</text:p>
      <text:p text:style-name="P1"><text:s text:c="8"/>filteropts['asrank'] = rchoices_dubs; <text:s text:c="4"/></text:p>
      <text:p text:style-name="P1"><text:s text:c="8"/>}</text:p>
      <text:p text:style-name="P1"><text:s text:c="4"/>else {</text:p>
      <text:p text:style-name="P1"><text:s text:c="8"/>makeSplitsTable()</text:p>
      <text:p text:style-name="P1"><text:s text:c="8"/>}</text:p>
      <text:p text:style-name="P1"><text:s text:c="4"/></text:p>
      <text:p text:style-name="P1">// <text:s text:c="3"/>if (typeof photog != 'undefined' &amp;&amp; photog != '') {</text:p>
      <text:p text:style-name="P1">// <text:s text:c="7"/>$(".moresplits").toggle();</text:p>
      <text:p text:style-name="P1">// <text:s text:c="7"/>}</text:p>
      <text:p text:style-name="P1"><text:s text:c="8"/></text:p>
      <text:p text:style-name="P1"><text:s text:c="4"/>makeMenus();</text:p>
      <text:p text:style-name="P1"/>
      <text:p text:style-name="P1"><text:s text:c="4"/>applyPrefilters();</text:p>
      <text:p text:style-name="P1"><text:s text:c="4"/>$("#tabHead").click(function () {</text:p>
      <text:p text:style-name="P1"><text:s text:c="8"/>// if switching from doubles, change menus:</text:p>
      <text:p text:style-name="P1"><text:s text:c="8"/>if (!$('#tabDubs').hasClass("tablink")) {</text:p>
      <text:p text:style-name="P1"><text:s text:c="12"/>makeSplitsTable();</text:p>
      <text:p text:style-name="P1"><text:s text:c="12"/>//if (typeof photog != 'undefined' &amp;&amp; photog != '') {</text:p>
      <text:p text:style-name="P1"><text:s text:c="12"/>// <text:s text:c="3"/>$(".moresplits").toggle();</text:p>
      <text:p text:style-name="P1"><text:s text:c="12"/>// <text:s text:c="3"/>}</text:p>
      <text:p text:style-name="P1"><text:s text:c="12"/>filteropts['span'] = ychoices;</text:p>
      <text:p text:style-name="P1"><text:s text:c="12"/>filteropts['tourney'] = tchoices;</text:p>
      <text:p text:style-name="P1"><text:s text:c="12"/>filteropts['asrank'] = rchoices;</text:p>
      <text:p text:style-name="P1"><text:s text:c="12"/>makeMenus();</text:p>
      <text:p text:style-name="P1"><text:s text:c="12"/>}</text:p>
      <text:p text:style-name="P1"><text:s text:c="8"/>$(".tabview").addClass("tablink");</text:p>
      <text:p text:style-name="P1"><text:s text:c="8"/>$("#tabHead").removeClass("tablink");</text:p>
      <text:p text:style-name="P1"><text:s text:c="8"/>resetFilters();</text:p>
      <text:p text:style-name="P1"><text:s text:c="8"/>if ($("#spanhead").hasClass("closed")) {</text:p>
      <text:p text:style-name="P1"><text:s text:c="12"/>$("#spanhead").removeClass("closed").addClass("open") //.addClass("selected");</text:p>
      <text:p text:style-name="P1"><text:s text:c="12"/>$(".spanchoice").toggle();</text:p>
      <text:p text:style-name="P1"><text:s text:c="12"/>}</text:p>
      <text:p text:style-name="P1"><text:s text:c="8"/>$(".spanchoice").removeClass("selected").removeClass('spanselected');</text:p>
      <text:p text:style-name="P1"><text:s text:c="8"/>$("#spanCareerqq").addClass('selected').addClass('spanselected'); </text:p>
      <text:p text:style-name="P1"><text:s text:c="8"/>// show all filters (heads + choices), then hide minimum</text:p>
      <text:p text:style-name="P1"><text:s text:c="8"/>$(".header").show();</text:p>
      <text:p text:style-name="P1"><text:s text:c="8"/>$("#h2hhead").hide();</text:p>
      <text:p text:style-name="P1"><text:s text:c="8"/>$(".h2hchoice").hide();</text:p>
      <text:p text:style-name="P1"><text:s text:c="8"/>$("#nothead").hide();</text:p>
      <text:p text:style-name="P1"><text:s text:c="8"/>$(".notchoice").hide();</text:p>
      <text:p text:style-name="P1"><text:s text:c="8"/>$("#minyearshead").hide(); </text:p>
      <text:p text:style-name="P1"><text:s text:c="8"/>$(".minyearschoice").hide();</text:p>
      <text:p text:style-name="P1"><text:s text:c="8"/>$("#partnerhead").hide();</text:p>
      <text:p text:style-name="P1"><text:s text:c="8"/>$(".partnerchoice").hide();</text:p>
      <text:p text:style-name="P1"><text:s text:c="8"/>$("#opphead").hide();</text:p>
      <text:p text:style-name="P1"><text:s text:c="8"/>$(".oppchoice").hide();</text:p>
      <text:p text:style-name="P1"><text:soft-page-break/><text:s text:c="8"/>$("#oppteamhead").hide();</text:p>
      <text:p text:style-name="P1"><text:s text:c="8"/>$(".oppteamchoice").hide();</text:p>
      <text:p text:style-name="P1"><text:s text:c="8"/>$("#handshead").hide();</text:p>
      <text:p text:style-name="P1"><text:s text:c="8"/>$(".handschoice").hide(); </text:p>
      <text:p text:style-name="P1"><text:s text:c="8"/>$("#prankhead").hide();</text:p>
      <text:p text:style-name="P1"><text:s text:c="8"/>$(".prankchoice").hide();</text:p>
      <text:p text:style-name="P1"><text:s text:c="8"/>$("#phandhead").hide();</text:p>
      <text:p text:style-name="P1"><text:s text:c="8"/>$(".phandchoice").hide();</text:p>
      <text:p text:style-name="P1"><text:s text:c="8"/>makeMatchTable({}, 1);</text:p>
      <text:p text:style-name="P1"><text:s text:c="8"/>})</text:p>
      <text:p text:style-name="P1"><text:s text:c="4"/>$("#tabEvents").click(function () {</text:p>
      <text:p text:style-name="P1"><text:s text:c="8"/>// if switching from doubles, change menus:</text:p>
      <text:p text:style-name="P1"><text:s text:c="8"/>if (!$('#tabDubs').hasClass("tablink")) {</text:p>
      <text:p text:style-name="P1"><text:s text:c="12"/>makeSplitsTable();</text:p>
      <text:p text:style-name="P1"><text:s text:c="12"/>filteropts['span'] = ychoices;</text:p>
      <text:p text:style-name="P1"><text:s text:c="12"/>filteropts['tourney'] = tchoices;</text:p>
      <text:p text:style-name="P1"><text:s text:c="12"/>filteropts['asrank'] = rchoices;</text:p>
      <text:p text:style-name="P1"><text:s text:c="12"/>makeMenus();</text:p>
      <text:p text:style-name="P1"><text:s text:c="12"/>}</text:p>
      <text:p text:style-name="P1"><text:s text:c="8"/>$(".tabview").addClass("tablink");</text:p>
      <text:p text:style-name="P1"><text:s text:c="8"/>$("#tabEvents").removeClass("tablink");</text:p>
      <text:p text:style-name="P1"><text:s text:c="8"/>resetFilters();</text:p>
      <text:p text:style-name="P1"><text:s text:c="8"/>if ($("#spanhead").hasClass("closed")) {</text:p>
      <text:p text:style-name="P1"><text:s text:c="12"/>$("#spanhead").removeClass("closed").addClass("open") //.addClass("selected");</text:p>
      <text:p text:style-name="P1"><text:s text:c="12"/>$(".spanchoice").toggle();</text:p>
      <text:p text:style-name="P1"><text:s text:c="12"/>}</text:p>
      <text:p text:style-name="P1"><text:s text:c="8"/>$(".spanchoice").removeClass("selected").removeClass('spanselected');</text:p>
      <text:p text:style-name="P1"><text:s text:c="8"/>$("#spanCareerqq").addClass('selected').addClass('spanselected'); </text:p>
      <text:p text:style-name="P1"><text:s text:c="8"/>// show all filters (heads + choices), then hide minimum</text:p>
      <text:p text:style-name="P1"><text:s text:c="8"/>$(".header").show();</text:p>
      <text:p text:style-name="P1"><text:s text:c="8"/>$("#h2hhead").hide();</text:p>
      <text:p text:style-name="P1"><text:s text:c="8"/>$(".h2hchoice").hide();</text:p>
      <text:p text:style-name="P1"><text:s text:c="8"/>$("#nothead").hide();</text:p>
      <text:p text:style-name="P1"><text:s text:c="8"/>$(".notchoice").hide();</text:p>
      <text:p text:style-name="P1"><text:s text:c="8"/>$("#partnerhead").hide();</text:p>
      <text:p text:style-name="P1"><text:s text:c="8"/>$(".partnerchoice").hide();</text:p>
      <text:p text:style-name="P1"><text:s text:c="8"/>$("#opphead").hide();</text:p>
      <text:p text:style-name="P1"><text:s text:c="8"/>$(".oppchoice").hide();</text:p>
      <text:p text:style-name="P1"><text:s text:c="8"/>$("#oppteamhead").hide();</text:p>
      <text:p text:style-name="P1"><text:s text:c="8"/>$(".oppteamchoice").hide();</text:p>
      <text:p text:style-name="P1"><text:s text:c="8"/>$("#handshead").hide();</text:p>
      <text:p text:style-name="P1"><text:s text:c="8"/>$(".handschoice").hide(); </text:p>
      <text:p text:style-name="P1"><text:s text:c="8"/>$("#prankhead").hide();</text:p>
      <text:p text:style-name="P1"><text:s text:c="8"/>$(".prankchoice").hide();</text:p>
      <text:p text:style-name="P1"><text:s text:c="8"/>$("#phandhead").hide();</text:p>
      <text:p text:style-name="P1"><text:s text:c="8"/>$(".phandchoice").hide();</text:p>
      <text:p text:style-name="P1"><text:s text:c="8"/>makeMatchTable({}, 1);</text:p>
      <text:p text:style-name="P1"><text:s text:c="8"/>}) <text:s text:c="7"/></text:p>
      <text:p text:style-name="P1"><text:s text:c="4"/>$("#tabResults").click(function () {</text:p>
      <text:p text:style-name="P1"><text:s text:c="8"/>// if switching from doubles, change menus:</text:p>
      <text:p text:style-name="P1"><text:s text:c="8"/>if (!$('#tabDubs').hasClass("tablink")) {</text:p>
      <text:p text:style-name="P1"><text:s text:c="12"/>makeSplitsTable();</text:p>
      <text:p text:style-name="P1"><text:soft-page-break/><text:s text:c="12"/>prefilters['overall'] = 1; // default, show serving stats</text:p>
      <text:p text:style-name="P1"><text:s text:c="12"/>filteropts['span'] = ychoices;</text:p>
      <text:p text:style-name="P1"><text:s text:c="12"/>filteropts['tourney'] = tchoices;</text:p>
      <text:p text:style-name="P1"><text:s text:c="12"/>filteropts['asrank'] = rchoices;</text:p>
      <text:p text:style-name="P1"><text:s text:c="12"/>makeMenus();</text:p>
      <text:p text:style-name="P1"><text:s text:c="12"/>}</text:p>
      <text:p text:style-name="P1"><text:s text:c="8"/>$(".tabview").addClass("tablink");</text:p>
      <text:p text:style-name="P1"><text:s text:c="8"/>$("#tabResults").removeClass("tablink");</text:p>
      <text:p text:style-name="P1"><text:s text:c="8"/>resetFilters();</text:p>
      <text:p text:style-name="P1"><text:s text:c="8"/>if ($("#spanhead").hasClass("closed")) {</text:p>
      <text:p text:style-name="P1"><text:s text:c="12"/>$("#spanhead").removeClass("closed").addClass("open") //.addClass("selected");</text:p>
      <text:p text:style-name="P1"><text:s text:c="12"/>$(".spanchoice").toggle();</text:p>
      <text:p text:style-name="P1"><text:s text:c="12"/>}</text:p>
      <text:p text:style-name="P1"><text:s text:c="8"/>$(".spanchoice").removeClass("selected").removeClass('spanselected');</text:p>
      <text:p text:style-name="P1"><text:s text:c="8"/>$("#spandef").addClass('selected').addClass('spanselected'); </text:p>
      <text:p text:style-name="P1"><text:s text:c="8"/>// show all filters (heads + choices), then hide h2h, not ... more?</text:p>
      <text:p text:style-name="P1"><text:s text:c="8"/>$(".header").show();</text:p>
      <text:p text:style-name="P1"><text:s text:c="8"/>$("#minimumhead").hide(); </text:p>
      <text:p text:style-name="P1"><text:s text:c="8"/>$(".minimumchoice").hide(); </text:p>
      <text:p text:style-name="P1"><text:s text:c="8"/>$("#minyearshead").hide(); </text:p>
      <text:p text:style-name="P1"><text:s text:c="8"/>$(".minyearschoice").hide(); <text:s/></text:p>
      <text:p text:style-name="P1"><text:s text:c="8"/>$("#partnerhead").hide();</text:p>
      <text:p text:style-name="P1"><text:s text:c="8"/>$(".partnerchoice").hide();</text:p>
      <text:p text:style-name="P1"><text:s text:c="8"/>$("#opphead").hide();</text:p>
      <text:p text:style-name="P1"><text:s text:c="8"/>$(".oppchoice").hide();</text:p>
      <text:p text:style-name="P1"><text:s text:c="8"/>$("#oppteamhead").hide();</text:p>
      <text:p text:style-name="P1"><text:s text:c="8"/>$(".oppteamchoice").hide();</text:p>
      <text:p text:style-name="P1"><text:s text:c="8"/>$("#handshead").hide();</text:p>
      <text:p text:style-name="P1"><text:s text:c="8"/>$(".handschoice").hide(); <text:s text:c="2"/></text:p>
      <text:p text:style-name="P1"><text:s text:c="8"/>$("#prankhead").hide();</text:p>
      <text:p text:style-name="P1"><text:s text:c="8"/>$(".prankchoice").hide();</text:p>
      <text:p text:style-name="P1"><text:s text:c="8"/>$("#phandhead").hide();</text:p>
      <text:p text:style-name="P1"><text:s text:c="8"/>$(".phandchoice").hide(); <text:s/></text:p>
      <text:p text:style-name="P1"><text:s text:c="8"/>makeMatchTable({}, 1);</text:p>
      <text:p text:style-name="P1"><text:s text:c="8"/>}) <text:s text:c="9"/></text:p>
      <text:p text:style-name="P1"><text:s text:c="4"/>$("#tabDubs").click(function () {</text:p>
      <text:p text:style-name="P1"><text:s text:c="8"/>prefilters['overview'] = 1; // default, show ranks and full names</text:p>
      <text:p text:style-name="P1"><text:s text:c="8"/>// switching from singles, so change menus:</text:p>
      <text:p text:style-name="P1"><text:s text:c="8"/>makeSplitsTable(doubles=1);</text:p>
      <text:p text:style-name="P1"><text:s text:c="8"/>filteropts['span'] = ychoices_dubs;</text:p>
      <text:p text:style-name="P1"><text:s text:c="8"/>filteropts['tourney'] = tchoices_dubs;</text:p>
      <text:p text:style-name="P1"><text:s text:c="8"/>filteropts['asrank'] = rchoices_dubs;</text:p>
      <text:p text:style-name="P1"><text:s text:c="8"/>makeMenus();</text:p>
      <text:p text:style-name="P1"><text:s text:c="8"/>$(".tabview").addClass("tablink");</text:p>
      <text:p text:style-name="P1"><text:s text:c="8"/>$("#tabDubs").removeClass("tablink");</text:p>
      <text:p text:style-name="P1"><text:s text:c="8"/>$(".header").show();</text:p>
      <text:p text:style-name="P1"><text:s text:c="8"/>$("#h2hhead").hide();</text:p>
      <text:p text:style-name="P1"><text:s text:c="8"/>$("#nothead").hide(); </text:p>
      <text:p text:style-name="P1"><text:s text:c="8"/>$("#minimumhead").hide();</text:p>
      <text:p text:style-name="P1"><text:s text:c="8"/>$(".minimumchoice").hide();</text:p>
      <text:p text:style-name="P1"><text:s text:c="8"/>$("#minyearshead").hide();</text:p>
      <text:p text:style-name="P1"><text:s text:c="8"/>$(".minyearschoice").hide();</text:p>
      <text:p text:style-name="P1"><text:soft-page-break/><text:s text:c="8"/>$("#crankhead").hide();</text:p>
      <text:p text:style-name="P1"><text:s text:c="8"/>$(".crankchoice").hide();</text:p>
      <text:p text:style-name="P1"><text:s text:c="8"/>$("#handhead").hide();</text:p>
      <text:p text:style-name="P1"><text:s text:c="8"/>$(".handchoice").hide();<text:tab/></text:p>
      <text:p text:style-name="P1"><text:s text:c="8"/>$("#agehead").hide();</text:p>
      <text:p text:style-name="P1"><text:s text:c="8"/>$(".agechoice").hide();</text:p>
      <text:p text:style-name="P1"><text:s text:c="8"/>$("#heighthead").hide();</text:p>
      <text:p text:style-name="P1"><text:s text:c="8"/>$(".heightchoice").hide();</text:p>
      <text:p text:style-name="P1"><text:s text:c="8"/>$("#countryhead").hide();</text:p>
      <text:p text:style-name="P1"><text:s text:c="8"/>$(".countrychoice").hide(); <text:s text:c="5"/></text:p>
      <text:p text:style-name="P1"><text:s text:c="8"/>makeMatchTable({}, 1);</text:p>
      <text:p text:style-name="P1"><text:s text:c="8"/>}) <text:s text:c="6"/></text:p>
      <text:p text:style-name="P1"><text:s text:c="4"/>$(".stattab").click(function () {</text:p>
      <text:p text:style-name="P1"><text:s text:c="8"/>$(".stattab").addClass("likelink");</text:p>
      <text:p text:style-name="P1"><text:s text:c="8"/>$(this).removeClass("likelink");</text:p>
      <text:p text:style-name="P1"><text:s text:c="8"/>makeMatchTable({}, 1);</text:p>
      <text:p text:style-name="P1"><text:s text:c="8"/>})</text:p>
      <text:p text:style-name="P1"><text:s text:c="4"/>$(".revscore").click(function () {</text:p>
      <text:p text:style-name="P1"><text:s text:c="8"/>hidePermalink();</text:p>
      <text:p text:style-name="P1"><text:s text:c="8"/>if ($(".revscore").text() == 'Reverse Loss Scores') {</text:p>
      <text:p text:style-name="P1"><text:s text:c="12"/>$(".revscore").html('Standard Scores');</text:p>
      <text:p text:style-name="P1"><text:s text:c="12"/>makeMatchTable({}, 0);</text:p>
      <text:p text:style-name="P1"><text:s text:c="12"/>}</text:p>
      <text:p text:style-name="P1"><text:s text:c="8"/>else {</text:p>
      <text:p text:style-name="P1"><text:s text:c="12"/>$(".revscore").html('Reverse Loss Scores');</text:p>
      <text:p text:style-name="P1"><text:s text:c="12"/>makeMatchTable({}, 0);</text:p>
      <text:p text:style-name="P1"><text:s text:c="12"/>}</text:p>
      <text:p text:style-name="P1"><text:s text:c="8"/>})</text:p>
      <text:p text:style-name="P1"><text:s text:c="4"/>if (careerjs == 1) {</text:p>
      <text:p text:style-name="P1"><text:s text:c="8"/>if (view != "doubles" &amp;&amp; 'span' in prefilters &amp;&amp; (prefilters['span'] != '1' &amp;&amp; prefilters['span'] != '2')) {matchmx = matchmx.concat(morematchmx);} <text:s/></text:p>
      <text:p text:style-name="P1"><text:s text:c="8"/>else {</text:p>
      <text:p text:style-name="P1"><text:s text:c="12"/>var careerurl = 'http://www.minorleaguesplits.com/tennisabstract/cgi-bin/jsmatches/' + nameparam + 'Career.js';</text:p>
      <text:p text:style-name="P1"><text:s text:c="12"/>$.getScript(careerurl, function() {</text:p>
      <text:p text:style-name="P1"><text:s text:c="16"/>matchmx = matchmx.concat(morematchmx);</text:p>
      <text:p text:style-name="P1"><text:s text:c="16"/>})</text:p>
      <text:p text:style-name="P1"><text:s text:c="12"/>}</text:p>
      <text:p text:style-name="P1"><text:s text:c="8"/>}</text:p>
      <text:p text:style-name="P1"><text:s text:c="4"/>if (careerjs_dubs == 1) {</text:p>
      <text:p text:style-name="P1"><text:s text:c="8"/>if (view == "doubles" &amp;&amp; 'span' in prefilters &amp;&amp; (prefilters['span'] != '1' &amp;&amp; prefilters['span'] != '2')) {matchmx_dubs = matchmx_dubs.concat(morematchmx_dubs);} <text:s/></text:p>
      <text:p text:style-name="P1"><text:s text:c="8"/>else {</text:p>
      <text:p text:style-name="P1"><text:s text:c="12"/>var careerurl = 'http://www.minorleaguesplits.com/tennisabstract/cgi-bin/jsdoubles/' + nameparam + 'Career.js';</text:p>
      <text:p text:style-name="P1"><text:s text:c="12"/>$.getScript(careerurl, function() {</text:p>
      <text:p text:style-name="P1"><text:s text:c="16"/>matchmx_dubs = matchmx_dubs.concat(morematchmx_dubs);</text:p>
      <text:p text:style-name="P1"><text:s text:c="16"/>})</text:p>
      <text:p text:style-name="P1"><text:s text:c="12"/>}</text:p>
      <text:p text:style-name="P1"><text:s text:c="8"/>}</text:p>
      <text:p text:style-name="P1"><text:s text:c="4"/>makeMatchTable({}, 0);</text:p>
      <text:p text:style-name="P1"><text:s text:c="4"/>$.getScript("http://www.minorleaguesplits.com/tennisabstract/jquery.ui.core.js", function() {});</text:p>
      <text:p text:style-name="P1"><text:soft-page-break/><text:s text:c="4"/>$.getScript("http://www.minorleaguesplits.com/tennisabstract/jquery.ui.position.js", function() {});</text:p>
      <text:p text:style-name="P1"><text:s text:c="4"/>$.getScript("http://www.minorleaguesplits.com/tennisabstract/jquery.ui.widget.js", function() {});</text:p>
      <text:p text:style-name="P1"><text:s text:c="4"/>$.getScript("http://www.minorleaguesplits.com/tennisabstract/cgi-bin/jsplayers/mwplayerlist.js", function() {}); </text:p>
      <text:p text:style-name="P1"><text:s text:c="4"/>$.getScript("http://www.minorleaguesplits.com/tennisabstract/jquery.ui.autocomplete.js", function() {}); <text:s text:c="3"/></text:p>
      <text:p text:style-name="P1"><text:s text:c="4"/>$('#playersearch').append($('&lt;input&gt;').attr('id', 'tags'));</text:p>
      <text:p text:style-name="P1"/>
      <text:p text:style-name="P1"/>
      <text:p text:style-name="P1"/>
      <text:p text:style-name="P1"><text:s text:c="4"/>var searchbox = "Player Search";<text:tab/><text:tab/></text:p>
      <text:p text:style-name="P1"><text:s text:c="4"/>$("#tags").val(searchbox);</text:p>
      <text:p text:style-name="P1"><text:s text:c="4"/>$("#tags").focus(function() {</text:p>
      <text:p text:style-name="P1"><text:s text:c="8"/>if ($(this).val() == searchbox) {$(this).val("");}</text:p>
      <text:p text:style-name="P1"><text:s text:c="8"/>$( "#tags" ).autocomplete({</text:p>
      <text:p text:style-name="P1"><text:s text:c="16"/>source: playerlist,</text:p>
      <text:p text:style-name="P1"><text:s text:c="16"/>minLength: 2,</text:p>
      <text:p text:style-name="P1"><text:s text:c="16"/>select: function(e, ui) {</text:p>
      <text:p text:style-name="P1"><text:s text:c="20"/>var playerselect = ui.item.value;</text:p>
      <text:p text:style-name="P1"><text:s text:c="20"/>var player = playerselect.slice(4);</text:p>
      <text:p text:style-name="P1"><text:s text:c="20"/>var mw = playerselect.slice(1,2);</text:p>
      <text:p text:style-name="P1"><text:s text:c="20"/>if (mw == 'M') {</text:p>
      <text:p text:style-name="P1"><text:s text:c="24"/>var playerurl = 'http://www.tennisabstract.com/cgi-bin/player.cgi?p=' + player.replace(/ /g, '');</text:p>
      <text:p text:style-name="P1"><text:s text:c="24"/>}</text:p>
      <text:p text:style-name="P1"><text:s text:c="20"/>else {</text:p>
      <text:p text:style-name="P1"><text:s text:c="24"/>var playerurl = 'http://www.tennisabstract.com/cgi-bin/wplayer.cgi?p=' + player.replace(/ /g, '');</text:p>
      <text:p text:style-name="P1"><text:s text:c="24"/>} <text:s text:c="23"/></text:p>
      <text:p text:style-name="P1"><text:s text:c="20"/>window.open(playerurl, "_self");</text:p>
      <text:p text:style-name="P1"><text:s text:c="20"/>}</text:p>
      <text:p text:style-name="P1"><text:s text:c="12"/>});</text:p>
      <text:p text:style-name="P1"><text:s text:c="8"/>}); </text:p>
      <text:p text:style-name="P1"><text:s text:c="4"/>})</text:p>
      <text:p text:style-name="P1"/>
      <text:p text:style-name="P1">&lt;/script&gt;</text:p>
      <text:p text:style-name="P1">&lt;/head&gt;</text:p>
      <text:p text:style-name="P1">&lt;body&gt;</text:p>
      <text:p text:style-name="P1">&lt;table width="1280px"&gt;</text:p>
      <text:p text:style-name="P1">&lt;tr&gt;</text:p>
      <text:p text:style-name="P1">&lt;td align="left"&gt; &lt;/td&gt;</text:p>
      <text:p text:style-name="P1">&lt;td align="right"&gt;</text:p>
      <text:p text:style-name="P1">&lt;a href="http://www.tennisabstract.com/blog"&gt;HeavyTopspin.com&lt;/a&gt; | &lt;a href="https://twitter.com/#!/tennisabstract"&gt;Twitter&lt;/a&gt;</text:p>
      <text:p text:style-name="P1">&lt;/td&gt;</text:p>
      <text:p text:style-name="P1">&lt;/tr&gt;</text:p>
      <text:p text:style-name="P1">&lt;/table&gt;</text:p>
      <text:p text:style-name="P1">&lt;div id="header"&gt;</text:p>
      <text:p text:style-name="P1">&lt;table width="1240px"&gt;</text:p>
      <text:p text:style-name="P1">&lt;tr&gt;</text:p>
      <text:p text:style-name="P1">&lt;td align="left" class="headline"&gt;</text:p>
      <text:p text:style-name="P1"><text:soft-page-break/>&lt;h1&gt;&lt;span class="blackheader"&gt;</text:p>
      <text:p text:style-name="P1">&lt;a href="http://www.tennisabstract.com"&gt;tennis&lt;span style="color: blue"&gt;abstract&lt;/span&gt;.com&lt;/a&gt;&lt;/span&gt;&lt;/h1&gt;&lt;/td&gt;</text:p>
      <text:p text:style-name="P1">&lt;td align="right" id="playersearch" style="vertical-align:top"&gt; &lt;/td&gt;</text:p>
      <text:p text:style-name="P1">&lt;/tr&gt;</text:p>
      <text:p text:style-name="P1">&lt;tr&gt;&lt;td&gt; &lt;/td&gt;&lt;td&gt; &lt;/td&gt;</text:p>
      <text:p text:style-name="P1">&lt;/tr&gt;</text:p>
      <text:p text:style-name="P1">&lt;tr&gt;</text:p>
      <text:p text:style-name="P1">&lt;td align="left" style="vertical-align:top"&gt;&lt;span id="bio"&gt; &lt;/span&gt;</text:p>
      <text:p text:style-name="P1">&lt;span class="tabview" id="tabResults" style="background-color:#e6EEEE;"&gt; &lt;b&gt;Singles Results&lt;/b&gt; &lt;/span&gt; </text:p>
      <text:p text:style-name="P1">&lt;span class="tablink tabview" id="tabHead" style="background-color:#e6EEEE;"&gt; &lt;b&gt;Head-to-Heads&lt;/b&gt; &lt;/span&gt; </text:p>
      <text:p text:style-name="P1">&lt;span class="tablink tabview" id="tabEvents" style="background-color:#e6EEEE;"&gt; &lt;b&gt;Event Records&lt;/b&gt; &lt;/span&gt;</text:p>
      <text:p text:style-name="P1">&lt;br/&gt;&lt;span class="tablink tabview" id="tabDubs" style="background-color:#e6EEEE; position:relative; top:5px"&gt; &lt;b&gt;Doubles Results&lt;/b&gt; &lt;/span&gt;&lt;span id="tabDubsSpacer"&gt;  &lt;/span&gt;</text:p>
      <text:p text:style-name="P1">&lt;span id="shotsHere"&gt;</text:p>
      <text:p text:style-name="P1">&lt;/span&gt;</text:p>
      <text:p text:style-name="P1">&lt;/td&gt;</text:p>
      <text:p text:style-name="P1">&lt;td align="right" id="wonloss" style="vertical-align:top"&gt; &lt;/td&gt;</text:p>
      <text:p text:style-name="P1">&lt;/tr&gt;</text:p>
      <text:p text:style-name="P1">&lt;tr&gt;</text:p>
      <text:p text:style-name="P1">&lt;td align="left" id="tabmenu" style="vertical-align:top"&gt;</text:p>
      <text:p text:style-name="P1"> </text:p>
      <text:p text:style-name="P1">&lt;/td&gt;</text:p>
      <text:p text:style-name="P1">&lt;td&gt; &lt;/td&gt;</text:p>
      <text:p text:style-name="P1">&lt;/tr&gt;</text:p>
      <text:p text:style-name="P1">&lt;tr&gt;</text:p>
      <text:p text:style-name="P1">&lt;td colspan="2" id="playernews"&gt; &lt;/td&gt;</text:p>
      <text:p text:style-name="P1">&lt;/tr&gt;</text:p>
      <text:p text:style-name="P1">&lt;/table&gt;</text:p>
      <text:p text:style-name="P1">&lt;/div&gt;</text:p>
      <text:p text:style-name="P1">&lt;div id="main"&gt;</text:p>
      <text:p text:style-name="P1">&lt;table id="maintable" width="1280px"&gt;</text:p>
      <text:p text:style-name="P1">&lt;tr id="tabletoggles"&gt;</text:p>
      <text:p text:style-name="P1">&lt;td&gt; &lt;/td&gt;</text:p>
      <text:p text:style-name="P1">&lt;td id="tablelabel"&gt; &lt;/td&gt;</text:p>
      <text:p text:style-name="P1">&lt;td align="right" class="abovestats" id="abovestats"&gt;</text:p>
      <text:p text:style-name="P1">   &lt;span class="revscore likelink"&gt;&lt;/span&gt;</text:p>
      <text:p text:style-name="P1">   &lt;b&gt;Stats:&lt;/b&gt; </text:p>
      <text:p text:style-name="P1">&lt;span class="statsa stattab"&gt;Overview&lt;/span&gt;&lt;span class="statspacer"&gt; | &lt;/span&gt;&lt;span class="statso stattab"&gt;Serve&lt;/span&gt; | &lt;span class="statsr stattab likelink"&gt;Return&lt;/span&gt; | &lt;span class="statsw stattab likelink"&gt;Raw&lt;/span&gt;</text:p>
      <text:p text:style-name="P1">&lt;/td&gt;&lt;/tr&gt;</text:p>
      <text:p text:style-name="P1">&lt;tr&gt;</text:p>
      <text:p text:style-name="P1">&lt;td class="footer" id="footer"&gt; &lt;/td&gt;</text:p>
      <text:p text:style-name="P1">&lt;td class="stats" colspan="2" id="stats"&gt;&lt;table id="matches"&gt;&lt;/table&gt;&lt;/td&gt;</text:p>
      <text:p text:style-name="P1">&lt;/tr&gt;</text:p>
      <text:p text:style-name="P1">&lt;tr&gt;</text:p>
      <text:p text:style-name="P1">&lt;td id="belowmenus"&gt; &lt;br/&gt; &lt;br/&gt; &lt;br/&gt; &lt;br/&gt; &lt;/td&gt;</text:p>
      <text:p text:style-name="P1">&lt;td colspan="2" id="belowmatches"&gt; &lt;/td&gt;</text:p>
      <text:p text:style-name="P1"><text:soft-page-break/>&lt;/tr&gt;</text:p>
      <text:p text:style-name="P1">&lt;/table&gt;&lt;/div&gt;</text:p>
      <text:p text:style-name="P1">&lt;/body&gt;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21:36:43.325119348</meta:creation-date>
    <dc:date>2018-01-30T23:24:35.669888198</dc:date>
    <meta:editing-duration>PT1H37M42S</meta:editing-duration>
    <meta:editing-cycles>1</meta:editing-cycles>
    <meta:document-statistic meta:table-count="0" meta:image-count="0" meta:object-count="0" meta:page-count="97" meta:paragraph-count="4647" meta:word-count="20968" meta:character-count="216897" meta:non-whitespace-character-count="152887"/>
    <meta:generator>LibreOffice/5.1.6.2$Linux_X86_64 LibreOffice_project/10m0$Build-2</meta:generator>
  </office:meta>
</office:document-meta>
</file>